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82mm"/>
    </style:style>
    <style:style style:name="co2" style:family="table-column">
      <style:table-column-properties fo:break-before="auto" style:column-width="51.96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4f81bd" style:diagonal-bl-tr="none" style:diagonal-tl-br="none" fo:border="none" style:rotation-align="none"/>
      <style:text-properties fo:color="#eeece1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06pt solid #000000" fo:background-color="#dbeef4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dbeef4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dbeef4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2.49pt solid #000000" fo:background-color="#dbeef4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0.06pt solid #000000" fo:background-color="#ebf1de" style:diagonal-bl-tr="none" style:diagonal-tl-br="none" fo:border-left="0.06pt solid #000000" fo:border-right="0.06pt solid #000000" style:rotation-align="none" fo:border-top="2.49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ebf1d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2.49pt solid #000000" fo:background-color="#ebf1d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ebf1de" style:diagonal-bl-tr="none" style:diagonal-tl-br="none" fo:border-left="0.06pt solid #000000" fo:border-right="0.06pt solid #000000" style:rotation-align="none" fo:border-top="2.49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06pt solid #000000" fo:background-color="#e6b9b8" style:diagonal-bl-tr="none" style:diagonal-tl-br="none" fo:border-left="0.06pt solid #000000" fo:border-right="0.06pt solid #000000" style:rotation-align="none" fo:border-top="2.49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eeece1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eeece1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fdeada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ackground-color="#ccc1da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4f81bd" style:diagonal-bl-tr="none" style:diagonal-tl-br="none" fo:border="none" style:rotation-align="none"/>
      <style:text-properties fo:color="#eeece1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0.06pt solid #000000" fo:background-color="#dbeef4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23" style:family="table-cell" style:parent-style-name="Default">
      <style:table-cell-properties fo:border-bottom="none" fo:background-color="#dbeef4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24" style:family="table-cell" style:parent-style-name="Default" style:data-style-name="N10036">
      <style:table-cell-properties fo:background-color="#dbeef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2.49pt solid #000000" fo:background-color="#dbeef4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0.06pt solid #000000" fo:background-color="#ebf1d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bottom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fo:border-bottom="2.49pt solid #000000" fo:background-color="#ebf1d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2.49pt solid #000000" fo:background-color="#ebf1d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0.06pt solid #000000" fo:background-color="#e6b9b8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fo:border-bottom="2.49pt solid #000000" fo:background-color="#eeece1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fo:background-color="#fdead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mm" style:writing-mode="page"/>
    </style:style>
    <style:style style:name="ce41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06pt solid #000000" fo:background-color="#dbeef4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dbeef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date() and cell-content-is-between(42542,42613)" table:allow-empty-cell="true" table:base-cell-address="Sheet1.A1">
          <table:help-message table:display="true"/>
          <table:error-message table:message-type="stop" table:display="true"/>
        </table:content-validation>
        <table:content-validation table:name="val2" table:condition="of:cell-content-is-in-list(&quot;Kim&quot;;&quot;Luise&quot;;&quot;Roland&quot;;&quot;Ulrike&quot;)" table:allow-empty-cell="true" table:display-list="unsorted" table:base-cell-address="Sheet1.A1">
          <table:help-message table:display="true"/>
          <table:error-message table:message-type="stop" table:display="true"/>
        </table:content-validation>
        <table:content-validation table:name="val3" table:condition="of:cell-content-is-in-list(&quot;Dtlehramt&quot;;&quot;Dtnichtlehramt&quot;;&quot;Grundschule&quot;;&quot;Anderes&quot;)" table:allow-empty-cell="true" table:display-list="unsorted" table:base-cell-address="Sheet1.A1">
          <table:help-message table:display="true"/>
          <table:error-message table:message-type="stop" table:display="true"/>
        </table:content-validation>
        <table:content-validation table:name="val4" table:condition="of:cell-content-is-whole-number() and cell-content-is-between(1,20)" table:allow-empty-cell="true" table:base-cell-address="Sheet1.A1">
          <table:help-message table:display="true"/>
          <table:error-message table:message-type="stop" table:display="true"/>
        </table:content-validation>
        <table:content-validation table:name="val5" table:condition="of:cell-content-is-whole-number() and cell-content-is-between(16,40)" table:allow-empty-cell="true" table:base-cell-address="Sheet1.A1">
          <table:help-message table:display="true"/>
          <table:error-message table:message-type="stop" table:display="true"/>
        </table:content-validation>
        <table:content-validation table:name="val6" table:condition="of:cell-content-is-in-list(&quot;Maennlich&quot;;&quot;Transgender&quot;;&quot;Weiblich&quot;;&quot;Nichts&quot;)" table:allow-empty-cell="true" table:display-list="unsorted" table:base-cell-address="Sheet1.A1">
          <table:help-message table:display="true"/>
          <table:error-message table:message-type="stop" table:display="true"/>
        </table:content-validation>
        <table:content-validation table:name="val7" table:condition="of:cell-content-is-in-list(&quot;Ja&quot;;&quot;Nein&quot;)" table:allow-empty-cell="true" table:display-list="unsorted" table:base-cell-address="Sheet1.A1">
          <table:help-message table:display="true"/>
          <table:error-message table:message-type="stop" table:display="true"/>
        </table:content-validation>
        <table:content-validation table:name="val8" table:condition="of:cell-content-is-decimal-number() and cell-content-is-between(1,20)" table:allow-empty-cell="true" table:base-cell-address="Sheet1.A1">
          <table:help-message table:display="true"/>
          <table:error-message table:message-type="stop" table:display="true"/>
        </table:content-validation>
        <table:content-validation table:name="val9" table:condition="of:cell-content-is-in-list(&quot;Badenwuerttemberg&quot;;&quot;Bayern&quot;;&quot;Berlin&quot;;&quot;Brandenburg&quot;;&quot;Bremen&quot;;&quot;Hamburg&quot;;&quot;Hessen&quot;;&quot;Meckpomm&quot;;&quot;Niedersachsen&quot;;&quot;Nrw&quot;;&quot;Rheinlandpfalz&quot;;&quot;Saarland&quot;;&quot;Sachsen&quot;;&quot;Sachsenanhalt&quot;;&quot;Schleswigholstein&quot;;&quot;Thueringen&quot;)" table:allow-empty-cell="true" table:display-list="unsorted" table:base-cell-address="Sheet1.A1">
          <table:help-message table:display="true"/>
          <table:error-message table:message-type="stop" table:display="true"/>
        </table:content-validation>
        <table:content-validation table:name="val10" table:condition="of:cell-content-is-in-list(&quot;Sehrgut&quot;;&quot;Gut&quot;;&quot;Mittel&quot;;&quot;Schlecht&quot;;&quot;Sehrschlecht&quot;)" table:allow-empty-cell="true" table:display-list="unsorted" table:base-cell-address="Sheet1.A1">
          <table:help-message table:display="true"/>
          <table:error-message table:message-type="stop" table:display="true"/>
        </table:content-validation>
        <table:content-validation table:name="val11" table:condition="of:cell-content-is-whole-number() and cell-content-is-between(1,7)" table:allow-empty-cell="true" table:base-cell-address="Sheet1.A1">
          <table:help-message table:display="true"/>
          <table:error-message table:message-type="stop" table:display="true"/>
        </table:content-validation>
        <table:content-validation table:name="val12" table:condition="of:cell-content-is-in-list(&quot;Ja&quot;)" table:allow-empty-cell="true" table:display-list="unsorted" table:base-cell-address="Sheet1.A1">
          <table:help-message table:display="true"/>
          <table:error-message table:message-type="stop" table:display="true"/>
        </table:content-validation>
        <table:content-validation table:name="val13" table:condition="of:cell-content-is-in-list(&quot;Aktiv&quot;;&quot;Passiv&quot;)" table:allow-empty-cell="true" table:display-list="unsorted" table:base-cell-address="Sheet1.A1">
          <table:help-message table:display="true"/>
          <table:error-message table:message-type="stop" table:display="true"/>
        </table:content-validation>
        <table:content-validation table:name="val14" table:condition="of:cell-content-is-in-list(&quot;Sehrgut&quot;;&quot;Gut&quot;;&quot;Schlecht&quot;;&quot;Sehrschlecht&quot;)" table:allow-empty-cell="true" table:display-list="unsorted" table:base-cell-address="Sheet1.A1">
          <table:help-message table:display="true"/>
          <table:error-message table:message-type="stop" table:display="true"/>
        </table:content-validation>
        <table:content-validation table:name="val15" table:condition="of:cell-content-is-in-list(&quot;Sehrschwierig&quot;;&quot;Schwierig&quot;;&quot;Leicht&quot;;&quot;SehrLeicht&quot;)" table:allow-empty-cell="true" table:display-list="unsorted" table:base-cell-address="Sheet1.A1">
          <table:help-message table:display="true"/>
          <table:error-message table:message-type="stop" table:display="true"/>
        </table:content-validation>
        <table:content-validation table:name="val16" table:condition="of:cell-content-is-in-list(&quot;A&quot;;&quot;O&quot;;&quot;P&quot;;&quot;S&quot;)" table:allow-empty-cell="true" table:display-list="unsorted" table:base-cell-address="Sheet1.A1">
          <table:help-message table:display="true"/>
          <table:error-message table:message-type="stop" table:display="true"/>
        </table:content-validation>
        <table:content-validation table:name="val17" table:condition="of:cell-content-is-in-list(&quot;a&quot;;&quot;b&quot;;&quot;c&quot;;&quot;d&quot;;&quot;e&quot;)" table:allow-empty-cell="true" table:display-list="unsorted" table:base-cell-address="Sheet1.A1">
          <table:help-message table:display="true"/>
          <table:error-message table:message-type="stop" table:display="true"/>
        </table:content-validation>
        <table:content-validation table:name="val18" table:condition="of:cell-content-is-in-list(&quot;A&quot;;&quot;O&quot;)" table:allow-empty-cell="true" table:display-list="unsorted" table:base-cell-address="Sheet1.A1">
          <table:help-message table:display="true"/>
          <table:error-message table:message-type="stop" table:display="true"/>
        </table:content-validation>
        <table:content-validation table:name="val19" table:condition="of:cell-content-is-in-list(&quot;Zuviel&quot;;&quot;Komplett&quot;;&quot;Teilweise&quot;;&quot;Garnicht&quot;)" table:allow-empty-cell="true" table:display-list="unsorted" table:base-cell-address="Sheet1.A1">
          <table:help-message table:display="true"/>
          <table:error-message table:message-type="stop" table:display="true"/>
        </table:content-validation>
        <table:content-validation table:name="val20" table:condition="of:cell-content-is-whole-number() and cell-content-is-between(1,5)" table:allow-empty-cell="true" table:base-cell-address="Sheet1.A1">
          <table:help-message table:display="true"/>
          <table:error-message table:message-type="stop" table:display="true"/>
        </table:content-validation>
        <table:content-validation table:name="val21" table:condition="of:cell-content-is-in-list(&quot;1&quot;;&quot;2&quot;;&quot;3&quot;)" table:allow-empty-cell="true" table:display-list="unsorted" table:base-cell-address="Sheet1.A1">
          <table:help-message table:display="true"/>
          <table:error-message table:message-type="stop" table:display="true"/>
        </table:content-validation>
        <table:content-validation table:name="val22" table:condition="of:cell-content-is-in-list(&quot;Subjunktor&quot;;&quot;Infinitiv&quot;;&quot;Konnektor&quot;;&quot;Vorfeldadverb&quot;;&quot;Kommahauptsatz&quot;;&quot;Sonstigfalsch&quot;)" table:allow-empty-cell="true" table:display-list="unsorted" table:base-cell-address="Sheet1.A1">
          <table:help-message table:display="true"/>
          <table:error-message table:message-type="stop" table:display="true"/>
        </table:content-validation>
        <table:content-validation table:name="val23" table:condition="of:cell-content-is-in-list(&quot;Gross&quot;;&quot;Klein&quot;;&quot;Anderweitigfalsch&quot;)" table:allow-empty-cell="true" table:display-list="unsorted" table:base-cell-address="Sheet1.A1">
          <table:help-message table:display="true"/>
          <table:error-message table:message-type="stop" table:display="true"/>
        </table:content-validation>
        <table:content-validation table:name="val24" table:condition="of:cell-content-is-in-list(&quot;Zusammen&quot;;&quot;Getrennt&quot;;&quot;Anderweitigfalsch&quot;)" table:allow-empty-cell="true" table:display-list="unsorted" table:base-cell-address="Sheet1.A1">
          <table:help-message table:display="true"/>
          <table:error-message table:message-type="stop" table:display="true"/>
        </table:content-validation>
        <table:content-validation table:name="val25" table:condition="of:cell-content-is-in-list(&quot;Zusammengross&quot;;&quot;Zusammenklein&quot;;&quot;Getrenntkleinklein&quot;;&quot;Getrenntgrossklein&quot;;&quot;Getrenntkleingross&quot;;&quot;Getrenntgrossgross&quot;)" table:allow-empty-cell="true" table:display-list="unsorted" table:base-cell-address="Sheet1.A1">
          <table:help-message table:display="true"/>
          <table:error-message table:message-type="stop" table:display="true"/>
        </table:content-validation>
        <table:content-validation table:name="val26" table:condition="of:cell-content-is-in-list(&quot;Zusammengross&quot;;&quot;Zusammenklein&quot;;&quot;Getrennterzaelhengross&quot;;&quot;Getrennterzaehlenklein&quot;)" table:allow-empty-cell="true" table:display-list="unsorted" table:base-cell-address="Sheet1.A1">
          <table:help-message table:display="true"/>
          <table:error-message table:message-type="stop" table:display="true"/>
        </table:content-validation>
        <table:content-validation table:name="val27" table:condition="of:cell-content-is-in-list(&quot;Akkusativ&quot;;&quot;Dativ&quot;)" table:allow-empty-cell="true" table:display-list="unsorted" table:base-cell-address="Sheet1.A1">
          <table:help-message table:display="true"/>
          <table:error-message table:message-type="stop" table:display="true"/>
        </table:content-validation>
        <table:content-validation table:name="val28" table:condition="of:cell-content-is-in-list(&quot;Saetzeunterstrichen&quot;;&quot;Phrasengrenzenfalsch&quot;)" table:allow-empty-cell="true" table:display-list="unsorted" table:base-cell-address="Sheet1.A1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20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21" table:number-columns-repeated="1022"/>
          <table:table-cell/>
        </table:table-row>
        <table:table-row table:style-name="ro1">
          <table:table-cell table:style-name="ce2" office:value-type="string" calcext:value-type="string">
            <text:p>Kursnummer</text:p>
          </table:table-cell>
          <table:table-cell table:style-name="ce22" office:value-type="float" office:value="8376" calcext:value-type="float">
            <text:p>8376</text:p>
          </table:table-cell>
          <table:table-cell table:style-name="ce22" office:value-type="float" office:value="2744" calcext:value-type="float">
            <text:p>2744</text:p>
          </table:table-cell>
          <table:table-cell table:style-name="ce22" office:value-type="float" office:value="3728" calcext:value-type="float">
            <text:p>3728</text:p>
          </table:table-cell>
          <table:table-cell table:style-name="ce22" office:value-type="float" office:value="7615" calcext:value-type="float">
            <text:p>7615</text:p>
          </table:table-cell>
          <table:table-cell table:style-name="ce42" office:value-type="float" office:value="3728" calcext:value-type="float">
            <text:p>3728</text:p>
          </table:table-cell>
          <table:table-cell table:style-name="ce22" office:value-type="float" office:value="5255" calcext:value-type="float">
            <text:p>5255</text:p>
          </table:table-cell>
          <table:table-cell table:style-name="ce22" office:value-type="float" office:value="7164" calcext:value-type="float">
            <text:p>7164</text:p>
          </table:table-cell>
          <table:table-cell table:style-name="ce22" office:value-type="float" office:value="7615" calcext:value-type="float">
            <text:p>7615</text:p>
          </table:table-cell>
          <table:table-cell table:style-name="ce22" office:value-type="float" office:value="9511" calcext:value-type="float">
            <text:p>9511</text:p>
          </table:table-cell>
          <table:table-cell table:style-name="ce22" office:value-type="float" office:value="409" calcext:value-type="float">
            <text:p>409</text:p>
          </table:table-cell>
          <table:table-cell table:style-name="ce22" office:value-type="float" office:value="3728" calcext:value-type="float">
            <text:p>3728</text:p>
          </table:table-cell>
          <table:table-cell table:style-name="ce22" office:value-type="float" office:value="5255" calcext:value-type="float">
            <text:p>5255</text:p>
          </table:table-cell>
          <table:table-cell table:style-name="ce22" office:value-type="float" office:value="9511" calcext:value-type="float">
            <text:p>9511</text:p>
          </table:table-cell>
          <table:table-cell table:style-name="ce22" office:value-type="float" office:value="2833" calcext:value-type="float">
            <text:p>2833</text:p>
          </table:table-cell>
          <table:table-cell table:style-name="ce22" office:value-type="float" office:value="2744" calcext:value-type="float">
            <text:p>2744</text:p>
          </table:table-cell>
          <table:table-cell table:style-name="ce22" office:value-type="float" office:value="7164" calcext:value-type="float">
            <text:p>7164</text:p>
          </table:table-cell>
          <table:table-cell table:style-name="ce22" office:value-type="float" office:value="9511" calcext:value-type="float">
            <text:p>9511</text:p>
          </table:table-cell>
          <table:table-cell table:style-name="ce22" office:value-type="float" office:value="8376" calcext:value-type="float">
            <text:p>8376</text:p>
          </table:table-cell>
          <table:table-cell table:style-name="ce22" office:value-type="float" office:value="4977" calcext:value-type="float">
            <text:p>4977</text:p>
          </table:table-cell>
          <table:table-cell table:style-name="ce22" office:value-type="float" office:value="7615" calcext:value-type="float">
            <text:p>7615</text:p>
          </table:table-cell>
          <table:table-cell table:number-columns-repeated="2" table:style-name="ce22" office:value-type="float" office:value="2744" calcext:value-type="float">
            <text:p>2744</text:p>
          </table:table-cell>
          <table:table-cell table:style-name="ce22" office:value-type="float" office:value="3728" calcext:value-type="float">
            <text:p>3728</text:p>
          </table:table-cell>
          <table:table-cell table:style-name="ce22" office:value-type="float" office:value="2744" calcext:value-type="float">
            <text:p>2744</text:p>
          </table:table-cell>
          <table:table-cell table:style-name="ce22" office:value-type="float" office:value="9511" calcext:value-type="float">
            <text:p>9511</text:p>
          </table:table-cell>
          <table:table-cell table:style-name="ce22" office:value-type="float" office:value="2833" calcext:value-type="float">
            <text:p>2833</text:p>
          </table:table-cell>
          <table:table-cell table:style-name="ce22" office:value-type="float" office:value="7615" calcext:value-type="float">
            <text:p>7615</text:p>
          </table:table-cell>
          <table:table-cell table:style-name="ce22" office:value-type="float" office:value="8376" calcext:value-type="float">
            <text:p>8376</text:p>
          </table:table-cell>
          <table:table-cell table:style-name="ce22" office:value-type="float" office:value="2744" calcext:value-type="float">
            <text:p>2744</text:p>
          </table:table-cell>
          <table:table-cell table:style-name="ce22" office:value-type="float" office:value="9511" calcext:value-type="float">
            <text:p>9511</text:p>
          </table:table-cell>
          <table:table-cell table:style-name="ce22" office:value-type="float" office:value="5255" calcext:value-type="float">
            <text:p>5255</text:p>
          </table:table-cell>
          <table:table-cell table:style-name="ce22" office:value-type="float" office:value="6942" calcext:value-type="float">
            <text:p>6942</text:p>
          </table:table-cell>
          <table:table-cell table:style-name="ce22" office:value-type="float" office:value="8376" calcext:value-type="float">
            <text:p>8376</text:p>
          </table:table-cell>
          <table:table-cell table:style-name="ce22" office:value-type="float" office:value="4977" calcext:value-type="float">
            <text:p>4977</text:p>
          </table:table-cell>
          <table:table-cell table:number-columns-repeated="2" table:style-name="ce22" office:value-type="float" office:value="5255" calcext:value-type="float">
            <text:p>5255</text:p>
          </table:table-cell>
          <table:table-cell table:style-name="ce22" office:value-type="float" office:value="2744" calcext:value-type="float">
            <text:p>2744</text:p>
          </table:table-cell>
          <table:table-cell table:style-name="ce22" office:value-type="float" office:value="3728" calcext:value-type="float">
            <text:p>3728</text:p>
          </table:table-cell>
          <table:table-cell table:style-name="ce22" office:value-type="float" office:value="8376" calcext:value-type="float">
            <text:p>8376</text:p>
          </table:table-cell>
          <table:table-cell table:style-name="ce22" office:value-type="float" office:value="5255" calcext:value-type="float">
            <text:p>5255</text:p>
          </table:table-cell>
          <table:table-cell table:style-name="ce22" office:value-type="float" office:value="2744" calcext:value-type="float">
            <text:p>2744</text:p>
          </table:table-cell>
          <table:table-cell table:style-name="ce22" office:value-type="float" office:value="409" calcext:value-type="float">
            <text:p>409</text:p>
          </table:table-cell>
          <table:table-cell table:style-name="ce22" office:value-type="float" office:value="2744" calcext:value-type="float">
            <text:p>2744</text:p>
          </table:table-cell>
          <table:table-cell table:number-columns-repeated="2" table:style-name="ce22" office:value-type="float" office:value="409" calcext:value-type="float">
            <text:p>409</text:p>
          </table:table-cell>
          <table:table-cell table:number-columns-repeated="2" table:style-name="ce22" office:value-type="float" office:value="9511" calcext:value-type="float">
            <text:p>9511</text:p>
          </table:table-cell>
          <table:table-cell table:style-name="ce22" office:value-type="float" office:value="2833" calcext:value-type="float">
            <text:p>2833</text:p>
          </table:table-cell>
          <table:table-cell table:number-columns-repeated="2" table:style-name="ce22" office:value-type="float" office:value="7615" calcext:value-type="float">
            <text:p>7615</text:p>
          </table:table-cell>
          <table:table-cell table:style-name="ce22" office:value-type="float" office:value="5255" calcext:value-type="float">
            <text:p>5255</text:p>
          </table:table-cell>
          <table:table-cell table:style-name="ce22" office:value-type="float" office:value="2833" calcext:value-type="float">
            <text:p>2833</text:p>
          </table:table-cell>
          <table:table-cell table:style-name="ce22" office:value-type="float" office:value="7615" calcext:value-type="float">
            <text:p>7615</text:p>
          </table:table-cell>
          <table:table-cell table:style-name="ce22" office:value-type="float" office:value="8376" calcext:value-type="float">
            <text:p>8376</text:p>
          </table:table-cell>
          <table:table-cell table:style-name="ce22" office:value-type="float" office:value="2744" calcext:value-type="float">
            <text:p>2744</text:p>
          </table:table-cell>
          <table:table-cell table:number-columns-repeated="2" table:style-name="ce22" office:value-type="float" office:value="5255" calcext:value-type="float">
            <text:p>5255</text:p>
          </table:table-cell>
          <table:table-cell table:style-name="ce22" office:value-type="float" office:value="2744" calcext:value-type="float">
            <text:p>2744</text:p>
          </table:table-cell>
          <table:table-cell table:style-name="ce22" office:value-type="float" office:value="8376" calcext:value-type="float">
            <text:p>8376</text:p>
          </table:table-cell>
          <table:table-cell table:style-name="ce22" office:value-type="float" office:value="7615" calcext:value-type="float">
            <text:p>7615</text:p>
          </table:table-cell>
          <table:table-cell table:style-name="ce22" office:value-type="float" office:value="9511" calcext:value-type="float">
            <text:p>9511</text:p>
          </table:table-cell>
          <table:table-cell table:style-name="ce22" office:value-type="float" office:value="2744" calcext:value-type="float">
            <text:p>2744</text:p>
          </table:table-cell>
          <table:table-cell table:style-name="ce22" office:value-type="float" office:value="7615" calcext:value-type="float">
            <text:p>7615</text:p>
          </table:table-cell>
          <table:table-cell table:style-name="ce22" office:value-type="float" office:value="4487" calcext:value-type="float">
            <text:p>4487</text:p>
          </table:table-cell>
          <table:table-cell table:style-name="ce22" office:value-type="float" office:value="2744" calcext:value-type="float">
            <text:p>2744</text:p>
          </table:table-cell>
          <table:table-cell table:style-name="ce22" office:value-type="float" office:value="9511" calcext:value-type="float">
            <text:p>9511</text:p>
          </table:table-cell>
          <table:table-cell table:style-name="ce22" office:value-type="float" office:value="4977" calcext:value-type="float">
            <text:p>4977</text:p>
          </table:table-cell>
          <table:table-cell table:style-name="ce22" office:value-type="float" office:value="2744" calcext:value-type="float">
            <text:p>2744</text:p>
          </table:table-cell>
          <table:table-cell table:number-columns-repeated="2" table:style-name="ce22" office:value-type="float" office:value="3728" calcext:value-type="float">
            <text:p>3728</text:p>
          </table:table-cell>
          <table:table-cell table:style-name="ce22" office:value-type="float" office:value="5255" calcext:value-type="float">
            <text:p>5255</text:p>
          </table:table-cell>
          <table:table-cell table:style-name="ce22" office:value-type="float" office:value="8376" calcext:value-type="float">
            <text:p>8376</text:p>
          </table:table-cell>
          <table:table-cell table:style-name="ce22" office:value-type="float" office:value="7164" calcext:value-type="float">
            <text:p>7164</text:p>
          </table:table-cell>
          <table:table-cell table:number-columns-repeated="2" table:style-name="ce22" office:value-type="float" office:value="8376" calcext:value-type="float">
            <text:p>8376</text:p>
          </table:table-cell>
          <table:table-cell table:style-name="ce22" office:value-type="float" office:value="7615" calcext:value-type="float">
            <text:p>7615</text:p>
          </table:table-cell>
          <table:table-cell table:style-name="ce22" office:value-type="float" office:value="5255" calcext:value-type="float">
            <text:p>5255</text:p>
          </table:table-cell>
          <table:table-cell table:style-name="ce22" office:value-type="float" office:value="2744" calcext:value-type="float">
            <text:p>2744</text:p>
          </table:table-cell>
          <table:table-cell table:style-name="ce22" office:value-type="float" office:value="8376" calcext:value-type="float">
            <text:p>8376</text:p>
          </table:table-cell>
          <table:table-cell table:style-name="ce22" office:value-type="float" office:value="7164" calcext:value-type="float">
            <text:p>7164</text:p>
          </table:table-cell>
          <table:table-cell table:style-name="ce22" office:value-type="float" office:value="4487" calcext:value-type="float">
            <text:p>4487</text:p>
          </table:table-cell>
          <table:table-cell table:number-columns-repeated="2" table:style-name="ce22" office:value-type="float" office:value="8376" calcext:value-type="float">
            <text:p>8376</text:p>
          </table:table-cell>
          <table:table-cell table:style-name="ce22" office:value-type="float" office:value="7164" calcext:value-type="float">
            <text:p>7164</text:p>
          </table:table-cell>
          <table:table-cell table:style-name="ce22" office:value-type="float" office:value="2744" calcext:value-type="float">
            <text:p>2744</text:p>
          </table:table-cell>
          <table:table-cell table:style-name="ce22" office:value-type="float" office:value="3728" calcext:value-type="float">
            <text:p>3728</text:p>
          </table:table-cell>
          <table:table-cell table:style-name="ce22" office:value-type="float" office:value="9511" calcext:value-type="float">
            <text:p>9511</text:p>
          </table:table-cell>
          <table:table-cell table:style-name="ce22" office:value-type="float" office:value="7164" calcext:value-type="float">
            <text:p>7164</text:p>
          </table:table-cell>
          <table:table-cell table:style-name="ce22" office:value-type="float" office:value="3728" calcext:value-type="float">
            <text:p>3728</text:p>
          </table:table-cell>
          <table:table-cell table:style-name="ce22" office:value-type="float" office:value="9511" calcext:value-type="float">
            <text:p>9511</text:p>
          </table:table-cell>
          <table:table-cell table:style-name="ce22" office:value-type="float" office:value="2744" calcext:value-type="float">
            <text:p>2744</text:p>
          </table:table-cell>
          <table:table-cell table:style-name="ce22" office:value-type="float" office:value="7164" calcext:value-type="float">
            <text:p>7164</text:p>
          </table:table-cell>
          <table:table-cell table:style-name="ce22" office:value-type="float" office:value="3728" calcext:value-type="float">
            <text:p>3728</text:p>
          </table:table-cell>
          <table:table-cell table:style-name="ce22" office:value-type="float" office:value="4977" calcext:value-type="float">
            <text:p>4977</text:p>
          </table:table-cell>
          <table:table-cell table:style-name="ce22" office:value-type="float" office:value="2744" calcext:value-type="float">
            <text:p>2744</text:p>
          </table:table-cell>
          <table:table-cell table:style-name="ce22" office:value-type="float" office:value="409" calcext:value-type="float">
            <text:p>409</text:p>
          </table:table-cell>
          <table:table-cell table:style-name="ce22" office:value-type="float" office:value="9511" calcext:value-type="float">
            <text:p>9511</text:p>
          </table:table-cell>
          <table:table-cell table:style-name="ce22" office:value-type="float" office:value="8376" calcext:value-type="float">
            <text:p>8376</text:p>
          </table:table-cell>
          <table:table-cell table:style-name="ce22" office:value-type="float" office:value="409" calcext:value-type="float">
            <text:p>409</text:p>
          </table:table-cell>
          <table:table-cell table:style-name="ce22" office:value-type="float" office:value="4487" calcext:value-type="float">
            <text:p>4487</text:p>
          </table:table-cell>
          <table:table-cell table:style-name="ce22" office:value-type="float" office:value="7615" calcext:value-type="float">
            <text:p>7615</text:p>
          </table:table-cell>
          <table:table-cell table:style-name="ce22" office:value-type="float" office:value="2833" calcext:value-type="float">
            <text:p>2833</text:p>
          </table:table-cell>
          <table:table-cell table:style-name="ce22" office:value-type="float" office:value="9511" calcext:value-type="float">
            <text:p>9511</text:p>
          </table:table-cell>
          <table:table-cell table:style-name="ce22" office:value-type="float" office:value="5255" calcext:value-type="float">
            <text:p>5255</text:p>
          </table:table-cell>
          <table:table-cell table:style-name="ce22" office:value-type="float" office:value="8376" calcext:value-type="float">
            <text:p>8376</text:p>
          </table:table-cell>
          <table:table-cell table:style-name="ce22" office:value-type="float" office:value="9511" calcext:value-type="float">
            <text:p>9511</text:p>
          </table:table-cell>
          <table:table-cell table:style-name="ce22" office:value-type="float" office:value="2833" calcext:value-type="float">
            <text:p>2833</text:p>
          </table:table-cell>
          <table:table-cell table:style-name="ce22" office:value-type="float" office:value="2744" calcext:value-type="float">
            <text:p>2744</text:p>
          </table:table-cell>
          <table:table-cell table:style-name="ce22" office:value-type="float" office:value="2833" calcext:value-type="float">
            <text:p>2833</text:p>
          </table:table-cell>
          <table:table-cell table:style-name="ce22" office:value-type="float" office:value="9511" calcext:value-type="float">
            <text:p>9511</text:p>
          </table:table-cell>
          <table:table-cell table:style-name="ce22" office:value-type="float" office:value="6942" calcext:value-type="float">
            <text:p>6942</text:p>
          </table:table-cell>
          <table:table-cell table:style-name="ce22" office:value-type="float" office:value="4977" calcext:value-type="float">
            <text:p>4977</text:p>
          </table:table-cell>
          <table:table-cell table:style-name="ce22" office:value-type="float" office:value="2744" calcext:value-type="float">
            <text:p>2744</text:p>
          </table:table-cell>
          <table:table-cell table:style-name="ce22" office:value-type="float" office:value="7164" calcext:value-type="float">
            <text:p>7164</text:p>
          </table:table-cell>
          <table:table-cell table:style-name="ce22" office:value-type="float" office:value="5255" calcext:value-type="float">
            <text:p>5255</text:p>
          </table:table-cell>
          <table:table-cell table:style-name="ce22" office:value-type="float" office:value="9511" calcext:value-type="float">
            <text:p>9511</text:p>
          </table:table-cell>
          <table:table-cell table:style-name="ce22" office:value-type="float" office:value="2833" calcext:value-type="float">
            <text:p>2833</text:p>
          </table:table-cell>
          <table:table-cell table:style-name="ce22" office:value-type="float" office:value="8376" calcext:value-type="float">
            <text:p>8376</text:p>
          </table:table-cell>
          <table:table-cell table:style-name="ce22" table:number-columns-repeated="904"/>
          <table:table-cell/>
        </table:table-row>
        <table:table-row table:style-name="ro1">
          <table:table-cell table:style-name="ce3" office:value-type="string" calcext:value-type="string">
            <text:p>Bogennummer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201" calcext:value-type="float">
            <text:p>201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0Strich</text:p>
          </table:table-cell>
          <table:table-cell table:style-name="ce23" table:number-columns-repeated="904"/>
          <table:table-cell/>
        </table:table-row>
        <table:table-row table:style-name="ro1">
          <table:table-cell table:style-name="ce4" office:value-type="string" calcext:value-type="string">
            <text:p>Erfassungsdatum</text:p>
          </table:table-cell>
          <table:table-cell table:number-columns-repeated="8" table:style-name="ce24" table:content-validation-name="val1" office:value-type="date" office:date-value="2016-07-13" calcext:value-type="date">
            <text:p>13.07.2016</text:p>
          </table:table-cell>
          <table:table-cell table:number-columns-repeated="16" table:style-name="ce24" table:content-validation-name="val1" office:value-type="date" office:date-value="2016-07-14" calcext:value-type="date">
            <text:p>14.07.2016</text:p>
          </table:table-cell>
          <table:table-cell table:number-columns-repeated="10" table:style-name="ce24" table:content-validation-name="val1" office:value-type="date" office:date-value="2016-07-15" calcext:value-type="date">
            <text:p>15.07.2016</text:p>
          </table:table-cell>
          <table:table-cell table:number-columns-repeated="24" table:style-name="ce24" table:content-validation-name="val1" office:value-type="date" office:date-value="2016-07-18" calcext:value-type="date">
            <text:p>18.07.2016</text:p>
          </table:table-cell>
          <table:table-cell table:style-name="ce24" table:content-validation-name="val1" office:value-type="date" office:date-value="2016-07-21" calcext:value-type="date">
            <text:p>21.07.2016</text:p>
          </table:table-cell>
          <table:table-cell table:number-columns-repeated="10" table:style-name="ce24" table:content-validation-name="val1" office:value-type="date" office:date-value="2016-07-26" calcext:value-type="date">
            <text:p>26.07.2016</text:p>
          </table:table-cell>
          <table:table-cell table:style-name="ce24" table:content-validation-name="val1" office:value-type="date" office:date-value="2016-06-26" calcext:value-type="date">
            <text:p>26.06.2016</text:p>
          </table:table-cell>
          <table:table-cell table:number-columns-repeated="13" table:style-name="ce24" table:content-validation-name="val1" office:value-type="date" office:date-value="2016-07-26" calcext:value-type="date">
            <text:p>26.07.2016</text:p>
          </table:table-cell>
          <table:table-cell table:number-columns-repeated="35" table:style-name="ce24" table:content-validation-name="val1" office:value-type="date" office:date-value="2016-07-27" calcext:value-type="date">
            <text:p>27.07.2016</text:p>
          </table:table-cell>
          <table:table-cell table:style-name="ce44" table:content-validation-name="val1" table:number-columns-repeated="904"/>
          <table:table-cell/>
        </table:table-row>
        <table:table-row table:style-name="ro1">
          <table:table-cell table:style-name="ce5" office:value-type="string" calcext:value-type="string">
            <text:p>Auswerterin</text:p>
          </table:table-cell>
          <table:table-cell table:number-columns-repeated="118" table:style-name="ce25" table:content-validation-name="val2" office:value-type="string" calcext:value-type="string">
            <text:p>Ulrike</text:p>
          </table:table-cell>
          <table:table-cell table:style-name="ce25" table:content-validation-name="val2" table:number-columns-repeated="904"/>
          <table:table-cell/>
        </table:table-row>
        <table:table-row table:style-name="ro1">
          <table:table-cell table:style-name="ce6" office:value-type="string" calcext:value-type="string">
            <text:p>Studiengang</text:p>
          </table:table-cell>
          <table:table-cell table:number-columns-repeated="5" table:style-name="ce26" table:content-validation-name="val3" office:value-type="string" calcext:value-type="string">
            <text:p>Dtlehramt</text:p>
          </table:table-cell>
          <table:table-cell table:number-columns-repeated="2" table:style-name="ce26" table:content-validation-name="val3" office:value-type="string" calcext:value-type="string">
            <text:p>Grundschule</text:p>
          </table:table-cell>
          <table:table-cell table:style-name="ce26" table:content-validation-name="val3" office:value-type="string" calcext:value-type="string">
            <text:p>Dtlehramt</text:p>
          </table:table-cell>
          <table:table-cell table:style-name="ce26" table:content-validation-name="val3" office:value-type="string" calcext:value-type="string">
            <text:p>Grundschule</text:p>
          </table:table-cell>
          <table:table-cell table:style-name="ce26" table:content-validation-name="val3" office:value-type="string" calcext:value-type="string">
            <text:p>Dtlehramt</text:p>
          </table:table-cell>
          <table:table-cell table:number-columns-repeated="2" table:style-name="ce26" table:content-validation-name="val3" office:value-type="string" calcext:value-type="string">
            <text:p>Dtnichtlehramt</text:p>
          </table:table-cell>
          <table:table-cell table:style-name="ce26" table:content-validation-name="val3" office:value-type="string" calcext:value-type="string">
            <text:p>Grundschule</text:p>
          </table:table-cell>
          <table:table-cell table:number-columns-repeated="2" table:style-name="ce26" table:content-validation-name="val3" office:value-type="string" calcext:value-type="string">
            <text:p>Dtlehramt</text:p>
          </table:table-cell>
          <table:table-cell table:style-name="ce26" table:content-validation-name="val3" office:value-type="string" calcext:value-type="string">
            <text:p>Grundschule</text:p>
          </table:table-cell>
          <table:table-cell table:number-columns-repeated="2" table:style-name="ce26" table:content-validation-name="val3" office:value-type="string" calcext:value-type="string">
            <text:p>Dtlehramt</text:p>
          </table:table-cell>
          <table:table-cell table:number-columns-repeated="2" table:style-name="ce26" table:content-validation-name="val3" office:value-type="string" calcext:value-type="string">
            <text:p>Dtnichtlehramt</text:p>
          </table:table-cell>
          <table:table-cell table:style-name="ce26" table:content-validation-name="val3" office:value-type="string" calcext:value-type="string">
            <text:p>Dtlehramt</text:p>
          </table:table-cell>
          <table:table-cell table:style-name="ce26" table:content-validation-name="val3" office:value-type="string" calcext:value-type="string">
            <text:p>Grundschule</text:p>
          </table:table-cell>
          <table:table-cell table:style-name="ce26" table:content-validation-name="val3" office:value-type="string" calcext:value-type="string">
            <text:p>Dtnichtlehramt</text:p>
          </table:table-cell>
          <table:table-cell table:number-columns-repeated="2" table:style-name="ce26" table:content-validation-name="val3" office:value-type="string" calcext:value-type="string">
            <text:p>Grundschule</text:p>
          </table:table-cell>
          <table:table-cell table:style-name="ce26" table:content-validation-name="val3" office:value-type="string" calcext:value-type="string">
            <text:p>Dtnichtlehramt</text:p>
          </table:table-cell>
          <table:table-cell table:number-columns-repeated="2" table:style-name="ce26" table:content-validation-name="val3" office:value-type="string" calcext:value-type="string">
            <text:p>Dtlehramt</text:p>
          </table:table-cell>
          <table:table-cell table:number-columns-repeated="2" table:style-name="ce26" table:content-validation-name="val3" office:value-type="string" calcext:value-type="string">
            <text:p>Grundschule</text:p>
          </table:table-cell>
          <table:table-cell table:number-columns-repeated="3" table:style-name="ce26" table:content-validation-name="val3" office:value-type="string" calcext:value-type="string">
            <text:p>Dtlehramt</text:p>
          </table:table-cell>
          <table:table-cell table:style-name="ce26" table:content-validation-name="val3" office:value-type="string" calcext:value-type="string">
            <text:p>Grundschule</text:p>
          </table:table-cell>
          <table:table-cell table:style-name="ce26" table:content-validation-name="val3" office:value-type="string" calcext:value-type="string">
            <text:p>Dtnichtlehramt</text:p>
          </table:table-cell>
          <table:table-cell table:number-columns-repeated="3" table:style-name="ce26" table:content-validation-name="val3" office:value-type="string" calcext:value-type="string">
            <text:p>Dtlehramt</text:p>
          </table:table-cell>
          <table:table-cell table:style-name="ce26" table:content-validation-name="val3" office:value-type="string" calcext:value-type="string">
            <text:p>Dtnichtlehramt</text:p>
          </table:table-cell>
          <table:table-cell table:number-columns-repeated="2" table:style-name="ce26" table:content-validation-name="val3" office:value-type="string" calcext:value-type="string">
            <text:p>Grundschule</text:p>
          </table:table-cell>
          <table:table-cell table:style-name="ce26" table:content-validation-name="val3" office:value-type="string" calcext:value-type="string">
            <text:p>Dtnichtlehramt</text:p>
          </table:table-cell>
          <table:table-cell table:style-name="ce26" table:content-validation-name="val3" office:value-type="string" calcext:value-type="string">
            <text:p>Grundschule</text:p>
          </table:table-cell>
          <table:table-cell table:style-name="ce26" table:content-validation-name="val3" office:value-type="string" calcext:value-type="string">
            <text:p>Dtnichtlehramt</text:p>
          </table:table-cell>
          <table:table-cell table:style-name="ce26" table:content-validation-name="val3" office:value-type="string" calcext:value-type="string">
            <text:p>Anderes</text:p>
          </table:table-cell>
          <table:table-cell table:number-columns-repeated="2" table:style-name="ce26" table:content-validation-name="val3" office:value-type="string" calcext:value-type="string">
            <text:p>Grundschule</text:p>
          </table:table-cell>
          <table:table-cell table:number-columns-repeated="3" table:style-name="ce26" table:content-validation-name="val3" office:value-type="string" calcext:value-type="string">
            <text:p>Dtnichtlehramt</text:p>
          </table:table-cell>
          <table:table-cell table:style-name="ce26" table:content-validation-name="val3" office:value-type="string" calcext:value-type="string">
            <text:p>Grundschule</text:p>
          </table:table-cell>
          <table:table-cell table:number-columns-repeated="2" table:style-name="ce26" table:content-validation-name="val3" office:value-type="string" calcext:value-type="string">
            <text:p>Dtlehramt</text:p>
          </table:table-cell>
          <table:table-cell table:style-name="ce26" table:content-validation-name="val3" office:value-type="string" calcext:value-type="string">
            <text:p>Grundschule</text:p>
          </table:table-cell>
          <table:table-cell table:style-name="ce26" table:content-validation-name="val3" office:value-type="string" calcext:value-type="string">
            <text:p>Dtnichtlehramt</text:p>
          </table:table-cell>
          <table:table-cell table:style-name="ce26" table:content-validation-name="val3" office:value-type="string" calcext:value-type="string">
            <text:p>Grundschule</text:p>
          </table:table-cell>
          <table:table-cell table:style-name="ce26" table:content-validation-name="val3" office:value-type="string" calcext:value-type="string">
            <text:p>Dtnichtlehramt</text:p>
          </table:table-cell>
          <table:table-cell table:number-columns-repeated="3" table:style-name="ce26" table:content-validation-name="val3" office:value-type="string" calcext:value-type="string">
            <text:p>Dtlehramt</text:p>
          </table:table-cell>
          <table:table-cell table:number-columns-repeated="2" table:style-name="ce26" table:content-validation-name="val3" office:value-type="string" calcext:value-type="string">
            <text:p>Grundschule</text:p>
          </table:table-cell>
          <table:table-cell table:style-name="ce26" table:content-validation-name="val3" office:value-type="string" calcext:value-type="string">
            <text:p>Dtlehramt</text:p>
          </table:table-cell>
          <table:table-cell table:style-name="ce26" table:content-validation-name="val3" office:value-type="string" calcext:value-type="string">
            <text:p>Dtnichtlehramt</text:p>
          </table:table-cell>
          <table:table-cell table:number-columns-repeated="4" table:style-name="ce26" table:content-validation-name="val3" office:value-type="string" calcext:value-type="string">
            <text:p>Grundschule</text:p>
          </table:table-cell>
          <table:table-cell table:number-columns-repeated="2" table:style-name="ce26" table:content-validation-name="val3" office:value-type="string" calcext:value-type="string">
            <text:p>Dtnichtlehramt</text:p>
          </table:table-cell>
          <table:table-cell table:number-columns-repeated="4" table:style-name="ce26" table:content-validation-name="val3" office:value-type="string" calcext:value-type="string">
            <text:p>Grundschule</text:p>
          </table:table-cell>
          <table:table-cell table:style-name="ce26" table:content-validation-name="val3" office:value-type="string" calcext:value-type="string">
            <text:p>Dtlehramt</text:p>
          </table:table-cell>
          <table:table-cell table:number-columns-repeated="3" table:style-name="ce26" table:content-validation-name="val3" office:value-type="string" calcext:value-type="string">
            <text:p>Grundschule</text:p>
          </table:table-cell>
          <table:table-cell table:number-columns-repeated="3" table:style-name="ce26" table:content-validation-name="val3" office:value-type="string" calcext:value-type="string">
            <text:p>Dtlehramt</text:p>
          </table:table-cell>
          <table:table-cell table:number-columns-repeated="2" table:style-name="ce26" table:content-validation-name="val3" office:value-type="string" calcext:value-type="string">
            <text:p>Grundschule</text:p>
          </table:table-cell>
          <table:table-cell table:style-name="ce26" table:content-validation-name="val3" office:value-type="string" calcext:value-type="string">
            <text:p>Dtnichtlehramt</text:p>
          </table:table-cell>
          <table:table-cell table:style-name="ce26" table:content-validation-name="val3" office:value-type="string" calcext:value-type="string">
            <text:p>Grundschule</text:p>
          </table:table-cell>
          <table:table-cell table:style-name="ce26" table:content-validation-name="val3" office:value-type="string" calcext:value-type="string">
            <text:p>Dtnichtlehramt</text:p>
          </table:table-cell>
          <table:table-cell table:style-name="ce26" table:content-validation-name="val3" office:value-type="string" calcext:value-type="string">
            <text:p>Grundschule</text:p>
          </table:table-cell>
          <table:table-cell table:number-columns-repeated="2" table:style-name="ce26" table:content-validation-name="val3" office:value-type="string" calcext:value-type="string">
            <text:p>Dtlehramt</text:p>
          </table:table-cell>
          <table:table-cell table:style-name="ce26" table:content-validation-name="val3" office:value-type="string" calcext:value-type="string">
            <text:p>Grundschule</text:p>
          </table:table-cell>
          <table:table-cell table:style-name="ce26" table:content-validation-name="val3" office:value-type="string" calcext:value-type="string">
            <text:p>Dtlehramt</text:p>
          </table:table-cell>
          <table:table-cell table:style-name="ce26" table:content-validation-name="val3" office:value-type="string" calcext:value-type="string">
            <text:p>Dtnichtlehramt</text:p>
          </table:table-cell>
          <table:table-cell table:number-columns-repeated="3" table:style-name="ce26" table:content-validation-name="val3" office:value-type="string" calcext:value-type="string">
            <text:p>Dtlehramt</text:p>
          </table:table-cell>
          <table:table-cell table:style-name="ce26" table:content-validation-name="val3" office:value-type="string" calcext:value-type="string">
            <text:p>Dtnichtlehramt</text:p>
          </table:table-cell>
          <table:table-cell table:number-columns-repeated="2" table:style-name="ce26" table:content-validation-name="val3" office:value-type="string" calcext:value-type="string">
            <text:p>Grundschule</text:p>
          </table:table-cell>
          <table:table-cell table:style-name="ce26" table:content-validation-name="val3" office:value-type="string" calcext:value-type="string">
            <text:p>Dtnichtlehramt</text:p>
          </table:table-cell>
          <table:table-cell table:style-name="ce26" table:content-validation-name="val3" office:value-type="string" calcext:value-type="string">
            <text:p>Dtlehramt</text:p>
          </table:table-cell>
          <table:table-cell table:style-name="ce26" table:content-validation-name="val3" office:value-type="string" calcext:value-type="string">
            <text:p>Dtnichtlehramt</text:p>
          </table:table-cell>
          <table:table-cell table:style-name="ce26" table:content-validation-name="val3" office:value-type="string" calcext:value-type="string">
            <text:p>Dtlehramt</text:p>
          </table:table-cell>
          <table:table-cell table:number-columns-repeated="2" table:style-name="ce26" table:content-validation-name="val3" office:value-type="string" calcext:value-type="string">
            <text:p>Grundschule</text:p>
          </table:table-cell>
          <table:table-cell table:style-name="ce26" table:content-validation-name="val3" office:value-type="string" calcext:value-type="string">
            <text:p>Dtlehramt</text:p>
          </table:table-cell>
          <table:table-cell table:style-name="ce26" table:content-validation-name="val3" office:value-type="string" calcext:value-type="string">
            <text:p>Grundschule</text:p>
          </table:table-cell>
          <table:table-cell table:style-name="ce26" table:content-validation-name="val3" office:value-type="string" calcext:value-type="string">
            <text:p>Dtnichtlehramt</text:p>
          </table:table-cell>
          <table:table-cell table:style-name="ce26" table:content-validation-name="val3" office:value-type="string" calcext:value-type="string">
            <text:p>Grundschule</text:p>
          </table:table-cell>
          <table:table-cell table:style-name="ce26" table:content-validation-name="val3" office:value-type="string" calcext:value-type="string">
            <text:p>Dtnichtlehramt</text:p>
          </table:table-cell>
          <table:table-cell table:style-name="ce26" table:content-validation-name="val3" office:value-type="string" calcext:value-type="string">
            <text:p>Grundschule</text:p>
          </table:table-cell>
          <table:table-cell table:style-name="ce26" table:content-validation-name="val3" office:value-type="string" calcext:value-type="string">
            <text:p>Dtlehramt</text:p>
          </table:table-cell>
          <table:table-cell table:number-columns-repeated="2" table:style-name="ce26" table:content-validation-name="val3" office:value-type="string" calcext:value-type="string">
            <text:p>Grundschule</text:p>
          </table:table-cell>
          <table:table-cell table:style-name="ce26" table:content-validation-name="val3" office:value-type="string" calcext:value-type="string">
            <text:p>Dtlehramt</text:p>
          </table:table-cell>
          <table:table-cell table:number-columns-repeated="2" table:style-name="ce26" table:content-validation-name="val3" office:value-type="string" calcext:value-type="string">
            <text:p>Grundschule</text:p>
          </table:table-cell>
          <table:table-cell table:number-columns-repeated="2" table:style-name="ce26" table:content-validation-name="val3" office:value-type="string" calcext:value-type="string">
            <text:p>Dtlehramt</text:p>
          </table:table-cell>
          <table:table-cell table:style-name="ce26" table:content-validation-name="val3" table:number-columns-repeated="904"/>
          <table:table-cell/>
        </table:table-row>
        <table:table-row table:style-name="ro1">
          <table:table-cell table:style-name="ce7" office:value-type="string" calcext:value-type="string">
            <text:p>Fachsemester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number-columns-repeated="3"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6" calcext:value-type="float">
            <text:p>6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6" calcext:value-type="float">
            <text:p>6</text:p>
          </table:table-cell>
          <table:table-cell table:number-columns-repeated="3"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6" calcext:value-type="float">
            <text:p>6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6" calcext:value-type="float">
            <text:p>6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6" calcext:value-type="float">
            <text:p>6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number-columns-repeated="2" table:style-name="ce27" table:content-validation-name="val4" office:value-type="float" office:value="2" calcext:value-type="float">
            <text:p>2</text:p>
          </table:table-cell>
          <table:table-cell table:number-columns-repeated="2"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6" calcext:value-type="float">
            <text:p>6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number-columns-repeated="3"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/>
          <table:table-cell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8" calcext:value-type="float">
            <text:p>8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number-columns-repeated="2"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6" calcext:value-type="float">
            <text:p>6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8" calcext:value-type="float">
            <text:p>8</text:p>
          </table:table-cell>
          <table:table-cell table:number-columns-repeated="2"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5" calcext:value-type="float">
            <text:p>5</text:p>
          </table:table-cell>
          <table:table-cell table:number-columns-repeated="5"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number-columns-repeated="4" table:style-name="ce27" table:content-validation-name="val4" office:value-type="float" office:value="2" calcext:value-type="float">
            <text:p>2</text:p>
          </table:table-cell>
          <table:table-cell table:number-columns-repeated="3"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8" calcext:value-type="float">
            <text:p>8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6" calcext:value-type="float">
            <text:p>6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number-columns-repeated="2"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5" calcext:value-type="float">
            <text:p>5</text:p>
          </table:table-cell>
          <table:table-cell table:style-name="ce27" table:content-validation-name="val4" office:value-type="float" office:value="7" calcext:value-type="float">
            <text:p>7</text:p>
          </table:table-cell>
          <table:table-cell table:style-name="ce27" table:content-validation-name="val4" office:value-type="float" office:value="6" calcext:value-type="float">
            <text:p>6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number-columns-repeated="2"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number-columns-repeated="2"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number-columns-repeated="3"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6" calcext:value-type="float">
            <text:p>6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number-columns-repeated="2"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number-columns-repeated="2"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6" calcext:value-type="float">
            <text:p>6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8" calcext:value-type="float">
            <text:p>8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number-columns-repeated="3" table:style-name="ce27" table:content-validation-name="val4" office:value-type="float" office:value="4" calcext:value-type="float">
            <text:p>4</text:p>
          </table:table-cell>
          <table:table-cell table:number-columns-repeated="2"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6" calcext:value-type="float">
            <text:p>6</text:p>
          </table:table-cell>
          <table:table-cell table:number-columns-repeated="2"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6" calcext:value-type="float">
            <text:p>6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table:number-columns-repeated="904"/>
          <table:table-cell/>
        </table:table-row>
        <table:table-row table:style-name="ro1">
          <table:table-cell table:style-name="ce7" office:value-type="string" calcext:value-type="string">
            <text:p>Alter</text:p>
          </table:table-cell>
          <table:table-cell table:style-name="ce27" table:content-validation-name="val5" office:value-type="float" office:value="21" calcext:value-type="float">
            <text:p>21</text:p>
          </table:table-cell>
          <table:table-cell table:style-name="ce27" table:content-validation-name="val5" office:value-type="float" office:value="19" calcext:value-type="float">
            <text:p>19</text:p>
          </table:table-cell>
          <table:table-cell table:style-name="ce27" table:content-validation-name="val5" office:value-type="float" office:value="20" calcext:value-type="float">
            <text:p>20</text:p>
          </table:table-cell>
          <table:table-cell table:style-name="ce27" table:content-validation-name="val5" office:value-type="float" office:value="23" calcext:value-type="float">
            <text:p>23</text:p>
          </table:table-cell>
          <table:table-cell table:style-name="ce27" table:content-validation-name="val5" office:value-type="float" office:value="22" calcext:value-type="float">
            <text:p>22</text:p>
          </table:table-cell>
          <table:table-cell table:style-name="ce27" table:content-validation-name="val5" office:value-type="float" office:value="35" calcext:value-type="float">
            <text:p>35</text:p>
          </table:table-cell>
          <table:table-cell table:number-columns-repeated="2" table:style-name="ce27" table:content-validation-name="val5" office:value-type="float" office:value="21" calcext:value-type="float">
            <text:p>21</text:p>
          </table:table-cell>
          <table:table-cell table:style-name="ce27" table:content-validation-name="val5" office:value-type="float" office:value="31" calcext:value-type="float">
            <text:p>31</text:p>
          </table:table-cell>
          <table:table-cell table:style-name="ce27" table:content-validation-name="val5" office:value-type="float" office:value="22" calcext:value-type="float">
            <text:p>22</text:p>
          </table:table-cell>
          <table:table-cell table:style-name="ce27" table:content-validation-name="val5" office:value-type="float" office:value="21" calcext:value-type="float">
            <text:p>21</text:p>
          </table:table-cell>
          <table:table-cell table:style-name="ce27" table:content-validation-name="val5" office:value-type="float" office:value="20" calcext:value-type="float">
            <text:p>20</text:p>
          </table:table-cell>
          <table:table-cell table:style-name="ce27" table:content-validation-name="val5" office:value-type="float" office:value="25" calcext:value-type="float">
            <text:p>25</text:p>
          </table:table-cell>
          <table:table-cell table:style-name="ce27" table:content-validation-name="val5" office:value-type="float" office:value="23" calcext:value-type="float">
            <text:p>23</text:p>
          </table:table-cell>
          <table:table-cell table:style-name="ce27" table:content-validation-name="val5" office:value-type="float" office:value="19" calcext:value-type="float">
            <text:p>19</text:p>
          </table:table-cell>
          <table:table-cell table:style-name="ce27" table:content-validation-name="val5" office:value-type="float" office:value="30" calcext:value-type="float">
            <text:p>30</text:p>
          </table:table-cell>
          <table:table-cell table:style-name="ce27" table:content-validation-name="val5" office:value-type="float" office:value="20" calcext:value-type="float">
            <text:p>20</text:p>
          </table:table-cell>
          <table:table-cell table:style-name="ce27" table:content-validation-name="val5" office:value-type="float" office:value="35" calcext:value-type="float">
            <text:p>35</text:p>
          </table:table-cell>
          <table:table-cell table:style-name="ce27" table:content-validation-name="val5" office:value-type="float" office:value="25" calcext:value-type="float">
            <text:p>25</text:p>
          </table:table-cell>
          <table:table-cell table:style-name="ce27" table:content-validation-name="val5" office:value-type="float" office:value="26" calcext:value-type="float">
            <text:p>26</text:p>
          </table:table-cell>
          <table:table-cell table:style-name="ce27" table:content-validation-name="val5" office:value-type="float" office:value="21" calcext:value-type="float">
            <text:p>21</text:p>
          </table:table-cell>
          <table:table-cell table:style-name="ce27" table:content-validation-name="val5" office:value-type="float" office:value="39" calcext:value-type="float">
            <text:p>39</text:p>
          </table:table-cell>
          <table:table-cell table:style-name="ce27" table:content-validation-name="val5" office:value-type="float" office:value="30" calcext:value-type="float">
            <text:p>30</text:p>
          </table:table-cell>
          <table:table-cell table:style-name="ce27" table:content-validation-name="val5" office:value-type="float" office:value="21" calcext:value-type="float">
            <text:p>21</text:p>
          </table:table-cell>
          <table:table-cell table:style-name="ce27" table:content-validation-name="val5" office:value-type="float" office:value="19" calcext:value-type="float">
            <text:p>19</text:p>
          </table:table-cell>
          <table:table-cell table:style-name="ce27" table:content-validation-name="val5" office:value-type="float" office:value="30" calcext:value-type="float">
            <text:p>30</text:p>
          </table:table-cell>
          <table:table-cell table:style-name="ce27" table:content-validation-name="val5" office:value-type="float" office:value="24" calcext:value-type="float">
            <text:p>24</text:p>
          </table:table-cell>
          <table:table-cell table:style-name="ce27" table:content-validation-name="val5" office:value-type="float" office:value="33" calcext:value-type="float">
            <text:p>33</text:p>
          </table:table-cell>
          <table:table-cell table:style-name="ce27" table:content-validation-name="val5" office:value-type="float" office:value="22" calcext:value-type="float">
            <text:p>22</text:p>
          </table:table-cell>
          <table:table-cell table:style-name="ce27" table:content-validation-name="val5" office:value-type="float" office:value="23" calcext:value-type="float">
            <text:p>23</text:p>
          </table:table-cell>
          <table:table-cell table:style-name="ce27" table:content-validation-name="val5" office:value-type="float" office:value="24" calcext:value-type="float">
            <text:p>24</text:p>
          </table:table-cell>
          <table:table-cell table:style-name="ce27" table:content-validation-name="val5" office:value-type="float" office:value="29" calcext:value-type="float">
            <text:p>29</text:p>
          </table:table-cell>
          <table:table-cell table:style-name="ce27" table:content-validation-name="val5" office:value-type="float" office:value="19" calcext:value-type="float">
            <text:p>19</text:p>
          </table:table-cell>
          <table:table-cell table:number-columns-repeated="2" table:style-name="ce27" table:content-validation-name="val5" office:value-type="float" office:value="23" calcext:value-type="float">
            <text:p>23</text:p>
          </table:table-cell>
          <table:table-cell table:style-name="ce27" table:content-validation-name="val5" office:value-type="float" office:value="26" calcext:value-type="float">
            <text:p>26</text:p>
          </table:table-cell>
          <table:table-cell table:style-name="ce27" table:content-validation-name="val5" office:value-type="float" office:value="20" calcext:value-type="float">
            <text:p>20</text:p>
          </table:table-cell>
          <table:table-cell table:style-name="ce27" table:content-validation-name="val5" office:value-type="float" office:value="23" calcext:value-type="float">
            <text:p>23</text:p>
          </table:table-cell>
          <table:table-cell table:style-name="ce27" table:content-validation-name="val5" office:value-type="float" office:value="22" calcext:value-type="float">
            <text:p>22</text:p>
          </table:table-cell>
          <table:table-cell table:style-name="ce27" table:content-validation-name="val5" office:value-type="float" office:value="19" calcext:value-type="float">
            <text:p>19</text:p>
          </table:table-cell>
          <table:table-cell table:style-name="ce27" table:content-validation-name="val5" office:value-type="float" office:value="20" calcext:value-type="float">
            <text:p>20</text:p>
          </table:table-cell>
          <table:table-cell table:style-name="ce27" table:content-validation-name="val5" office:value-type="float" office:value="21" calcext:value-type="float">
            <text:p>21</text:p>
          </table:table-cell>
          <table:table-cell table:style-name="ce27" table:content-validation-name="val5" office:value-type="float" office:value="28" calcext:value-type="float">
            <text:p>28</text:p>
          </table:table-cell>
          <table:table-cell table:style-name="ce27" table:content-validation-name="val5" office:value-type="float" office:value="26" calcext:value-type="float">
            <text:p>26</text:p>
          </table:table-cell>
          <table:table-cell table:style-name="ce27" table:content-validation-name="val5" office:value-type="float" office:value="23" calcext:value-type="float">
            <text:p>23</text:p>
          </table:table-cell>
          <table:table-cell table:style-name="ce27" table:content-validation-name="val5" office:value-type="float" office:value="19" calcext:value-type="float">
            <text:p>19</text:p>
          </table:table-cell>
          <table:table-cell table:style-name="ce27" table:content-validation-name="val5" office:value-type="float" office:value="29" calcext:value-type="float">
            <text:p>29</text:p>
          </table:table-cell>
          <table:table-cell table:style-name="ce27" table:content-validation-name="val5" office:value-type="float" office:value="22" calcext:value-type="float">
            <text:p>22</text:p>
          </table:table-cell>
          <table:table-cell table:style-name="ce27" table:content-validation-name="val5" office:value-type="float" office:value="21" calcext:value-type="float">
            <text:p>21</text:p>
          </table:table-cell>
          <table:table-cell table:style-name="ce27" table:content-validation-name="val5" office:value-type="float" office:value="25" calcext:value-type="float">
            <text:p>25</text:p>
          </table:table-cell>
          <table:table-cell table:number-columns-repeated="2" table:style-name="ce27" table:content-validation-name="val5" office:value-type="float" office:value="20" calcext:value-type="float">
            <text:p>20</text:p>
          </table:table-cell>
          <table:table-cell table:style-name="ce27" table:content-validation-name="val5" office:value-type="float" office:value="22" calcext:value-type="float">
            <text:p>22</text:p>
          </table:table-cell>
          <table:table-cell table:style-name="ce27" table:content-validation-name="val5" office:value-type="float" office:value="21" calcext:value-type="float">
            <text:p>21</text:p>
          </table:table-cell>
          <table:table-cell table:number-columns-repeated="2" table:style-name="ce27" table:content-validation-name="val5" office:value-type="float" office:value="20" calcext:value-type="float">
            <text:p>20</text:p>
          </table:table-cell>
          <table:table-cell table:style-name="ce27" table:content-validation-name="val5" office:value-type="float" office:value="21" calcext:value-type="float">
            <text:p>21</text:p>
          </table:table-cell>
          <table:table-cell table:style-name="ce27" table:content-validation-name="val5" office:value-type="float" office:value="18" calcext:value-type="float">
            <text:p>18</text:p>
          </table:table-cell>
          <table:table-cell table:style-name="ce27" table:content-validation-name="val5" office:value-type="float" office:value="23" calcext:value-type="float">
            <text:p>23</text:p>
          </table:table-cell>
          <table:table-cell table:style-name="ce27" table:content-validation-name="val5" office:value-type="float" office:value="24" calcext:value-type="float">
            <text:p>24</text:p>
          </table:table-cell>
          <table:table-cell table:style-name="ce27" table:content-validation-name="val5" office:value-type="float" office:value="22" calcext:value-type="float">
            <text:p>22</text:p>
          </table:table-cell>
          <table:table-cell table:style-name="ce27" table:content-validation-name="val5" office:value-type="float" office:value="19" calcext:value-type="float">
            <text:p>19</text:p>
          </table:table-cell>
          <table:table-cell table:style-name="ce27" table:content-validation-name="val5" office:value-type="float" office:value="24" calcext:value-type="float">
            <text:p>24</text:p>
          </table:table-cell>
          <table:table-cell table:style-name="ce27" table:content-validation-name="val5" office:value-type="float" office:value="20" calcext:value-type="float">
            <text:p>20</text:p>
          </table:table-cell>
          <table:table-cell table:style-name="ce27" table:content-validation-name="val5" office:value-type="float" office:value="28" calcext:value-type="float">
            <text:p>28</text:p>
          </table:table-cell>
          <table:table-cell table:style-name="ce27" table:content-validation-name="val5" office:value-type="float" office:value="19" calcext:value-type="float">
            <text:p>19</text:p>
          </table:table-cell>
          <table:table-cell table:style-name="ce27" table:content-validation-name="val5" office:value-type="float" office:value="25" calcext:value-type="float">
            <text:p>25</text:p>
          </table:table-cell>
          <table:table-cell table:style-name="ce27" table:content-validation-name="val5" office:value-type="float" office:value="32" calcext:value-type="float">
            <text:p>32</text:p>
          </table:table-cell>
          <table:table-cell table:style-name="ce27" table:content-validation-name="val5" office:value-type="float" office:value="21" calcext:value-type="float">
            <text:p>21</text:p>
          </table:table-cell>
          <table:table-cell table:style-name="ce27" table:content-validation-name="val5" office:value-type="float" office:value="22" calcext:value-type="float">
            <text:p>22</text:p>
          </table:table-cell>
          <table:table-cell table:style-name="ce27" table:content-validation-name="val5" office:value-type="float" office:value="23" calcext:value-type="float">
            <text:p>23</text:p>
          </table:table-cell>
          <table:table-cell table:style-name="ce27" table:content-validation-name="val5" office:value-type="float" office:value="19" calcext:value-type="float">
            <text:p>19</text:p>
          </table:table-cell>
          <table:table-cell table:number-columns-repeated="2" table:style-name="ce27" table:content-validation-name="val5" office:value-type="float" office:value="22" calcext:value-type="float">
            <text:p>22</text:p>
          </table:table-cell>
          <table:table-cell table:style-name="ce27" table:content-validation-name="val5" office:value-type="float" office:value="29" calcext:value-type="float">
            <text:p>29</text:p>
          </table:table-cell>
          <table:table-cell table:style-name="ce27" table:content-validation-name="val5" office:value-type="float" office:value="20" calcext:value-type="float">
            <text:p>20</text:p>
          </table:table-cell>
          <table:table-cell table:style-name="ce27" table:content-validation-name="val5" office:value-type="float" office:value="23" calcext:value-type="float">
            <text:p>23</text:p>
          </table:table-cell>
          <table:table-cell table:style-name="ce27" table:content-validation-name="val5" office:value-type="float" office:value="27" calcext:value-type="float">
            <text:p>27</text:p>
          </table:table-cell>
          <table:table-cell table:style-name="ce27" table:content-validation-name="val5" office:value-type="float" office:value="23" calcext:value-type="float">
            <text:p>23</text:p>
          </table:table-cell>
          <table:table-cell table:style-name="ce27" table:content-validation-name="val5" office:value-type="float" office:value="19" calcext:value-type="float">
            <text:p>19</text:p>
          </table:table-cell>
          <table:table-cell table:style-name="ce27" table:content-validation-name="val5" office:value-type="float" office:value="18" calcext:value-type="float">
            <text:p>18</text:p>
          </table:table-cell>
          <table:table-cell table:style-name="ce27" table:content-validation-name="val5" office:value-type="float" office:value="21" calcext:value-type="float">
            <text:p>21</text:p>
          </table:table-cell>
          <table:table-cell table:style-name="ce27" table:content-validation-name="val5" office:value-type="float" office:value="23" calcext:value-type="float">
            <text:p>23</text:p>
          </table:table-cell>
          <table:table-cell table:style-name="ce27" table:content-validation-name="val5" office:value-type="float" office:value="24" calcext:value-type="float">
            <text:p>24</text:p>
          </table:table-cell>
          <table:table-cell table:style-name="ce27" table:content-validation-name="val5" office:value-type="float" office:value="21" calcext:value-type="float">
            <text:p>21</text:p>
          </table:table-cell>
          <table:table-cell table:style-name="ce27" table:content-validation-name="val5" office:value-type="float" office:value="22" calcext:value-type="float">
            <text:p>22</text:p>
          </table:table-cell>
          <table:table-cell table:style-name="ce27" table:content-validation-name="val5" office:value-type="float" office:value="21" calcext:value-type="float">
            <text:p>21</text:p>
          </table:table-cell>
          <table:table-cell table:style-name="ce27" table:content-validation-name="val5" office:value-type="float" office:value="26" calcext:value-type="float">
            <text:p>26</text:p>
          </table:table-cell>
          <table:table-cell table:style-name="ce27" table:content-validation-name="val5" office:value-type="float" office:value="27" calcext:value-type="float">
            <text:p>27</text:p>
          </table:table-cell>
          <table:table-cell table:style-name="ce27" table:content-validation-name="val5" office:value-type="float" office:value="20" calcext:value-type="float">
            <text:p>20</text:p>
          </table:table-cell>
          <table:table-cell table:style-name="ce27" table:content-validation-name="val5" office:value-type="float" office:value="28" calcext:value-type="float">
            <text:p>28</text:p>
          </table:table-cell>
          <table:table-cell table:style-name="ce27" table:content-validation-name="val5" office:value-type="float" office:value="29" calcext:value-type="float">
            <text:p>29</text:p>
          </table:table-cell>
          <table:table-cell table:style-name="ce27" table:content-validation-name="val5" office:value-type="float" office:value="28" calcext:value-type="float">
            <text:p>28</text:p>
          </table:table-cell>
          <table:table-cell table:style-name="ce27" table:content-validation-name="val5" office:value-type="float" office:value="31" calcext:value-type="float">
            <text:p>31</text:p>
          </table:table-cell>
          <table:table-cell table:style-name="ce27" table:content-validation-name="val5" office:value-type="float" office:value="20" calcext:value-type="float">
            <text:p>20</text:p>
          </table:table-cell>
          <table:table-cell table:style-name="ce27" table:content-validation-name="val5" office:value-type="float" office:value="23" calcext:value-type="float">
            <text:p>23</text:p>
          </table:table-cell>
          <table:table-cell table:content-validation-name="val5"/>
          <table:table-cell table:style-name="ce27" table:content-validation-name="val5" office:value-type="float" office:value="21" calcext:value-type="float">
            <text:p>21</text:p>
          </table:table-cell>
          <table:table-cell table:style-name="ce27" table:content-validation-name="val5" office:value-type="float" office:value="22" calcext:value-type="float">
            <text:p>22</text:p>
          </table:table-cell>
          <table:table-cell table:style-name="ce27" table:content-validation-name="val5" office:value-type="float" office:value="18" calcext:value-type="float">
            <text:p>18</text:p>
          </table:table-cell>
          <table:table-cell table:style-name="ce27" table:content-validation-name="val5" office:value-type="float" office:value="24" calcext:value-type="float">
            <text:p>24</text:p>
          </table:table-cell>
          <table:table-cell table:style-name="ce27" table:content-validation-name="val5" office:value-type="float" office:value="27" calcext:value-type="float">
            <text:p>27</text:p>
          </table:table-cell>
          <table:table-cell table:style-name="ce27" table:content-validation-name="val5" office:value-type="float" office:value="31" calcext:value-type="float">
            <text:p>31</text:p>
          </table:table-cell>
          <table:table-cell table:style-name="ce27" table:content-validation-name="val5" office:value-type="float" office:value="23" calcext:value-type="float">
            <text:p>23</text:p>
          </table:table-cell>
          <table:table-cell table:style-name="ce27" table:content-validation-name="val5" office:value-type="float" office:value="29" calcext:value-type="float">
            <text:p>29</text:p>
          </table:table-cell>
          <table:table-cell table:style-name="ce27" table:content-validation-name="val5" office:value-type="float" office:value="23" calcext:value-type="float">
            <text:p>23</text:p>
          </table:table-cell>
          <table:table-cell table:number-columns-repeated="2" table:style-name="ce27" table:content-validation-name="val5" office:value-type="float" office:value="20" calcext:value-type="float">
            <text:p>20</text:p>
          </table:table-cell>
          <table:table-cell table:number-columns-repeated="2" table:style-name="ce27" table:content-validation-name="val5" office:value-type="float" office:value="19" calcext:value-type="float">
            <text:p>19</text:p>
          </table:table-cell>
          <table:table-cell table:style-name="ce27" table:content-validation-name="val5" office:value-type="float" office:value="37" calcext:value-type="float">
            <text:p>37</text:p>
          </table:table-cell>
          <table:table-cell table:style-name="ce27" table:content-validation-name="val5" office:value-type="float" office:value="23" calcext:value-type="float">
            <text:p>23</text:p>
          </table:table-cell>
          <table:table-cell table:style-name="ce27" table:content-validation-name="val5" office:value-type="float" office:value="19" calcext:value-type="float">
            <text:p>19</text:p>
          </table:table-cell>
          <table:table-cell table:number-columns-repeated="2" table:style-name="ce27" table:content-validation-name="val5" office:value-type="float" office:value="25" calcext:value-type="float">
            <text:p>25</text:p>
          </table:table-cell>
          <table:table-cell table:style-name="ce27" table:content-validation-name="val5" office:value-type="float" office:value="21" calcext:value-type="float">
            <text:p>21</text:p>
          </table:table-cell>
          <table:table-cell table:style-name="ce27" table:content-validation-name="val5" office:value-type="float" office:value="40" calcext:value-type="float">
            <text:p>40</text:p>
          </table:table-cell>
          <table:table-cell table:style-name="ce27" table:content-validation-name="val5" office:value-type="float" office:value="26" calcext:value-type="float">
            <text:p>26</text:p>
          </table:table-cell>
          <table:table-cell table:content-validation-name="val5" table:number-columns-repeated="904"/>
          <table:table-cell/>
        </table:table-row>
        <table:table-row table:style-name="ro1">
          <table:table-cell table:style-name="ce7" office:value-type="string" calcext:value-type="string">
            <text:p>Geschlecht</text:p>
          </table:table-cell>
          <table:table-cell table:number-columns-repeated="2" table:style-name="ce27" table:content-validation-name="val6" office:value-type="string" calcext:value-type="string">
            <text:p>Weiblich</text:p>
          </table:table-cell>
          <table:table-cell table:style-name="ce27" table:content-validation-name="val6" office:value-type="string" calcext:value-type="string">
            <text:p>Maennlich</text:p>
          </table:table-cell>
          <table:table-cell table:number-columns-repeated="2" table:style-name="ce27" table:content-validation-name="val6" office:value-type="string" calcext:value-type="string">
            <text:p>Weiblich</text:p>
          </table:table-cell>
          <table:table-cell table:style-name="ce27" table:content-validation-name="val6" office:value-type="string" calcext:value-type="string">
            <text:p>Maennlich</text:p>
          </table:table-cell>
          <table:table-cell table:number-columns-repeated="8" table:style-name="ce27" table:content-validation-name="val6" office:value-type="string" calcext:value-type="string">
            <text:p>Weiblich</text:p>
          </table:table-cell>
          <table:table-cell table:style-name="ce27" table:content-validation-name="val6" office:value-type="string" calcext:value-type="string">
            <text:p>Maennlich</text:p>
          </table:table-cell>
          <table:table-cell table:style-name="ce27" table:content-validation-name="val6" office:value-type="string" calcext:value-type="string">
            <text:p>Weiblich</text:p>
          </table:table-cell>
          <table:table-cell table:style-name="ce27" table:content-validation-name="val6" office:value-type="string" calcext:value-type="string">
            <text:p>Maennlich</text:p>
          </table:table-cell>
          <table:table-cell table:style-name="ce27" table:content-validation-name="val6" office:value-type="string" calcext:value-type="string">
            <text:p>Weiblich</text:p>
          </table:table-cell>
          <table:table-cell table:style-name="ce27" table:content-validation-name="val6" office:value-type="string" calcext:value-type="string">
            <text:p>Maennlich</text:p>
          </table:table-cell>
          <table:table-cell table:style-name="ce27" table:content-validation-name="val6" office:value-type="string" calcext:value-type="string">
            <text:p>Weiblich</text:p>
          </table:table-cell>
          <table:table-cell table:style-name="ce27" table:content-validation-name="val6" office:value-type="string" calcext:value-type="string">
            <text:p>Maennlich</text:p>
          </table:table-cell>
          <table:table-cell table:number-columns-repeated="2" table:style-name="ce27" table:content-validation-name="val6" office:value-type="string" calcext:value-type="string">
            <text:p>Weiblich</text:p>
          </table:table-cell>
          <table:table-cell table:style-name="ce27" table:content-validation-name="val6" office:value-type="string" calcext:value-type="string">
            <text:p>Maennlich</text:p>
          </table:table-cell>
          <table:table-cell table:number-columns-repeated="9" table:style-name="ce27" table:content-validation-name="val6" office:value-type="string" calcext:value-type="string">
            <text:p>Weiblich</text:p>
          </table:table-cell>
          <table:table-cell table:style-name="ce27" table:content-validation-name="val6" office:value-type="string" calcext:value-type="string">
            <text:p>Maennlich</text:p>
          </table:table-cell>
          <table:table-cell table:number-columns-repeated="4" table:style-name="ce27" table:content-validation-name="val6" office:value-type="string" calcext:value-type="string">
            <text:p>Weiblich</text:p>
          </table:table-cell>
          <table:table-cell table:style-name="ce27" table:content-validation-name="val6" office:value-type="string" calcext:value-type="string">
            <text:p>Maennlich</text:p>
          </table:table-cell>
          <table:table-cell table:number-columns-repeated="4" table:style-name="ce27" table:content-validation-name="val6" office:value-type="string" calcext:value-type="string">
            <text:p>Weiblich</text:p>
          </table:table-cell>
          <table:table-cell table:style-name="ce27" table:content-validation-name="val6" office:value-type="string" calcext:value-type="string">
            <text:p>Maennlich</text:p>
          </table:table-cell>
          <table:table-cell table:number-columns-repeated="2" table:style-name="ce27" table:content-validation-name="val6" office:value-type="string" calcext:value-type="string">
            <text:p>Weiblich</text:p>
          </table:table-cell>
          <table:table-cell table:style-name="ce27" table:content-validation-name="val6" office:value-type="string" calcext:value-type="string">
            <text:p>Maennlich</text:p>
          </table:table-cell>
          <table:table-cell table:number-columns-repeated="11" table:style-name="ce27" table:content-validation-name="val6" office:value-type="string" calcext:value-type="string">
            <text:p>Weiblich</text:p>
          </table:table-cell>
          <table:table-cell table:style-name="ce27" table:content-validation-name="val6" office:value-type="string" calcext:value-type="string">
            <text:p>Maennlich</text:p>
          </table:table-cell>
          <table:table-cell table:number-columns-repeated="6" table:style-name="ce27" table:content-validation-name="val6" office:value-type="string" calcext:value-type="string">
            <text:p>Weiblich</text:p>
          </table:table-cell>
          <table:table-cell table:number-columns-repeated="2" table:style-name="ce27" table:content-validation-name="val6" office:value-type="string" calcext:value-type="string">
            <text:p>Maennlich</text:p>
          </table:table-cell>
          <table:table-cell table:style-name="ce27" table:content-validation-name="val6" office:value-type="string" calcext:value-type="string">
            <text:p>Weiblich</text:p>
          </table:table-cell>
          <table:table-cell table:style-name="ce27" table:content-validation-name="val6" office:value-type="string" calcext:value-type="string">
            <text:p>Maennlich</text:p>
          </table:table-cell>
          <table:table-cell table:number-columns-repeated="8" table:style-name="ce27" table:content-validation-name="val6" office:value-type="string" calcext:value-type="string">
            <text:p>Weiblich</text:p>
          </table:table-cell>
          <table:table-cell table:number-columns-repeated="2" table:style-name="ce27" table:content-validation-name="val6" office:value-type="string" calcext:value-type="string">
            <text:p>Maennlich</text:p>
          </table:table-cell>
          <table:table-cell table:number-columns-repeated="4" table:style-name="ce27" table:content-validation-name="val6" office:value-type="string" calcext:value-type="string">
            <text:p>Weiblich</text:p>
          </table:table-cell>
          <table:table-cell table:style-name="ce27" table:content-validation-name="val6" office:value-type="string" calcext:value-type="string">
            <text:p>Maennlich</text:p>
          </table:table-cell>
          <table:table-cell table:number-columns-repeated="2" table:style-name="ce27" table:content-validation-name="val6" office:value-type="string" calcext:value-type="string">
            <text:p>Weiblich</text:p>
          </table:table-cell>
          <table:table-cell table:style-name="ce27" table:content-validation-name="val6" office:value-type="string" calcext:value-type="string">
            <text:p>Maennlich</text:p>
          </table:table-cell>
          <table:table-cell table:style-name="ce27" table:content-validation-name="val6" office:value-type="string" calcext:value-type="string">
            <text:p>Weiblich</text:p>
          </table:table-cell>
          <table:table-cell table:style-name="ce27" table:content-validation-name="val6" office:value-type="string" calcext:value-type="string">
            <text:p>Maennlich</text:p>
          </table:table-cell>
          <table:table-cell table:style-name="ce27" table:content-validation-name="val6" office:value-type="string" calcext:value-type="string">
            <text:p>Weiblich</text:p>
          </table:table-cell>
          <table:table-cell table:style-name="ce27" table:content-validation-name="val6" office:value-type="string" calcext:value-type="string">
            <text:p>Maennlich</text:p>
          </table:table-cell>
          <table:table-cell table:style-name="ce27" table:content-validation-name="val6" office:value-type="string" calcext:value-type="string">
            <text:p>Weiblich</text:p>
          </table:table-cell>
          <table:table-cell table:style-name="ce27" table:content-validation-name="val6" office:value-type="string" calcext:value-type="string">
            <text:p>Nichts</text:p>
          </table:table-cell>
          <table:table-cell table:number-columns-repeated="2" table:style-name="ce27" table:content-validation-name="val6" office:value-type="string" calcext:value-type="string">
            <text:p>Weiblich</text:p>
          </table:table-cell>
          <table:table-cell table:style-name="ce27" table:content-validation-name="val6" office:value-type="string" calcext:value-type="string">
            <text:p>Maennlich</text:p>
          </table:table-cell>
          <table:table-cell table:number-columns-repeated="6" table:style-name="ce27" table:content-validation-name="val6" office:value-type="string" calcext:value-type="string">
            <text:p>Weiblich</text:p>
          </table:table-cell>
          <table:table-cell table:style-name="ce27" table:content-validation-name="val6" office:value-type="string" calcext:value-type="string">
            <text:p>Maennlich</text:p>
          </table:table-cell>
          <table:table-cell table:number-columns-repeated="10" table:style-name="ce27" table:content-validation-name="val6" office:value-type="string" calcext:value-type="string">
            <text:p>Weiblich</text:p>
          </table:table-cell>
          <table:table-cell table:style-name="ce27" table:content-validation-name="val6" office:value-type="string" calcext:value-type="string">
            <text:p>Maennlich</text:p>
          </table:table-cell>
          <table:table-cell table:number-columns-repeated="3" table:style-name="ce27" table:content-validation-name="val6" office:value-type="string" calcext:value-type="string">
            <text:p>Weiblich</text:p>
          </table:table-cell>
          <table:table-cell table:style-name="ce27" table:content-validation-name="val6" office:value-type="string" calcext:value-type="string">
            <text:p>Maennlich</text:p>
          </table:table-cell>
          <table:table-cell table:content-validation-name="val6" table:number-columns-repeated="904"/>
          <table:table-cell/>
        </table:table-row>
        <table:table-row table:style-name="ro1">
          <table:table-cell table:style-name="ce7" office:value-type="string" calcext:value-type="string">
            <text:p>Basismodul</text:p>
          </table:table-cell>
          <table:table-cell table:number-columns-repeated="18" table:style-name="ce27" table:content-validation-name="val7" office:value-type="string" calcext:value-type="string">
            <text:p>Ja</text:p>
          </table:table-cell>
          <table:table-cell table:style-name="ce27" table:content-validation-name="val7" office:value-type="string" calcext:value-type="string">
            <text:p>Nein</text:p>
          </table:table-cell>
          <table:table-cell table:number-columns-repeated="5" table:style-name="ce27" table:content-validation-name="val7" office:value-type="string" calcext:value-type="string">
            <text:p>Ja</text:p>
          </table:table-cell>
          <table:table-cell table:style-name="ce27" table:content-validation-name="val7" office:value-type="string" calcext:value-type="string">
            <text:p>Nein</text:p>
          </table:table-cell>
          <table:table-cell table:number-columns-repeated="3" table:style-name="ce27" table:content-validation-name="val7" office:value-type="string" calcext:value-type="string">
            <text:p>Ja</text:p>
          </table:table-cell>
          <table:table-cell table:style-name="ce27" table:content-validation-name="val7" office:value-type="string" calcext:value-type="string">
            <text:p>Nein</text:p>
          </table:table-cell>
          <table:table-cell table:number-columns-repeated="4" table:style-name="ce27" table:content-validation-name="val7" office:value-type="string" calcext:value-type="string">
            <text:p>Ja</text:p>
          </table:table-cell>
          <table:table-cell table:number-columns-repeated="3" table:style-name="ce27" table:content-validation-name="val7" office:value-type="string" calcext:value-type="string">
            <text:p>Nein</text:p>
          </table:table-cell>
          <table:table-cell table:number-columns-repeated="2" table:style-name="ce27" table:content-validation-name="val7" office:value-type="string" calcext:value-type="string">
            <text:p>Ja</text:p>
          </table:table-cell>
          <table:table-cell table:number-columns-repeated="3" table:style-name="ce27" table:content-validation-name="val7" office:value-type="string" calcext:value-type="string">
            <text:p>Nein</text:p>
          </table:table-cell>
          <table:table-cell table:number-columns-repeated="4" table:style-name="ce27" table:content-validation-name="val7" office:value-type="string" calcext:value-type="string">
            <text:p>Ja</text:p>
          </table:table-cell>
          <table:table-cell table:style-name="ce27" table:content-validation-name="val7" office:value-type="string" calcext:value-type="string">
            <text:p>Nein</text:p>
          </table:table-cell>
          <table:table-cell table:number-columns-repeated="4" table:style-name="ce27" table:content-validation-name="val7" office:value-type="string" calcext:value-type="string">
            <text:p>Ja</text:p>
          </table:table-cell>
          <table:table-cell table:style-name="ce27" table:content-validation-name="val7" office:value-type="string" calcext:value-type="string">
            <text:p>Nein</text:p>
          </table:table-cell>
          <table:table-cell table:number-columns-repeated="6" table:style-name="ce27" table:content-validation-name="val7" office:value-type="string" calcext:value-type="string">
            <text:p>Ja</text:p>
          </table:table-cell>
          <table:table-cell table:style-name="ce27" table:content-validation-name="val7" office:value-type="string" calcext:value-type="string">
            <text:p>Nein</text:p>
          </table:table-cell>
          <table:table-cell table:number-columns-repeated="2" table:style-name="ce27" table:content-validation-name="val7" office:value-type="string" calcext:value-type="string">
            <text:p>Ja</text:p>
          </table:table-cell>
          <table:table-cell table:number-columns-repeated="2" table:style-name="ce27" table:content-validation-name="val7" office:value-type="string" calcext:value-type="string">
            <text:p>Nein</text:p>
          </table:table-cell>
          <table:table-cell table:number-columns-repeated="2" table:style-name="ce27" table:content-validation-name="val7" office:value-type="string" calcext:value-type="string">
            <text:p>Ja</text:p>
          </table:table-cell>
          <table:table-cell table:style-name="ce27" table:content-validation-name="val7" office:value-type="string" calcext:value-type="string">
            <text:p>Nein</text:p>
          </table:table-cell>
          <table:table-cell table:style-name="ce27" table:content-validation-name="val7" office:value-type="string" calcext:value-type="string">
            <text:p>Ja</text:p>
          </table:table-cell>
          <table:table-cell table:style-name="ce27" table:content-validation-name="val7" office:value-type="string" calcext:value-type="string">
            <text:p>Nein</text:p>
          </table:table-cell>
          <table:table-cell table:number-columns-repeated="5" table:style-name="ce27" table:content-validation-name="val7" office:value-type="string" calcext:value-type="string">
            <text:p>Ja</text:p>
          </table:table-cell>
          <table:table-cell table:style-name="ce27" table:content-validation-name="val7" office:value-type="string" calcext:value-type="string">
            <text:p>Nein</text:p>
          </table:table-cell>
          <table:table-cell table:number-columns-repeated="7" table:style-name="ce27" table:content-validation-name="val7" office:value-type="string" calcext:value-type="string">
            <text:p>Ja</text:p>
          </table:table-cell>
          <table:table-cell table:style-name="ce27" table:content-validation-name="val7" office:value-type="string" calcext:value-type="string">
            <text:p>Nein</text:p>
          </table:table-cell>
          <table:table-cell table:number-columns-repeated="6" table:style-name="ce27" table:content-validation-name="val7" office:value-type="string" calcext:value-type="string">
            <text:p>Ja</text:p>
          </table:table-cell>
          <table:table-cell table:style-name="ce27" table:content-validation-name="val7" office:value-type="string" calcext:value-type="string">
            <text:p>Nein</text:p>
          </table:table-cell>
          <table:table-cell table:number-columns-repeated="5" table:style-name="ce27" table:content-validation-name="val7" office:value-type="string" calcext:value-type="string">
            <text:p>Ja</text:p>
          </table:table-cell>
          <table:table-cell table:style-name="ce27" table:content-validation-name="val7" office:value-type="string" calcext:value-type="string">
            <text:p>Nein</text:p>
          </table:table-cell>
          <table:table-cell table:number-columns-repeated="3" table:style-name="ce27" table:content-validation-name="val7" office:value-type="string" calcext:value-type="string">
            <text:p>Ja</text:p>
          </table:table-cell>
          <table:table-cell table:style-name="ce27" table:content-validation-name="val7" office:value-type="string" calcext:value-type="string">
            <text:p>Nein</text:p>
          </table:table-cell>
          <table:table-cell table:number-columns-repeated="5" table:style-name="ce27" table:content-validation-name="val7" office:value-type="string" calcext:value-type="string">
            <text:p>Ja</text:p>
          </table:table-cell>
          <table:table-cell table:style-name="ce27" table:content-validation-name="val7" office:value-type="string" calcext:value-type="string">
            <text:p>Nein</text:p>
          </table:table-cell>
          <table:table-cell table:style-name="ce27" table:content-validation-name="val7" office:value-type="string" calcext:value-type="string">
            <text:p>Ja</text:p>
          </table:table-cell>
          <table:table-cell table:content-validation-name="val7"/>
          <table:table-cell table:style-name="ce27" table:content-validation-name="val7" office:value-type="string" calcext:value-type="string">
            <text:p>Ja</text:p>
          </table:table-cell>
          <table:table-cell table:style-name="ce27" table:content-validation-name="val7" office:value-type="string" calcext:value-type="string">
            <text:p>Nein</text:p>
          </table:table-cell>
          <table:table-cell table:style-name="ce27" table:content-validation-name="val7" office:value-type="string" calcext:value-type="string">
            <text:p>Ja</text:p>
          </table:table-cell>
          <table:table-cell table:style-name="ce27" table:content-validation-name="val7" office:value-type="string" calcext:value-type="string">
            <text:p>Nein</text:p>
          </table:table-cell>
          <table:table-cell table:style-name="ce27" table:content-validation-name="val7" office:value-type="string" calcext:value-type="string">
            <text:p>Ja</text:p>
          </table:table-cell>
          <table:table-cell table:number-columns-repeated="5" table:style-name="ce27" table:content-validation-name="val7" office:value-type="string" calcext:value-type="string">
            <text:p>Nein</text:p>
          </table:table-cell>
          <table:table-cell table:number-columns-repeated="2" table:style-name="ce27" table:content-validation-name="val7" office:value-type="string" calcext:value-type="string">
            <text:p>Ja</text:p>
          </table:table-cell>
          <table:table-cell table:content-validation-name="val7" table:number-columns-repeated="904"/>
          <table:table-cell/>
        </table:table-row>
        <table:table-row table:style-name="ro1">
          <table:table-cell table:style-name="ce7" office:value-type="string" calcext:value-type="string">
            <text:p>L1.1</text:p>
          </table:table-cell>
          <table:table-cell table:number-columns-repeated="28" table:style-name="ce27" office:value-type="string" calcext:value-type="string">
            <text:p>Deutsch</text:p>
          </table:table-cell>
          <table:table-cell table:number-columns-repeated="2" table:style-name="ce27" office:value-type="string" calcext:value-type="string">
            <text:p>Türkisch</text:p>
          </table:table-cell>
          <table:table-cell table:number-columns-repeated="2" table:style-name="ce27" office:value-type="string" calcext:value-type="string">
            <text:p>Deutsch</text:p>
          </table:table-cell>
          <table:table-cell table:style-name="ce27" office:value-type="string" calcext:value-type="string">
            <text:p>Albanisch</text:p>
          </table:table-cell>
          <table:table-cell table:number-columns-repeated="12" table:style-name="ce27" office:value-type="string" calcext:value-type="string">
            <text:p>Deutsch</text:p>
          </table:table-cell>
          <table:table-cell/>
          <table:table-cell table:number-columns-repeated="5" table:style-name="ce27" office:value-type="string" calcext:value-type="string">
            <text:p>Deutsch</text:p>
          </table:table-cell>
          <table:table-cell table:style-name="ce27" office:value-type="string" calcext:value-type="string">
            <text:p>Farsi</text:p>
          </table:table-cell>
          <table:table-cell table:number-columns-repeated="8" table:style-name="ce27" office:value-type="string" calcext:value-type="string">
            <text:p>Deutsch</text:p>
          </table:table-cell>
          <table:table-cell table:style-name="ce27" office:value-type="string" calcext:value-type="string">
            <text:p>Türkisch</text:p>
          </table:table-cell>
          <table:table-cell table:number-columns-repeated="26" table:style-name="ce27" office:value-type="string" calcext:value-type="string">
            <text:p>Deutsch</text:p>
          </table:table-cell>
          <table:table-cell table:style-name="ce27" office:value-type="string" calcext:value-type="string">
            <text:p>Schweizerdeutsch</text:p>
          </table:table-cell>
          <table:table-cell table:number-columns-repeated="23" table:style-name="ce27" office:value-type="string" calcext:value-type="string">
            <text:p>Deutsch</text:p>
          </table:table-cell>
          <table:table-cell/>
          <table:table-cell table:style-name="ce27" office:value-type="string" calcext:value-type="string">
            <text:p>Türkisch</text:p>
          </table:table-cell>
          <table:table-cell table:style-name="ce27" office:value-type="string" calcext:value-type="string">
            <text:p>Deutsch</text:p>
          </table:table-cell>
          <table:table-cell table:style-name="ce27" office:value-type="string" calcext:value-type="string">
            <text:p>Türkisch</text:p>
          </table:table-cell>
          <table:table-cell table:style-name="ce27" office:value-type="string" calcext:value-type="string">
            <text:p>Arabisch</text:p>
          </table:table-cell>
          <table:table-cell table:number-columns-repeated="2" table:style-name="ce27" office:value-type="string" calcext:value-type="string">
            <text:p>Deutsch</text:p>
          </table:table-cell>
          <table:table-cell table:number-columns-repeated="905"/>
        </table:table-row>
        <table:table-row table:style-name="ro1">
          <table:table-cell table:style-name="ce7" office:value-type="string" calcext:value-type="string">
            <text:p>L1.2</text:p>
          </table:table-cell>
          <table:table-cell table:style-name="ce27" office:value-type="string" calcext:value-type="string">
            <text:p>Türkisch</text:p>
          </table:table-cell>
          <table:table-cell table:number-columns-repeated="9"/>
          <table:table-cell table:style-name="ce27" office:value-type="string" calcext:value-type="string">
            <text:p>Englisch</text:p>
          </table:table-cell>
          <table:table-cell/>
          <table:table-cell table:style-name="ce27" office:value-type="string" calcext:value-type="string">
            <text:p>Türkisch</text:p>
          </table:table-cell>
          <table:table-cell table:number-columns-repeated="3"/>
          <table:table-cell table:style-name="ce27" office:value-type="string" calcext:value-type="string">
            <text:p>Sorbisch</text:p>
          </table:table-cell>
          <table:table-cell table:number-columns-repeated="6"/>
          <table:table-cell table:style-name="ce27" office:value-type="string" calcext:value-type="string">
            <text:p>Italienisch</text:p>
          </table:table-cell>
          <table:table-cell table:style-name="ce27" office:value-type="string" calcext:value-type="string">
            <text:p>Arabisch</text:p>
          </table:table-cell>
          <table:table-cell table:style-name="ce27" office:value-type="string" calcext:value-type="string">
            <text:p>Englisch</text:p>
          </table:table-cell>
          <table:table-cell table:number-columns-repeated="2"/>
          <table:table-cell table:style-name="ce27" office:value-type="string" calcext:value-type="string">
            <text:p>Deutsch</text:p>
          </table:table-cell>
          <table:table-cell table:number-columns-repeated="3"/>
          <table:table-cell table:style-name="ce27" office:value-type="string" calcext:value-type="string">
            <text:p>Deutsch</text:p>
          </table:table-cell>
          <table:table-cell table:number-columns-repeated="5"/>
          <table:table-cell table:style-name="ce27" office:value-type="string" calcext:value-type="string">
            <text:p>Russisch</text:p>
          </table:table-cell>
          <table:table-cell table:number-columns-repeated="12"/>
          <table:table-cell table:style-name="ce27" office:value-type="string" calcext:value-type="string">
            <text:p>Deutsch</text:p>
          </table:table-cell>
          <table:table-cell table:number-columns-repeated="7"/>
          <table:table-cell table:style-name="ce27" office:value-type="string" calcext:value-type="string">
            <text:p>Englisch</text:p>
          </table:table-cell>
          <table:table-cell table:style-name="ce27" office:value-type="string" calcext:value-type="string">
            <text:p>Deutsch</text:p>
          </table:table-cell>
          <table:table-cell table:number-columns-repeated="10"/>
          <table:table-cell table:style-name="ce27" office:value-type="string" calcext:value-type="string">
            <text:p>Englisch</text:p>
          </table:table-cell>
          <table:table-cell table:number-columns-repeated="3"/>
          <table:table-cell table:style-name="ce27" office:value-type="string" calcext:value-type="string">
            <text:p>Türkisch</text:p>
          </table:table-cell>
          <table:table-cell table:number-columns-repeated="4"/>
          <table:table-cell table:style-name="ce27" office:value-type="string" calcext:value-type="string">
            <text:p>Englisch</text:p>
          </table:table-cell>
          <table:table-cell table:number-columns-repeated="6"/>
          <table:table-cell table:style-name="ce27" office:value-type="string" calcext:value-type="string">
            <text:p>Französisch</text:p>
          </table:table-cell>
          <table:table-cell/>
          <table:table-cell table:style-name="ce27" office:value-type="string" calcext:value-type="string">
            <text:p>Türkisch</text:p>
          </table:table-cell>
          <table:table-cell table:number-columns-repeated="11"/>
          <table:table-cell table:style-name="ce27" office:value-type="string" calcext:value-type="string">
            <text:p>Englisch</text:p>
          </table:table-cell>
          <table:table-cell table:style-name="ce27" office:value-type="string" calcext:value-type="string">
            <text:p>Russisch</text:p>
          </table:table-cell>
          <table:table-cell table:number-columns-repeated="4"/>
          <table:table-cell table:style-name="ce27" office:value-type="string" calcext:value-type="string">
            <text:p>Türkisch</text:p>
          </table:table-cell>
          <table:table-cell table:number-columns-repeated="4"/>
          <table:table-cell table:style-name="ce27" office:value-type="string" calcext:value-type="string">
            <text:p>Deutsch</text:p>
          </table:table-cell>
          <table:table-cell/>
          <table:table-cell table:number-columns-repeated="2" table:style-name="ce27" office:value-type="string" calcext:value-type="string">
            <text:p>Deutsch</text:p>
          </table:table-cell>
          <table:table-cell/>
          <table:table-cell table:style-name="ce27" office:value-type="string" calcext:value-type="string">
            <text:p>Berlinerisch</text:p>
          </table:table-cell>
          <table:table-cell table:number-columns-repeated="905"/>
        </table:table-row>
        <table:table-row table:style-name="ro1">
          <table:table-cell table:style-name="ce7" office:value-type="string" calcext:value-type="string">
            <text:p>L2.1</text:p>
          </table:table-cell>
          <table:table-cell table:style-name="ce27" office:value-type="string" calcext:value-type="string">
            <text:p>Latein</text:p>
          </table:table-cell>
          <table:table-cell table:number-columns-repeated="3" table:style-name="ce27" office:value-type="string" calcext:value-type="string">
            <text:p>Englisch</text:p>
          </table:table-cell>
          <table:table-cell table:style-name="ce27" office:value-type="string" calcext:value-type="string">
            <text:p>Französisch</text:p>
          </table:table-cell>
          <table:table-cell table:number-columns-repeated="4" table:style-name="ce27" office:value-type="string" calcext:value-type="string">
            <text:p>Englisch</text:p>
          </table:table-cell>
          <table:table-cell table:style-name="ce27" office:value-type="string" calcext:value-type="string">
            <text:p>Französisch </text:p>
          </table:table-cell>
          <table:table-cell table:style-name="ce27" office:value-type="string" calcext:value-type="string">
            <text:p>Englisch</text:p>
          </table:table-cell>
          <table:table-cell table:style-name="ce27" office:value-type="string" calcext:value-type="string">
            <text:p>Latein</text:p>
          </table:table-cell>
          <table:table-cell table:number-columns-repeated="5" table:style-name="ce27" office:value-type="string" calcext:value-type="string">
            <text:p>Englisch</text:p>
          </table:table-cell>
          <table:table-cell table:style-name="ce27" office:value-type="string" calcext:value-type="string">
            <text:p>Französisch</text:p>
          </table:table-cell>
          <table:table-cell table:number-columns-repeated="6" table:style-name="ce27" office:value-type="string" calcext:value-type="string">
            <text:p>Englisch</text:p>
          </table:table-cell>
          <table:table-cell table:style-name="ce27" office:value-type="string" calcext:value-type="string">
            <text:p>Französisch</text:p>
          </table:table-cell>
          <table:table-cell table:number-columns-repeated="20" table:style-name="ce27" office:value-type="string" calcext:value-type="string">
            <text:p>Englisch</text:p>
          </table:table-cell>
          <table:table-cell table:style-name="ce27" office:value-type="string" calcext:value-type="string">
            <text:p>Russisch</text:p>
          </table:table-cell>
          <table:table-cell table:style-name="ce27" office:value-type="string" calcext:value-type="string">
            <text:p>Latein</text:p>
          </table:table-cell>
          <table:table-cell table:number-columns-repeated="17" table:style-name="ce27" office:value-type="string" calcext:value-type="string">
            <text:p>Englisch</text:p>
          </table:table-cell>
          <table:table-cell table:style-name="ce27" office:value-type="string" calcext:value-type="string">
            <text:p>Französisch</text:p>
          </table:table-cell>
          <table:table-cell table:number-columns-repeated="6" table:style-name="ce27" office:value-type="string" calcext:value-type="string">
            <text:p>Englisch</text:p>
          </table:table-cell>
          <table:table-cell table:style-name="ce27" office:value-type="string" calcext:value-type="string">
            <text:p>Französisch</text:p>
          </table:table-cell>
          <table:table-cell table:number-columns-repeated="4" table:style-name="ce27" office:value-type="string" calcext:value-type="string">
            <text:p>Englisch</text:p>
          </table:table-cell>
          <table:table-cell table:style-name="ce27" office:value-type="string" calcext:value-type="string">
            <text:p>Französisch</text:p>
          </table:table-cell>
          <table:table-cell table:number-columns-repeated="3" table:style-name="ce27" office:value-type="string" calcext:value-type="string">
            <text:p>Englisch</text:p>
          </table:table-cell>
          <table:table-cell table:style-name="ce27" office:value-type="string" calcext:value-type="string">
            <text:p>Latein</text:p>
          </table:table-cell>
          <table:table-cell table:style-name="ce27" office:value-type="string" calcext:value-type="string">
            <text:p>Französisch</text:p>
          </table:table-cell>
          <table:table-cell table:number-columns-repeated="8" table:style-name="ce27" office:value-type="string" calcext:value-type="string">
            <text:p>Englisch</text:p>
          </table:table-cell>
          <table:table-cell table:style-name="ce27" office:value-type="string" calcext:value-type="string">
            <text:p>Französisch</text:p>
          </table:table-cell>
          <table:table-cell table:number-columns-repeated="5" table:style-name="ce27" office:value-type="string" calcext:value-type="string">
            <text:p>Englisch</text:p>
          </table:table-cell>
          <table:table-cell table:style-name="ce27" office:value-type="string" calcext:value-type="string">
            <text:p>Russisch</text:p>
          </table:table-cell>
          <table:table-cell table:number-columns-repeated="21" table:style-name="ce27" office:value-type="string" calcext:value-type="string">
            <text:p>Englisch</text:p>
          </table:table-cell>
          <table:table-cell table:number-columns-repeated="905"/>
        </table:table-row>
        <table:table-row table:style-name="ro1">
          <table:table-cell table:style-name="ce7" office:value-type="string" calcext:value-type="string">
            <text:p>L2.1.Jahre</text:p>
          </table:table-cell>
          <table:table-cell table:style-name="ce27" table:content-validation-name="val4" office:value-type="float" office:value="6" calcext:value-type="float">
            <text:p>6</text:p>
          </table:table-cell>
          <table:table-cell table:style-name="ce27" table:content-validation-name="val4" office:value-type="float" office:value="9" calcext:value-type="float">
            <text:p>9</text:p>
          </table:table-cell>
          <table:table-cell table:style-name="ce27" table:content-validation-name="val4" office:value-type="float" office:value="10" calcext:value-type="float">
            <text:p>10</text:p>
          </table:table-cell>
          <table:table-cell table:content-validation-name="val4"/>
          <table:table-cell table:style-name="ce27" table:content-validation-name="val4" office:value-type="float" office:value="10" calcext:value-type="float">
            <text:p>10</text:p>
          </table:table-cell>
          <table:table-cell table:style-name="ce27" table:content-validation-name="val4" office:value-type="float" office:value="7" calcext:value-type="float">
            <text:p>7</text:p>
          </table:table-cell>
          <table:table-cell table:style-name="ce27" table:content-validation-name="val4" office:value-type="float" office:value="10" calcext:value-type="float">
            <text:p>10</text:p>
          </table:table-cell>
          <table:table-cell table:style-name="ce27" table:content-validation-name="val4" office:value-type="float" office:value="9" calcext:value-type="float">
            <text:p>9</text:p>
          </table:table-cell>
          <table:table-cell table:style-name="ce27" table:content-validation-name="val4" office:value-type="float" office:value="8" calcext:value-type="float">
            <text:p>8</text:p>
          </table:table-cell>
          <table:table-cell table:style-name="ce27" table:content-validation-name="val4" office:value-type="float" office:value="10" calcext:value-type="float">
            <text:p>10</text:p>
          </table:table-cell>
          <table:table-cell table:number-columns-repeated="2" table:style-name="ce27" table:content-validation-name="val4" office:value-type="float" office:value="7" calcext:value-type="float">
            <text:p>7</text:p>
          </table:table-cell>
          <table:table-cell table:style-name="ce27" table:content-validation-name="val4" office:value-type="float" office:value="6" calcext:value-type="float">
            <text:p>6</text:p>
          </table:table-cell>
          <table:table-cell table:number-columns-repeated="2" table:style-name="ce27" table:content-validation-name="val4" office:value-type="float" office:value="10" calcext:value-type="float">
            <text:p>10</text:p>
          </table:table-cell>
          <table:table-cell table:style-name="ce27" table:content-validation-name="val4" office:value-type="float" office:value="9" calcext:value-type="float">
            <text:p>9</text:p>
          </table:table-cell>
          <table:table-cell table:style-name="ce27" table:content-validation-name="val4" office:value-type="float" office:value="10" calcext:value-type="float">
            <text:p>10</text:p>
          </table:table-cell>
          <table:table-cell table:number-columns-repeated="3" table:style-name="ce27" table:content-validation-name="val4" office:value-type="float" office:value="9" calcext:value-type="float">
            <text:p>9</text:p>
          </table:table-cell>
          <table:table-cell table:style-name="ce27" table:content-validation-name="val4" office:value-type="float" office:value="10" calcext:value-type="float">
            <text:p>10</text:p>
          </table:table-cell>
          <table:table-cell table:style-name="ce27" table:content-validation-name="val4" office:value-type="float" office:value="9" calcext:value-type="float">
            <text:p>9</text:p>
          </table:table-cell>
          <table:table-cell table:style-name="ce27" table:content-validation-name="val4" office:value-type="float" office:value="13" calcext:value-type="float">
            <text:p>13</text:p>
          </table:table-cell>
          <table:table-cell table:style-name="ce27" table:content-validation-name="val4" office:value-type="float" office:value="10" calcext:value-type="float">
            <text:p>10</text:p>
          </table:table-cell>
          <table:table-cell table:style-name="ce27" table:content-validation-name="val4" office:value-type="float" office:value="11" calcext:value-type="float">
            <text:p>11</text:p>
          </table:table-cell>
          <table:table-cell table:number-columns-repeated="2" table:style-name="ce27" table:content-validation-name="val4" office:value-type="float" office:value="10" calcext:value-type="float">
            <text:p>10</text:p>
          </table:table-cell>
          <table:table-cell table:style-name="ce27" table:content-validation-name="val4" office:value-type="float" office:value="9" calcext:value-type="float">
            <text:p>9</text:p>
          </table:table-cell>
          <table:table-cell table:style-name="ce27" table:content-validation-name="val4" office:value-type="float" office:value="11" calcext:value-type="float">
            <text:p>11</text:p>
          </table:table-cell>
          <table:table-cell table:style-name="ce27" table:content-validation-name="val4" office:value-type="float" office:value="7" calcext:value-type="float">
            <text:p>7</text:p>
          </table:table-cell>
          <table:table-cell table:style-name="ce27" table:content-validation-name="val4" office:value-type="float" office:value="8" calcext:value-type="float">
            <text:p>8</text:p>
          </table:table-cell>
          <table:table-cell table:number-columns-repeated="2" table:style-name="ce27" table:content-validation-name="val4" office:value-type="float" office:value="9" calcext:value-type="float">
            <text:p>9</text:p>
          </table:table-cell>
          <table:table-cell table:number-columns-repeated="3" table:style-name="ce27" table:content-validation-name="val4" office:value-type="float" office:value="10" calcext:value-type="float">
            <text:p>10</text:p>
          </table:table-cell>
          <table:table-cell table:style-name="ce27" table:content-validation-name="val4" office:value-type="float" office:value="9" calcext:value-type="float">
            <text:p>9</text:p>
          </table:table-cell>
          <table:table-cell table:style-name="ce27" table:content-validation-name="val4" office:value-type="float" office:value="10" calcext:value-type="float">
            <text:p>10</text:p>
          </table:table-cell>
          <table:table-cell table:style-name="ce27" table:content-validation-name="val4" office:value-type="float" office:value="8" calcext:value-type="float">
            <text:p>8</text:p>
          </table:table-cell>
          <table:table-cell table:style-name="ce27" table:content-validation-name="val4" office:value-type="float" office:value="12" calcext:value-type="float">
            <text:p>12</text:p>
          </table:table-cell>
          <table:table-cell table:style-name="ce27" table:content-validation-name="val4" office:value-type="float" office:value="10" calcext:value-type="float">
            <text:p>10</text:p>
          </table:table-cell>
          <table:table-cell table:style-name="ce27" table:content-validation-name="val4" office:value-type="float" office:value="12" calcext:value-type="float">
            <text:p>12</text:p>
          </table:table-cell>
          <table:table-cell table:number-columns-repeated="2" table:style-name="ce27" table:content-validation-name="val4" office:value-type="float" office:value="8" calcext:value-type="float">
            <text:p>8</text:p>
          </table:table-cell>
          <table:table-cell table:style-name="ce27" table:content-validation-name="val4" office:value-type="float" office:value="5" calcext:value-type="float">
            <text:p>5</text:p>
          </table:table-cell>
          <table:table-cell table:style-name="ce27" table:content-validation-name="val4" office:value-type="float" office:value="6" calcext:value-type="float">
            <text:p>6</text:p>
          </table:table-cell>
          <table:table-cell table:style-name="ce27" table:content-validation-name="val4" office:value-type="float" office:value="9" calcext:value-type="float">
            <text:p>9</text:p>
          </table:table-cell>
          <table:table-cell table:style-name="ce27" table:content-validation-name="val4" office:value-type="float" office:value="7" calcext:value-type="float">
            <text:p>7</text:p>
          </table:table-cell>
          <table:table-cell table:style-name="ce27" table:content-validation-name="val4" office:value-type="float" office:value="9" calcext:value-type="float">
            <text:p>9</text:p>
          </table:table-cell>
          <table:table-cell table:style-name="ce27" table:content-validation-name="val4" office:value-type="float" office:value="10" calcext:value-type="float">
            <text:p>10</text:p>
          </table:table-cell>
          <table:table-cell table:style-name="ce27" table:content-validation-name="val4" office:value-type="float" office:value="8" calcext:value-type="float">
            <text:p>8</text:p>
          </table:table-cell>
          <table:table-cell table:style-name="ce27" table:content-validation-name="val4" office:value-type="float" office:value="9" calcext:value-type="float">
            <text:p>9</text:p>
          </table:table-cell>
          <table:table-cell table:number-columns-repeated="6" table:style-name="ce27" table:content-validation-name="val4" office:value-type="float" office:value="10" calcext:value-type="float">
            <text:p>10</text:p>
          </table:table-cell>
          <table:table-cell table:style-name="ce27" table:content-validation-name="val4" office:value-type="float" office:value="9" calcext:value-type="float">
            <text:p>9</text:p>
          </table:table-cell>
          <table:table-cell table:number-columns-repeated="2" table:style-name="ce27" table:content-validation-name="val4" office:value-type="float" office:value="10" calcext:value-type="float">
            <text:p>10</text:p>
          </table:table-cell>
          <table:table-cell table:style-name="ce27" table:content-validation-name="val4" office:value-type="float" office:value="9" calcext:value-type="float">
            <text:p>9</text:p>
          </table:table-cell>
          <table:table-cell table:style-name="ce27" table:content-validation-name="val4" office:value-type="float" office:value="8" calcext:value-type="float">
            <text:p>8</text:p>
          </table:table-cell>
          <table:table-cell table:style-name="ce27" table:content-validation-name="val4" office:value-type="float" office:value="12" calcext:value-type="float">
            <text:p>12</text:p>
          </table:table-cell>
          <table:table-cell table:style-name="ce27" table:content-validation-name="val4" office:value-type="float" office:value="9" calcext:value-type="float">
            <text:p>9</text:p>
          </table:table-cell>
          <table:table-cell table:style-name="ce27" table:content-validation-name="val4" office:value-type="float" office:value="11" calcext:value-type="float">
            <text:p>11</text:p>
          </table:table-cell>
          <table:table-cell table:style-name="ce27" table:content-validation-name="val4" office:value-type="float" office:value="9" calcext:value-type="float">
            <text:p>9</text:p>
          </table:table-cell>
          <table:table-cell table:number-columns-repeated="3" table:style-name="ce27" table:content-validation-name="val4" office:value-type="float" office:value="10" calcext:value-type="float">
            <text:p>10</text:p>
          </table:table-cell>
          <table:table-cell table:style-name="ce27" table:content-validation-name="val4" office:value-type="float" office:value="11" calcext:value-type="float">
            <text:p>11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8" calcext:value-type="float">
            <text:p>8</text:p>
          </table:table-cell>
          <table:table-cell table:content-validation-name="val4"/>
          <table:table-cell table:number-columns-repeated="2" table:style-name="ce27" table:content-validation-name="val4" office:value-type="float" office:value="8" calcext:value-type="float">
            <text:p>8</text:p>
          </table:table-cell>
          <table:table-cell table:style-name="ce27" table:content-validation-name="val4" office:value-type="float" office:value="7" calcext:value-type="float">
            <text:p>7</text:p>
          </table:table-cell>
          <table:table-cell table:style-name="ce27" table:content-validation-name="val4" office:value-type="float" office:value="8" calcext:value-type="float">
            <text:p>8</text:p>
          </table:table-cell>
          <table:table-cell table:number-columns-repeated="2" table:style-name="ce27" table:content-validation-name="val4" office:value-type="float" office:value="9" calcext:value-type="float">
            <text:p>9</text:p>
          </table:table-cell>
          <table:table-cell table:number-columns-repeated="2" table:style-name="ce27" table:content-validation-name="val4" office:value-type="float" office:value="8" calcext:value-type="float">
            <text:p>8</text:p>
          </table:table-cell>
          <table:table-cell table:number-columns-repeated="2" table:style-name="ce27" table:content-validation-name="val4" office:value-type="float" office:value="11" calcext:value-type="float">
            <text:p>11</text:p>
          </table:table-cell>
          <table:table-cell table:style-name="ce27" table:content-validation-name="val4" office:value-type="float" office:value="10" calcext:value-type="float">
            <text:p>10</text:p>
          </table:table-cell>
          <table:table-cell table:style-name="ce27" table:content-validation-name="val4" office:value-type="float" office:value="7" calcext:value-type="float">
            <text:p>7</text:p>
          </table:table-cell>
          <table:table-cell table:style-name="ce27" table:content-validation-name="val4" office:value-type="float" office:value="11" calcext:value-type="float">
            <text:p>11</text:p>
          </table:table-cell>
          <table:table-cell table:style-name="ce27" table:content-validation-name="val4" office:value-type="float" office:value="10" calcext:value-type="float">
            <text:p>10</text:p>
          </table:table-cell>
          <table:table-cell table:number-columns-repeated="3" table:style-name="ce27" table:content-validation-name="val4" office:value-type="float" office:value="9" calcext:value-type="float">
            <text:p>9</text:p>
          </table:table-cell>
          <table:table-cell table:style-name="ce27" table:content-validation-name="val4" office:value-type="float" office:value="12" calcext:value-type="float">
            <text:p>12</text:p>
          </table:table-cell>
          <table:table-cell table:style-name="ce27" table:content-validation-name="val4" office:value-type="float" office:value="7" calcext:value-type="float">
            <text:p>7</text:p>
          </table:table-cell>
          <table:table-cell table:style-name="ce27" table:content-validation-name="val4" office:value-type="float" office:value="8" calcext:value-type="float">
            <text:p>8</text:p>
          </table:table-cell>
          <table:table-cell table:style-name="ce27" table:content-validation-name="val4" office:value-type="float" office:value="10" calcext:value-type="float">
            <text:p>10</text:p>
          </table:table-cell>
          <table:table-cell table:style-name="ce27" table:content-validation-name="val4" office:value-type="float" office:value="9" calcext:value-type="float">
            <text:p>9</text:p>
          </table:table-cell>
          <table:table-cell table:style-name="ce27" table:content-validation-name="val4" office:value-type="float" office:value="7" calcext:value-type="float">
            <text:p>7</text:p>
          </table:table-cell>
          <table:table-cell table:style-name="ce27" table:content-validation-name="val4" office:value-type="float" office:value="8" calcext:value-type="float">
            <text:p>8</text:p>
          </table:table-cell>
          <table:table-cell table:style-name="ce27" table:content-validation-name="val4" office:value-type="float" office:value="9" calcext:value-type="float">
            <text:p>9</text:p>
          </table:table-cell>
          <table:table-cell table:content-validation-name="val4"/>
          <table:table-cell table:style-name="ce27" table:content-validation-name="val4" office:value-type="float" office:value="8" calcext:value-type="float">
            <text:p>8</text:p>
          </table:table-cell>
          <table:table-cell table:number-columns-repeated="3" table:style-name="ce27" table:content-validation-name="val4" office:value-type="float" office:value="9" calcext:value-type="float">
            <text:p>9</text:p>
          </table:table-cell>
          <table:table-cell table:style-name="ce27" table:content-validation-name="val4" office:value-type="float" office:value="10" calcext:value-type="float">
            <text:p>10</text:p>
          </table:table-cell>
          <table:table-cell table:style-name="ce27" table:content-validation-name="val4" office:value-type="float" office:value="11" calcext:value-type="float">
            <text:p>11</text:p>
          </table:table-cell>
          <table:table-cell table:style-name="ce27" table:content-validation-name="val4" office:value-type="float" office:value="7" calcext:value-type="float">
            <text:p>7</text:p>
          </table:table-cell>
          <table:table-cell table:style-name="ce27" table:content-validation-name="val4" office:value-type="float" office:value="1" calcext:value-type="float">
            <text:p>1</text:p>
          </table:table-cell>
          <table:table-cell table:style-name="ce27" table:content-validation-name="val4" office:value-type="float" office:value="11" calcext:value-type="float">
            <text:p>11</text:p>
          </table:table-cell>
          <table:table-cell table:style-name="ce27" table:content-validation-name="val4" office:value-type="float" office:value="9" calcext:value-type="float">
            <text:p>9</text:p>
          </table:table-cell>
          <table:table-cell table:style-name="ce27" table:content-validation-name="val4" office:value-type="float" office:value="7" calcext:value-type="float">
            <text:p>7</text:p>
          </table:table-cell>
          <table:table-cell table:style-name="ce27" table:content-validation-name="val4" office:value-type="float" office:value="9" calcext:value-type="float">
            <text:p>9</text:p>
          </table:table-cell>
          <table:table-cell table:style-name="ce27" table:content-validation-name="val4" office:value-type="float" office:value="11" calcext:value-type="float">
            <text:p>11</text:p>
          </table:table-cell>
          <table:table-cell table:number-columns-repeated="4" table:style-name="ce27" table:content-validation-name="val4" office:value-type="float" office:value="9" calcext:value-type="float">
            <text:p>9</text:p>
          </table:table-cell>
          <table:table-cell table:style-name="ce27" table:content-validation-name="val4" office:value-type="float" office:value="10" calcext:value-type="float">
            <text:p>10</text:p>
          </table:table-cell>
          <table:table-cell table:content-validation-name="val4" table:number-columns-repeated="904"/>
          <table:table-cell/>
        </table:table-row>
        <table:table-row table:style-name="ro1">
          <table:table-cell table:style-name="ce7" office:value-type="string" calcext:value-type="string">
            <text:p>L2.2</text:p>
          </table:table-cell>
          <table:table-cell table:number-columns-repeated="2" table:style-name="ce27" office:value-type="string" calcext:value-type="string">
            <text:p>Französisch</text:p>
          </table:table-cell>
          <table:table-cell table:number-columns-repeated="2" table:style-name="ce27" office:value-type="string" calcext:value-type="string">
            <text:p>Latein</text:p>
          </table:table-cell>
          <table:table-cell table:style-name="ce27" office:value-type="string" calcext:value-type="string">
            <text:p>Englisch</text:p>
          </table:table-cell>
          <table:table-cell table:style-name="ce27" office:value-type="string" calcext:value-type="string">
            <text:p>Latein</text:p>
          </table:table-cell>
          <table:table-cell table:number-columns-repeated="3" table:style-name="ce27" office:value-type="string" calcext:value-type="string">
            <text:p>Französisch</text:p>
          </table:table-cell>
          <table:table-cell table:style-name="ce27" office:value-type="string" calcext:value-type="string">
            <text:p>Englisch</text:p>
          </table:table-cell>
          <table:table-cell table:style-name="ce27" office:value-type="string" calcext:value-type="string">
            <text:p>Spanisch</text:p>
          </table:table-cell>
          <table:table-cell table:style-name="ce27" office:value-type="string" calcext:value-type="string">
            <text:p>Englisch</text:p>
          </table:table-cell>
          <table:table-cell table:number-columns-repeated="4" table:style-name="ce27" office:value-type="string" calcext:value-type="string">
            <text:p>Französisch</text:p>
          </table:table-cell>
          <table:table-cell table:style-name="ce27" office:value-type="string" calcext:value-type="string">
            <text:p>Französisch </text:p>
          </table:table-cell>
          <table:table-cell table:style-name="ce27" office:value-type="string" calcext:value-type="string">
            <text:p>Englisch</text:p>
          </table:table-cell>
          <table:table-cell table:number-columns-repeated="3" table:style-name="ce27" office:value-type="string" calcext:value-type="string">
            <text:p>Französisch</text:p>
          </table:table-cell>
          <table:table-cell table:style-name="ce27" office:value-type="string" calcext:value-type="string">
            <text:p>Spanisch</text:p>
          </table:table-cell>
          <table:table-cell table:style-name="ce27" office:value-type="string" calcext:value-type="string">
            <text:p>Französisch</text:p>
          </table:table-cell>
          <table:table-cell table:style-name="ce27" office:value-type="string" calcext:value-type="string">
            <text:p>Italienisch</text:p>
          </table:table-cell>
          <table:table-cell table:style-name="ce27" office:value-type="string" calcext:value-type="string">
            <text:p>Englisch</text:p>
          </table:table-cell>
          <table:table-cell table:style-name="ce27" office:value-type="string" calcext:value-type="string">
            <text:p>Russisch</text:p>
          </table:table-cell>
          <table:table-cell table:style-name="ce27" office:value-type="string" calcext:value-type="string">
            <text:p>Latein</text:p>
          </table:table-cell>
          <table:table-cell table:style-name="ce27" office:value-type="string" calcext:value-type="string">
            <text:p>Französisch</text:p>
          </table:table-cell>
          <table:table-cell table:style-name="ce27" office:value-type="string" calcext:value-type="string">
            <text:p>Spanisch</text:p>
          </table:table-cell>
          <table:table-cell table:number-columns-repeated="6" table:style-name="ce27" office:value-type="string" calcext:value-type="string">
            <text:p>Französisch</text:p>
          </table:table-cell>
          <table:table-cell table:style-name="ce27" office:value-type="string" calcext:value-type="string">
            <text:p>Spanisch</text:p>
          </table:table-cell>
          <table:table-cell table:number-columns-repeated="6" table:style-name="ce27" office:value-type="string" calcext:value-type="string">
            <text:p>Französisch</text:p>
          </table:table-cell>
          <table:table-cell table:number-columns-repeated="3" table:style-name="ce27" office:value-type="string" calcext:value-type="string">
            <text:p>Latein</text:p>
          </table:table-cell>
          <table:table-cell table:number-columns-repeated="2" table:style-name="ce27" office:value-type="string" calcext:value-type="string">
            <text:p>Englisch</text:p>
          </table:table-cell>
          <table:table-cell table:style-name="ce27" office:value-type="string" calcext:value-type="string">
            <text:p>Latein</text:p>
          </table:table-cell>
          <table:table-cell table:number-columns-repeated="4" table:style-name="ce27" office:value-type="string" calcext:value-type="string">
            <text:p>Französisch</text:p>
          </table:table-cell>
          <table:table-cell table:style-name="ce27" office:value-type="string" calcext:value-type="string">
            <text:p>Latein</text:p>
          </table:table-cell>
          <table:table-cell table:style-name="ce27" office:value-type="string" calcext:value-type="string">
            <text:p>Französisch</text:p>
          </table:table-cell>
          <table:table-cell table:style-name="ce27" office:value-type="string" calcext:value-type="string">
            <text:p>Spanisch</text:p>
          </table:table-cell>
          <table:table-cell table:style-name="ce27" office:value-type="string" calcext:value-type="string">
            <text:p>Latein</text:p>
          </table:table-cell>
          <table:table-cell table:style-name="ce27" office:value-type="string" calcext:value-type="string">
            <text:p>Französisch</text:p>
          </table:table-cell>
          <table:table-cell table:number-columns-repeated="2" table:style-name="ce27" office:value-type="string" calcext:value-type="string">
            <text:p>Spanisch</text:p>
          </table:table-cell>
          <table:table-cell table:style-name="ce27" office:value-type="string" calcext:value-type="string">
            <text:p>Französisch</text:p>
          </table:table-cell>
          <table:table-cell table:style-name="ce27" office:value-type="string" calcext:value-type="string">
            <text:p>Latein</text:p>
          </table:table-cell>
          <table:table-cell table:style-name="ce27" office:value-type="string" calcext:value-type="string">
            <text:p>Russisch</text:p>
          </table:table-cell>
          <table:table-cell table:style-name="ce27" office:value-type="string" calcext:value-type="string">
            <text:p>Latein</text:p>
          </table:table-cell>
          <table:table-cell table:style-name="ce27" office:value-type="string" calcext:value-type="string">
            <text:p>Französisch</text:p>
          </table:table-cell>
          <table:table-cell table:style-name="ce27" office:value-type="string" calcext:value-type="string">
            <text:p>Englisch</text:p>
          </table:table-cell>
          <table:table-cell table:number-columns-repeated="3" table:style-name="ce27" office:value-type="string" calcext:value-type="string">
            <text:p>Französisch</text:p>
          </table:table-cell>
          <table:table-cell table:style-name="ce27" office:value-type="string" calcext:value-type="string">
            <text:p>Latein</text:p>
          </table:table-cell>
          <table:table-cell table:style-name="ce27" office:value-type="string" calcext:value-type="string">
            <text:p>Französisch</text:p>
          </table:table-cell>
          <table:table-cell table:style-name="ce27" office:value-type="string" calcext:value-type="string">
            <text:p>Spanisch</text:p>
          </table:table-cell>
          <table:table-cell table:style-name="ce27" office:value-type="string" calcext:value-type="string">
            <text:p>Spanisch3</text:p>
          </table:table-cell>
          <table:table-cell table:style-name="ce27" office:value-type="string" calcext:value-type="string">
            <text:p>Französisch</text:p>
          </table:table-cell>
          <table:table-cell table:style-name="ce27" office:value-type="string" calcext:value-type="string">
            <text:p>Spanisch</text:p>
          </table:table-cell>
          <table:table-cell table:number-columns-repeated="2" table:style-name="ce27" office:value-type="string" calcext:value-type="string">
            <text:p>Französisch</text:p>
          </table:table-cell>
          <table:table-cell table:style-name="ce27" office:value-type="string" calcext:value-type="string">
            <text:p>Englisch</text:p>
          </table:table-cell>
          <table:table-cell table:number-columns-repeated="2" table:style-name="ce27" office:value-type="string" calcext:value-type="string">
            <text:p>Latein</text:p>
          </table:table-cell>
          <table:table-cell table:style-name="ce27" office:value-type="string" calcext:value-type="string">
            <text:p>Französisch</text:p>
          </table:table-cell>
          <table:table-cell/>
          <table:table-cell table:style-name="ce27" office:value-type="string" calcext:value-type="string">
            <text:p>Englisch</text:p>
          </table:table-cell>
          <table:table-cell table:style-name="ce27" office:value-type="string" calcext:value-type="string">
            <text:p>Französisch</text:p>
          </table:table-cell>
          <table:table-cell table:number-columns-repeated="2" table:style-name="ce27" office:value-type="string" calcext:value-type="string">
            <text:p>Latein</text:p>
          </table:table-cell>
          <table:table-cell table:number-columns-repeated="2" table:style-name="ce27" office:value-type="string" calcext:value-type="string">
            <text:p>Französisch</text:p>
          </table:table-cell>
          <table:table-cell/>
          <table:table-cell table:style-name="ce27" office:value-type="string" calcext:value-type="string">
            <text:p>Französisch</text:p>
          </table:table-cell>
          <table:table-cell table:style-name="ce27" office:value-type="string" calcext:value-type="string">
            <text:p>Spanisch</text:p>
          </table:table-cell>
          <table:table-cell table:style-name="ce27" office:value-type="string" calcext:value-type="string">
            <text:p>Englisch</text:p>
          </table:table-cell>
          <table:table-cell table:number-columns-repeated="2" table:style-name="ce27" office:value-type="string" calcext:value-type="string">
            <text:p>Französisch</text:p>
          </table:table-cell>
          <table:table-cell table:style-name="ce27" office:value-type="string" calcext:value-type="string">
            <text:p>Russisch</text:p>
          </table:table-cell>
          <table:table-cell table:number-columns-repeated="3" table:style-name="ce27" office:value-type="string" calcext:value-type="string">
            <text:p>Französisch</text:p>
          </table:table-cell>
          <table:table-cell table:style-name="ce27" office:value-type="string" calcext:value-type="string">
            <text:p>Latein</text:p>
          </table:table-cell>
          <table:table-cell table:style-name="ce27" office:value-type="string" calcext:value-type="string">
            <text:p>Spanisch</text:p>
          </table:table-cell>
          <table:table-cell table:number-columns-repeated="4" table:style-name="ce27" office:value-type="string" calcext:value-type="string">
            <text:p>Französisch</text:p>
          </table:table-cell>
          <table:table-cell/>
          <table:table-cell table:number-columns-repeated="3" table:style-name="ce27" office:value-type="string" calcext:value-type="string">
            <text:p>Französisch</text:p>
          </table:table-cell>
          <table:table-cell table:style-name="ce27" office:value-type="string" calcext:value-type="string">
            <text:p>Latein</text:p>
          </table:table-cell>
          <table:table-cell table:number-columns-repeated="7" table:style-name="ce27" office:value-type="string" calcext:value-type="string">
            <text:p>Französisch</text:p>
          </table:table-cell>
          <table:table-cell table:style-name="ce27" office:value-type="string" calcext:value-type="string">
            <text:p>Spanisch</text:p>
          </table:table-cell>
          <table:table-cell table:number-columns-repeated="2" table:style-name="ce27" office:value-type="string" calcext:value-type="string">
            <text:p>Französisch</text:p>
          </table:table-cell>
          <table:table-cell table:number-columns-repeated="905"/>
        </table:table-row>
        <table:table-row table:style-name="ro1">
          <table:table-cell table:style-name="ce7" office:value-type="string" calcext:value-type="string">
            <text:p>L2.2.Jahre</text:p>
          </table:table-cell>
          <table:table-cell table:style-name="ce27" table:content-validation-name="val8" office:value-type="float" office:value="2" calcext:value-type="float">
            <text:p>2</text:p>
          </table:table-cell>
          <table:table-cell table:style-name="ce27" table:content-validation-name="val8" office:value-type="float" office:value="4" calcext:value-type="float">
            <text:p>4</text:p>
          </table:table-cell>
          <table:table-cell table:style-name="ce27" table:content-validation-name="val8" office:value-type="float" office:value="6" calcext:value-type="float">
            <text:p>6</text:p>
          </table:table-cell>
          <table:table-cell table:content-validation-name="val8"/>
          <table:table-cell table:style-name="ce27" table:content-validation-name="val8" office:value-type="float" office:value="6" calcext:value-type="float">
            <text:p>6</text:p>
          </table:table-cell>
          <table:table-cell table:style-name="ce27" table:content-validation-name="val8" office:value-type="float" office:value="4" calcext:value-type="float">
            <text:p>4</text:p>
          </table:table-cell>
          <table:table-cell table:number-columns-repeated="2" table:style-name="ce27" table:content-validation-name="val8" office:value-type="float" office:value="6" calcext:value-type="float">
            <text:p>6</text:p>
          </table:table-cell>
          <table:table-cell table:style-name="ce27" table:content-validation-name="val8" office:value-type="float" office:value="3" calcext:value-type="float">
            <text:p>3</text:p>
          </table:table-cell>
          <table:table-cell table:number-columns-repeated="2" table:style-name="ce27" table:content-validation-name="val8" office:value-type="float" office:value="6" calcext:value-type="float">
            <text:p>6</text:p>
          </table:table-cell>
          <table:table-cell table:style-name="ce27" table:content-validation-name="val8" office:value-type="float" office:value="10" calcext:value-type="float">
            <text:p>10</text:p>
          </table:table-cell>
          <table:table-cell table:style-name="ce27" table:content-validation-name="val8" office:value-type="float" office:value="7" calcext:value-type="float">
            <text:p>7</text:p>
          </table:table-cell>
          <table:table-cell table:number-columns-repeated="2" table:style-name="ce27" table:content-validation-name="val8" office:value-type="float" office:value="6" calcext:value-type="float">
            <text:p>6</text:p>
          </table:table-cell>
          <table:table-cell table:style-name="ce27" table:content-validation-name="val8" office:value-type="float" office:value="5" calcext:value-type="float">
            <text:p>5</text:p>
          </table:table-cell>
          <table:table-cell table:style-name="ce27" table:content-validation-name="val8" office:value-type="float" office:value="6" calcext:value-type="float">
            <text:p>6</text:p>
          </table:table-cell>
          <table:table-cell table:style-name="ce27" table:content-validation-name="val8" office:value-type="float" office:value="8" calcext:value-type="float">
            <text:p>8</text:p>
          </table:table-cell>
          <table:table-cell table:style-name="ce27" table:content-validation-name="val8" office:value-type="float" office:value="5" calcext:value-type="float">
            <text:p>5</text:p>
          </table:table-cell>
          <table:table-cell table:style-name="ce27" table:content-validation-name="val8" office:value-type="float" office:value="7" calcext:value-type="float">
            <text:p>7</text:p>
          </table:table-cell>
          <table:table-cell table:style-name="ce27" table:content-validation-name="val8" office:value-type="float" office:value="4" calcext:value-type="float">
            <text:p>4</text:p>
          </table:table-cell>
          <table:table-cell table:style-name="ce27" table:content-validation-name="val8" office:value-type="float" office:value="5" calcext:value-type="float">
            <text:p>5</text:p>
          </table:table-cell>
          <table:table-cell table:style-name="ce27" table:content-validation-name="val8" office:value-type="float" office:value="13" calcext:value-type="float">
            <text:p>13</text:p>
          </table:table-cell>
          <table:table-cell table:number-columns-repeated="2" table:style-name="ce27" table:content-validation-name="val8" office:value-type="float" office:value="6" calcext:value-type="float">
            <text:p>6</text:p>
          </table:table-cell>
          <table:table-cell table:style-name="ce27" table:content-validation-name="val8" office:value-type="float" office:value="4" calcext:value-type="float">
            <text:p>4</text:p>
          </table:table-cell>
          <table:table-cell table:style-name="ce27" table:content-validation-name="val8" office:value-type="float" office:value="7" calcext:value-type="float">
            <text:p>7</text:p>
          </table:table-cell>
          <table:table-cell table:style-name="ce27" table:content-validation-name="val8" office:value-type="float" office:value="4" calcext:value-type="float">
            <text:p>4</text:p>
          </table:table-cell>
          <table:table-cell table:style-name="ce27" table:content-validation-name="val8" office:value-type="float" office:value="7" calcext:value-type="float">
            <text:p>7</text:p>
          </table:table-cell>
          <table:table-cell table:style-name="ce27" table:content-validation-name="val8" office:value-type="float" office:value="2" calcext:value-type="float">
            <text:p>2</text:p>
          </table:table-cell>
          <table:table-cell table:number-columns-repeated="2" table:style-name="ce27" table:content-validation-name="val8" office:value-type="float" office:value="5" calcext:value-type="float">
            <text:p>5</text:p>
          </table:table-cell>
          <table:table-cell table:style-name="ce27" table:content-validation-name="val8" office:value-type="float" office:value="6" calcext:value-type="float">
            <text:p>6</text:p>
          </table:table-cell>
          <table:table-cell table:style-name="ce27" table:content-validation-name="val8" office:value-type="float" office:value="4" calcext:value-type="float">
            <text:p>4</text:p>
          </table:table-cell>
          <table:table-cell table:style-name="ce27" table:content-validation-name="val8" office:value-type="float" office:value="7" calcext:value-type="float">
            <text:p>7</text:p>
          </table:table-cell>
          <table:table-cell table:style-name="ce27" table:content-validation-name="val8" office:value-type="float" office:value="5" calcext:value-type="float">
            <text:p>5</text:p>
          </table:table-cell>
          <table:table-cell table:style-name="ce27" table:content-validation-name="val8" office:value-type="float" office:value="7" calcext:value-type="float">
            <text:p>7</text:p>
          </table:table-cell>
          <table:table-cell table:style-name="ce27" table:content-validation-name="val8" office:value-type="float" office:value="3" calcext:value-type="float">
            <text:p>3</text:p>
          </table:table-cell>
          <table:table-cell table:style-name="ce27" table:content-validation-name="val8" office:value-type="float" office:value="7" calcext:value-type="float">
            <text:p>7</text:p>
          </table:table-cell>
          <table:table-cell table:style-name="ce27" table:content-validation-name="val8" office:value-type="float" office:value="3" calcext:value-type="float">
            <text:p>3</text:p>
          </table:table-cell>
          <table:table-cell table:style-name="ce27" table:content-validation-name="val8" office:value-type="float" office:value="7" calcext:value-type="float">
            <text:p>7</text:p>
          </table:table-cell>
          <table:table-cell table:number-columns-repeated="3" table:style-name="ce27" table:content-validation-name="val8" office:value-type="float" office:value="4" calcext:value-type="float">
            <text:p>4</text:p>
          </table:table-cell>
          <table:table-cell table:number-columns-repeated="2" table:style-name="ce27" table:content-validation-name="val8" office:value-type="float" office:value="8" calcext:value-type="float">
            <text:p>8</text:p>
          </table:table-cell>
          <table:table-cell table:style-name="ce27" table:content-validation-name="val8" office:value-type="float" office:value="6" calcext:value-type="float">
            <text:p>6</text:p>
          </table:table-cell>
          <table:table-cell table:style-name="ce27" table:content-validation-name="val8" office:value-type="float" office:value="8" calcext:value-type="float">
            <text:p>8</text:p>
          </table:table-cell>
          <table:table-cell table:style-name="ce27" table:content-validation-name="val8" office:value-type="float" office:value="6" calcext:value-type="float">
            <text:p>6</text:p>
          </table:table-cell>
          <table:table-cell table:style-name="ce27" table:content-validation-name="val8" office:value-type="float" office:value="3" calcext:value-type="float">
            <text:p>3</text:p>
          </table:table-cell>
          <table:table-cell table:style-name="ce27" table:content-validation-name="val8" office:value-type="float" office:value="4" calcext:value-type="float">
            <text:p>4</text:p>
          </table:table-cell>
          <table:table-cell table:style-name="ce27" table:content-validation-name="val8" office:value-type="float" office:value="6" calcext:value-type="float">
            <text:p>6</text:p>
          </table:table-cell>
          <table:table-cell table:number-columns-repeated="2" table:style-name="ce27" table:content-validation-name="val8" office:value-type="float" office:value="5" calcext:value-type="float">
            <text:p>5</text:p>
          </table:table-cell>
          <table:table-cell table:style-name="ce27" table:content-validation-name="val8" office:value-type="float" office:value="6" calcext:value-type="float">
            <text:p>6</text:p>
          </table:table-cell>
          <table:table-cell table:style-name="ce27" table:content-validation-name="val8" office:value-type="float" office:value="4" calcext:value-type="float">
            <text:p>4</text:p>
          </table:table-cell>
          <table:table-cell table:style-name="ce27" table:content-validation-name="val8" office:value-type="float" office:value="3" calcext:value-type="float">
            <text:p>3</text:p>
          </table:table-cell>
          <table:table-cell table:style-name="ce27" table:content-validation-name="val8" office:value-type="float" office:value="4" calcext:value-type="float">
            <text:p>4</text:p>
          </table:table-cell>
          <table:table-cell table:style-name="ce27" table:content-validation-name="val8" office:value-type="float" office:value="5" calcext:value-type="float">
            <text:p>5</text:p>
          </table:table-cell>
          <table:table-cell table:style-name="ce27" table:content-validation-name="val8" office:value-type="float" office:value="6" calcext:value-type="float">
            <text:p>6</text:p>
          </table:table-cell>
          <table:table-cell table:style-name="ce27" table:content-validation-name="val8" office:value-type="float" office:value="2" calcext:value-type="float">
            <text:p>2</text:p>
          </table:table-cell>
          <table:table-cell table:style-name="ce27" table:content-validation-name="val8" office:value-type="float" office:value="6" calcext:value-type="float">
            <text:p>6</text:p>
          </table:table-cell>
          <table:table-cell table:style-name="ce27" table:content-validation-name="val8" office:value-type="float" office:value="4" calcext:value-type="float">
            <text:p>4</text:p>
          </table:table-cell>
          <table:table-cell table:number-columns-repeated="3" table:style-name="ce27" table:content-validation-name="val8" office:value-type="float" office:value="5" calcext:value-type="float">
            <text:p>5</text:p>
          </table:table-cell>
          <table:table-cell table:style-name="ce27" table:content-validation-name="val8" office:value-type="float" office:value="7" calcext:value-type="float">
            <text:p>7</text:p>
          </table:table-cell>
          <table:table-cell table:style-name="ce27" table:content-validation-name="val8" office:value-type="float" office:value="3" calcext:value-type="float">
            <text:p>3</text:p>
          </table:table-cell>
          <table:table-cell table:style-name="ce27" table:content-validation-name="val8" office:value-type="float" office:value="5" calcext:value-type="float">
            <text:p>5</text:p>
          </table:table-cell>
          <table:table-cell table:style-name="ce27" table:content-validation-name="val8" office:value-type="float" office:value="4" calcext:value-type="float">
            <text:p>4</text:p>
          </table:table-cell>
          <table:table-cell table:style-name="ce27" table:content-validation-name="val8" office:value-type="float" office:value="7" calcext:value-type="float">
            <text:p>7</text:p>
          </table:table-cell>
          <table:table-cell table:content-validation-name="val8"/>
          <table:table-cell table:style-name="ce27" table:content-validation-name="val8" office:value-type="float" office:value="3" calcext:value-type="float">
            <text:p>3</text:p>
          </table:table-cell>
          <table:table-cell table:content-validation-name="val8"/>
          <table:table-cell table:style-name="ce27" table:content-validation-name="val8" office:value-type="float" office:value="6" calcext:value-type="float">
            <text:p>6</text:p>
          </table:table-cell>
          <table:table-cell table:style-name="ce27" table:content-validation-name="val8" office:value-type="float" office:value="3" calcext:value-type="float">
            <text:p>3</text:p>
          </table:table-cell>
          <table:table-cell table:style-name="ce27" table:content-validation-name="val8" office:value-type="float" office:value="7" calcext:value-type="float">
            <text:p>7</text:p>
          </table:table-cell>
          <table:table-cell table:style-name="ce27" table:content-validation-name="val8" office:value-type="float" office:value="4" calcext:value-type="float">
            <text:p>4</text:p>
          </table:table-cell>
          <table:table-cell table:style-name="ce27" table:content-validation-name="val8" office:value-type="float" office:value="5" calcext:value-type="float">
            <text:p>5</text:p>
          </table:table-cell>
          <table:table-cell table:style-name="ce27" table:content-validation-name="val8" office:value-type="float" office:value="6" calcext:value-type="float">
            <text:p>6</text:p>
          </table:table-cell>
          <table:table-cell table:content-validation-name="val8"/>
          <table:table-cell table:style-name="ce27" table:content-validation-name="val8" office:value-type="float" office:value="7" calcext:value-type="float">
            <text:p>7</text:p>
          </table:table-cell>
          <table:table-cell table:number-columns-repeated="2" table:style-name="ce27" table:content-validation-name="val8" office:value-type="float" office:value="9" calcext:value-type="float">
            <text:p>9</text:p>
          </table:table-cell>
          <table:table-cell table:style-name="ce27" table:content-validation-name="val8" office:value-type="float" office:value="5" calcext:value-type="float">
            <text:p>5</text:p>
          </table:table-cell>
          <table:table-cell table:style-name="ce27" table:content-validation-name="val8" office:value-type="float" office:value="6" calcext:value-type="float">
            <text:p>6</text:p>
          </table:table-cell>
          <table:table-cell table:style-name="ce27" table:content-validation-name="val8" office:value-type="float" office:value="5" calcext:value-type="float">
            <text:p>5</text:p>
          </table:table-cell>
          <table:table-cell table:content-validation-name="val8"/>
          <table:table-cell table:style-name="ce27" table:content-validation-name="val8" office:value-type="float" office:value="4" calcext:value-type="float">
            <text:p>4</text:p>
          </table:table-cell>
          <table:table-cell table:style-name="ce27" table:content-validation-name="val8" office:value-type="float" office:value="1" calcext:value-type="float">
            <text:p>1</text:p>
          </table:table-cell>
          <table:table-cell table:style-name="ce27" table:content-validation-name="val8" office:value-type="float" office:value="7" calcext:value-type="float">
            <text:p>7</text:p>
          </table:table-cell>
          <table:table-cell table:style-name="ce27" table:content-validation-name="val8" office:value-type="float" office:value="3" calcext:value-type="float">
            <text:p>3</text:p>
          </table:table-cell>
          <table:table-cell table:style-name="ce27" table:content-validation-name="val8" office:value-type="float" office:value="4" calcext:value-type="float">
            <text:p>4</text:p>
          </table:table-cell>
          <table:table-cell table:style-name="ce27" table:content-validation-name="val8" office:value-type="float" office:value="5" calcext:value-type="float">
            <text:p>5</text:p>
          </table:table-cell>
          <table:table-cell table:style-name="ce27" table:content-validation-name="val8" office:value-type="float" office:value="4" calcext:value-type="float">
            <text:p>4</text:p>
          </table:table-cell>
          <table:table-cell table:style-name="ce27" table:content-validation-name="val8" office:value-type="float" office:value="2" calcext:value-type="float">
            <text:p>2</text:p>
          </table:table-cell>
          <table:table-cell table:style-name="ce27" table:content-validation-name="val8" office:value-type="float" office:value="4" calcext:value-type="float">
            <text:p>4</text:p>
          </table:table-cell>
          <table:table-cell table:style-name="ce27" table:content-validation-name="val8" office:value-type="float" office:value="6" calcext:value-type="float">
            <text:p>6</text:p>
          </table:table-cell>
          <table:table-cell table:style-name="ce27" table:content-validation-name="val8" office:value-type="float" office:value="4" calcext:value-type="float">
            <text:p>4</text:p>
          </table:table-cell>
          <table:table-cell table:content-validation-name="val8"/>
          <table:table-cell table:number-columns-repeated="2" table:style-name="ce27" table:content-validation-name="val8" office:value-type="float" office:value="3" calcext:value-type="float">
            <text:p>3</text:p>
          </table:table-cell>
          <table:table-cell table:style-name="ce27" table:content-validation-name="val8" office:value-type="float" office:value="7" calcext:value-type="float">
            <text:p>7</text:p>
          </table:table-cell>
          <table:table-cell table:content-validation-name="val8"/>
          <table:table-cell table:style-name="ce27" table:content-validation-name="val8" office:value-type="float" office:value="3" calcext:value-type="float">
            <text:p>3</text:p>
          </table:table-cell>
          <table:table-cell table:style-name="ce27" table:content-validation-name="val8" office:value-type="float" office:value="4" calcext:value-type="float">
            <text:p>4</text:p>
          </table:table-cell>
          <table:table-cell table:style-name="ce27" table:content-validation-name="val8" office:value-type="float" office:value="9" calcext:value-type="float">
            <text:p>9</text:p>
          </table:table-cell>
          <table:table-cell table:style-name="ce27" table:content-validation-name="val8" office:value-type="float" office:value="7" calcext:value-type="float">
            <text:p>7</text:p>
          </table:table-cell>
          <table:table-cell table:number-columns-repeated="4" table:style-name="ce27" table:content-validation-name="val8" office:value-type="float" office:value="5" calcext:value-type="float">
            <text:p>5</text:p>
          </table:table-cell>
          <table:table-cell table:style-name="ce27" table:content-validation-name="val8" office:value-type="float" office:value="4" calcext:value-type="float">
            <text:p>4</text:p>
          </table:table-cell>
          <table:table-cell table:style-name="ce27" table:content-validation-name="val8" office:value-type="float" office:value="3" calcext:value-type="float">
            <text:p>3</text:p>
          </table:table-cell>
          <table:table-cell table:style-name="ce27" table:content-validation-name="val8" office:value-type="float" office:value="5" calcext:value-type="float">
            <text:p>5</text:p>
          </table:table-cell>
          <table:table-cell table:style-name="ce27" table:content-validation-name="val8" office:value-type="float" office:value="3" calcext:value-type="float">
            <text:p>3</text:p>
          </table:table-cell>
          <table:table-cell table:number-columns-repeated="2" table:style-name="ce27" table:content-validation-name="val8" office:value-type="float" office:value="7" calcext:value-type="float">
            <text:p>7</text:p>
          </table:table-cell>
          <table:table-cell table:content-validation-name="val8" table:number-columns-repeated="904"/>
          <table:table-cell/>
        </table:table-row>
        <table:table-row table:style-name="ro1">
          <table:table-cell table:style-name="ce7" office:value-type="string" calcext:value-type="string">
            <text:p>L2.3</text:p>
          </table:table-cell>
          <table:table-cell table:style-name="ce27" office:value-type="string" calcext:value-type="string">
            <text:p>Englisch</text:p>
          </table:table-cell>
          <table:table-cell table:number-columns-repeated="3"/>
          <table:table-cell table:style-name="ce27" office:value-type="string" calcext:value-type="string">
            <text:p>Spanisch</text:p>
          </table:table-cell>
          <table:table-cell table:number-columns-repeated="4"/>
          <table:table-cell table:style-name="ce27" office:value-type="string" calcext:value-type="string">
            <text:p>Latein</text:p>
          </table:table-cell>
          <table:table-cell table:number-columns-repeated="2"/>
          <table:table-cell table:style-name="ce27" office:value-type="string" calcext:value-type="string">
            <text:p>Latein </text:p>
          </table:table-cell>
          <table:table-cell table:number-columns-repeated="3"/>
          <table:table-cell table:style-name="ce27" office:value-type="string" calcext:value-type="string">
            <text:p>Spanisch</text:p>
          </table:table-cell>
          <table:table-cell table:style-name="ce27" office:value-type="string" calcext:value-type="string">
            <text:p>Latein</text:p>
          </table:table-cell>
          <table:table-cell table:number-columns-repeated="2"/>
          <table:table-cell table:style-name="ce27" office:value-type="string" calcext:value-type="string">
            <text:p>Latein</text:p>
          </table:table-cell>
          <table:table-cell table:style-name="ce27" office:value-type="string" calcext:value-type="string">
            <text:p>Französisch</text:p>
          </table:table-cell>
          <table:table-cell/>
          <table:table-cell table:style-name="ce27" office:value-type="string" calcext:value-type="string">
            <text:p>Latein</text:p>
          </table:table-cell>
          <table:table-cell table:style-name="ce27" office:value-type="string" calcext:value-type="string">
            <text:p>Spanisch</text:p>
          </table:table-cell>
          <table:table-cell/>
          <table:table-cell table:style-name="ce27" office:value-type="string" calcext:value-type="string">
            <text:p>Französich</text:p>
          </table:table-cell>
          <table:table-cell table:number-columns-repeated="2" table:style-name="ce27" office:value-type="string" calcext:value-type="string">
            <text:p>Latein</text:p>
          </table:table-cell>
          <table:table-cell table:number-columns-repeated="2"/>
          <table:table-cell table:style-name="ce27" office:value-type="string" calcext:value-type="string">
            <text:p>Spanisch</text:p>
          </table:table-cell>
          <table:table-cell/>
          <table:table-cell table:style-name="ce27" office:value-type="string" calcext:value-type="string">
            <text:p>Spanisch</text:p>
          </table:table-cell>
          <table:table-cell table:number-columns-repeated="3"/>
          <table:table-cell table:style-name="ce27" office:value-type="string" calcext:value-type="string">
            <text:p>Latein</text:p>
          </table:table-cell>
          <table:table-cell/>
          <table:table-cell table:style-name="ce27" office:value-type="string" calcext:value-type="string">
            <text:p>Spanisch</text:p>
          </table:table-cell>
          <table:table-cell/>
          <table:table-cell table:style-name="ce27" office:value-type="string" calcext:value-type="string">
            <text:p>Latein</text:p>
          </table:table-cell>
          <table:table-cell table:number-columns-repeated="5"/>
          <table:table-cell table:style-name="ce27" office:value-type="string" calcext:value-type="string">
            <text:p>Französisch</text:p>
          </table:table-cell>
          <table:table-cell/>
          <table:table-cell table:style-name="ce27" office:value-type="string" calcext:value-type="string">
            <text:p>Spanisch</text:p>
          </table:table-cell>
          <table:table-cell/>
          <table:table-cell table:style-name="ce27" office:value-type="string" calcext:value-type="string">
            <text:p>Spanisch</text:p>
          </table:table-cell>
          <table:table-cell table:number-columns-repeated="2"/>
          <table:table-cell table:style-name="ce27" office:value-type="string" calcext:value-type="string">
            <text:p>Französisch</text:p>
          </table:table-cell>
          <table:table-cell/>
          <table:table-cell table:style-name="ce27" office:value-type="string" calcext:value-type="string">
            <text:p>Spanisch</text:p>
          </table:table-cell>
          <table:table-cell table:number-columns-repeated="2"/>
          <table:table-cell table:style-name="ce27" office:value-type="string" calcext:value-type="string">
            <text:p>Spanisch</text:p>
          </table:table-cell>
          <table:table-cell table:style-name="ce27" office:value-type="string" calcext:value-type="string">
            <text:p>Französisch</text:p>
          </table:table-cell>
          <table:table-cell table:style-name="ce27" office:value-type="string" calcext:value-type="string">
            <text:p>Latein</text:p>
          </table:table-cell>
          <table:table-cell table:style-name="ce27" office:value-type="string" calcext:value-type="string">
            <text:p>Französisch</text:p>
          </table:table-cell>
          <table:table-cell table:number-columns-repeated="5"/>
          <table:table-cell table:style-name="ce27" office:value-type="string" calcext:value-type="string">
            <text:p>Altgriechisch</text:p>
          </table:table-cell>
          <table:table-cell table:number-columns-repeated="3"/>
          <table:table-cell table:style-name="ce27" office:value-type="string" calcext:value-type="string">
            <text:p>Latein</text:p>
          </table:table-cell>
          <table:table-cell/>
          <table:table-cell table:number-columns-repeated="2" table:style-name="ce27" office:value-type="string" calcext:value-type="string">
            <text:p>Latein</text:p>
          </table:table-cell>
          <table:table-cell table:style-name="ce27" office:value-type="string" calcext:value-type="string">
            <text:p>Spanisch</text:p>
          </table:table-cell>
          <table:table-cell table:style-name="ce27" office:value-type="string" calcext:value-type="string">
            <text:p>Französisch</text:p>
          </table:table-cell>
          <table:table-cell table:style-name="ce27" office:value-type="string" calcext:value-type="string">
            <text:p>Spanisch</text:p>
          </table:table-cell>
          <table:table-cell table:number-columns-repeated="3"/>
          <table:table-cell table:style-name="ce27" office:value-type="string" calcext:value-type="string">
            <text:p>Spanisch</text:p>
          </table:table-cell>
          <table:table-cell table:style-name="ce27" office:value-type="string" calcext:value-type="string">
            <text:p>Italienisch</text:p>
          </table:table-cell>
          <table:table-cell table:style-name="ce27" office:value-type="string" calcext:value-type="string">
            <text:p>Französisch</text:p>
          </table:table-cell>
          <table:table-cell table:number-columns-repeated="3"/>
          <table:table-cell table:style-name="ce27" office:value-type="string" calcext:value-type="string">
            <text:p>Spanisch</text:p>
          </table:table-cell>
          <table:table-cell/>
          <table:table-cell table:style-name="ce27" office:value-type="string" calcext:value-type="string">
            <text:p>Latein</text:p>
          </table:table-cell>
          <table:table-cell table:style-name="ce27" office:value-type="string" calcext:value-type="string">
            <text:p>Spanisch</text:p>
          </table:table-cell>
          <table:table-cell table:number-columns-repeated="2"/>
          <table:table-cell table:number-columns-repeated="2" table:style-name="ce27" office:value-type="string" calcext:value-type="string">
            <text:p>Spanisch</text:p>
          </table:table-cell>
          <table:table-cell table:number-columns-repeated="4"/>
          <table:table-cell table:style-name="ce27" office:value-type="string" calcext:value-type="string">
            <text:p>Spanisch</text:p>
          </table:table-cell>
          <table:table-cell table:style-name="ce27" office:value-type="string" calcext:value-type="string">
            <text:p>Latein</text:p>
          </table:table-cell>
          <table:table-cell table:number-columns-repeated="2"/>
          <table:table-cell table:style-name="ce27" office:value-type="string" calcext:value-type="string">
            <text:p>Spanisch</text:p>
          </table:table-cell>
          <table:table-cell table:number-columns-repeated="3"/>
          <table:table-cell table:number-columns-repeated="2" table:style-name="ce27" office:value-type="string" calcext:value-type="string">
            <text:p>Spanisch</text:p>
          </table:table-cell>
          <table:table-cell table:number-columns-repeated="2"/>
          <table:table-cell table:style-name="ce27" office:value-type="string" calcext:value-type="string">
            <text:p>Latein</text:p>
          </table:table-cell>
          <table:table-cell table:style-name="ce27" office:value-type="string" calcext:value-type="string">
            <text:p>Spanisch</text:p>
          </table:table-cell>
          <table:table-cell table:number-columns-repeated="909"/>
        </table:table-row>
        <table:table-row table:style-name="ro1">
          <table:table-cell table:style-name="ce7" office:value-type="string" calcext:value-type="string">
            <text:p>L2.3.Jahre</text:p>
          </table:table-cell>
          <table:table-cell table:style-name="ce27" table:content-validation-name="val4" office:value-type="float" office:value="10" calcext:value-type="float">
            <text:p>10</text:p>
          </table:table-cell>
          <table:table-cell table:content-validation-name="val4" table:number-columns-repeated="3"/>
          <table:table-cell table:style-name="ce27" table:content-validation-name="val4" office:value-type="float" office:value="3" calcext:value-type="float">
            <text:p>3</text:p>
          </table:table-cell>
          <table:table-cell table:content-validation-name="val4" table:number-columns-repeated="4"/>
          <table:table-cell table:style-name="ce27" table:content-validation-name="val4" office:value-type="float" office:value="2" calcext:value-type="float">
            <text:p>2</text:p>
          </table:table-cell>
          <table:table-cell table:content-validation-name="val4" table:number-columns-repeated="2"/>
          <table:table-cell table:style-name="ce27" table:content-validation-name="val4" office:value-type="float" office:value="3" calcext:value-type="float">
            <text:p>3</text:p>
          </table:table-cell>
          <table:table-cell table:content-validation-name="val4" table:number-columns-repeated="3"/>
          <table:table-cell table:style-name="ce27" table:content-validation-name="val4" office:value-type="float" office:value="1" calcext:value-type="float">
            <text:p>1</text:p>
          </table:table-cell>
          <table:table-cell table:style-name="ce27" table:content-validation-name="val4" office:value-type="float" office:value="4" calcext:value-type="float">
            <text:p>4</text:p>
          </table:table-cell>
          <table:table-cell table:content-validation-name="val4" table:number-columns-repeated="2"/>
          <table:table-cell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content-validation-name="val4"/>
          <table:table-cell table:style-name="ce27" table:content-validation-name="val4" office:value-type="float" office:value="5" calcext:value-type="float">
            <text:p>5</text:p>
          </table:table-cell>
          <table:table-cell table:style-name="ce27" table:content-validation-name="val4" office:value-type="float" office:value="3" calcext:value-type="float">
            <text:p>3</text:p>
          </table:table-cell>
          <table:table-cell table:content-validation-name="val4"/>
          <table:table-cell table:style-name="ce27" table:content-validation-name="val4" office:value-type="float" office:value="4" calcext:value-type="float">
            <text:p>4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5" calcext:value-type="float">
            <text:p>5</text:p>
          </table:table-cell>
          <table:table-cell table:content-validation-name="val4" table:number-columns-repeated="2"/>
          <table:table-cell table:style-name="ce27" table:content-validation-name="val4" office:value-type="float" office:value="2" calcext:value-type="float">
            <text:p>2</text:p>
          </table:table-cell>
          <table:table-cell table:content-validation-name="val4"/>
          <table:table-cell table:style-name="ce27" table:content-validation-name="val4" office:value-type="float" office:value="4" calcext:value-type="float">
            <text:p>4</text:p>
          </table:table-cell>
          <table:table-cell table:content-validation-name="val4" table:number-columns-repeated="3"/>
          <table:table-cell table:style-name="ce27" table:content-validation-name="val4" office:value-type="float" office:value="5" calcext:value-type="float">
            <text:p>5</text:p>
          </table:table-cell>
          <table:table-cell table:content-validation-name="val4"/>
          <table:table-cell table:style-name="ce27" table:content-validation-name="val4" office:value-type="float" office:value="4" calcext:value-type="float">
            <text:p>4</text:p>
          </table:table-cell>
          <table:table-cell table:content-validation-name="val4"/>
          <table:table-cell table:style-name="ce27" table:content-validation-name="val4" office:value-type="float" office:value="4" calcext:value-type="float">
            <text:p>4</text:p>
          </table:table-cell>
          <table:table-cell table:content-validation-name="val4" table:number-columns-repeated="5"/>
          <table:table-cell table:style-name="ce27" table:content-validation-name="val4" office:value-type="float" office:value="2" calcext:value-type="float">
            <text:p>2</text:p>
          </table:table-cell>
          <table:table-cell table:content-validation-name="val4" table:number-columns-repeated="3"/>
          <table:table-cell table:style-name="ce27" table:content-validation-name="val4" office:value-type="float" office:value="3" calcext:value-type="float">
            <text:p>3</text:p>
          </table:table-cell>
          <table:table-cell table:content-validation-name="val4" table:number-columns-repeated="2"/>
          <table:table-cell table:style-name="ce27" table:content-validation-name="val4" office:value-type="float" office:value="2" calcext:value-type="float">
            <text:p>2</text:p>
          </table:table-cell>
          <table:table-cell table:content-validation-name="val4"/>
          <table:table-cell table:style-name="ce27" table:content-validation-name="val4" office:value-type="float" office:value="4" calcext:value-type="float">
            <text:p>4</text:p>
          </table:table-cell>
          <table:table-cell table:content-validation-name="val4" table:number-columns-repeated="2"/>
          <table:table-cell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3" calcext:value-type="float">
            <text:p>3</text:p>
          </table:table-cell>
          <table:table-cell table:style-name="ce27" table:content-validation-name="val4" office:value-type="float" office:value="1" calcext:value-type="float">
            <text:p>1</text:p>
          </table:table-cell>
          <table:table-cell table:style-name="ce27" table:content-validation-name="val4" office:value-type="float" office:value="3" calcext:value-type="float">
            <text:p>3</text:p>
          </table:table-cell>
          <table:table-cell table:content-validation-name="val4" table:number-columns-repeated="5"/>
          <table:table-cell table:style-name="ce27" table:content-validation-name="val4" office:value-type="float" office:value="5" calcext:value-type="float">
            <text:p>5</text:p>
          </table:table-cell>
          <table:table-cell table:content-validation-name="val4" table:number-columns-repeated="3"/>
          <table:table-cell table:style-name="ce27" table:content-validation-name="val4" office:value-type="float" office:value="5" calcext:value-type="float">
            <text:p>5</text:p>
          </table:table-cell>
          <table:table-cell table:content-validation-name="val4"/>
          <table:table-cell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5" calcext:value-type="float">
            <text:p>5</text:p>
          </table:table-cell>
          <table:table-cell table:style-name="ce27" table:content-validation-name="val4" office:value-type="float" office:value="1" calcext:value-type="float">
            <text:p>1</text:p>
          </table:table-cell>
          <table:table-cell table:style-name="ce27" table:content-validation-name="val4" office:value-type="float" office:value="3" calcext:value-type="float">
            <text:p>3</text:p>
          </table:table-cell>
          <table:table-cell table:style-name="ce27" table:content-validation-name="val4" office:value-type="float" office:value="1" calcext:value-type="float">
            <text:p>1</text:p>
          </table:table-cell>
          <table:table-cell table:content-validation-name="val4" table:number-columns-repeated="3"/>
          <table:table-cell table:style-name="ce27" table:content-validation-name="val4" office:value-type="float" office:value="3" calcext:value-type="float">
            <text:p>3</text:p>
          </table:table-cell>
          <table:table-cell table:style-name="ce27" table:content-validation-name="val4" office:value-type="float" office:value="1" calcext:value-type="float">
            <text:p>1</text:p>
          </table:table-cell>
          <table:table-cell table:style-name="ce27" table:content-validation-name="val4" office:value-type="float" office:value="3" calcext:value-type="float">
            <text:p>3</text:p>
          </table:table-cell>
          <table:table-cell table:content-validation-name="val4" table:number-columns-repeated="3"/>
          <table:table-cell table:style-name="ce27" table:content-validation-name="val4" office:value-type="float" office:value="1" calcext:value-type="float">
            <text:p>1</text:p>
          </table:table-cell>
          <table:table-cell table:content-validation-name="val4"/>
          <table:table-cell table:style-name="ce27" table:content-validation-name="val4" office:value-type="float" office:value="2" calcext:value-type="float">
            <text:p>2</text:p>
          </table:table-cell>
          <table:table-cell table:style-name="ce27" table:content-validation-name="val4" office:value-type="float" office:value="3" calcext:value-type="float">
            <text:p>3</text:p>
          </table:table-cell>
          <table:table-cell table:content-validation-name="val4" table:number-columns-repeated="2"/>
          <table:table-cell table:number-columns-repeated="2" table:style-name="ce27" table:content-validation-name="val4" office:value-type="float" office:value="1" calcext:value-type="float">
            <text:p>1</text:p>
          </table:table-cell>
          <table:table-cell table:content-validation-name="val4" table:number-columns-repeated="4"/>
          <table:table-cell table:style-name="ce27" table:content-validation-name="val4" office:value-type="float" office:value="1" calcext:value-type="float">
            <text:p>1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content-validation-name="val4" table:number-columns-repeated="2"/>
          <table:table-cell table:style-name="ce27" table:content-validation-name="val4" office:value-type="float" office:value="3" calcext:value-type="float">
            <text:p>3</text:p>
          </table:table-cell>
          <table:table-cell table:content-validation-name="val4" table:number-columns-repeated="3"/>
          <table:table-cell table:style-name="ce27" table:content-validation-name="val4" office:value-type="float" office:value="3" calcext:value-type="float">
            <text:p>3</text:p>
          </table:table-cell>
          <table:table-cell table:style-name="ce27" table:content-validation-name="val4" office:value-type="float" office:value="6" calcext:value-type="float">
            <text:p>6</text:p>
          </table:table-cell>
          <table:table-cell table:content-validation-name="val4" table:number-columns-repeated="2"/>
          <table:table-cell table:style-name="ce27" table:content-validation-name="val4" office:value-type="float" office:value="5" calcext:value-type="float">
            <text:p>5</text:p>
          </table:table-cell>
          <table:table-cell table:style-name="ce27" table:content-validation-name="val4" office:value-type="float" office:value="3" calcext:value-type="float">
            <text:p>3</text:p>
          </table:table-cell>
          <table:table-cell table:content-validation-name="val4" table:number-columns-repeated="908"/>
          <table:table-cell/>
        </table:table-row>
        <table:table-row table:style-name="ro1">
          <table:table-cell table:style-name="ce7" office:value-type="string" calcext:value-type="string">
            <text:p>Bundesland1</text:p>
          </table:table-cell>
          <table:table-cell table:style-name="ce27" table:content-validation-name="val9" office:value-type="string" calcext:value-type="string">
            <text:p>Schleswigholstein</text:p>
          </table:table-cell>
          <table:table-cell table:number-columns-repeated="4" table:style-name="ce27" table:content-validation-name="val9" office:value-type="string" calcext:value-type="string">
            <text:p>Berlin</text:p>
          </table:table-cell>
          <table:table-cell table:style-name="ce27" table:content-validation-name="val9" office:value-type="string" calcext:value-type="string">
            <text:p>Schleswigholstein</text:p>
          </table:table-cell>
          <table:table-cell table:style-name="ce27" table:content-validation-name="val9" office:value-type="string" calcext:value-type="string">
            <text:p>Brandenburg</text:p>
          </table:table-cell>
          <table:table-cell table:number-columns-repeated="4" table:style-name="ce27" table:content-validation-name="val9" office:value-type="string" calcext:value-type="string">
            <text:p>Berlin</text:p>
          </table:table-cell>
          <table:table-cell table:style-name="ce27" table:content-validation-name="val9" office:value-type="string" calcext:value-type="string">
            <text:p>Nrw</text:p>
          </table:table-cell>
          <table:table-cell table:content-validation-name="val9"/>
          <table:table-cell table:number-columns-repeated="2" table:style-name="ce27" table:content-validation-name="val9" office:value-type="string" calcext:value-type="string">
            <text:p>Berlin</text:p>
          </table:table-cell>
          <table:table-cell table:style-name="ce27" table:content-validation-name="val9" office:value-type="string" calcext:value-type="string">
            <text:p>Nrw</text:p>
          </table:table-cell>
          <table:table-cell table:style-name="ce27" table:content-validation-name="val9" office:value-type="string" calcext:value-type="string">
            <text:p>Sachsenanhalt</text:p>
          </table:table-cell>
          <table:table-cell table:style-name="ce27" table:content-validation-name="val9" office:value-type="string" calcext:value-type="string">
            <text:p>Rheinlandpfalz</text:p>
          </table:table-cell>
          <table:table-cell table:style-name="ce27" table:content-validation-name="val9" office:value-type="string" calcext:value-type="string">
            <text:p>Berlin</text:p>
          </table:table-cell>
          <table:table-cell table:number-columns-repeated="2" table:style-name="ce27" table:content-validation-name="val9" office:value-type="string" calcext:value-type="string">
            <text:p>Brandenburg</text:p>
          </table:table-cell>
          <table:table-cell table:style-name="ce27" table:content-validation-name="val9" office:value-type="string" calcext:value-type="string">
            <text:p>Berlin</text:p>
          </table:table-cell>
          <table:table-cell table:style-name="ce27" table:content-validation-name="val9" office:value-type="string" calcext:value-type="string">
            <text:p>Nrw</text:p>
          </table:table-cell>
          <table:table-cell table:number-columns-repeated="2" table:style-name="ce27" table:content-validation-name="val9" office:value-type="string" calcext:value-type="string">
            <text:p>Berlin</text:p>
          </table:table-cell>
          <table:table-cell table:number-columns-repeated="3" table:style-name="ce27" table:content-validation-name="val9" office:value-type="string" calcext:value-type="string">
            <text:p>Brandenburg</text:p>
          </table:table-cell>
          <table:table-cell table:number-columns-repeated="5" table:style-name="ce27" table:content-validation-name="val9" office:value-type="string" calcext:value-type="string">
            <text:p>Berlin</text:p>
          </table:table-cell>
          <table:table-cell table:style-name="ce27" table:content-validation-name="val9" office:value-type="string" calcext:value-type="string">
            <text:p>Thueringen</text:p>
          </table:table-cell>
          <table:table-cell table:style-name="ce27" table:content-validation-name="val9" office:value-type="string" calcext:value-type="string">
            <text:p>Brandenburg</text:p>
          </table:table-cell>
          <table:table-cell table:style-name="ce27" table:content-validation-name="val9" office:value-type="string" calcext:value-type="string">
            <text:p>Berlin</text:p>
          </table:table-cell>
          <table:table-cell table:style-name="ce27" table:content-validation-name="val9" office:value-type="string" calcext:value-type="string">
            <text:p>Thueringen</text:p>
          </table:table-cell>
          <table:table-cell table:style-name="ce27" table:content-validation-name="val9" office:value-type="string" calcext:value-type="string">
            <text:p>Berlin</text:p>
          </table:table-cell>
          <table:table-cell table:style-name="ce27" table:content-validation-name="val9" office:value-type="string" calcext:value-type="string">
            <text:p>Bayern</text:p>
          </table:table-cell>
          <table:table-cell table:number-columns-repeated="2" table:style-name="ce27" table:content-validation-name="val9" office:value-type="string" calcext:value-type="string">
            <text:p>Brandenburg</text:p>
          </table:table-cell>
          <table:table-cell table:style-name="ce27" table:content-validation-name="val9" office:value-type="string" calcext:value-type="string">
            <text:p>Sachsenanhalt</text:p>
          </table:table-cell>
          <table:table-cell table:style-name="ce27" table:content-validation-name="val9" office:value-type="string" calcext:value-type="string">
            <text:p>Berlin</text:p>
          </table:table-cell>
          <table:table-cell table:style-name="ce27" table:content-validation-name="val9" office:value-type="string" calcext:value-type="string">
            <text:p>Sachsen</text:p>
          </table:table-cell>
          <table:table-cell table:style-name="ce27" table:content-validation-name="val9" office:value-type="string" calcext:value-type="string">
            <text:p>Niedersachsen</text:p>
          </table:table-cell>
          <table:table-cell table:style-name="ce27" table:content-validation-name="val9" office:value-type="string" calcext:value-type="string">
            <text:p>Brandenburg</text:p>
          </table:table-cell>
          <table:table-cell table:number-columns-repeated="2" table:style-name="ce27" table:content-validation-name="val9" office:value-type="string" calcext:value-type="string">
            <text:p>Berlin</text:p>
          </table:table-cell>
          <table:table-cell table:style-name="ce27" table:content-validation-name="val9" office:value-type="string" calcext:value-type="string">
            <text:p>Bayern</text:p>
          </table:table-cell>
          <table:table-cell table:number-columns-repeated="2" table:style-name="ce27" table:content-validation-name="val9" office:value-type="string" calcext:value-type="string">
            <text:p>Berlin</text:p>
          </table:table-cell>
          <table:table-cell table:number-columns-repeated="2" table:style-name="ce27" table:content-validation-name="val9" office:value-type="string" calcext:value-type="string">
            <text:p>Niedersachsen</text:p>
          </table:table-cell>
          <table:table-cell table:number-columns-repeated="3" table:style-name="ce27" table:content-validation-name="val9" office:value-type="string" calcext:value-type="string">
            <text:p>Berlin</text:p>
          </table:table-cell>
          <table:table-cell table:style-name="ce27" table:content-validation-name="val9" office:value-type="string" calcext:value-type="string">
            <text:p>Brandenburg</text:p>
          </table:table-cell>
          <table:table-cell table:number-columns-repeated="2" table:style-name="ce27" table:content-validation-name="val9" office:value-type="string" calcext:value-type="string">
            <text:p>Berlin</text:p>
          </table:table-cell>
          <table:table-cell table:style-name="ce27" table:content-validation-name="val9" office:value-type="string" calcext:value-type="string">
            <text:p>Hamburg</text:p>
          </table:table-cell>
          <table:table-cell table:style-name="ce27" table:content-validation-name="val9" office:value-type="string" calcext:value-type="string">
            <text:p>Berlin</text:p>
          </table:table-cell>
          <table:table-cell table:number-columns-repeated="2" table:style-name="ce27" table:content-validation-name="val9" office:value-type="string" calcext:value-type="string">
            <text:p>Brandenburg</text:p>
          </table:table-cell>
          <table:table-cell table:style-name="ce27" table:content-validation-name="val9" office:value-type="string" calcext:value-type="string">
            <text:p>Bayern</text:p>
          </table:table-cell>
          <table:table-cell table:number-columns-repeated="6" table:style-name="ce27" table:content-validation-name="val9" office:value-type="string" calcext:value-type="string">
            <text:p>Berlin</text:p>
          </table:table-cell>
          <table:table-cell table:style-name="ce27" table:content-validation-name="val9" office:value-type="string" calcext:value-type="string">
            <text:p>Brandenburg</text:p>
          </table:table-cell>
          <table:table-cell table:number-columns-repeated="6" table:style-name="ce27" table:content-validation-name="val9" office:value-type="string" calcext:value-type="string">
            <text:p>Berlin</text:p>
          </table:table-cell>
          <table:table-cell table:style-name="ce27" table:content-validation-name="val9" office:value-type="string" calcext:value-type="string">
            <text:p>Schleswigholstein</text:p>
          </table:table-cell>
          <table:table-cell table:style-name="ce27" table:content-validation-name="val9" office:value-type="string" calcext:value-type="string">
            <text:p>Badenwuerttemberg</text:p>
          </table:table-cell>
          <table:table-cell table:style-name="ce27" table:content-validation-name="val9" office:value-type="string" calcext:value-type="string">
            <text:p>Berlin</text:p>
          </table:table-cell>
          <table:table-cell table:style-name="ce27" table:content-validation-name="val9" office:value-type="string" calcext:value-type="string">
            <text:p>Niedersachsen</text:p>
          </table:table-cell>
          <table:table-cell table:number-columns-repeated="2" table:style-name="ce27" table:content-validation-name="val9" office:value-type="string" calcext:value-type="string">
            <text:p>Berlin</text:p>
          </table:table-cell>
          <table:table-cell table:style-name="ce27" table:content-validation-name="val9" office:value-type="string" calcext:value-type="string">
            <text:p>Hessen</text:p>
          </table:table-cell>
          <table:table-cell table:style-name="ce27" table:content-validation-name="val9" office:value-type="string" calcext:value-type="string">
            <text:p>Berlin</text:p>
          </table:table-cell>
          <table:table-cell table:style-name="ce27" table:content-validation-name="val9" office:value-type="string" calcext:value-type="string">
            <text:p>Brandenburg</text:p>
          </table:table-cell>
          <table:table-cell table:style-name="ce27" table:content-validation-name="val9" office:value-type="string" calcext:value-type="string">
            <text:p>Berlin</text:p>
          </table:table-cell>
          <table:table-cell table:content-validation-name="val9"/>
          <table:table-cell table:style-name="ce27" table:content-validation-name="val9" office:value-type="string" calcext:value-type="string">
            <text:p>Niedersachsen</text:p>
          </table:table-cell>
          <table:table-cell table:number-columns-repeated="2" table:style-name="ce27" table:content-validation-name="val9" office:value-type="string" calcext:value-type="string">
            <text:p>Berlin</text:p>
          </table:table-cell>
          <table:table-cell table:style-name="ce27" table:content-validation-name="val9" office:value-type="string" calcext:value-type="string">
            <text:p>Nrw</text:p>
          </table:table-cell>
          <table:table-cell table:style-name="ce27" table:content-validation-name="val9" office:value-type="string" calcext:value-type="string">
            <text:p>Niedersachsen</text:p>
          </table:table-cell>
          <table:table-cell table:style-name="ce27" table:content-validation-name="val9" office:value-type="string" calcext:value-type="string">
            <text:p>Meckpomm</text:p>
          </table:table-cell>
          <table:table-cell table:style-name="ce27" table:content-validation-name="val9" office:value-type="string" calcext:value-type="string">
            <text:p>Berlin</text:p>
          </table:table-cell>
          <table:table-cell table:style-name="ce27" table:content-validation-name="val9" office:value-type="string" calcext:value-type="string">
            <text:p>Bayern</text:p>
          </table:table-cell>
          <table:table-cell table:style-name="ce27" table:content-validation-name="val9" office:value-type="string" calcext:value-type="string">
            <text:p>Sachsenanhalt</text:p>
          </table:table-cell>
          <table:table-cell table:number-columns-repeated="3" table:style-name="ce27" table:content-validation-name="val9" office:value-type="string" calcext:value-type="string">
            <text:p>Berlin</text:p>
          </table:table-cell>
          <table:table-cell table:style-name="ce27" table:content-validation-name="val9" office:value-type="string" calcext:value-type="string">
            <text:p>Sachsen</text:p>
          </table:table-cell>
          <table:table-cell table:number-columns-repeated="7" table:style-name="ce27" table:content-validation-name="val9" office:value-type="string" calcext:value-type="string">
            <text:p>Berlin</text:p>
          </table:table-cell>
          <table:table-cell table:style-name="ce27" table:content-validation-name="val9" office:value-type="string" calcext:value-type="string">
            <text:p>Nrw</text:p>
          </table:table-cell>
          <table:table-cell table:style-name="ce27" table:content-validation-name="val9" office:value-type="string" calcext:value-type="string">
            <text:p>Sachsen</text:p>
          </table:table-cell>
          <table:table-cell table:style-name="ce27" table:content-validation-name="val9" office:value-type="string" calcext:value-type="string">
            <text:p>Schleswigholstein</text:p>
          </table:table-cell>
          <table:table-cell table:number-columns-repeated="6" table:style-name="ce27" table:content-validation-name="val9" office:value-type="string" calcext:value-type="string">
            <text:p>Berlin</text:p>
          </table:table-cell>
          <table:table-cell table:style-name="ce27" table:content-validation-name="val9" office:value-type="string" calcext:value-type="string">
            <text:p>Brandenburg</text:p>
          </table:table-cell>
          <table:table-cell table:content-validation-name="val9" table:number-columns-repeated="904"/>
          <table:table-cell/>
        </table:table-row>
        <table:table-row table:style-name="ro1">
          <table:table-cell table:style-name="ce7" office:value-type="string" calcext:value-type="string">
            <text:p>Bundesland2</text:p>
          </table:table-cell>
          <table:table-cell table:content-validation-name="val9" table:number-columns-repeated="21"/>
          <table:table-cell table:style-name="ce27" table:content-validation-name="val9" office:value-type="string" calcext:value-type="string">
            <text:p>Bremen</text:p>
          </table:table-cell>
          <table:table-cell table:content-validation-name="val9" table:number-columns-repeated="16"/>
          <table:table-cell table:style-name="ce27" table:content-validation-name="val9" office:value-type="string" calcext:value-type="string">
            <text:p>Niedersachsen</text:p>
          </table:table-cell>
          <table:table-cell table:content-validation-name="val9" table:number-columns-repeated="7"/>
          <table:table-cell table:style-name="ce27" table:content-validation-name="val9" office:value-type="string" calcext:value-type="string">
            <text:p>Brandenburg</text:p>
          </table:table-cell>
          <table:table-cell table:content-validation-name="val9"/>
          <table:table-cell table:style-name="ce27" table:content-validation-name="val9" office:value-type="string" calcext:value-type="string">
            <text:p>Brandenburg</text:p>
          </table:table-cell>
          <table:table-cell table:content-validation-name="val9" table:number-columns-repeated="14"/>
          <table:table-cell table:style-name="ce27" table:content-validation-name="val9" office:value-type="string" calcext:value-type="string">
            <text:p>Brandenburg</text:p>
          </table:table-cell>
          <table:table-cell table:content-validation-name="val9" table:number-columns-repeated="9"/>
          <table:table-cell table:style-name="ce27" table:content-validation-name="val9" office:value-type="string" calcext:value-type="string">
            <text:p>Brandenburg</text:p>
          </table:table-cell>
          <table:table-cell table:style-name="ce27" table:content-validation-name="val9" office:value-type="string" calcext:value-type="string">
            <text:p>Thueringen</text:p>
          </table:table-cell>
          <table:table-cell table:content-validation-name="val9" table:number-columns-repeated="28"/>
          <table:table-cell table:style-name="ce27" table:content-validation-name="val9" office:value-type="string" calcext:value-type="string">
            <text:p>Brandenburg</text:p>
          </table:table-cell>
          <table:table-cell table:content-validation-name="val9" table:number-columns-repeated="9"/>
          <table:table-cell table:number-columns-repeated="2" table:style-name="ce27" table:content-validation-name="val9" office:value-type="string" calcext:value-type="string">
            <text:p>Brandenburg</text:p>
          </table:table-cell>
          <table:table-cell table:content-validation-name="val9" table:number-columns-repeated="907"/>
          <table:table-cell/>
        </table:table-row>
        <table:table-row table:style-name="ro1">
          <table:table-cell table:style-name="ce7" office:value-type="string" calcext:value-type="string">
            <text:p>Einfuehrung1</text:p>
          </table:table-cell>
          <table:table-cell table:style-name="ce27" office:value-type="string" calcext:value-type="string">
            <text:p>Schäfer</text:p>
          </table:table-cell>
          <table:table-cell table:number-columns-repeated="2" table:style-name="ce27" office:value-type="string" calcext:value-type="string">
            <text:p>Meibauer</text:p>
          </table:table-cell>
          <table:table-cell table:style-name="ce27" office:value-type="string" calcext:value-type="string">
            <text:p>Fuhrhop</text:p>
          </table:table-cell>
          <table:table-cell table:style-name="ce27" office:value-type="string" calcext:value-type="string">
            <text:p>Lüdeling</text:p>
          </table:table-cell>
          <table:table-cell table:style-name="ce27" office:value-type="string" calcext:value-type="string">
            <text:p>Auer</text:p>
          </table:table-cell>
          <table:table-cell table:style-name="ce27" office:value-type="string" calcext:value-type="string">
            <text:p>Schäfer</text:p>
          </table:table-cell>
          <table:table-cell table:style-name="ce27" office:value-type="string" calcext:value-type="string">
            <text:p>Meibauer</text:p>
          </table:table-cell>
          <table:table-cell/>
          <table:table-cell table:style-name="ce27" office:value-type="string" calcext:value-type="string">
            <text:p>Schäfer</text:p>
          </table:table-cell>
          <table:table-cell table:style-name="ce27" office:value-type="string" calcext:value-type="string">
            <text:p>Duden</text:p>
          </table:table-cell>
          <table:table-cell table:style-name="ce27" office:value-type="string" calcext:value-type="string">
            <text:p>Schäfer</text:p>
          </table:table-cell>
          <table:table-cell/>
          <table:table-cell table:style-name="ce27" office:value-type="string" calcext:value-type="string">
            <text:p>Eisenberg</text:p>
          </table:table-cell>
          <table:table-cell table:number-columns-repeated="2" table:style-name="ce27" office:value-type="string" calcext:value-type="string">
            <text:p>Lüdeling</text:p>
          </table:table-cell>
          <table:table-cell table:number-columns-repeated="3" table:style-name="ce27" office:value-type="string" calcext:value-type="string">
            <text:p>Schäfer</text:p>
          </table:table-cell>
          <table:table-cell table:number-columns-repeated="2" table:style-name="ce27" office:value-type="string" calcext:value-type="string">
            <text:p>Lüdeling</text:p>
          </table:table-cell>
          <table:table-cell table:style-name="ce27" office:value-type="string" calcext:value-type="string">
            <text:p>Duden</text:p>
          </table:table-cell>
          <table:table-cell table:style-name="ce27" office:value-type="string" calcext:value-type="string">
            <text:p>Meibauer</text:p>
          </table:table-cell>
          <table:table-cell table:number-columns-repeated="2" table:style-name="ce27" office:value-type="string" calcext:value-type="string">
            <text:p>Duden</text:p>
          </table:table-cell>
          <table:table-cell table:style-name="ce27" office:value-type="string" calcext:value-type="string">
            <text:p>Lüdeling</text:p>
          </table:table-cell>
          <table:table-cell table:style-name="ce27" office:value-type="string" calcext:value-type="string">
            <text:p>Duden</text:p>
          </table:table-cell>
          <table:table-cell table:style-name="ce27" office:value-type="string" calcext:value-type="string">
            <text:p>Lüdeling</text:p>
          </table:table-cell>
          <table:table-cell table:style-name="ce27" office:value-type="string" calcext:value-type="string">
            <text:p>Duden</text:p>
          </table:table-cell>
          <table:table-cell table:style-name="ce27" office:value-type="string" calcext:value-type="string">
            <text:p>Schäfer</text:p>
          </table:table-cell>
          <table:table-cell table:style-name="ce27" office:value-type="string" calcext:value-type="string">
            <text:p>Eisenberg</text:p>
          </table:table-cell>
          <table:table-cell table:style-name="ce27" office:value-type="string" calcext:value-type="string">
            <text:p>Meibauer</text:p>
          </table:table-cell>
          <table:table-cell table:style-name="ce27" office:value-type="string" calcext:value-type="string">
            <text:p>Duden</text:p>
          </table:table-cell>
          <table:table-cell table:style-name="ce27" office:value-type="string" calcext:value-type="string">
            <text:p>Lüdeling</text:p>
          </table:table-cell>
          <table:table-cell table:style-name="ce27" office:value-type="string" calcext:value-type="string">
            <text:p>Schäfer</text:p>
          </table:table-cell>
          <table:table-cell table:number-columns-repeated="2" table:style-name="ce27" office:value-type="string" calcext:value-type="string">
            <text:p>Duden</text:p>
          </table:table-cell>
          <table:table-cell table:number-columns-repeated="3"/>
          <table:table-cell table:number-columns-repeated="2" table:style-name="ce27" office:value-type="string" calcext:value-type="string">
            <text:p>Duden</text:p>
          </table:table-cell>
          <table:table-cell table:style-name="ce27" office:value-type="string" calcext:value-type="string">
            <text:p>Meibauer</text:p>
          </table:table-cell>
          <table:table-cell/>
          <table:table-cell table:style-name="ce27" office:value-type="string" calcext:value-type="string">
            <text:p>Meibauer</text:p>
          </table:table-cell>
          <table:table-cell table:number-columns-repeated="2" table:style-name="ce27" office:value-type="string" calcext:value-type="string">
            <text:p>Duden</text:p>
          </table:table-cell>
          <table:table-cell table:number-columns-repeated="2" table:style-name="ce27" office:value-type="string" calcext:value-type="string">
            <text:p>Meibauer</text:p>
          </table:table-cell>
          <table:table-cell table:number-columns-repeated="3" table:style-name="ce27" office:value-type="string" calcext:value-type="string">
            <text:p>Duden</text:p>
          </table:table-cell>
          <table:table-cell table:style-name="ce27" office:value-type="string" calcext:value-type="string">
            <text:p>Lüdeling</text:p>
          </table:table-cell>
          <table:table-cell table:style-name="ce27" office:value-type="string" calcext:value-type="string">
            <text:p>Duden</text:p>
          </table:table-cell>
          <table:table-cell table:number-columns-repeated="2" table:style-name="ce27" office:value-type="string" calcext:value-type="string">
            <text:p>Schäfer</text:p>
          </table:table-cell>
          <table:table-cell table:style-name="ce27" office:value-type="string" calcext:value-type="string">
            <text:p>Duden</text:p>
          </table:table-cell>
          <table:table-cell table:number-columns-repeated="2" table:style-name="ce27" office:value-type="string" calcext:value-type="string">
            <text:p>Schäfer</text:p>
          </table:table-cell>
          <table:table-cell table:style-name="ce27" office:value-type="string" calcext:value-type="string">
            <text:p>Szczepaniak</text:p>
          </table:table-cell>
          <table:table-cell/>
          <table:table-cell table:style-name="ce27" office:value-type="string" calcext:value-type="string">
            <text:p>Eisenberg</text:p>
          </table:table-cell>
          <table:table-cell table:style-name="ce27" office:value-type="string" calcext:value-type="string">
            <text:p>Fuhrhop</text:p>
          </table:table-cell>
          <table:table-cell table:style-name="ce27" office:value-type="string" calcext:value-type="string">
            <text:p>Schäfer</text:p>
          </table:table-cell>
          <table:table-cell/>
          <table:table-cell table:number-columns-repeated="2" table:style-name="ce27" office:value-type="string" calcext:value-type="string">
            <text:p>Duden</text:p>
          </table:table-cell>
          <table:table-cell table:style-name="ce27" office:value-type="string" calcext:value-type="string">
            <text:p>Meibauer</text:p>
          </table:table-cell>
          <table:table-cell table:style-name="ce27" office:value-type="string" calcext:value-type="string">
            <text:p>Schäfer</text:p>
          </table:table-cell>
          <table:table-cell table:number-columns-repeated="2"/>
          <table:table-cell table:style-name="ce27" office:value-type="string" calcext:value-type="string">
            <text:p>Duden</text:p>
          </table:table-cell>
          <table:table-cell table:style-name="ce27" office:value-type="string" calcext:value-type="string">
            <text:p>Schäfer</text:p>
          </table:table-cell>
          <table:table-cell table:style-name="ce27" office:value-type="string" calcext:value-type="string">
            <text:p>Duden</text:p>
          </table:table-cell>
          <table:table-cell table:style-name="ce27" office:value-type="string" calcext:value-type="string">
            <text:p>Heidrun Pelz Linguistik</text:p>
          </table:table-cell>
          <table:table-cell table:style-name="ce27" office:value-type="string" calcext:value-type="string">
            <text:p>Eisenberg</text:p>
          </table:table-cell>
          <table:table-cell table:style-name="ce27" office:value-type="string" calcext:value-type="string">
            <text:p>Duden</text:p>
          </table:table-cell>
          <table:table-cell table:number-columns-repeated="2" table:style-name="ce27" office:value-type="string" calcext:value-type="string">
            <text:p>Schäfer</text:p>
          </table:table-cell>
          <table:table-cell table:style-name="ce27" office:value-type="string" calcext:value-type="string">
            <text:p>Lüdeling</text:p>
          </table:table-cell>
          <table:table-cell table:style-name="ce27" office:value-type="string" calcext:value-type="string">
            <text:p>Schäfer</text:p>
          </table:table-cell>
          <table:table-cell table:number-columns-repeated="2" table:style-name="ce27" office:value-type="string" calcext:value-type="string">
            <text:p>Duden</text:p>
          </table:table-cell>
          <table:table-cell table:style-name="ce27" office:value-type="string" calcext:value-type="string">
            <text:p>Schäfer</text:p>
          </table:table-cell>
          <table:table-cell table:style-name="ce27" office:value-type="string" calcext:value-type="string">
            <text:p>Meibauer</text:p>
          </table:table-cell>
          <table:table-cell table:style-name="ce27" office:value-type="string" calcext:value-type="string">
            <text:p>Schäfer</text:p>
          </table:table-cell>
          <table:table-cell table:style-name="ce27" office:value-type="string" calcext:value-type="string">
            <text:p>Duden</text:p>
          </table:table-cell>
          <table:table-cell table:style-name="ce27" office:value-type="string" calcext:value-type="string">
            <text:p>Schäfer</text:p>
          </table:table-cell>
          <table:table-cell table:style-name="ce27" office:value-type="string" calcext:value-type="string">
            <text:p>Meibauer</text:p>
          </table:table-cell>
          <table:table-cell table:number-columns-repeated="3" table:style-name="ce27" office:value-type="string" calcext:value-type="string">
            <text:p>Schäfer</text:p>
          </table:table-cell>
          <table:table-cell table:style-name="ce27" office:value-type="string" calcext:value-type="string">
            <text:p>Duden</text:p>
          </table:table-cell>
          <table:table-cell/>
          <table:table-cell table:style-name="ce27" office:value-type="string" calcext:value-type="string">
            <text:p>Schäfer</text:p>
          </table:table-cell>
          <table:table-cell table:number-columns-repeated="2" table:style-name="ce27" office:value-type="string" calcext:value-type="string">
            <text:p>Duden</text:p>
          </table:table-cell>
          <table:table-cell/>
          <table:table-cell table:number-columns-repeated="2" table:style-name="ce27" office:value-type="string" calcext:value-type="string">
            <text:p>Duden</text:p>
          </table:table-cell>
          <table:table-cell table:style-name="ce27" office:value-type="string" calcext:value-type="string">
            <text:p>Lüdeling</text:p>
          </table:table-cell>
          <table:table-cell table:style-name="ce27" office:value-type="string" calcext:value-type="string">
            <text:p>Duden</text:p>
          </table:table-cell>
          <table:table-cell table:style-name="ce27" office:value-type="string" calcext:value-type="string">
            <text:p>Schäfer</text:p>
          </table:table-cell>
          <table:table-cell table:style-name="ce27" office:value-type="string" calcext:value-type="string">
            <text:p>Duden</text:p>
          </table:table-cell>
          <table:table-cell table:number-columns-repeated="2" table:style-name="ce27" office:value-type="string" calcext:value-type="string">
            <text:p>Schäfer</text:p>
          </table:table-cell>
          <table:table-cell table:style-name="ce27" office:value-type="string" calcext:value-type="string">
            <text:p>Duden</text:p>
          </table:table-cell>
          <table:table-cell/>
          <table:table-cell table:style-name="ce27" office:value-type="string" calcext:value-type="string">
            <text:p>Schäfer</text:p>
          </table:table-cell>
          <table:table-cell table:style-name="ce27" office:value-type="string" calcext:value-type="string">
            <text:p>Duden</text:p>
          </table:table-cell>
          <table:table-cell table:style-name="ce27" office:value-type="string" calcext:value-type="string">
            <text:p>Schäfer</text:p>
          </table:table-cell>
          <table:table-cell table:style-name="ce27" office:value-type="string" calcext:value-type="string">
            <text:p>Duden</text:p>
          </table:table-cell>
          <table:table-cell/>
          <table:table-cell table:style-name="ce27" office:value-type="string" calcext:value-type="string">
            <text:p>Duden</text:p>
          </table:table-cell>
          <table:table-cell table:style-name="ce27" office:value-type="string" calcext:value-type="string">
            <text:p>Schäfer</text:p>
          </table:table-cell>
          <table:table-cell table:style-name="ce27" office:value-type="string" calcext:value-type="string">
            <text:p>Duden</text:p>
          </table:table-cell>
          <table:table-cell table:style-name="ce27" office:value-type="string" calcext:value-type="string">
            <text:p>Meibauer</text:p>
          </table:table-cell>
          <table:table-cell table:style-name="ce27" office:value-type="string" calcext:value-type="string">
            <text:p>Lüdeling</text:p>
          </table:table-cell>
          <table:table-cell table:number-columns-repeated="905"/>
        </table:table-row>
        <table:table-row table:style-name="ro1">
          <table:table-cell table:style-name="ce7" office:value-type="string" calcext:value-type="string">
            <text:p>Einfuehrung2</text:p>
          </table:table-cell>
          <table:table-cell table:style-name="ce27" office:value-type="string" calcext:value-type="string">
            <text:p>Eisenberg</text:p>
          </table:table-cell>
          <table:table-cell table:style-name="ce27" office:value-type="string" calcext:value-type="string">
            <text:p>Duden</text:p>
          </table:table-cell>
          <table:table-cell/>
          <table:table-cell table:style-name="ce27" office:value-type="string" calcext:value-type="string">
            <text:p>Eisenberg</text:p>
          </table:table-cell>
          <table:table-cell table:style-name="ce27" office:value-type="string" calcext:value-type="string">
            <text:p>Duden</text:p>
          </table:table-cell>
          <table:table-cell table:number-columns-repeated="5"/>
          <table:table-cell table:style-name="ce27" office:value-type="string" calcext:value-type="string">
            <text:p>Schäfer</text:p>
          </table:table-cell>
          <table:table-cell table:style-name="ce27" office:value-type="string" calcext:value-type="string">
            <text:p>Müller</text:p>
          </table:table-cell>
          <table:table-cell/>
          <table:table-cell table:style-name="ce27" office:value-type="string" calcext:value-type="string">
            <text:p>Meibauer</text:p>
          </table:table-cell>
          <table:table-cell table:number-columns-repeated="3"/>
          <table:table-cell table:style-name="ce27" office:value-type="string" calcext:value-type="string">
            <text:p>Meibauer</text:p>
          </table:table-cell>
          <table:table-cell/>
          <table:table-cell table:style-name="ce27" office:value-type="string" calcext:value-type="string">
            <text:p>Eisenberg</text:p>
          </table:table-cell>
          <table:table-cell table:style-name="ce27" office:value-type="string" calcext:value-type="string">
            <text:p>Duden</text:p>
          </table:table-cell>
          <table:table-cell table:style-name="ce27" office:value-type="string" calcext:value-type="string">
            <text:p>Meibauer</text:p>
          </table:table-cell>
          <table:table-cell table:number-columns-repeated="2" table:style-name="ce27" office:value-type="string" calcext:value-type="string">
            <text:p>Schäfer</text:p>
          </table:table-cell>
          <table:table-cell/>
          <table:table-cell table:style-name="ce27" office:value-type="string" calcext:value-type="string">
            <text:p>Duden</text:p>
          </table:table-cell>
          <table:table-cell/>
          <table:table-cell table:style-name="ce27" office:value-type="string" calcext:value-type="string">
            <text:p>Schäfer</text:p>
          </table:table-cell>
          <table:table-cell table:number-columns-repeated="4"/>
          <table:table-cell table:style-name="ce27" office:value-type="string" calcext:value-type="string">
            <text:p>Lüdeling</text:p>
          </table:table-cell>
          <table:table-cell table:number-columns-repeated="2"/>
          <table:table-cell table:style-name="ce27" office:value-type="string" calcext:value-type="string">
            <text:p>Eisenberg</text:p>
          </table:table-cell>
          <table:table-cell table:style-name="ce27" office:value-type="string" calcext:value-type="string">
            <text:p>Lüdeling</text:p>
          </table:table-cell>
          <table:table-cell table:number-columns-repeated="4"/>
          <table:table-cell table:style-name="ce27" office:value-type="string" calcext:value-type="string">
            <text:p>Eisenberg</text:p>
          </table:table-cell>
          <table:table-cell table:style-name="ce27" office:value-type="string" calcext:value-type="string">
            <text:p>Duden</text:p>
          </table:table-cell>
          <table:table-cell/>
          <table:table-cell table:style-name="ce27" office:value-type="string" calcext:value-type="string">
            <text:p>Auer</text:p>
          </table:table-cell>
          <table:table-cell table:number-columns-repeated="2"/>
          <table:table-cell table:style-name="ce27" office:value-type="string" calcext:value-type="string">
            <text:p>Duden</text:p>
          </table:table-cell>
          <table:table-cell table:style-name="ce27" office:value-type="string" calcext:value-type="string">
            <text:p>Eisenberg</text:p>
          </table:table-cell>
          <table:table-cell table:style-name="ce27" office:value-type="string" calcext:value-type="string">
            <text:p>Lüdeling</text:p>
          </table:table-cell>
          <table:table-cell table:style-name="ce27" office:value-type="string" calcext:value-type="string">
            <text:p>Schäfer</text:p>
          </table:table-cell>
          <table:table-cell table:style-name="ce27" office:value-type="string" calcext:value-type="string">
            <text:p>Stefan Müller</text:p>
          </table:table-cell>
          <table:table-cell/>
          <table:table-cell table:style-name="ce27" office:value-type="string" calcext:value-type="string">
            <text:p>Schäfer</text:p>
          </table:table-cell>
          <table:table-cell table:number-columns-repeated="7"/>
          <table:table-cell table:style-name="ce27" office:value-type="string" calcext:value-type="string">
            <text:p>Schäfer</text:p>
          </table:table-cell>
          <table:table-cell table:style-name="ce27" office:value-type="string" calcext:value-type="string">
            <text:p>Nübling</text:p>
          </table:table-cell>
          <table:table-cell table:number-columns-repeated="2"/>
          <table:table-cell table:style-name="ce27" office:value-type="string" calcext:value-type="string">
            <text:p>Schäfer</text:p>
          </table:table-cell>
          <table:table-cell table:style-name="ce27" office:value-type="string" calcext:value-type="string">
            <text:p>Lüdeling</text:p>
          </table:table-cell>
          <table:table-cell table:style-name="ce27" office:value-type="string" calcext:value-type="string">
            <text:p>Müller</text:p>
          </table:table-cell>
          <table:table-cell table:style-name="ce27" office:value-type="string" calcext:value-type="string">
            <text:p>Eisenberg</text:p>
          </table:table-cell>
          <table:table-cell table:number-columns-repeated="2"/>
          <table:table-cell table:style-name="ce27" office:value-type="string" calcext:value-type="string">
            <text:p>Schäfer</text:p>
          </table:table-cell>
          <table:table-cell table:number-columns-repeated="2"/>
          <table:table-cell table:style-name="ce27" office:value-type="string" calcext:value-type="string">
            <text:p>Schäfer</text:p>
          </table:table-cell>
          <table:table-cell/>
          <table:table-cell table:style-name="ce27" office:value-type="string" calcext:value-type="string">
            <text:p>Schäfer</text:p>
          </table:table-cell>
          <table:table-cell table:style-name="ce27" office:value-type="string" calcext:value-type="string">
            <text:p>Eisenberg</text:p>
          </table:table-cell>
          <table:table-cell/>
          <table:table-cell table:style-name="ce27" office:value-type="string" calcext:value-type="string">
            <text:p>Schäfer</text:p>
          </table:table-cell>
          <table:table-cell table:style-name="ce27" office:value-type="string" calcext:value-type="string">
            <text:p>Meibauer</text:p>
          </table:table-cell>
          <table:table-cell table:number-columns-repeated="2" table:style-name="ce27" office:value-type="string" calcext:value-type="string">
            <text:p>Schäfer</text:p>
          </table:table-cell>
          <table:table-cell/>
          <table:table-cell table:style-name="ce27" office:value-type="string" calcext:value-type="string">
            <text:p>Auer</text:p>
          </table:table-cell>
          <table:table-cell table:style-name="ce27" office:value-type="string" calcext:value-type="string">
            <text:p>Duden</text:p>
          </table:table-cell>
          <table:table-cell table:style-name="ce27" office:value-type="string" calcext:value-type="string">
            <text:p>Schäfer</text:p>
          </table:table-cell>
          <table:table-cell table:style-name="ce27" office:value-type="string" calcext:value-type="string">
            <text:p>Duden</text:p>
          </table:table-cell>
          <table:table-cell table:number-columns-repeated="2"/>
          <table:table-cell table:style-name="ce27" office:value-type="string" calcext:value-type="string">
            <text:p>Eisenberg</text:p>
          </table:table-cell>
          <table:table-cell table:style-name="ce27" office:value-type="string" calcext:value-type="string">
            <text:p>Duden</text:p>
          </table:table-cell>
          <table:table-cell table:number-columns-repeated="2"/>
          <table:table-cell table:style-name="ce27" office:value-type="string" calcext:value-type="string">
            <text:p>Duden</text:p>
          </table:table-cell>
          <table:table-cell table:number-columns-repeated="3"/>
          <table:table-cell table:style-name="ce27" office:value-type="string" calcext:value-type="string">
            <text:p>Lüdeling</text:p>
          </table:table-cell>
          <table:table-cell table:style-name="ce27" office:value-type="string" calcext:value-type="string">
            <text:p>Schäfer</text:p>
          </table:table-cell>
          <table:table-cell table:style-name="ce27" office:value-type="string" calcext:value-type="string">
            <text:p>Meibauer</text:p>
          </table:table-cell>
          <table:table-cell/>
          <table:table-cell table:style-name="ce27" office:value-type="string" calcext:value-type="string">
            <text:p>Duden</text:p>
          </table:table-cell>
          <table:table-cell table:number-columns-repeated="2"/>
          <table:table-cell table:style-name="ce27" office:value-type="string" calcext:value-type="string">
            <text:p>Duden</text:p>
          </table:table-cell>
          <table:table-cell table:number-columns-repeated="6"/>
          <table:table-cell table:style-name="ce27" office:value-type="string" calcext:value-type="string">
            <text:p>Duden</text:p>
          </table:table-cell>
          <table:table-cell table:style-name="ce27" office:value-type="string" calcext:value-type="string">
            <text:p>Pons</text:p>
          </table:table-cell>
          <table:table-cell table:number-columns-repeated="2"/>
          <table:table-cell table:style-name="ce27" office:value-type="string" calcext:value-type="string">
            <text:p>UTB ohne Namen</text:p>
          </table:table-cell>
          <table:table-cell table:number-columns-repeated="906"/>
        </table:table-row>
        <table:table-row table:style-name="ro1">
          <table:table-cell table:style-name="ce8" office:value-type="string" calcext:value-type="string">
            <text:p>Vorbildung</text:p>
          </table:table-cell>
          <table:table-cell table:style-name="ce28" table:content-validation-name="val10" office:value-type="string" calcext:value-type="string">
            <text:p>Mittel</text:p>
          </table:table-cell>
          <table:table-cell table:number-columns-repeated="2" table:style-name="ce28" table:content-validation-name="val10" office:value-type="string" calcext:value-type="string">
            <text:p>Gut</text:p>
          </table:table-cell>
          <table:table-cell table:style-name="ce28" table:content-validation-name="val10" office:value-type="string" calcext:value-type="string">
            <text:p>Mittel</text:p>
          </table:table-cell>
          <table:table-cell table:style-name="ce28" table:content-validation-name="val10" office:value-type="string" calcext:value-type="string">
            <text:p>Gut</text:p>
          </table:table-cell>
          <table:table-cell table:number-columns-repeated="2" table:style-name="ce28" table:content-validation-name="val10" office:value-type="string" calcext:value-type="string">
            <text:p>Mittel</text:p>
          </table:table-cell>
          <table:table-cell table:style-name="ce28" table:content-validation-name="val10" office:value-type="string" calcext:value-type="string">
            <text:p>Gut</text:p>
          </table:table-cell>
          <table:table-cell table:style-name="ce28" table:content-validation-name="val10" office:value-type="string" calcext:value-type="string">
            <text:p>Mittel</text:p>
          </table:table-cell>
          <table:table-cell table:number-columns-repeated="3" table:style-name="ce28" table:content-validation-name="val10" office:value-type="string" calcext:value-type="string">
            <text:p>Gut</text:p>
          </table:table-cell>
          <table:table-cell table:style-name="ce28" table:content-validation-name="val10" office:value-type="string" calcext:value-type="string">
            <text:p>Mittel</text:p>
          </table:table-cell>
          <table:table-cell table:number-columns-repeated="2" table:style-name="ce28" table:content-validation-name="val10" office:value-type="string" calcext:value-type="string">
            <text:p>Gut</text:p>
          </table:table-cell>
          <table:table-cell table:number-columns-repeated="3" table:style-name="ce28" table:content-validation-name="val10" office:value-type="string" calcext:value-type="string">
            <text:p>Mittel</text:p>
          </table:table-cell>
          <table:table-cell table:number-columns-repeated="6" table:style-name="ce28" table:content-validation-name="val10" office:value-type="string" calcext:value-type="string">
            <text:p>Gut</text:p>
          </table:table-cell>
          <table:table-cell table:style-name="ce28" table:content-validation-name="val10" office:value-type="string" calcext:value-type="string">
            <text:p>Schlecht</text:p>
          </table:table-cell>
          <table:table-cell table:number-columns-repeated="3" table:style-name="ce28" table:content-validation-name="val10" office:value-type="string" calcext:value-type="string">
            <text:p>Mittel</text:p>
          </table:table-cell>
          <table:table-cell table:number-columns-repeated="2" table:style-name="ce28" table:content-validation-name="val10" office:value-type="string" calcext:value-type="string">
            <text:p>Gut</text:p>
          </table:table-cell>
          <table:table-cell table:style-name="ce28" table:content-validation-name="val10" office:value-type="string" calcext:value-type="string">
            <text:p>Mittel</text:p>
          </table:table-cell>
          <table:table-cell table:style-name="ce28" table:content-validation-name="val10" office:value-type="string" calcext:value-type="string">
            <text:p>Schlecht</text:p>
          </table:table-cell>
          <table:table-cell table:style-name="ce28" table:content-validation-name="val10" office:value-type="string" calcext:value-type="string">
            <text:p>Gut</text:p>
          </table:table-cell>
          <table:table-cell table:number-columns-repeated="3" table:style-name="ce28" table:content-validation-name="val10" office:value-type="string" calcext:value-type="string">
            <text:p>Mittel</text:p>
          </table:table-cell>
          <table:table-cell table:number-columns-repeated="2" table:style-name="ce28" table:content-validation-name="val10" office:value-type="string" calcext:value-type="string">
            <text:p>Gut</text:p>
          </table:table-cell>
          <table:table-cell table:number-columns-repeated="2" table:style-name="ce28" table:content-validation-name="val10" office:value-type="string" calcext:value-type="string">
            <text:p>Mittel</text:p>
          </table:table-cell>
          <table:table-cell table:style-name="ce28" table:content-validation-name="val10" office:value-type="string" calcext:value-type="string">
            <text:p>Gut</text:p>
          </table:table-cell>
          <table:table-cell table:style-name="ce28" table:content-validation-name="val10" office:value-type="string" calcext:value-type="string">
            <text:p>Mittel</text:p>
          </table:table-cell>
          <table:table-cell table:style-name="ce28" table:content-validation-name="val10" office:value-type="string" calcext:value-type="string">
            <text:p>Schlecht</text:p>
          </table:table-cell>
          <table:table-cell table:style-name="ce28" table:content-validation-name="val10" office:value-type="string" calcext:value-type="string">
            <text:p>Mittel</text:p>
          </table:table-cell>
          <table:table-cell table:style-name="ce28" table:content-validation-name="val10" office:value-type="string" calcext:value-type="string">
            <text:p>Gut</text:p>
          </table:table-cell>
          <table:table-cell table:style-name="ce28" table:content-validation-name="val10" office:value-type="string" calcext:value-type="string">
            <text:p>Schlecht</text:p>
          </table:table-cell>
          <table:table-cell table:style-name="ce28" table:content-validation-name="val10" office:value-type="string" calcext:value-type="string">
            <text:p>Mittel</text:p>
          </table:table-cell>
          <table:table-cell table:style-name="ce28" table:content-validation-name="val10" office:value-type="string" calcext:value-type="string">
            <text:p>Gut</text:p>
          </table:table-cell>
          <table:table-cell table:number-columns-repeated="2" table:style-name="ce28" table:content-validation-name="val10" office:value-type="string" calcext:value-type="string">
            <text:p>Mittel</text:p>
          </table:table-cell>
          <table:table-cell table:style-name="ce28" table:content-validation-name="val10" office:value-type="string" calcext:value-type="string">
            <text:p>Gut</text:p>
          </table:table-cell>
          <table:table-cell table:number-columns-repeated="4" table:style-name="ce28" table:content-validation-name="val10" office:value-type="string" calcext:value-type="string">
            <text:p>Mittel</text:p>
          </table:table-cell>
          <table:table-cell table:number-columns-repeated="4" table:style-name="ce28" table:content-validation-name="val10" office:value-type="string" calcext:value-type="string">
            <text:p>Gut</text:p>
          </table:table-cell>
          <table:table-cell table:number-columns-repeated="2" table:style-name="ce28" table:content-validation-name="val10" office:value-type="string" calcext:value-type="string">
            <text:p>Sehrgut</text:p>
          </table:table-cell>
          <table:table-cell table:style-name="ce28" table:content-validation-name="val10" office:value-type="string" calcext:value-type="string">
            <text:p>Mittel</text:p>
          </table:table-cell>
          <table:table-cell table:number-columns-repeated="2" table:style-name="ce28" table:content-validation-name="val10" office:value-type="string" calcext:value-type="string">
            <text:p>Gut</text:p>
          </table:table-cell>
          <table:table-cell table:number-columns-repeated="2" table:style-name="ce28" table:content-validation-name="val10" office:value-type="string" calcext:value-type="string">
            <text:p>Mittel</text:p>
          </table:table-cell>
          <table:table-cell table:style-name="ce28" table:content-validation-name="val10" office:value-type="string" calcext:value-type="string">
            <text:p>Gut</text:p>
          </table:table-cell>
          <table:table-cell table:number-columns-repeated="2" table:style-name="ce28" table:content-validation-name="val10" office:value-type="string" calcext:value-type="string">
            <text:p>Mittel</text:p>
          </table:table-cell>
          <table:table-cell table:number-columns-repeated="4" table:style-name="ce28" table:content-validation-name="val10" office:value-type="string" calcext:value-type="string">
            <text:p>Gut</text:p>
          </table:table-cell>
          <table:table-cell table:number-columns-repeated="2" table:style-name="ce28" table:content-validation-name="val10" office:value-type="string" calcext:value-type="string">
            <text:p>Mittel</text:p>
          </table:table-cell>
          <table:table-cell table:style-name="ce28" table:content-validation-name="val10" office:value-type="string" calcext:value-type="string">
            <text:p>Gut</text:p>
          </table:table-cell>
          <table:table-cell table:style-name="ce28" table:content-validation-name="val10" office:value-type="string" calcext:value-type="string">
            <text:p>Mittel</text:p>
          </table:table-cell>
          <table:table-cell table:style-name="ce28" table:content-validation-name="val10" office:value-type="string" calcext:value-type="string">
            <text:p>Gut</text:p>
          </table:table-cell>
          <table:table-cell table:style-name="ce28" table:content-validation-name="val10" office:value-type="string" calcext:value-type="string">
            <text:p>Schlecht</text:p>
          </table:table-cell>
          <table:table-cell table:number-columns-repeated="6" table:style-name="ce28" table:content-validation-name="val10" office:value-type="string" calcext:value-type="string">
            <text:p>Gut</text:p>
          </table:table-cell>
          <table:table-cell table:number-columns-repeated="3" table:style-name="ce28" table:content-validation-name="val10" office:value-type="string" calcext:value-type="string">
            <text:p>Mittel</text:p>
          </table:table-cell>
          <table:table-cell table:style-name="ce28" table:content-validation-name="val10" office:value-type="string" calcext:value-type="string">
            <text:p>Gut</text:p>
          </table:table-cell>
          <table:table-cell table:number-columns-repeated="2" table:style-name="ce28" table:content-validation-name="val10" office:value-type="string" calcext:value-type="string">
            <text:p>Mittel</text:p>
          </table:table-cell>
          <table:table-cell table:style-name="ce28" table:content-validation-name="val10" office:value-type="string" calcext:value-type="string">
            <text:p>Schlecht</text:p>
          </table:table-cell>
          <table:table-cell table:style-name="ce28" table:content-validation-name="val10" office:value-type="string" calcext:value-type="string">
            <text:p>Gut</text:p>
          </table:table-cell>
          <table:table-cell table:style-name="ce28" table:content-validation-name="val10" office:value-type="string" calcext:value-type="string">
            <text:p>Mittel</text:p>
          </table:table-cell>
          <table:table-cell table:number-columns-repeated="3" table:style-name="ce28" table:content-validation-name="val10" office:value-type="string" calcext:value-type="string">
            <text:p>Gut</text:p>
          </table:table-cell>
          <table:table-cell table:number-columns-repeated="2" table:style-name="ce28" table:content-validation-name="val10" office:value-type="string" calcext:value-type="string">
            <text:p>Mittel</text:p>
          </table:table-cell>
          <table:table-cell table:number-columns-repeated="2" table:style-name="ce28" table:content-validation-name="val10" office:value-type="string" calcext:value-type="string">
            <text:p>Gut</text:p>
          </table:table-cell>
          <table:table-cell table:style-name="ce28" table:content-validation-name="val10" office:value-type="string" calcext:value-type="string">
            <text:p>Mittel</text:p>
          </table:table-cell>
          <table:table-cell table:style-name="ce28" table:content-validation-name="val10" office:value-type="string" calcext:value-type="string">
            <text:p>Gut</text:p>
          </table:table-cell>
          <table:table-cell table:number-columns-repeated="3" table:style-name="ce28" table:content-validation-name="val10" office:value-type="string" calcext:value-type="string">
            <text:p>Schlecht</text:p>
          </table:table-cell>
          <table:table-cell table:number-columns-repeated="2" table:style-name="ce28" table:content-validation-name="val10" office:value-type="string" calcext:value-type="string">
            <text:p>Gut</text:p>
          </table:table-cell>
          <table:table-cell table:style-name="ce28" table:content-validation-name="val10" office:value-type="string" calcext:value-type="string">
            <text:p>Schlecht</text:p>
          </table:table-cell>
          <table:table-cell table:style-name="ce28" table:content-validation-name="val10" office:value-type="string" calcext:value-type="string">
            <text:p>Gut</text:p>
          </table:table-cell>
          <table:table-cell table:style-name="ce28" table:content-validation-name="val10" office:value-type="string" calcext:value-type="string">
            <text:p>Mittel</text:p>
          </table:table-cell>
          <table:table-cell table:number-columns-repeated="2" table:style-name="ce28" table:content-validation-name="val10" office:value-type="string" calcext:value-type="string">
            <text:p>Gut</text:p>
          </table:table-cell>
          <table:table-cell table:style-name="ce28" table:content-validation-name="val10" office:value-type="string" calcext:value-type="string">
            <text:p>Mittel</text:p>
          </table:table-cell>
          <table:table-cell table:style-name="ce28" table:content-validation-name="val10"/>
          <table:table-cell table:style-name="ce28" table:content-validation-name="val10" office:value-type="string" calcext:value-type="string">
            <text:p>Mittel</text:p>
          </table:table-cell>
          <table:table-cell table:style-name="ce28" table:content-validation-name="val10" office:value-type="string" calcext:value-type="string">
            <text:p>Sehrgut</text:p>
          </table:table-cell>
          <table:table-cell table:style-name="ce28" table:content-validation-name="val10" office:value-type="string" calcext:value-type="string">
            <text:p>Gut</text:p>
          </table:table-cell>
          <table:table-cell table:style-name="ce28" table:content-validation-name="val10" table:number-columns-repeated="904"/>
          <table:table-cell/>
        </table:table-row>
        <table:table-row table:style-name="ro1">
          <table:table-cell table:style-name="ce9" office:value-type="string" calcext:value-type="string">
            <text:p>Grammatikkentnisse</text:p>
          </table:table-cell>
          <table:table-cell table:number-columns-repeated="2" table:style-name="ce29" table:content-validation-name="val11" office:value-type="float" office:value="4" calcext:value-type="float">
            <text:p>4</text:p>
          </table:table-cell>
          <table:table-cell table:style-name="ce29" table:content-validation-name="val11" office:value-type="float" office:value="5" calcext:value-type="float">
            <text:p>5</text:p>
          </table:table-cell>
          <table:table-cell table:style-name="ce29" table:content-validation-name="val11" office:value-type="float" office:value="4" calcext:value-type="float">
            <text:p>4</text:p>
          </table:table-cell>
          <table:table-cell table:style-name="ce29" table:content-validation-name="val11" office:value-type="float" office:value="5" calcext:value-type="float">
            <text:p>5</text:p>
          </table:table-cell>
          <table:table-cell table:style-name="ce29" table:content-validation-name="val11" office:value-type="float" office:value="4" calcext:value-type="float">
            <text:p>4</text:p>
          </table:table-cell>
          <table:table-cell table:style-name="ce29" table:content-validation-name="val11" office:value-type="float" office:value="3" calcext:value-type="float">
            <text:p>3</text:p>
          </table:table-cell>
          <table:table-cell table:style-name="ce29" table:content-validation-name="val11" office:value-type="float" office:value="5" calcext:value-type="float">
            <text:p>5</text:p>
          </table:table-cell>
          <table:table-cell table:style-name="ce29" table:content-validation-name="val11" office:value-type="float" office:value="2" calcext:value-type="float">
            <text:p>2</text:p>
          </table:table-cell>
          <table:table-cell table:style-name="ce29" table:content-validation-name="val11" office:value-type="float" office:value="5" calcext:value-type="float">
            <text:p>5</text:p>
          </table:table-cell>
          <table:table-cell table:style-name="ce29" table:content-validation-name="val11" office:value-type="float" office:value="4" calcext:value-type="float">
            <text:p>4</text:p>
          </table:table-cell>
          <table:table-cell table:style-name="ce29" table:content-validation-name="val11" office:value-type="float" office:value="3" calcext:value-type="float">
            <text:p>3</text:p>
          </table:table-cell>
          <table:table-cell table:number-columns-repeated="2" table:style-name="ce29" table:content-validation-name="val11" office:value-type="float" office:value="5" calcext:value-type="float">
            <text:p>5</text:p>
          </table:table-cell>
          <table:table-cell table:style-name="ce29" table:content-validation-name="val11" office:value-type="float" office:value="6" calcext:value-type="float">
            <text:p>6</text:p>
          </table:table-cell>
          <table:table-cell table:style-name="ce29" table:content-validation-name="val11" office:value-type="float" office:value="4" calcext:value-type="float">
            <text:p>4</text:p>
          </table:table-cell>
          <table:table-cell table:style-name="ce29" table:content-validation-name="val11" office:value-type="float" office:value="5" calcext:value-type="float">
            <text:p>5</text:p>
          </table:table-cell>
          <table:table-cell table:style-name="ce29" table:content-validation-name="val11" office:value-type="float" office:value="4" calcext:value-type="float">
            <text:p>4</text:p>
          </table:table-cell>
          <table:table-cell table:style-name="ce29" table:content-validation-name="val11" office:value-type="float" office:value="5" calcext:value-type="float">
            <text:p>5</text:p>
          </table:table-cell>
          <table:table-cell table:style-name="ce29" table:content-validation-name="val11" office:value-type="float" office:value="4" calcext:value-type="float">
            <text:p>4</text:p>
          </table:table-cell>
          <table:table-cell table:number-columns-repeated="3" table:style-name="ce29" table:content-validation-name="val11" office:value-type="float" office:value="5" calcext:value-type="float">
            <text:p>5</text:p>
          </table:table-cell>
          <table:table-cell table:style-name="ce29" table:content-validation-name="val11" office:value-type="float" office:value="6" calcext:value-type="float">
            <text:p>6</text:p>
          </table:table-cell>
          <table:table-cell table:style-name="ce29" table:content-validation-name="val11" office:value-type="float" office:value="3" calcext:value-type="float">
            <text:p>3</text:p>
          </table:table-cell>
          <table:table-cell table:number-columns-repeated="3" table:style-name="ce29" table:content-validation-name="val11" office:value-type="float" office:value="4" calcext:value-type="float">
            <text:p>4</text:p>
          </table:table-cell>
          <table:table-cell table:number-columns-repeated="2" table:style-name="ce29" table:content-validation-name="val11" office:value-type="float" office:value="5" calcext:value-type="float">
            <text:p>5</text:p>
          </table:table-cell>
          <table:table-cell table:number-columns-repeated="3" table:style-name="ce29" table:content-validation-name="val11" office:value-type="float" office:value="2" calcext:value-type="float">
            <text:p>2</text:p>
          </table:table-cell>
          <table:table-cell table:number-columns-repeated="2" table:style-name="ce29" table:content-validation-name="val11" office:value-type="float" office:value="5" calcext:value-type="float">
            <text:p>5</text:p>
          </table:table-cell>
          <table:table-cell table:style-name="ce29" table:content-validation-name="val11" office:value-type="float" office:value="2" calcext:value-type="float">
            <text:p>2</text:p>
          </table:table-cell>
          <table:table-cell table:style-name="ce29" table:content-validation-name="val11" office:value-type="float" office:value="5" calcext:value-type="float">
            <text:p>5</text:p>
          </table:table-cell>
          <table:table-cell table:style-name="ce29" table:content-validation-name="val11" office:value-type="float" office:value="2" calcext:value-type="float">
            <text:p>2</text:p>
          </table:table-cell>
          <table:table-cell table:style-name="ce29" table:content-validation-name="val11" office:value-type="float" office:value="4" calcext:value-type="float">
            <text:p>4</text:p>
          </table:table-cell>
          <table:table-cell table:style-name="ce29" table:content-validation-name="val11" office:value-type="float" office:value="2" calcext:value-type="float">
            <text:p>2</text:p>
          </table:table-cell>
          <table:table-cell table:number-columns-repeated="2" table:style-name="ce29" table:content-validation-name="val11" office:value-type="float" office:value="4" calcext:value-type="float">
            <text:p>4</text:p>
          </table:table-cell>
          <table:table-cell table:style-name="ce29" table:content-validation-name="val11" office:value-type="float" office:value="2" calcext:value-type="float">
            <text:p>2</text:p>
          </table:table-cell>
          <table:table-cell table:number-columns-repeated="2" table:style-name="ce29" table:content-validation-name="val11" office:value-type="float" office:value="5" calcext:value-type="float">
            <text:p>5</text:p>
          </table:table-cell>
          <table:table-cell table:style-name="ce29" table:content-validation-name="val11" office:value-type="float" office:value="3" calcext:value-type="float">
            <text:p>3</text:p>
          </table:table-cell>
          <table:table-cell table:style-name="ce29" table:content-validation-name="val11" office:value-type="float" office:value="4" calcext:value-type="float">
            <text:p>4</text:p>
          </table:table-cell>
          <table:table-cell table:style-name="ce29" table:content-validation-name="val11" office:value-type="float" office:value="6" calcext:value-type="float">
            <text:p>6</text:p>
          </table:table-cell>
          <table:table-cell table:style-name="ce29" table:content-validation-name="val11" office:value-type="float" office:value="4" calcext:value-type="float">
            <text:p>4</text:p>
          </table:table-cell>
          <table:table-cell table:number-columns-repeated="2" table:style-name="ce29" table:content-validation-name="val11" office:value-type="float" office:value="3" calcext:value-type="float">
            <text:p>3</text:p>
          </table:table-cell>
          <table:table-cell table:number-columns-repeated="2" table:style-name="ce29" table:content-validation-name="val11" office:value-type="float" office:value="4" calcext:value-type="float">
            <text:p>4</text:p>
          </table:table-cell>
          <table:table-cell table:style-name="ce29" table:content-validation-name="val11" office:value-type="float" office:value="5" calcext:value-type="float">
            <text:p>5</text:p>
          </table:table-cell>
          <table:table-cell table:style-name="ce29" table:content-validation-name="val11" office:value-type="float" office:value="4" calcext:value-type="float">
            <text:p>4</text:p>
          </table:table-cell>
          <table:table-cell table:style-name="ce29" table:content-validation-name="val11" office:value-type="float" office:value="5" calcext:value-type="float">
            <text:p>5</text:p>
          </table:table-cell>
          <table:table-cell table:style-name="ce29" table:content-validation-name="val11" office:value-type="float" office:value="6" calcext:value-type="float">
            <text:p>6</text:p>
          </table:table-cell>
          <table:table-cell table:number-columns-repeated="2" table:style-name="ce29" table:content-validation-name="val11" office:value-type="float" office:value="5" calcext:value-type="float">
            <text:p>5</text:p>
          </table:table-cell>
          <table:table-cell table:number-columns-repeated="2" table:style-name="ce29" table:content-validation-name="val11" office:value-type="float" office:value="6" calcext:value-type="float">
            <text:p>6</text:p>
          </table:table-cell>
          <table:table-cell table:style-name="ce29" table:content-validation-name="val11" office:value-type="float" office:value="3" calcext:value-type="float">
            <text:p>3</text:p>
          </table:table-cell>
          <table:table-cell table:style-name="ce29" table:content-validation-name="val11" office:value-type="float" office:value="5" calcext:value-type="float">
            <text:p>5</text:p>
          </table:table-cell>
          <table:table-cell table:number-columns-repeated="2" table:style-name="ce29" table:content-validation-name="val11" office:value-type="float" office:value="4" calcext:value-type="float">
            <text:p>4</text:p>
          </table:table-cell>
          <table:table-cell table:number-columns-repeated="2" table:style-name="ce29" table:content-validation-name="val11" office:value-type="float" office:value="5" calcext:value-type="float">
            <text:p>5</text:p>
          </table:table-cell>
          <table:table-cell table:style-name="ce29" table:content-validation-name="val11" office:value-type="float" office:value="2" calcext:value-type="float">
            <text:p>2</text:p>
          </table:table-cell>
          <table:table-cell table:style-name="ce29" table:content-validation-name="val11" office:value-type="float" office:value="4" calcext:value-type="float">
            <text:p>4</text:p>
          </table:table-cell>
          <table:table-cell table:style-name="ce29" table:content-validation-name="val11" office:value-type="float" office:value="5" calcext:value-type="float">
            <text:p>5</text:p>
          </table:table-cell>
          <table:table-cell table:style-name="ce29" table:content-validation-name="val11" office:value-type="float" office:value="6" calcext:value-type="float">
            <text:p>6</text:p>
          </table:table-cell>
          <table:table-cell table:number-columns-repeated="2" table:style-name="ce29" table:content-validation-name="val11" office:value-type="float" office:value="4" calcext:value-type="float">
            <text:p>4</text:p>
          </table:table-cell>
          <table:table-cell table:style-name="ce29" table:content-validation-name="val11" office:value-type="float" office:value="2" calcext:value-type="float">
            <text:p>2</text:p>
          </table:table-cell>
          <table:table-cell table:style-name="ce29" table:content-validation-name="val11" office:value-type="float" office:value="5" calcext:value-type="float">
            <text:p>5</text:p>
          </table:table-cell>
          <table:table-cell table:style-name="ce29" table:content-validation-name="val11" office:value-type="float" office:value="4" calcext:value-type="float">
            <text:p>4</text:p>
          </table:table-cell>
          <table:table-cell table:style-name="ce29" table:content-validation-name="val11" office:value-type="float" office:value="3" calcext:value-type="float">
            <text:p>3</text:p>
          </table:table-cell>
          <table:table-cell table:style-name="ce29" table:content-validation-name="val11" office:value-type="float" office:value="5" calcext:value-type="float">
            <text:p>5</text:p>
          </table:table-cell>
          <table:table-cell table:style-name="ce29" table:content-validation-name="val11" office:value-type="float" office:value="4" calcext:value-type="float">
            <text:p>4</text:p>
          </table:table-cell>
          <table:table-cell table:style-name="ce29" table:content-validation-name="val11" office:value-type="float" office:value="5" calcext:value-type="float">
            <text:p>5</text:p>
          </table:table-cell>
          <table:table-cell table:style-name="ce29" table:content-validation-name="val11" office:value-type="float" office:value="4" calcext:value-type="float">
            <text:p>4</text:p>
          </table:table-cell>
          <table:table-cell table:style-name="ce29" table:content-validation-name="val11" office:value-type="float" office:value="6" calcext:value-type="float">
            <text:p>6</text:p>
          </table:table-cell>
          <table:table-cell table:style-name="ce29" table:content-validation-name="val11" office:value-type="float" office:value="5" calcext:value-type="float">
            <text:p>5</text:p>
          </table:table-cell>
          <table:table-cell table:style-name="ce29" table:content-validation-name="val11" office:value-type="float" office:value="6" calcext:value-type="float">
            <text:p>6</text:p>
          </table:table-cell>
          <table:table-cell table:number-columns-repeated="2" table:style-name="ce29" table:content-validation-name="val11" office:value-type="float" office:value="5" calcext:value-type="float">
            <text:p>5</text:p>
          </table:table-cell>
          <table:table-cell table:style-name="ce29" table:content-validation-name="val11" office:value-type="float" office:value="3" calcext:value-type="float">
            <text:p>3</text:p>
          </table:table-cell>
          <table:table-cell table:style-name="ce29" table:content-validation-name="val11"/>
          <table:table-cell table:style-name="ce29" table:content-validation-name="val11" office:value-type="float" office:value="6" calcext:value-type="float">
            <text:p>6</text:p>
          </table:table-cell>
          <table:table-cell table:style-name="ce29" table:content-validation-name="val11" office:value-type="float" office:value="4" calcext:value-type="float">
            <text:p>4</text:p>
          </table:table-cell>
          <table:table-cell table:number-columns-repeated="2" table:style-name="ce29" table:content-validation-name="val11" office:value-type="float" office:value="3" calcext:value-type="float">
            <text:p>3</text:p>
          </table:table-cell>
          <table:table-cell table:style-name="ce29" table:content-validation-name="val11"/>
          <table:table-cell table:style-name="ce29" table:content-validation-name="val11" office:value-type="float" office:value="2" calcext:value-type="float">
            <text:p>2</text:p>
          </table:table-cell>
          <table:table-cell table:style-name="ce29" table:content-validation-name="val11" office:value-type="float" office:value="6" calcext:value-type="float">
            <text:p>6</text:p>
          </table:table-cell>
          <table:table-cell table:style-name="ce29" table:content-validation-name="val11" office:value-type="float" office:value="5" calcext:value-type="float">
            <text:p>5</text:p>
          </table:table-cell>
          <table:table-cell table:style-name="ce29" table:content-validation-name="val11" office:value-type="float" office:value="4" calcext:value-type="float">
            <text:p>4</text:p>
          </table:table-cell>
          <table:table-cell table:number-columns-repeated="2" table:style-name="ce29" table:content-validation-name="val11" office:value-type="float" office:value="3" calcext:value-type="float">
            <text:p>3</text:p>
          </table:table-cell>
          <table:table-cell table:number-columns-repeated="2" table:style-name="ce29" table:content-validation-name="val11" office:value-type="float" office:value="5" calcext:value-type="float">
            <text:p>5</text:p>
          </table:table-cell>
          <table:table-cell table:style-name="ce29" table:content-validation-name="val11" office:value-type="float" office:value="3" calcext:value-type="float">
            <text:p>3</text:p>
          </table:table-cell>
          <table:table-cell table:style-name="ce29" table:content-validation-name="val11" office:value-type="float" office:value="4" calcext:value-type="float">
            <text:p>4</text:p>
          </table:table-cell>
          <table:table-cell table:style-name="ce29" table:content-validation-name="val11" office:value-type="float" office:value="2" calcext:value-type="float">
            <text:p>2</text:p>
          </table:table-cell>
          <table:table-cell table:style-name="ce29" table:content-validation-name="val11"/>
          <table:table-cell table:style-name="ce29" table:content-validation-name="val11" office:value-type="float" office:value="3" calcext:value-type="float">
            <text:p>3</text:p>
          </table:table-cell>
          <table:table-cell table:number-columns-repeated="2" table:style-name="ce29" table:content-validation-name="val11" office:value-type="float" office:value="5" calcext:value-type="float">
            <text:p>5</text:p>
          </table:table-cell>
          <table:table-cell table:style-name="ce29" table:content-validation-name="val11" office:value-type="float" office:value="6" calcext:value-type="float">
            <text:p>6</text:p>
          </table:table-cell>
          <table:table-cell table:style-name="ce29" table:content-validation-name="val11" office:value-type="float" office:value="5" calcext:value-type="float">
            <text:p>5</text:p>
          </table:table-cell>
          <table:table-cell table:style-name="ce29" table:content-validation-name="val11" office:value-type="float" office:value="2" calcext:value-type="float">
            <text:p>2</text:p>
          </table:table-cell>
          <table:table-cell table:number-columns-repeated="2" table:style-name="ce29" table:content-validation-name="val11" office:value-type="float" office:value="5" calcext:value-type="float">
            <text:p>5</text:p>
          </table:table-cell>
          <table:table-cell table:number-columns-repeated="2" table:style-name="ce29" table:content-validation-name="val11" office:value-type="float" office:value="2" calcext:value-type="float">
            <text:p>2</text:p>
          </table:table-cell>
          <table:table-cell table:style-name="ce29" table:content-validation-name="val11" office:value-type="float" office:value="3" calcext:value-type="float">
            <text:p>3</text:p>
          </table:table-cell>
          <table:table-cell table:style-name="ce29" table:content-validation-name="val11" office:value-type="float" office:value="6" calcext:value-type="float">
            <text:p>6</text:p>
          </table:table-cell>
          <table:table-cell table:style-name="ce29" table:content-validation-name="val11" office:value-type="float" office:value="4" calcext:value-type="float">
            <text:p>4</text:p>
          </table:table-cell>
          <table:table-cell table:style-name="ce29" table:content-validation-name="val11" table:number-columns-repeated="904"/>
          <table:table-cell/>
        </table:table-row>
        <table:table-row table:style-name="ro1">
          <table:table-cell table:style-name="ce10" office:value-type="string" calcext:value-type="string">
            <text:p>NB</text:p>
          </table:table-cell>
          <table:table-cell table:style-name="ce30" table:content-validation-name="val12" table:number-columns-repeated="1022"/>
          <table:table-cell/>
        </table:table-row>
        <table:table-row table:style-name="ro1">
          <table:table-cell table:style-name="ce11" office:value-type="string" calcext:value-type="string">
            <text:p>1.1</text:p>
          </table:table-cell>
          <table:table-cell table:number-columns-repeated="73" table:style-name="ce31" table:content-validation-name="val13" office:value-type="string" calcext:value-type="string">
            <text:p>Aktiv</text:p>
          </table:table-cell>
          <table:table-cell table:style-name="ce31" table:content-validation-name="val13" office:value-type="string" calcext:value-type="string">
            <text:p>Passiv</text:p>
          </table:table-cell>
          <table:table-cell table:number-columns-repeated="31" table:style-name="ce31" table:content-validation-name="val13" office:value-type="string" calcext:value-type="string">
            <text:p>Aktiv</text:p>
          </table:table-cell>
          <table:table-cell table:style-name="ce31" table:content-validation-name="val13"/>
          <table:table-cell table:number-columns-repeated="8" table:style-name="ce31" table:content-validation-name="val13" office:value-type="string" calcext:value-type="string">
            <text:p>Aktiv</text:p>
          </table:table-cell>
          <table:table-cell table:style-name="ce31" table:content-validation-name="val13" office:value-type="string" calcext:value-type="string">
            <text:p>Passiv</text:p>
          </table:table-cell>
          <table:table-cell table:number-columns-repeated="3" table:style-name="ce31" table:content-validation-name="val13" office:value-type="string" calcext:value-type="string">
            <text:p>Aktiv</text:p>
          </table:table-cell>
          <table:table-cell table:style-name="ce31" table:content-validation-name="val13" table:number-columns-repeated="904"/>
          <table:table-cell/>
        </table:table-row>
        <table:table-row table:style-name="ro1">
          <table:table-cell table:style-name="ce12" office:value-type="string" calcext:value-type="string">
            <text:p>1.2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66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5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27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3" table:style-name="ce32" table:content-validation-name="val13" office:value-type="string" calcext:value-type="string">
            <text:p>Passiv</text:p>
          </table:table-cell>
          <table:table-cell table:style-name="ce32" table:content-validation-name="val13"/>
          <table:table-cell table:number-columns-repeated="8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3" table:style-name="ce32" table:content-validation-name="val13" office:value-type="string" calcext:value-type="string">
            <text:p>Passiv</text:p>
          </table:table-cell>
          <table:table-cell table:style-name="ce32" table:content-validation-name="val13" table:number-columns-repeated="904"/>
          <table:table-cell/>
        </table:table-row>
        <table:table-row table:style-name="ro1">
          <table:table-cell table:style-name="ce12" office:value-type="string" calcext:value-type="string">
            <text:p>1.3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41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13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5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10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29" table:style-name="ce32" table:content-validation-name="val13" office:value-type="string" calcext:value-type="string">
            <text:p>Passiv</text:p>
          </table:table-cell>
          <table:table-cell table:number-columns-repeated="2" table:style-name="ce32" table:content-validation-name="val13" office:value-type="string" calcext:value-type="string">
            <text:p>Aktiv</text:p>
          </table:table-cell>
          <table:table-cell table:style-name="ce32" table:content-validation-name="val13"/>
          <table:table-cell table:number-columns-repeated="12" table:style-name="ce32" table:content-validation-name="val13" office:value-type="string" calcext:value-type="string">
            <text:p>Passiv</text:p>
          </table:table-cell>
          <table:table-cell table:style-name="ce32" table:content-validation-name="val13" table:number-columns-repeated="904"/>
          <table:table-cell/>
        </table:table-row>
        <table:table-row table:style-name="ro1">
          <table:table-cell table:style-name="ce12" office:value-type="string" calcext:value-type="string">
            <text:p>1.4</text:p>
          </table:table-cell>
          <table:table-cell table:number-columns-repeated="59" table:style-name="ce32" table:content-validation-name="val13" office:value-type="string" calcext:value-type="string">
            <text:p>Aktiv</text:p>
          </table:table-cell>
          <table:table-cell table:style-name="ce31" table:content-validation-name="val13" office:value-type="string" calcext:value-type="string">
            <text:p>Aktiv</text:p>
          </table:table-cell>
          <table:table-cell table:number-columns-repeated="43"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content-validation-name="val13"/>
          <table:table-cell table:number-columns-repeated="9"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number-columns-repeated="2" table:style-name="ce32" table:content-validation-name="val13" office:value-type="string" calcext:value-type="string">
            <text:p>Aktiv</text:p>
          </table:table-cell>
          <table:table-cell table:content-validation-name="val13" table:number-columns-repeated="904"/>
          <table:table-cell/>
        </table:table-row>
        <table:table-row table:style-name="ro1">
          <table:table-cell table:style-name="ce12" office:value-type="string" calcext:value-type="string">
            <text:p>1.5</text:p>
          </table:table-cell>
          <table:table-cell table:number-columns-repeated="6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32" table:style-name="ce32" table:content-validation-name="val13" office:value-type="string" calcext:value-type="string">
            <text:p>Passiv</text:p>
          </table:table-cell>
          <table:table-cell table:content-validation-name="val13"/>
          <table:table-cell table:number-columns-repeated="15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3" table:style-name="ce32" table:content-validation-name="val13" office:value-type="string" calcext:value-type="string">
            <text:p>Passiv</text:p>
          </table:table-cell>
          <table:table-cell table:style-name="ce31" table:content-validation-name="val13" office:value-type="string" calcext:value-type="string">
            <text:p>Passiv</text:p>
          </table:table-cell>
          <table:table-cell table:number-columns-repeated="16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8" table:style-name="ce32" table:content-validation-name="val13" office:value-type="string" calcext:value-type="string">
            <text:p>Passiv</text:p>
          </table:table-cell>
          <table:table-cell table:number-columns-repeated="2" table:style-name="ce32" table:content-validation-name="val13" office:value-type="string" calcext:value-type="string">
            <text:p>Aktiv</text:p>
          </table:table-cell>
          <table:table-cell table:number-columns-repeated="4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2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2" table:style-name="ce32" table:content-validation-name="val13" office:value-type="string" calcext:value-type="string">
            <text:p>Passiv</text:p>
          </table:table-cell>
          <table:table-cell table:content-validation-name="val13"/>
          <table:table-cell table:number-columns-repeated="3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content-validation-name="val13"/>
          <table:table-cell table:number-columns-repeated="8" table:style-name="ce32" table:content-validation-name="val13" office:value-type="string" calcext:value-type="string">
            <text:p>Passiv</text:p>
          </table:table-cell>
          <table:table-cell table:number-columns-repeated="2" table:style-name="ce32" table:content-validation-name="val13" office:value-type="string" calcext:value-type="string">
            <text:p>Aktiv</text:p>
          </table:table-cell>
          <table:table-cell table:number-columns-repeated="2" table:style-name="ce32" table:content-validation-name="val13" office:value-type="string" calcext:value-type="string">
            <text:p>Passiv</text:p>
          </table:table-cell>
          <table:table-cell table:content-validation-name="val13" table:number-columns-repeated="904"/>
          <table:table-cell/>
        </table:table-row>
        <table:table-row table:style-name="ro1">
          <table:table-cell table:style-name="ce12" office:value-type="string" calcext:value-type="string">
            <text:p>1.6</text:p>
          </table:table-cell>
          <table:table-cell table:number-columns-repeated="2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3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20" table:style-name="ce32" table:content-validation-name="val13" office:value-type="string" calcext:value-type="string">
            <text:p>Passiv</text:p>
          </table:table-cell>
          <table:table-cell table:number-columns-repeated="3" table:style-name="ce32" table:content-validation-name="val13" office:value-type="string" calcext:value-type="string">
            <text:p>Aktiv</text:p>
          </table:table-cell>
          <table:table-cell table:number-columns-repeated="7" table:style-name="ce32" table:content-validation-name="val13" office:value-type="string" calcext:value-type="string">
            <text:p>Passiv</text:p>
          </table:table-cell>
          <table:table-cell table:content-validation-name="val13"/>
          <table:table-cell table:number-columns-repeated="2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3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3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4" table:style-name="ce32" table:content-validation-name="val13" office:value-type="string" calcext:value-type="string">
            <text:p>Passiv</text:p>
          </table:table-cell>
          <table:table-cell table:number-columns-repeated="4" table:style-name="ce32" table:content-validation-name="val13" office:value-type="string" calcext:value-type="string">
            <text:p>Aktiv</text:p>
          </table:table-cell>
          <table:table-cell table:style-name="ce31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number-columns-repeated="2" table:style-name="ce32" table:content-validation-name="val13" office:value-type="string" calcext:value-type="string">
            <text:p>Aktiv</text:p>
          </table:table-cell>
          <table:table-cell table:number-columns-repeated="10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2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3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4" table:style-name="ce32" table:content-validation-name="val13" office:value-type="string" calcext:value-type="string">
            <text:p>Passiv</text:p>
          </table:table-cell>
          <table:table-cell table:number-columns-repeated="2" table:style-name="ce32" table:content-validation-name="val13" office:value-type="string" calcext:value-type="string">
            <text:p>Aktiv</text:p>
          </table:table-cell>
          <table:table-cell table:number-columns-repeated="2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2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number-columns-repeated="2"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number-columns-repeated="4" table:style-name="ce32" table:content-validation-name="val13" office:value-type="string" calcext:value-type="string">
            <text:p>Aktiv</text:p>
          </table:table-cell>
          <table:table-cell table:number-columns-repeated="2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4"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number-columns-repeated="5" table:style-name="ce32" table:content-validation-name="val13" office:value-type="string" calcext:value-type="string">
            <text:p>Passiv</text:p>
          </table:table-cell>
          <table:table-cell table:content-validation-name="val13" table:number-columns-repeated="904"/>
          <table:table-cell/>
        </table:table-row>
        <table:table-row table:style-name="ro1">
          <table:table-cell table:style-name="ce12" office:value-type="string" calcext:value-type="string">
            <text:p>1.7</text:p>
          </table:table-cell>
          <table:table-cell table:number-columns-repeated="6"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number-columns-repeated="22"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number-columns-repeated="9"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number-columns-repeated="3" table:style-name="ce32" table:content-validation-name="val13" office:value-type="string" calcext:value-type="string">
            <text:p>Aktiv</text:p>
          </table:table-cell>
          <table:table-cell table:content-validation-name="val13"/>
          <table:table-cell table:number-columns-repeated="15" table:style-name="ce32" table:content-validation-name="val13" office:value-type="string" calcext:value-type="string">
            <text:p>Aktiv</text:p>
          </table:table-cell>
          <table:table-cell table:style-name="ce31" table:content-validation-name="val13" office:value-type="string" calcext:value-type="string">
            <text:p>Aktiv</text:p>
          </table:table-cell>
          <table:table-cell table:number-columns-repeated="7"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number-columns-repeated="5"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number-columns-repeated="12"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number-columns-repeated="4"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number-columns-repeated="2"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number-columns-repeated="2"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number-columns-repeated="3"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content-validation-name="val13"/>
          <table:table-cell table:number-columns-repeated="9"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number-columns-repeated="2" table:style-name="ce32" table:content-validation-name="val13" office:value-type="string" calcext:value-type="string">
            <text:p>Aktiv</text:p>
          </table:table-cell>
          <table:table-cell table:content-validation-name="val13" table:number-columns-repeated="904"/>
          <table:table-cell/>
        </table:table-row>
        <table:table-row table:style-name="ro1">
          <table:table-cell table:style-name="ce12" office:value-type="string" calcext:value-type="string">
            <text:p>1.8</text:p>
          </table:table-cell>
          <table:table-cell table:number-columns-repeated="6"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number-columns-repeated="20" table:style-name="ce32" table:content-validation-name="val13" office:value-type="string" calcext:value-type="string">
            <text:p>Aktiv</text:p>
          </table:table-cell>
          <table:table-cell table:number-columns-repeated="2" table:style-name="ce32" table:content-validation-name="val13" office:value-type="string" calcext:value-type="string">
            <text:p>Passiv</text:p>
          </table:table-cell>
          <table:table-cell table:number-columns-repeated="12" table:style-name="ce32" table:content-validation-name="val13" office:value-type="string" calcext:value-type="string">
            <text:p>Aktiv</text:p>
          </table:table-cell>
          <table:table-cell table:content-validation-name="val13"/>
          <table:table-cell table:number-columns-repeated="11"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number-columns-repeated="3" table:style-name="ce32" table:content-validation-name="val13" office:value-type="string" calcext:value-type="string">
            <text:p>Aktiv</text:p>
          </table:table-cell>
          <table:table-cell table:style-name="ce31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number-columns-repeated="5"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number-columns-repeated="5"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number-columns-repeated="11" table:style-name="ce32" table:content-validation-name="val13" office:value-type="string" calcext:value-type="string">
            <text:p>Aktiv</text:p>
          </table:table-cell>
          <table:table-cell table:number-columns-repeated="2" table:style-name="ce32" table:content-validation-name="val13" office:value-type="string" calcext:value-type="string">
            <text:p>Passiv</text:p>
          </table:table-cell>
          <table:table-cell table:number-columns-repeated="6"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number-columns-repeated="2"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number-columns-repeated="4"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content-validation-name="val13"/>
          <table:table-cell table:number-columns-repeated="7"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style-name="ce32" table:content-validation-name="val13" office:value-type="string" calcext:value-type="string">
            <text:p>Aktiv</text:p>
          </table:table-cell>
          <table:table-cell table:style-name="ce32" table:content-validation-name="val13" office:value-type="string" calcext:value-type="string">
            <text:p>Passiv</text:p>
          </table:table-cell>
          <table:table-cell table:number-columns-repeated="2" table:style-name="ce32" table:content-validation-name="val13" office:value-type="string" calcext:value-type="string">
            <text:p>Aktiv</text:p>
          </table:table-cell>
          <table:table-cell table:content-validation-name="val13" table:number-columns-repeated="904"/>
          <table:table-cell/>
        </table:table-row>
        <table:table-row table:style-name="ro1">
          <table:table-cell table:style-name="ce13" office:value-type="string" calcext:value-type="string">
            <text:p>1.Verstaendlichkei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5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ehrschlech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number-columns-repeated="4"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ehrschlech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4"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4"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number-columns-repeated="4" table:style-name="ce33" table:content-validation-name="val14" office:value-type="string" calcext:value-type="string">
            <text:p>Gut</text:p>
          </table:table-cell>
          <table:table-cell table:style-name="ce33" table:content-validation-name="val14" table:number-columns-repeated="904"/>
          <table:table-cell/>
        </table:table-row>
        <table:table-row table:style-name="ro1">
          <table:table-cell table:style-name="ce14" office:value-type="string" calcext:value-type="string">
            <text:p>1.Schwierigkei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number-columns-repeated="3"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ehrLeicht</text:p>
          </table:table-cell>
          <table:table-cell table:style-name="ce34" table:content-validation-name="val15"/>
          <table:table-cell table:number-columns-repeated="3"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3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table:number-columns-repeated="3"/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number-columns-repeated="4"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Sehr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number-columns-repeated="4" table:style-name="ce34" table:content-validation-name="val15" office:value-type="string" calcext:value-type="string">
            <text:p>Sehr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3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2"/>
          <table:table-cell table:number-columns-repeated="3"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904"/>
          <table:table-cell/>
        </table:table-row>
        <table:table-row table:style-name="ro1">
          <table:table-cell table:style-name="ce10" office:value-type="string" calcext:value-type="string">
            <text:p>NB</text:p>
          </table:table-cell>
          <table:table-cell table:style-name="ce30" table:content-validation-name="val12" table:number-columns-repeated="91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930"/>
          <table:table-cell/>
        </table:table-row>
        <table:table-row table:style-name="ro1">
          <table:table-cell table:style-name="ce11" office:value-type="string" calcext:value-type="string">
            <text:p>2.1</text:p>
          </table:table-cell>
          <table:table-cell table:number-columns-repeated="91" table:style-name="ce31" table:content-validation-name="val16" office:value-type="string" calcext:value-type="string">
            <text:p>S</text:p>
          </table:table-cell>
          <table:table-cell table:style-name="ce31" table:content-validation-name="val16"/>
          <table:table-cell table:number-columns-repeated="26" table:style-name="ce31" table:content-validation-name="val16" office:value-type="string" calcext:value-type="string">
            <text:p>S</text:p>
          </table:table-cell>
          <table:table-cell table:style-name="ce31" table:content-validation-name="val16" table:number-columns-repeated="904"/>
          <table:table-cell/>
        </table:table-row>
        <table:table-row table:style-name="ro1">
          <table:table-cell table:style-name="ce12" office:value-type="string" calcext:value-type="string">
            <text:p>2.2</text:p>
          </table:table-cell>
          <table:table-cell table:number-columns-repeated="90" table:style-name="ce32" table:content-validation-name="val16" office:value-type="string" calcext:value-type="string">
            <text:p>P</text:p>
          </table:table-cell>
          <table:table-cell table:style-name="ce32" table:content-validation-name="val16" table:number-columns-repeated="2"/>
          <table:table-cell table:style-name="ce32" table:content-validation-name="val16" office:value-type="string" calcext:value-type="string">
            <text:p>P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24" table:style-name="ce32" table:content-validation-name="val16" office:value-type="string" calcext:value-type="string">
            <text:p>P</text:p>
          </table:table-cell>
          <table:table-cell table:style-name="ce32" table:content-validation-name="val16" table:number-columns-repeated="904"/>
          <table:table-cell/>
        </table:table-row>
        <table:table-row table:style-name="ro1">
          <table:table-cell table:style-name="ce12" office:value-type="string" calcext:value-type="string">
            <text:p>2.3</text:p>
          </table:table-cell>
          <table:table-cell table:number-columns-repeated="3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7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4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2" table:style-name="ce32" table:content-validation-name="val16" office:value-type="string" calcext:value-type="string">
            <text:p>O</text:p>
          </table:table-cell>
          <table:table-cell table:number-columns-repeated="2" table:style-name="ce32" table:content-validation-name="val16" office:value-type="string" calcext:value-type="string">
            <text:p>A</text:p>
          </table:table-cell>
          <table:table-cell table:number-columns-repeated="3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8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6" table:style-name="ce32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4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10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9" table:style-name="ce32" table:content-validation-name="val16" office:value-type="string" calcext:value-type="string">
            <text:p>O</text:p>
          </table:table-cell>
          <table:table-cell table:number-columns-repeated="2" table:style-name="ce32" table:content-validation-name="val16" office:value-type="string" calcext:value-type="string">
            <text:p>A</text:p>
          </table:table-cell>
          <table:table-cell table:number-columns-repeated="7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4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3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2" table:style-name="ce32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10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10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2" table:style-name="ce32" table:content-validation-name="val16" office:value-type="string" calcext:value-type="string">
            <text:p>O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2" office:value-type="string" calcext:value-type="string">
            <text:p>2.4</text:p>
          </table:table-cell>
          <table:table-cell table:number-columns-repeated="3"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number-columns-repeated="5"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number-columns-repeated="5" table:style-name="ce32" table:content-validation-name="val16" office:value-type="string" calcext:value-type="string">
            <text:p>A</text:p>
          </table:table-cell>
          <table:table-cell table:number-columns-repeated="2" table:style-name="ce32" table:content-validation-name="val16" office:value-type="string" calcext:value-type="string">
            <text:p>O</text:p>
          </table:table-cell>
          <table:table-cell table:number-columns-repeated="5"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number-columns-repeated="3"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number-columns-repeated="18"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number-columns-repeated="10"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number-columns-repeated="11"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number-columns-repeated="7" table:style-name="ce32" table:content-validation-name="val16" office:value-type="string" calcext:value-type="string">
            <text:p>A</text:p>
          </table:table-cell>
          <table:table-cell table:number-columns-repeated="2" table:style-name="ce32" table:content-validation-name="val16" office:value-type="string" calcext:value-type="string">
            <text:p>O</text:p>
          </table:table-cell>
          <table:table-cell table:number-columns-repeated="11" table:style-name="ce32" table:content-validation-name="val16" office:value-type="string" calcext:value-type="string">
            <text:p>A</text:p>
          </table:table-cell>
          <table:table-cell table:content-validation-name="val16"/>
          <table:table-cell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P</text:p>
          </table:table-cell>
          <table:table-cell table:number-columns-repeated="8"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number-columns-repeated="4"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number-columns-repeated="2" table:style-name="ce32" table:content-validation-name="val16" office:value-type="string" calcext:value-type="string">
            <text:p>A</text:p>
          </table:table-cell>
          <table:table-cell table:number-columns-repeated="2" table:style-name="ce32" table:content-validation-name="val16" office:value-type="string" calcext:value-type="string">
            <text:p>O</text:p>
          </table:table-cell>
          <table:table-cell table:number-columns-repeated="2" table:style-name="ce32" table:content-validation-name="val16" office:value-type="string" calcext:value-type="string">
            <text:p>A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2" office:value-type="string" calcext:value-type="string">
            <text:p>2.5</text:p>
          </table:table-cell>
          <table:table-cell table:number-columns-repeated="8"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number-columns-repeated="29"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number-columns-repeated="34" table:style-name="ce32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4"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number-columns-repeated="12" table:style-name="ce32" table:content-validation-name="val16" office:value-type="string" calcext:value-type="string">
            <text:p>A</text:p>
          </table:table-cell>
          <table:table-cell table:content-validation-name="val16"/>
          <table:table-cell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P</text:p>
          </table:table-cell>
          <table:table-cell table:number-columns-repeated="9" table:style-name="ce32" table:content-validation-name="val16" office:value-type="string" calcext:value-type="string">
            <text:p>A</text:p>
          </table:table-cell>
          <table:table-cell table:content-validation-name="val16"/>
          <table:table-cell table:style-name="ce32" table:content-validation-name="val16" office:value-type="string" calcext:value-type="string">
            <text:p>O</text:p>
          </table:table-cell>
          <table:table-cell table:number-columns-repeated="9" table:style-name="ce32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3" table:style-name="ce32" table:content-validation-name="val16" office:value-type="string" calcext:value-type="string">
            <text:p>A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2" office:value-type="string" calcext:value-type="string">
            <text:p>2.6</text:p>
          </table:table-cell>
          <table:table-cell table:number-columns-repeated="73" table:style-name="ce32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16" table:style-name="ce32" table:content-validation-name="val16" office:value-type="string" calcext:value-type="string">
            <text:p>P</text:p>
          </table:table-cell>
          <table:table-cell table:content-validation-name="val16" table:number-columns-repeated="2"/>
          <table:table-cell table:style-name="ce32" table:content-validation-name="val16" office:value-type="string" calcext:value-type="string">
            <text:p>P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24" table:style-name="ce32" table:content-validation-name="val16" office:value-type="string" calcext:value-type="string">
            <text:p>P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2" office:value-type="string" calcext:value-type="string">
            <text:p>2.7</text:p>
          </table:table-cell>
          <table:table-cell table:number-columns-repeated="73" table:style-name="ce32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17" table:style-name="ce32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12"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P</text:p>
          </table:table-cell>
          <table:table-cell table:number-columns-repeated="9"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3" table:style-name="ce32" table:content-validation-name="val16" office:value-type="string" calcext:value-type="string">
            <text:p>S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2" office:value-type="string" calcext:value-type="string">
            <text:p>2.8</text:p>
          </table:table-cell>
          <table:table-cell table:number-columns-repeated="73" table:style-name="ce32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17" table:style-name="ce32" table:content-validation-name="val16" office:value-type="string" calcext:value-type="string">
            <text:p>A</text:p>
          </table:table-cell>
          <table:table-cell table:content-validation-name="val16"/>
          <table:table-cell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P</text:p>
          </table:table-cell>
          <table:table-cell table:number-columns-repeated="9" table:style-name="ce32" table:content-validation-name="val16" office:value-type="string" calcext:value-type="string">
            <text:p>A</text:p>
          </table:table-cell>
          <table:table-cell table:content-validation-name="val16"/>
          <table:table-cell table:style-name="ce32" table:content-validation-name="val16" office:value-type="string" calcext:value-type="string">
            <text:p>O</text:p>
          </table:table-cell>
          <table:table-cell table:number-columns-repeated="9" table:style-name="ce32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3" table:style-name="ce32" table:content-validation-name="val16" office:value-type="string" calcext:value-type="string">
            <text:p>A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2" office:value-type="string" calcext:value-type="string">
            <text:p>2.9</text:p>
          </table:table-cell>
          <table:table-cell table:number-columns-repeated="27" table:style-name="ce32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45" table:style-name="ce32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15" table:style-name="ce32" table:content-validation-name="val16" office:value-type="string" calcext:value-type="string">
            <text:p>P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content-validation-name="val16" table:number-columns-repeated="2"/>
          <table:table-cell table:style-name="ce32" table:content-validation-name="val16" office:value-type="string" calcext:value-type="string">
            <text:p>P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14" table:style-name="ce32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5" table:style-name="ce32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3" table:style-name="ce32" table:content-validation-name="val16" office:value-type="string" calcext:value-type="string">
            <text:p>P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2" office:value-type="string" calcext:value-type="string">
            <text:p>2.10</text:p>
          </table:table-cell>
          <table:table-cell table:number-columns-repeated="18"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P</text:p>
          </table:table-cell>
          <table:table-cell table:number-columns-repeated="54" table:style-name="ce32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15"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16"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number-columns-repeated="5" table:style-name="ce32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3" table:style-name="ce32" table:content-validation-name="val16" office:value-type="string" calcext:value-type="string">
            <text:p>S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2" office:value-type="string" calcext:value-type="string">
            <text:p>2.11</text:p>
          </table:table-cell>
          <table:table-cell table:number-columns-repeated="19" table:style-name="ce32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43"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number-columns-repeated="9" table:style-name="ce32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13" table:style-name="ce32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3" table:style-name="ce32" table:content-validation-name="val16" office:value-type="string" calcext:value-type="string">
            <text:p>A</text:p>
          </table:table-cell>
          <table:table-cell table:content-validation-name="val16"/>
          <table:table-cell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P</text:p>
          </table:table-cell>
          <table:table-cell table:number-columns-repeated="9" table:style-name="ce32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10" table:style-name="ce32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3" table:style-name="ce32" table:content-validation-name="val16" office:value-type="string" calcext:value-type="string">
            <text:p>A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2" office:value-type="string" calcext:value-type="string">
            <text:p>2.12</text:p>
          </table:table-cell>
          <table:table-cell table:number-columns-repeated="73" table:style-name="ce32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16" table:style-name="ce32" table:content-validation-name="val16" office:value-type="string" calcext:value-type="string">
            <text:p>P</text:p>
          </table:table-cell>
          <table:table-cell table:content-validation-name="val16" table:number-columns-repeated="2"/>
          <table:table-cell table:style-name="ce32" table:content-validation-name="val16" office:value-type="string" calcext:value-type="string">
            <text:p>P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20" table:style-name="ce32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3" table:style-name="ce32" table:content-validation-name="val16" office:value-type="string" calcext:value-type="string">
            <text:p>P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2" office:value-type="string" calcext:value-type="string">
            <text:p>2.13</text:p>
          </table:table-cell>
          <table:table-cell table:number-columns-repeated="73" table:style-name="ce32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17" table:style-name="ce32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11" table:style-name="ce32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10" table:style-name="ce32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3" table:style-name="ce32" table:content-validation-name="val16" office:value-type="string" calcext:value-type="string">
            <text:p>S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2" office:value-type="string" calcext:value-type="string">
            <text:p>2.14</text:p>
          </table:table-cell>
          <table:table-cell table:number-columns-repeated="6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5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6" table:style-name="ce32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9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32" table:style-name="ce32" table:content-validation-name="val16" office:value-type="string" calcext:value-type="string">
            <text:p>O</text:p>
          </table:table-cell>
          <table:table-cell table:number-columns-repeated="2" table:style-name="ce32" table:content-validation-name="val16" office:value-type="string" calcext:value-type="string">
            <text:p>A</text:p>
          </table:table-cell>
          <table:table-cell table:number-columns-repeated="8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content-validation-name="val16"/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10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3" table:style-name="ce32" table:content-validation-name="val16" office:value-type="string" calcext:value-type="string">
            <text:p>O</text:p>
          </table:table-cell>
          <table:table-cell table:content-validation-name="val16"/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P</text:p>
          </table:table-cell>
          <table:table-cell table:number-columns-repeated="9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number-columns-repeated="3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4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3" table:style-name="ce32" table:content-validation-name="val16" office:value-type="string" calcext:value-type="string">
            <text:p>O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2" office:value-type="string" calcext:value-type="string">
            <text:p>2.15</text:p>
          </table:table-cell>
          <table:table-cell table:number-columns-repeated="8"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number-columns-repeated="10"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number-columns-repeated="5"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number-columns-repeated="32"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number-columns-repeated="14" table:style-name="ce32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4"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number-columns-repeated="12" table:style-name="ce32" table:content-validation-name="val16" office:value-type="string" calcext:value-type="string">
            <text:p>A</text:p>
          </table:table-cell>
          <table:table-cell table:content-validation-name="val16"/>
          <table:table-cell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P</text:p>
          </table:table-cell>
          <table:table-cell table:number-columns-repeated="3"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number-columns-repeated="16" table:style-name="ce32" table:content-validation-name="val16" office:value-type="string" calcext:value-type="string">
            <text:p>A</text:p>
          </table:table-cell>
          <table:table-cell table:content-validation-name="val16"/>
          <table:table-cell table:style-name="ce32" table:content-validation-name="val16" office:value-type="string" calcext:value-type="string">
            <text:p>O</text:p>
          </table:table-cell>
          <table:table-cell table:number-columns-repeated="2" table:style-name="ce32" table:content-validation-name="val16" office:value-type="string" calcext:value-type="string">
            <text:p>A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2" office:value-type="string" calcext:value-type="string">
            <text:p>2.16</text:p>
          </table:table-cell>
          <table:table-cell table:number-columns-repeated="11" table:style-name="ce32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61" table:style-name="ce32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16" table:style-name="ce32" table:content-validation-name="val16" office:value-type="string" calcext:value-type="string">
            <text:p>P</text:p>
          </table:table-cell>
          <table:table-cell table:content-validation-name="val16" table:number-columns-repeated="2"/>
          <table:table-cell table:style-name="ce32" table:content-validation-name="val16" office:value-type="string" calcext:value-type="string">
            <text:p>P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9" table:style-name="ce32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10" table:style-name="ce32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3" table:style-name="ce32" table:content-validation-name="val16" office:value-type="string" calcext:value-type="string">
            <text:p>P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2" office:value-type="string" calcext:value-type="string">
            <text:p>2.17</text:p>
          </table:table-cell>
          <table:table-cell table:content-validation-name="val16"/>
          <table:table-cell table:number-columns-repeated="5" table:style-name="ce32" table:content-validation-name="val16" office:value-type="string" calcext:value-type="string">
            <text:p>S</text:p>
          </table:table-cell>
          <table:table-cell table:content-validation-name="val16"/>
          <table:table-cell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12" table:style-name="ce32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2" table:style-name="ce32" table:content-validation-name="val16" office:value-type="string" calcext:value-type="string">
            <text:p>S</text:p>
          </table:table-cell>
          <table:table-cell table:content-validation-name="val16"/>
          <table:table-cell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content-validation-name="val16"/>
          <table:table-cell table:style-name="ce32" table:content-validation-name="val16" office:value-type="string" calcext:value-type="string">
            <text:p>A</text:p>
          </table:table-cell>
          <table:table-cell table:content-validation-name="val16"/>
          <table:table-cell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content-validation-name="val16" table:number-columns-repeated="2"/>
          <table:table-cell table:number-columns-repeated="3"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number-columns-repeated="3"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content-validation-name="val16"/>
          <table:table-cell table:style-name="ce32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4"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3"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P</text:p>
          </table:table-cell>
          <table:table-cell table:number-columns-repeated="5"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2"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2"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2"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number-columns-repeated="3" table:style-name="ce32" table:content-validation-name="val16" office:value-type="string" calcext:value-type="string">
            <text:p>S</text:p>
          </table:table-cell>
          <table:table-cell table:content-validation-name="val16"/>
          <table:table-cell table:style-name="ce32" table:content-validation-name="val16" office:value-type="string" calcext:value-type="string">
            <text:p>O</text:p>
          </table:table-cell>
          <table:table-cell table:number-columns-repeated="2"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5"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P</text:p>
          </table:table-cell>
          <table:table-cell table:number-columns-repeated="5" table:style-name="ce32" table:content-validation-name="val16" office:value-type="string" calcext:value-type="string">
            <text:p>S</text:p>
          </table:table-cell>
          <table:table-cell table:content-validation-name="val16" table:number-columns-repeated="2"/>
          <table:table-cell table:number-columns-repeated="3"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number-columns-repeated="4"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3" table:style-name="ce32" table:content-validation-name="val16" office:value-type="string" calcext:value-type="string">
            <text:p>S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2" office:value-type="string" calcext:value-type="string">
            <text:p>2.18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number-columns-repeated="5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number-columns-repeated="10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number-columns-repeated="2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number-columns-repeated="3"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number-columns-repeated="2" table:style-name="ce32" table:content-validation-name="val16" office:value-type="string" calcext:value-type="string">
            <text:p>S</text:p>
          </table:table-cell>
          <table:table-cell table:number-columns-repeated="2" table:style-name="ce32" table:content-validation-name="val16" office:value-type="string" calcext:value-type="string">
            <text:p>O</text:p>
          </table:table-cell>
          <table:table-cell table:content-validation-name="val16"/>
          <table:table-cell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number-columns-repeated="3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number-columns-repeated="2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number-columns-repeated="3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number-columns-repeated="6" table:style-name="ce32" table:content-validation-name="val16" office:value-type="string" calcext:value-type="string">
            <text:p>O</text:p>
          </table:table-cell>
          <table:table-cell table:number-columns-repeated="2"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2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number-columns-repeated="2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number-columns-repeated="3" table:style-name="ce32" table:content-validation-name="val16" office:value-type="string" calcext:value-type="string">
            <text:p>O</text:p>
          </table:table-cell>
          <table:table-cell table:number-columns-repeated="2" table:style-name="ce32" table:content-validation-name="val16" office:value-type="string" calcext:value-type="string">
            <text:p>S</text:p>
          </table:table-cell>
          <table:table-cell table:content-validation-name="val16"/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style-name="ce32" table:content-validation-name="val16" office:value-type="string" calcext:value-type="string">
            <text:p>P</text:p>
          </table:table-cell>
          <table:table-cell table:content-validation-name="val16"/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number-columns-repeated="3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number-columns-repeated="3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content-validation-name="val16" table:number-columns-repeated="2"/>
          <table:table-cell table:style-name="ce32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2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number-columns-repeated="4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content-validation-name="val16"/>
          <table:table-cell table:style-name="ce32" table:content-validation-name="val16" office:value-type="string" calcext:value-type="string">
            <text:p>P</text:p>
          </table:table-cell>
          <table:table-cell table:number-columns-repeated="2" table:style-name="ce32" table:content-validation-name="val16" office:value-type="string" calcext:value-type="string">
            <text:p>O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2" office:value-type="string" calcext:value-type="string">
            <text:p>2.19</text:p>
          </table:table-cell>
          <table:table-cell table:number-columns-repeated="4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3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9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5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11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19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2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number-columns-repeated="5" table:style-name="ce32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6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number-columns-repeated="8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A</text:p>
          </table:table-cell>
          <table:table-cell table:style-name="ce32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4" table:style-name="ce32" table:content-validation-name="val16" office:value-type="string" calcext:value-type="string">
            <text:p>O</text:p>
          </table:table-cell>
          <table:table-cell table:number-columns-repeated="2" table:style-name="ce32" table:content-validation-name="val16" office:value-type="string" calcext:value-type="string">
            <text:p>A</text:p>
          </table:table-cell>
          <table:table-cell table:number-columns-repeated="5" table:style-name="ce32" table:content-validation-name="val16" office:value-type="string" calcext:value-type="string">
            <text:p>O</text:p>
          </table:table-cell>
          <table:table-cell table:style-name="ce32" table:content-validation-name="val16" office:value-type="string" calcext:value-type="string">
            <text:p>S</text:p>
          </table:table-cell>
          <table:table-cell table:number-columns-repeated="4" table:style-name="ce32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5" table:style-name="ce32" table:content-validation-name="val16" office:value-type="string" calcext:value-type="string">
            <text:p>O</text:p>
          </table:table-cell>
          <table:table-cell table:content-validation-name="val16" table:number-columns-repeated="2"/>
          <table:table-cell table:number-columns-repeated="2" table:style-name="ce32" table:content-validation-name="val16" office:value-type="string" calcext:value-type="string">
            <text:p>O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3" office:value-type="string" calcext:value-type="string">
            <text:p>2.Verstaendlichkei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3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5"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4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3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4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3"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5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number-columns-repeated="4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4"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number-columns-repeated="5"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3"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table:number-columns-repeated="904"/>
          <table:table-cell/>
        </table:table-row>
        <table:table-row table:style-name="ro1">
          <table:table-cell table:style-name="ce14" office:value-type="string" calcext:value-type="string">
            <text:p>2.Schwierigkei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number-columns-repeated="3" table:style-name="ce34" table:content-validation-name="val15" office:value-type="string" calcext:value-type="string">
            <text:p>Leicht</text:p>
          </table:table-cell>
          <table:table-cell table:number-columns-repeated="3"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number-columns-repeated="3"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4"/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3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number-columns-repeated="7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ehrLeicht</text:p>
          </table:table-cell>
          <table:table-cell table:number-columns-repeated="5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number-columns-repeated="8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Sehrschwierig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number-columns-repeated="3"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table:number-columns-repeated="904"/>
          <table:table-cell/>
        </table:table-row>
        <table:table-row table:style-name="ro1">
          <table:table-cell table:style-name="ce10" office:value-type="string" calcext:value-type="string">
            <text:p>NB</text:p>
          </table:table-cell>
          <table:table-cell table:style-name="ce30" table:content-validation-name="val12" table:number-columns-repeated="9"/>
          <table:table-cell table:number-columns-repeated="2" table:style-name="ce30" table:content-validation-name="val12" office:value-type="string" calcext:value-type="string">
            <text:p>Ja</text:p>
          </table:table-cell>
          <table:table-cell table:style-name="ce30" table:content-validation-name="val12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2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13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5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4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15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24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10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10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4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3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907"/>
          <table:table-cell/>
        </table:table-row>
        <table:table-row table:style-name="ro1">
          <table:table-cell table:style-name="ce11" office:value-type="string" calcext:value-type="string">
            <text:p>3.1</text:p>
          </table:table-cell>
          <table:table-cell table:style-name="ce31" table:content-validation-name="val17" office:value-type="string" calcext:value-type="string">
            <text:p>b</text:p>
          </table:table-cell>
          <table:table-cell table:style-name="ce31" table:content-validation-name="val17" office:value-type="string" calcext:value-type="string">
            <text:p>d</text:p>
          </table:table-cell>
          <table:table-cell table:style-name="ce31" table:content-validation-name="val17" office:value-type="string" calcext:value-type="string">
            <text:p>b</text:p>
          </table:table-cell>
          <table:table-cell table:style-name="ce31" table:content-validation-name="val17" office:value-type="string" calcext:value-type="string">
            <text:p>a</text:p>
          </table:table-cell>
          <table:table-cell table:number-columns-repeated="2" table:style-name="ce31" table:content-validation-name="val17" office:value-type="string" calcext:value-type="string">
            <text:p>b</text:p>
          </table:table-cell>
          <table:table-cell table:number-columns-repeated="3" table:style-name="ce31" table:content-validation-name="val17" office:value-type="string" calcext:value-type="string">
            <text:p>a</text:p>
          </table:table-cell>
          <table:table-cell table:style-name="ce31" table:content-validation-name="val17" table:number-columns-repeated="2"/>
          <table:table-cell table:style-name="ce31" table:content-validation-name="val17" office:value-type="string" calcext:value-type="string">
            <text:p>a</text:p>
          </table:table-cell>
          <table:table-cell table:style-name="ce31" table:content-validation-name="val17"/>
          <table:table-cell table:number-columns-repeated="2" table:style-name="ce31" table:content-validation-name="val17" office:value-type="string" calcext:value-type="string">
            <text:p>b</text:p>
          </table:table-cell>
          <table:table-cell table:style-name="ce31" table:content-validation-name="val17"/>
          <table:table-cell table:style-name="ce31" table:content-validation-name="val17" office:value-type="string" calcext:value-type="string">
            <text:p>d</text:p>
          </table:table-cell>
          <table:table-cell table:number-columns-repeated="2" table:style-name="ce31" table:content-validation-name="val17" office:value-type="string" calcext:value-type="string">
            <text:p>a</text:p>
          </table:table-cell>
          <table:table-cell table:style-name="ce31" table:content-validation-name="val17" office:value-type="string" calcext:value-type="string">
            <text:p>d</text:p>
          </table:table-cell>
          <table:table-cell table:style-name="ce31" table:content-validation-name="val17" office:value-type="string" calcext:value-type="string">
            <text:p>b</text:p>
          </table:table-cell>
          <table:table-cell table:style-name="ce31" table:content-validation-name="val17"/>
          <table:table-cell table:style-name="ce31" table:content-validation-name="val17" office:value-type="string" calcext:value-type="string">
            <text:p>b</text:p>
          </table:table-cell>
          <table:table-cell table:style-name="ce31" table:content-validation-name="val17" office:value-type="string" calcext:value-type="string">
            <text:p>a</text:p>
          </table:table-cell>
          <table:table-cell table:style-name="ce31" table:content-validation-name="val17" office:value-type="string" calcext:value-type="string">
            <text:p>b</text:p>
          </table:table-cell>
          <table:table-cell table:number-columns-repeated="2" table:style-name="ce31" table:content-validation-name="val17" office:value-type="string" calcext:value-type="string">
            <text:p>a</text:p>
          </table:table-cell>
          <table:table-cell table:style-name="ce31" table:content-validation-name="val17" office:value-type="string" calcext:value-type="string">
            <text:p>d</text:p>
          </table:table-cell>
          <table:table-cell table:style-name="ce31" table:content-validation-name="val17" office:value-type="string" calcext:value-type="string">
            <text:p>b</text:p>
          </table:table-cell>
          <table:table-cell table:style-name="ce31" table:content-validation-name="val17"/>
          <table:table-cell table:style-name="ce31" table:content-validation-name="val17" office:value-type="string" calcext:value-type="string">
            <text:p>d</text:p>
          </table:table-cell>
          <table:table-cell table:number-columns-repeated="2" table:style-name="ce31" table:content-validation-name="val17" office:value-type="string" calcext:value-type="string">
            <text:p>a</text:p>
          </table:table-cell>
          <table:table-cell table:style-name="ce31" table:content-validation-name="val17" office:value-type="string" calcext:value-type="string">
            <text:p>b</text:p>
          </table:table-cell>
          <table:table-cell table:style-name="ce31" table:content-validation-name="val17" office:value-type="string" calcext:value-type="string">
            <text:p>a</text:p>
          </table:table-cell>
          <table:table-cell table:style-name="ce31" table:content-validation-name="val17"/>
          <table:table-cell table:style-name="ce31" table:content-validation-name="val17" office:value-type="string" calcext:value-type="string">
            <text:p>d</text:p>
          </table:table-cell>
          <table:table-cell table:number-columns-repeated="2" table:style-name="ce31" table:content-validation-name="val17" office:value-type="string" calcext:value-type="string">
            <text:p>a</text:p>
          </table:table-cell>
          <table:table-cell table:style-name="ce31" table:content-validation-name="val17" table:number-columns-repeated="2"/>
          <table:table-cell table:style-name="ce31" table:content-validation-name="val17" office:value-type="string" calcext:value-type="string">
            <text:p>b</text:p>
          </table:table-cell>
          <table:table-cell table:number-columns-repeated="2" table:style-name="ce31" table:content-validation-name="val17" office:value-type="string" calcext:value-type="string">
            <text:p>a</text:p>
          </table:table-cell>
          <table:table-cell table:style-name="ce31" table:content-validation-name="val17"/>
          <table:table-cell table:number-columns-repeated="3" table:style-name="ce31" table:content-validation-name="val17" office:value-type="string" calcext:value-type="string">
            <text:p>a</text:p>
          </table:table-cell>
          <table:table-cell table:style-name="ce31" table:content-validation-name="val17" office:value-type="string" calcext:value-type="string">
            <text:p>d</text:p>
          </table:table-cell>
          <table:table-cell table:style-name="ce31" table:content-validation-name="val17" office:value-type="string" calcext:value-type="string">
            <text:p>a</text:p>
          </table:table-cell>
          <table:table-cell table:number-columns-repeated="2" table:style-name="ce31" table:content-validation-name="val17" office:value-type="string" calcext:value-type="string">
            <text:p>b</text:p>
          </table:table-cell>
          <table:table-cell table:style-name="ce31" table:content-validation-name="val17" office:value-type="string" calcext:value-type="string">
            <text:p>d</text:p>
          </table:table-cell>
          <table:table-cell table:style-name="ce31" table:content-validation-name="val17" office:value-type="string" calcext:value-type="string">
            <text:p>a</text:p>
          </table:table-cell>
          <table:table-cell table:style-name="ce31" table:content-validation-name="val17" office:value-type="string" calcext:value-type="string">
            <text:p>b</text:p>
          </table:table-cell>
          <table:table-cell table:style-name="ce31" table:content-validation-name="val17" office:value-type="string" calcext:value-type="string">
            <text:p>d</text:p>
          </table:table-cell>
          <table:table-cell table:style-name="ce31" table:content-validation-name="val17"/>
          <table:table-cell table:style-name="ce31" table:content-validation-name="val17" office:value-type="string" calcext:value-type="string">
            <text:p>a</text:p>
          </table:table-cell>
          <table:table-cell table:style-name="ce31" table:content-validation-name="val17" office:value-type="string" calcext:value-type="string">
            <text:p>b</text:p>
          </table:table-cell>
          <table:table-cell table:number-columns-repeated="3" table:style-name="ce31" table:content-validation-name="val17" office:value-type="string" calcext:value-type="string">
            <text:p>d</text:p>
          </table:table-cell>
          <table:table-cell table:style-name="ce31" table:content-validation-name="val17" office:value-type="string" calcext:value-type="string">
            <text:p>b</text:p>
          </table:table-cell>
          <table:table-cell table:style-name="ce31" table:content-validation-name="val17" office:value-type="string" calcext:value-type="string">
            <text:p>a</text:p>
          </table:table-cell>
          <table:table-cell table:style-name="ce31" table:content-validation-name="val17" office:value-type="string" calcext:value-type="string">
            <text:p>b</text:p>
          </table:table-cell>
          <table:table-cell table:style-name="ce31" table:content-validation-name="val17" office:value-type="string" calcext:value-type="string">
            <text:p>a</text:p>
          </table:table-cell>
          <table:table-cell table:number-columns-repeated="2" table:style-name="ce31" table:content-validation-name="val17" office:value-type="string" calcext:value-type="string">
            <text:p>b</text:p>
          </table:table-cell>
          <table:table-cell table:number-columns-repeated="2" table:style-name="ce31" table:content-validation-name="val17" office:value-type="string" calcext:value-type="string">
            <text:p>a</text:p>
          </table:table-cell>
          <table:table-cell table:style-name="ce31" table:content-validation-name="val17" office:value-type="string" calcext:value-type="string">
            <text:p>b</text:p>
          </table:table-cell>
          <table:table-cell table:style-name="ce31" table:content-validation-name="val17" office:value-type="string" calcext:value-type="string">
            <text:p>a</text:p>
          </table:table-cell>
          <table:table-cell table:style-name="ce31" table:content-validation-name="val17" office:value-type="string" calcext:value-type="string">
            <text:p>b</text:p>
          </table:table-cell>
          <table:table-cell table:style-name="ce31" table:content-validation-name="val17" office:value-type="string" calcext:value-type="string">
            <text:p>a</text:p>
          </table:table-cell>
          <table:table-cell table:style-name="ce31" table:content-validation-name="val17" office:value-type="string" calcext:value-type="string">
            <text:p>b</text:p>
          </table:table-cell>
          <table:table-cell table:style-name="ce31" table:content-validation-name="val17" office:value-type="string" calcext:value-type="string">
            <text:p>d</text:p>
          </table:table-cell>
          <table:table-cell table:number-columns-repeated="4" table:style-name="ce31" table:content-validation-name="val17" office:value-type="string" calcext:value-type="string">
            <text:p>b</text:p>
          </table:table-cell>
          <table:table-cell table:style-name="ce31" table:content-validation-name="val17" office:value-type="string" calcext:value-type="string">
            <text:p>d</text:p>
          </table:table-cell>
          <table:table-cell table:style-name="ce31" table:content-validation-name="val17"/>
          <table:table-cell table:number-columns-repeated="2" table:style-name="ce31" table:content-validation-name="val17" office:value-type="string" calcext:value-type="string">
            <text:p>b</text:p>
          </table:table-cell>
          <table:table-cell table:style-name="ce31" table:content-validation-name="val17" office:value-type="string" calcext:value-type="string">
            <text:p>a</text:p>
          </table:table-cell>
          <table:table-cell table:style-name="ce31" table:content-validation-name="val17" office:value-type="string" calcext:value-type="string">
            <text:p>d</text:p>
          </table:table-cell>
          <table:table-cell table:style-name="ce31" table:content-validation-name="val17" office:value-type="string" calcext:value-type="string">
            <text:p>a</text:p>
          </table:table-cell>
          <table:table-cell table:style-name="ce31" table:content-validation-name="val17" office:value-type="string" calcext:value-type="string">
            <text:p>d</text:p>
          </table:table-cell>
          <table:table-cell table:style-name="ce31" table:content-validation-name="val17" office:value-type="string" calcext:value-type="string">
            <text:p>b</text:p>
          </table:table-cell>
          <table:table-cell table:style-name="ce31" table:content-validation-name="val17"/>
          <table:table-cell table:style-name="ce31" table:content-validation-name="val17" office:value-type="string" calcext:value-type="string">
            <text:p>b</text:p>
          </table:table-cell>
          <table:table-cell table:style-name="ce31" table:content-validation-name="val17" office:value-type="string" calcext:value-type="string">
            <text:p>a</text:p>
          </table:table-cell>
          <table:table-cell table:style-name="ce31" table:content-validation-name="val17"/>
          <table:table-cell table:style-name="ce31" table:content-validation-name="val17" office:value-type="string" calcext:value-type="string">
            <text:p>b</text:p>
          </table:table-cell>
          <table:table-cell table:number-columns-repeated="2" table:style-name="ce31" table:content-validation-name="val17" office:value-type="string" calcext:value-type="string">
            <text:p>a</text:p>
          </table:table-cell>
          <table:table-cell table:style-name="ce31" table:content-validation-name="val17" office:value-type="string" calcext:value-type="string">
            <text:p>b</text:p>
          </table:table-cell>
          <table:table-cell table:style-name="ce31" table:content-validation-name="val17" office:value-type="string" calcext:value-type="string">
            <text:p>a</text:p>
          </table:table-cell>
          <table:table-cell table:style-name="ce31" table:content-validation-name="val17" office:value-type="string" calcext:value-type="string">
            <text:p>d</text:p>
          </table:table-cell>
          <table:table-cell table:number-columns-repeated="2" table:style-name="ce31" table:content-validation-name="val17" office:value-type="string" calcext:value-type="string">
            <text:p>b</text:p>
          </table:table-cell>
          <table:table-cell table:style-name="ce31" table:content-validation-name="val17" office:value-type="string" calcext:value-type="string">
            <text:p>d</text:p>
          </table:table-cell>
          <table:table-cell table:style-name="ce31" table:content-validation-name="val17" office:value-type="string" calcext:value-type="string">
            <text:p>b</text:p>
          </table:table-cell>
          <table:table-cell table:style-name="ce31" table:content-validation-name="val17"/>
          <table:table-cell table:number-columns-repeated="4" table:style-name="ce31" table:content-validation-name="val17" office:value-type="string" calcext:value-type="string">
            <text:p>a</text:p>
          </table:table-cell>
          <table:table-cell table:style-name="ce31" table:content-validation-name="val17"/>
          <table:table-cell table:style-name="ce31" table:content-validation-name="val17" office:value-type="string" calcext:value-type="string">
            <text:p>b</text:p>
          </table:table-cell>
          <table:table-cell table:style-name="ce31" table:content-validation-name="val17" office:value-type="string" calcext:value-type="string">
            <text:p>a</text:p>
          </table:table-cell>
          <table:table-cell table:style-name="ce31" table:content-validation-name="val17" office:value-type="string" calcext:value-type="string">
            <text:p>b</text:p>
          </table:table-cell>
          <table:table-cell table:style-name="ce31" table:content-validation-name="val17"/>
          <table:table-cell table:style-name="ce31" table:content-validation-name="val17" office:value-type="string" calcext:value-type="string">
            <text:p>a</text:p>
          </table:table-cell>
          <table:table-cell table:style-name="ce31" table:content-validation-name="val17"/>
          <table:table-cell table:style-name="ce31" table:content-validation-name="val17" office:value-type="string" calcext:value-type="string">
            <text:p>b</text:p>
          </table:table-cell>
          <table:table-cell table:number-columns-repeated="2" table:style-name="ce31" table:content-validation-name="val17" office:value-type="string" calcext:value-type="string">
            <text:p>a</text:p>
          </table:table-cell>
          <table:table-cell table:style-name="ce31" table:content-validation-name="val17" table:number-columns-repeated="904"/>
          <table:table-cell/>
        </table:table-row>
        <table:table-row table:style-name="ro1">
          <table:table-cell table:style-name="ce12" office:value-type="string" calcext:value-type="string">
            <text:p>3.2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number-columns-repeated="5"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number-columns-repeated="2" table:style-name="ce32" table:content-validation-name="val17" office:value-type="string" calcext:value-type="string">
            <text:p>b</text:p>
          </table:table-cell>
          <table:table-cell table:style-name="ce32" table:content-validation-name="val17" table:number-columns-repeated="2"/>
          <table:table-cell table:style-name="ce32" table:content-validation-name="val17" office:value-type="string" calcext:value-type="string">
            <text:p>b</text:p>
          </table:table-cell>
          <table:table-cell table:style-name="ce32" table:content-validation-name="val17"/>
          <table:table-cell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style-name="ce32" table:content-validation-name="val17"/>
          <table:table-cell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number-columns-repeated="4"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style-name="ce32" table:content-validation-name="val17"/>
          <table:table-cell table:number-columns-repeated="2" table:style-name="ce32" table:content-validation-name="val17" office:value-type="string" calcext:value-type="string">
            <text:p>a</text:p>
          </table:table-cell>
          <table:table-cell table:number-columns-repeated="3" table:style-name="ce32" table:content-validation-name="val17" office:value-type="string" calcext:value-type="string">
            <text:p>b</text:p>
          </table:table-cell>
          <table:table-cell table:style-name="ce32" table:content-validation-name="val17"/>
          <table:table-cell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style-name="ce32" table:content-validation-name="val17" table:number-columns-repeated="2"/>
          <table:table-cell table:number-columns-repeated="3"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number-columns-repeated="4"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number-columns-repeated="6" table:style-name="ce32" table:content-validation-name="val17" office:value-type="string" calcext:value-type="string">
            <text:p>b</text:p>
          </table:table-cell>
          <table:table-cell table:style-name="ce32" table:content-validation-name="val17"/>
          <table:table-cell table:number-columns-repeated="5"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style-name="ce32" table:content-validation-name="val17"/>
          <table:table-cell table:number-columns-repeated="2" table:style-name="ce32" table:content-validation-name="val17" office:value-type="string" calcext:value-type="string">
            <text:p>b</text:p>
          </table:table-cell>
          <table:table-cell table:number-columns-repeated="2" table:style-name="ce32" table:content-validation-name="val17" office:value-type="string" calcext:value-type="string">
            <text:p>a</text:p>
          </table:table-cell>
          <table:table-cell table:number-columns-repeated="2"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number-columns-repeated="3" table:style-name="ce32" table:content-validation-name="val17" office:value-type="string" calcext:value-type="string">
            <text:p>a</text:p>
          </table:table-cell>
          <table:table-cell table:number-columns-repeated="2" table:style-name="ce32" table:content-validation-name="val17" office:value-type="string" calcext:value-type="string">
            <text:p>b</text:p>
          </table:table-cell>
          <table:table-cell table:style-name="ce32" table:content-validation-name="val17"/>
          <table:table-cell table:style-name="ce32" table:content-validation-name="val17" office:value-type="string" calcext:value-type="string">
            <text:p>a</text:p>
          </table:table-cell>
          <table:table-cell table:number-columns-repeated="3"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number-columns-repeated="2"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number-columns-repeated="2" table:style-name="ce32" table:content-validation-name="val17" office:value-type="string" calcext:value-type="string">
            <text:p>b</text:p>
          </table:table-cell>
          <table:table-cell table:style-name="ce32" table:content-validation-name="val17"/>
          <table:table-cell table:style-name="ce32" table:content-validation-name="val17" office:value-type="string" calcext:value-type="string">
            <text:p>a</text:p>
          </table:table-cell>
          <table:table-cell table:number-columns-repeated="2" table:style-name="ce32" table:content-validation-name="val17" office:value-type="string" calcext:value-type="string">
            <text:p>b</text:p>
          </table:table-cell>
          <table:table-cell table:style-name="ce32" table:content-validation-name="val17"/>
          <table:table-cell table:number-columns-repeated="2"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style-name="ce32" table:content-validation-name="val17"/>
          <table:table-cell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style-name="ce32" table:content-validation-name="val17"/>
          <table:table-cell table:number-columns-repeated="2"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style-name="ce32" table:content-validation-name="val17"/>
          <table:table-cell table:style-name="ce32" table:content-validation-name="val17" office:value-type="string" calcext:value-type="string">
            <text:p>b</text:p>
          </table:table-cell>
          <table:table-cell table:style-name="ce32" table:content-validation-name="val17"/>
          <table:table-cell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style-name="ce32" table:content-validation-name="val17" table:number-columns-repeated="904"/>
          <table:table-cell/>
        </table:table-row>
        <table:table-row table:style-name="ro1">
          <table:table-cell table:style-name="ce12" office:value-type="string" calcext:value-type="string">
            <text:p>3.3</text:p>
          </table:table-cell>
          <table:table-cell table:number-columns-repeated="9" table:style-name="ce32" table:content-validation-name="val17" office:value-type="string" calcext:value-type="string">
            <text:p>a</text:p>
          </table:table-cell>
          <table:table-cell table:style-name="ce32" table:content-validation-name="val17" table:number-columns-repeated="2"/>
          <table:table-cell table:style-name="ce32" table:content-validation-name="val17" office:value-type="string" calcext:value-type="string">
            <text:p>b</text:p>
          </table:table-cell>
          <table:table-cell table:style-name="ce32" table:content-validation-name="val17"/>
          <table:table-cell table:number-columns-repeated="2" table:style-name="ce32" table:content-validation-name="val17" office:value-type="string" calcext:value-type="string">
            <text:p>a</text:p>
          </table:table-cell>
          <table:table-cell table:style-name="ce32" table:content-validation-name="val17"/>
          <table:table-cell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number-columns-repeated="2" table:style-name="ce32" table:content-validation-name="val17" office:value-type="string" calcext:value-type="string">
            <text:p>b</text:p>
          </table:table-cell>
          <table:table-cell table:number-columns-repeated="3"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style-name="ce32" table:content-validation-name="val17"/>
          <table:table-cell table:number-columns-repeated="5" table:style-name="ce32" table:content-validation-name="val17" office:value-type="string" calcext:value-type="string">
            <text:p>a</text:p>
          </table:table-cell>
          <table:table-cell table:style-name="ce32" table:content-validation-name="val17"/>
          <table:table-cell table:style-name="ce32" table:content-validation-name="val17" office:value-type="string" calcext:value-type="string">
            <text:p>b</text:p>
          </table:table-cell>
          <table:table-cell table:number-columns-repeated="2" table:style-name="ce32" table:content-validation-name="val17" office:value-type="string" calcext:value-type="string">
            <text:p>a</text:p>
          </table:table-cell>
          <table:table-cell table:style-name="ce32" table:content-validation-name="val17" table:number-columns-repeated="2"/>
          <table:table-cell table:number-columns-repeated="2"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content-validation-name="val17"/>
          <table:table-cell table:number-columns-repeated="2"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number-columns-repeated="2" table:style-name="ce32" table:content-validation-name="val17" office:value-type="string" calcext:value-type="string">
            <text:p>b</text:p>
          </table:table-cell>
          <table:table-cell table:number-columns-repeated="5"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content-validation-name="val17"/>
          <table:table-cell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number-columns-repeated="3"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content-validation-name="val17"/>
          <table:table-cell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number-columns-repeated="2" table:style-name="ce32" table:content-validation-name="val17" office:value-type="string" calcext:value-type="string">
            <text:p>b</text:p>
          </table:table-cell>
          <table:table-cell table:number-columns-repeated="2" table:style-name="ce32" table:content-validation-name="val17" office:value-type="string" calcext:value-type="string">
            <text:p>a</text:p>
          </table:table-cell>
          <table:table-cell table:number-columns-repeated="2" table:style-name="ce32" table:content-validation-name="val17" office:value-type="string" calcext:value-type="string">
            <text:p>b</text:p>
          </table:table-cell>
          <table:table-cell table:number-columns-repeated="4"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content-validation-name="val17"/>
          <table:table-cell table:style-name="ce32" table:content-validation-name="val17" office:value-type="string" calcext:value-type="string">
            <text:p>b</text:p>
          </table:table-cell>
          <table:table-cell table:number-columns-repeated="2"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number-columns-repeated="3" table:style-name="ce32" table:content-validation-name="val17" office:value-type="string" calcext:value-type="string">
            <text:p>a</text:p>
          </table:table-cell>
          <table:table-cell table:number-columns-repeated="2"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content-validation-name="val17"/>
          <table:table-cell table:style-name="ce32" table:content-validation-name="val17" office:value-type="string" calcext:value-type="string">
            <text:p>b</text:p>
          </table:table-cell>
          <table:table-cell table:number-columns-repeated="2"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number-columns-repeated="2"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number-columns-repeated="2"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content-validation-name="val17"/>
          <table:table-cell table:number-columns-repeated="2" table:style-name="ce32" table:content-validation-name="val17" office:value-type="string" calcext:value-type="string">
            <text:p>a</text:p>
          </table:table-cell>
          <table:table-cell table:number-columns-repeated="2" table:style-name="ce32" table:content-validation-name="val17" office:value-type="string" calcext:value-type="string">
            <text:p>b</text:p>
          </table:table-cell>
          <table:table-cell table:content-validation-name="val17"/>
          <table:table-cell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content-validation-name="val17"/>
          <table:table-cell table:style-name="ce32" table:content-validation-name="val17" office:value-type="string" calcext:value-type="string">
            <text:p>b</text:p>
          </table:table-cell>
          <table:table-cell table:content-validation-name="val17"/>
          <table:table-cell table:style-name="ce32" table:content-validation-name="val17" office:value-type="string" calcext:value-type="string">
            <text:p>c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b</text:p>
          </table:table-cell>
          <table:table-cell table:content-validation-name="val17" table:number-columns-repeated="904"/>
          <table:table-cell/>
        </table:table-row>
        <table:table-row table:style-name="ro1">
          <table:table-cell table:style-name="ce12" office:value-type="string" calcext:value-type="string">
            <text:p>3.4</text:p>
          </table:table-cell>
          <table:table-cell table:number-columns-repeated="9" table:style-name="ce32" table:content-validation-name="val17" office:value-type="string" calcext:value-type="string">
            <text:p>e</text:p>
          </table:table-cell>
          <table:table-cell table:content-validation-name="val17" table:number-columns-repeated="2"/>
          <table:table-cell table:style-name="ce32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2" table:style-name="ce32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10" table:style-name="ce32" table:content-validation-name="val17" office:value-type="string" calcext:value-type="string">
            <text:p>e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number-columns-repeated="2" table:style-name="ce32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5" table:style-name="ce32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4" table:style-name="ce32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9" table:style-name="ce32" table:content-validation-name="val17" office:value-type="string" calcext:value-type="string">
            <text:p>e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number-columns-repeated="5" table:style-name="ce32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10" table:style-name="ce32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13" table:style-name="ce32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10" table:style-name="ce32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10" table:style-name="ce32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4" table:style-name="ce32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3" table:style-name="ce32" table:content-validation-name="val17" office:value-type="string" calcext:value-type="string">
            <text:p>e</text:p>
          </table:table-cell>
          <table:table-cell table:content-validation-name="val17"/>
          <table:table-cell table:style-name="ce32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3" table:style-name="ce32" table:content-validation-name="val17" office:value-type="string" calcext:value-type="string">
            <text:p>e</text:p>
          </table:table-cell>
          <table:table-cell table:content-validation-name="val17" table:number-columns-repeated="904"/>
          <table:table-cell/>
        </table:table-row>
        <table:table-row table:style-name="ro1">
          <table:table-cell table:style-name="ce12" office:value-type="string" calcext:value-type="string">
            <text:p>3.5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number-columns-repeated="4"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number-columns-repeated="3" table:style-name="ce32" table:content-validation-name="val17" office:value-type="string" calcext:value-type="string">
            <text:p>d</text:p>
          </table:table-cell>
          <table:table-cell table:content-validation-name="val17" table:number-columns-repeated="2"/>
          <table:table-cell table:style-name="ce32" table:content-validation-name="val17" office:value-type="string" calcext:value-type="string">
            <text:p>c</text:p>
          </table:table-cell>
          <table:table-cell table:content-validation-name="val17"/>
          <table:table-cell table:style-name="ce32" table:content-validation-name="val17" office:value-type="string" calcext:value-type="string">
            <text:p>c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content-validation-name="val17"/>
          <table:table-cell table:number-columns-repeated="2" table:style-name="ce32" table:content-validation-name="val17" office:value-type="string" calcext:value-type="string">
            <text:p>c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number-columns-repeated="2" table:style-name="ce32" table:content-validation-name="val17" office:value-type="string" calcext:value-type="string">
            <text:p>c</text:p>
          </table:table-cell>
          <table:table-cell table:number-columns-repeated="3" table:style-name="ce32" table:content-validation-name="val17" office:value-type="string" calcext:value-type="string">
            <text:p>d</text:p>
          </table:table-cell>
          <table:table-cell table:number-columns-repeated="2" table:style-name="ce32" table:content-validation-name="val17" office:value-type="string" calcext:value-type="string">
            <text:p>c</text:p>
          </table:table-cell>
          <table:table-cell table:number-columns-repeated="2"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content-validation-name="val17"/>
          <table:table-cell table:number-columns-repeated="5" table:style-name="ce32" table:content-validation-name="val17" office:value-type="string" calcext:value-type="string">
            <text:p>d</text:p>
          </table:table-cell>
          <table:table-cell table:content-validation-name="val17"/>
          <table:table-cell table:style-name="ce32" table:content-validation-name="val17" office:value-type="string" calcext:value-type="string">
            <text:p>c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content-validation-name="val17"/>
          <table:table-cell table:number-columns-repeated="2" table:style-name="ce32" table:content-validation-name="val17" office:value-type="string" calcext:value-type="string">
            <text:p>d</text:p>
          </table:table-cell>
          <table:table-cell table:content-validation-name="val17" table:number-columns-repeated="2"/>
          <table:table-cell table:number-columns-repeated="2" table:style-name="ce32" table:content-validation-name="val17" office:value-type="string" calcext:value-type="string">
            <text:p>d</text:p>
          </table:table-cell>
          <table:table-cell table:number-columns-repeated="3" table:style-name="ce32" table:content-validation-name="val17" office:value-type="string" calcext:value-type="string">
            <text:p>c</text:p>
          </table:table-cell>
          <table:table-cell table:number-columns-repeated="5"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content-validation-name="val17"/>
          <table:table-cell table:style-name="ce32" table:content-validation-name="val17" office:value-type="string" calcext:value-type="string">
            <text:p>d</text:p>
          </table:table-cell>
          <table:table-cell table:number-columns-repeated="4" table:style-name="ce32" table:content-validation-name="val17" office:value-type="string" calcext:value-type="string">
            <text:p>c</text:p>
          </table:table-cell>
          <table:table-cell table:number-columns-repeated="2"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number-columns-repeated="2" table:style-name="ce32" table:content-validation-name="val17" office:value-type="string" calcext:value-type="string">
            <text:p>d</text:p>
          </table:table-cell>
          <table:table-cell table:content-validation-name="val17"/>
          <table:table-cell table:number-columns-repeated="2" table:style-name="ce32" table:content-validation-name="val17" office:value-type="string" calcext:value-type="string">
            <text:p>d</text:p>
          </table:table-cell>
          <table:table-cell table:number-columns-repeated="2" table:style-name="ce32" table:content-validation-name="val17" office:value-type="string" calcext:value-type="string">
            <text:p>c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number-columns-repeated="3" table:style-name="ce32" table:content-validation-name="val17" office:value-type="string" calcext:value-type="string">
            <text:p>c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number-columns-repeated="2" table:style-name="ce32" table:content-validation-name="val17" office:value-type="string" calcext:value-type="string">
            <text:p>d</text:p>
          </table:table-cell>
          <table:table-cell table:content-validation-name="val17" table:number-columns-repeated="2"/>
          <table:table-cell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number-columns-repeated="4" table:style-name="ce32" table:content-validation-name="val17" office:value-type="string" calcext:value-type="string">
            <text:p>d</text:p>
          </table:table-cell>
          <table:table-cell table:content-validation-name="val17"/>
          <table:table-cell table:style-name="ce32" table:content-validation-name="val17" office:value-type="string" calcext:value-type="string">
            <text:p>c</text:p>
          </table:table-cell>
          <table:table-cell table:number-columns-repeated="7"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content-validation-name="val17"/>
          <table:table-cell table:style-name="ce32" table:content-validation-name="val17" office:value-type="string" calcext:value-type="string">
            <text:p>c</text:p>
          </table:table-cell>
          <table:table-cell table:number-columns-repeated="2"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content-validation-name="val17"/>
          <table:table-cell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content-validation-name="val17"/>
          <table:table-cell table:style-name="ce32" table:content-validation-name="val17" office:value-type="string" calcext:value-type="string">
            <text:p>c</text:p>
          </table:table-cell>
          <table:table-cell table:content-validation-name="val17"/>
          <table:table-cell table:style-name="ce32" table:content-validation-name="val17" office:value-type="string" calcext:value-type="string">
            <text:p>c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content-validation-name="val17" table:number-columns-repeated="904"/>
          <table:table-cell/>
        </table:table-row>
        <table:table-row table:style-name="ro1">
          <table:table-cell table:style-name="ce12" office:value-type="string" calcext:value-type="string">
            <text:p>3.6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number-columns-repeated="4" table:style-name="ce32" table:content-validation-name="val17" office:value-type="string" calcext:value-type="string">
            <text:p>c</text:p>
          </table:table-cell>
          <table:table-cell table:number-columns-repeated="2"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e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content-validation-name="val17" table:number-columns-repeated="2"/>
          <table:table-cell table:style-name="ce32" table:content-validation-name="val17" office:value-type="string" calcext:value-type="string">
            <text:p>c</text:p>
          </table:table-cell>
          <table:table-cell table:content-validation-name="val17"/>
          <table:table-cell table:number-columns-repeated="2" table:style-name="ce32" table:content-validation-name="val17" office:value-type="string" calcext:value-type="string">
            <text:p>d</text:p>
          </table:table-cell>
          <table:table-cell table:content-validation-name="val17"/>
          <table:table-cell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number-columns-repeated="2" table:style-name="ce32" table:content-validation-name="val17" office:value-type="string" calcext:value-type="string">
            <text:p>c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number-columns-repeated="2"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content-validation-name="val17"/>
          <table:table-cell table:number-columns-repeated="4"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content-validation-name="val17"/>
          <table:table-cell table:style-name="ce32" table:content-validation-name="val17" office:value-type="string" calcext:value-type="string">
            <text:p>a</text:p>
          </table:table-cell>
          <table:table-cell table:number-columns-repeated="2" table:style-name="ce32" table:content-validation-name="val17" office:value-type="string" calcext:value-type="string">
            <text:p>d</text:p>
          </table:table-cell>
          <table:table-cell table:content-validation-name="val17" table:number-columns-repeated="2"/>
          <table:table-cell table:style-name="ce32" table:content-validation-name="val17" office:value-type="string" calcext:value-type="string">
            <text:p>d</text:p>
          </table:table-cell>
          <table:table-cell table:number-columns-repeated="2" table:style-name="ce32" table:content-validation-name="val17" office:value-type="string" calcext:value-type="string">
            <text:p>c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number-columns-repeated="4" table:style-name="ce32" table:content-validation-name="val17" office:value-type="string" calcext:value-type="string">
            <text:p>c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e</text:p>
          </table:table-cell>
          <table:table-cell table:number-columns-repeated="2" table:style-name="ce32" table:content-validation-name="val17" office:value-type="string" calcext:value-type="string">
            <text:p>c</text:p>
          </table:table-cell>
          <table:table-cell table:number-columns-repeated="2"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content-validation-name="val17"/>
          <table:table-cell table:style-name="ce32" table:content-validation-name="val17" office:value-type="string" calcext:value-type="string">
            <text:p>e</text:p>
          </table:table-cell>
          <table:table-cell table:number-columns-repeated="2" table:style-name="ce32" table:content-validation-name="val17" office:value-type="string" calcext:value-type="string">
            <text:p>d</text:p>
          </table:table-cell>
          <table:table-cell table:number-columns-repeated="2" table:style-name="ce32" table:content-validation-name="val17" office:value-type="string" calcext:value-type="string">
            <text:p>c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number-columns-repeated="3"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e</text:p>
          </table:table-cell>
          <table:table-cell table:number-columns-repeated="2" table:style-name="ce32" table:content-validation-name="val17" office:value-type="string" calcext:value-type="string">
            <text:p>c</text:p>
          </table:table-cell>
          <table:table-cell table:number-columns-repeated="2"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number-columns-repeated="2"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number-columns-repeated="2" table:style-name="ce32" table:content-validation-name="val17" office:value-type="string" calcext:value-type="string">
            <text:p>d</text:p>
          </table:table-cell>
          <table:table-cell table:number-columns-repeated="3" table:style-name="ce32" table:content-validation-name="val17" office:value-type="string" calcext:value-type="string">
            <text:p>c</text:p>
          </table:table-cell>
          <table:table-cell table:content-validation-name="val17"/>
          <table:table-cell table:style-name="ce32" table:content-validation-name="val17" office:value-type="string" calcext:value-type="string">
            <text:p>c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number-columns-repeated="2" table:style-name="ce32" table:content-validation-name="val17" office:value-type="string" calcext:value-type="string">
            <text:p>c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number-columns-repeated="3" table:style-name="ce32" table:content-validation-name="val17" office:value-type="string" calcext:value-type="string">
            <text:p>c</text:p>
          </table:table-cell>
          <table:table-cell table:number-columns-repeated="2" table:style-name="ce32" table:content-validation-name="val17" office:value-type="string" calcext:value-type="string">
            <text:p>d</text:p>
          </table:table-cell>
          <table:table-cell table:content-validation-name="val17"/>
          <table:table-cell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number-columns-repeated="3"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e</text:p>
          </table:table-cell>
          <table:table-cell table:number-columns-repeated="2" table:style-name="ce32" table:content-validation-name="val17" office:value-type="string" calcext:value-type="string">
            <text:p>c</text:p>
          </table:table-cell>
          <table:table-cell table:style-name="ce32" table:content-validation-name="val17" office:value-type="string" calcext:value-type="string">
            <text:p>a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content-validation-name="val17"/>
          <table:table-cell table:number-columns-repeated="3" table:style-name="ce32" table:content-validation-name="val17" office:value-type="string" calcext:value-type="string">
            <text:p>c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content-validation-name="val17"/>
          <table:table-cell table:style-name="ce32" table:content-validation-name="val17" office:value-type="string" calcext:value-type="string">
            <text:p>c</text:p>
          </table:table-cell>
          <table:table-cell table:number-columns-repeated="2" table:style-name="ce32" table:content-validation-name="val17" office:value-type="string" calcext:value-type="string">
            <text:p>d</text:p>
          </table:table-cell>
          <table:table-cell table:content-validation-name="val17"/>
          <table:table-cell table:style-name="ce32" table:content-validation-name="val17" office:value-type="string" calcext:value-type="string">
            <text:p>c</text:p>
          </table:table-cell>
          <table:table-cell table:content-validation-name="val17"/>
          <table:table-cell table:style-name="ce32" table:content-validation-name="val17" office:value-type="string" calcext:value-type="string">
            <text:p>c</text:p>
          </table:table-cell>
          <table:table-cell table:style-name="ce32" table:content-validation-name="val17" office:value-type="string" calcext:value-type="string">
            <text:p>d</text:p>
          </table:table-cell>
          <table:table-cell table:style-name="ce32" table:content-validation-name="val17" office:value-type="string" calcext:value-type="string">
            <text:p>c</text:p>
          </table:table-cell>
          <table:table-cell table:content-validation-name="val17" table:number-columns-repeated="904"/>
          <table:table-cell/>
        </table:table-row>
        <table:table-row table:style-name="ro1">
          <table:table-cell table:style-name="ce13" office:value-type="string" calcext:value-type="string">
            <text:p>3.Verstaendlichkei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number-columns-repeated="3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schlech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ehrschlech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number-columns-repeated="3"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3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schlecht</text:p>
          </table:table-cell>
          <table:table-cell table:number-columns-repeated="3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number-columns-repeated="4"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Schlecht</text:p>
          </table:table-cell>
          <table:table-cell table:number-columns-repeated="4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number-columns-repeated="6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/>
          <table:table-cell table:number-columns-repeated="6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schlech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number-columns-repeated="7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schlech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table:number-columns-repeated="3"/>
          <table:table-cell table:style-name="ce33" table:content-validation-name="val14" office:value-type="string" calcext:value-type="string">
            <text:p>Sehrschlecht</text:p>
          </table:table-cell>
          <table:table-cell table:number-columns-repeated="2" table:style-name="ce33" table:content-validation-name="val14" office:value-type="string" calcext:value-type="string">
            <text:p>Schlecht</text:p>
          </table:table-cell>
          <table:table-cell table:style-name="ce33" table:content-validation-name="val14" table:number-columns-repeated="904"/>
          <table:table-cell/>
        </table:table-row>
        <table:table-row table:style-name="ro1">
          <table:table-cell table:style-name="ce14" office:value-type="string" calcext:value-type="string">
            <text:p>3.Schwierigkei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number-columns-repeated="7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5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3"/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table:number-columns-repeated="3"/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number-columns-repeated="3"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table:number-columns-repeated="904"/>
          <table:table-cell/>
        </table:table-row>
        <table:table-row table:style-name="ro1">
          <table:table-cell table:style-name="ce10" office:value-type="string" calcext:value-type="string">
            <text:p>NB</text:p>
          </table:table-cell>
          <table:table-cell table:style-name="ce30" table:content-validation-name="val12" table:number-columns-repeated="1022"/>
          <table:table-cell/>
        </table:table-row>
        <table:table-row table:style-name="ro1">
          <table:table-cell table:style-name="ce11" office:value-type="string" calcext:value-type="string">
            <text:p>4.1</text:p>
          </table:table-cell>
          <table:table-cell table:number-columns-repeated="19" table:style-name="ce31" table:content-validation-name="val18" office:value-type="string" calcext:value-type="string">
            <text:p>O</text:p>
          </table:table-cell>
          <table:table-cell table:style-name="ce31" table:content-validation-name="val18" office:value-type="string" calcext:value-type="string">
            <text:p>A</text:p>
          </table:table-cell>
          <table:table-cell table:style-name="ce31" table:content-validation-name="val18" office:value-type="string" calcext:value-type="string">
            <text:p>O</text:p>
          </table:table-cell>
          <table:table-cell table:style-name="ce31" table:content-validation-name="val18" office:value-type="string" calcext:value-type="string">
            <text:p>A</text:p>
          </table:table-cell>
          <table:table-cell table:number-columns-repeated="3" table:style-name="ce31" table:content-validation-name="val18" office:value-type="string" calcext:value-type="string">
            <text:p>O</text:p>
          </table:table-cell>
          <table:table-cell table:style-name="ce31" table:content-validation-name="val18" office:value-type="string" calcext:value-type="string">
            <text:p>A</text:p>
          </table:table-cell>
          <table:table-cell table:style-name="ce31" table:content-validation-name="val18" office:value-type="string" calcext:value-type="string">
            <text:p>O</text:p>
          </table:table-cell>
          <table:table-cell table:style-name="ce31" table:content-validation-name="val18" office:value-type="string" calcext:value-type="string">
            <text:p>A</text:p>
          </table:table-cell>
          <table:table-cell table:style-name="ce31" table:content-validation-name="val18" office:value-type="string" calcext:value-type="string">
            <text:p>O</text:p>
          </table:table-cell>
          <table:table-cell table:style-name="ce31" table:content-validation-name="val18" office:value-type="string" calcext:value-type="string">
            <text:p>A</text:p>
          </table:table-cell>
          <table:table-cell table:number-columns-repeated="7" table:style-name="ce31" table:content-validation-name="val18" office:value-type="string" calcext:value-type="string">
            <text:p>O</text:p>
          </table:table-cell>
          <table:table-cell table:style-name="ce31" table:content-validation-name="val18" office:value-type="string" calcext:value-type="string">
            <text:p>A</text:p>
          </table:table-cell>
          <table:table-cell table:number-columns-repeated="11" table:style-name="ce31" table:content-validation-name="val18" office:value-type="string" calcext:value-type="string">
            <text:p>O</text:p>
          </table:table-cell>
          <table:table-cell table:style-name="ce31" table:content-validation-name="val18" office:value-type="string" calcext:value-type="string">
            <text:p>A</text:p>
          </table:table-cell>
          <table:table-cell table:number-columns-repeated="2" table:style-name="ce31" table:content-validation-name="val18" office:value-type="string" calcext:value-type="string">
            <text:p>O</text:p>
          </table:table-cell>
          <table:table-cell table:style-name="ce31" table:content-validation-name="val18" office:value-type="string" calcext:value-type="string">
            <text:p>A</text:p>
          </table:table-cell>
          <table:table-cell table:number-columns-repeated="5" table:style-name="ce31" table:content-validation-name="val18" office:value-type="string" calcext:value-type="string">
            <text:p>O</text:p>
          </table:table-cell>
          <table:table-cell table:style-name="ce31" table:content-validation-name="val18" office:value-type="string" calcext:value-type="string">
            <text:p>A</text:p>
          </table:table-cell>
          <table:table-cell table:style-name="ce31" table:content-validation-name="val18" office:value-type="string" calcext:value-type="string">
            <text:p>O</text:p>
          </table:table-cell>
          <table:table-cell table:style-name="ce31" table:content-validation-name="val18" office:value-type="string" calcext:value-type="string">
            <text:p>A</text:p>
          </table:table-cell>
          <table:table-cell table:style-name="ce31" table:content-validation-name="val18" office:value-type="string" calcext:value-type="string">
            <text:p>O</text:p>
          </table:table-cell>
          <table:table-cell table:number-columns-repeated="2" table:style-name="ce31" table:content-validation-name="val18" office:value-type="string" calcext:value-type="string">
            <text:p>A</text:p>
          </table:table-cell>
          <table:table-cell table:number-columns-repeated="3" table:style-name="ce31" table:content-validation-name="val18" office:value-type="string" calcext:value-type="string">
            <text:p>O</text:p>
          </table:table-cell>
          <table:table-cell table:style-name="ce31" table:content-validation-name="val18" office:value-type="string" calcext:value-type="string">
            <text:p>A</text:p>
          </table:table-cell>
          <table:table-cell table:number-columns-repeated="17" table:style-name="ce31" table:content-validation-name="val18" office:value-type="string" calcext:value-type="string">
            <text:p>O</text:p>
          </table:table-cell>
          <table:table-cell table:style-name="ce31" table:content-validation-name="val18" office:value-type="string" calcext:value-type="string">
            <text:p>A</text:p>
          </table:table-cell>
          <table:table-cell table:number-columns-repeated="5" table:style-name="ce31" table:content-validation-name="val18" office:value-type="string" calcext:value-type="string">
            <text:p>O</text:p>
          </table:table-cell>
          <table:table-cell table:number-columns-repeated="3" table:style-name="ce31" table:content-validation-name="val18" office:value-type="string" calcext:value-type="string">
            <text:p>A</text:p>
          </table:table-cell>
          <table:table-cell table:number-columns-repeated="2" table:style-name="ce31" table:content-validation-name="val18" office:value-type="string" calcext:value-type="string">
            <text:p>O</text:p>
          </table:table-cell>
          <table:table-cell table:number-columns-repeated="2" table:style-name="ce31" table:content-validation-name="val18" office:value-type="string" calcext:value-type="string">
            <text:p>A</text:p>
          </table:table-cell>
          <table:table-cell table:number-columns-repeated="4" table:style-name="ce31" table:content-validation-name="val18" office:value-type="string" calcext:value-type="string">
            <text:p>O</text:p>
          </table:table-cell>
          <table:table-cell table:style-name="ce31" table:content-validation-name="val18" office:value-type="string" calcext:value-type="string">
            <text:p>A</text:p>
          </table:table-cell>
          <table:table-cell table:number-columns-repeated="8" table:style-name="ce31" table:content-validation-name="val18" office:value-type="string" calcext:value-type="string">
            <text:p>O</text:p>
          </table:table-cell>
          <table:table-cell table:style-name="ce31" table:content-validation-name="val18" office:value-type="string" calcext:value-type="string">
            <text:p>A</text:p>
          </table:table-cell>
          <table:table-cell table:style-name="ce31" table:content-validation-name="val18" office:value-type="string" calcext:value-type="string">
            <text:p>O</text:p>
          </table:table-cell>
          <table:table-cell table:number-columns-repeated="3" table:style-name="ce31" table:content-validation-name="val18" office:value-type="string" calcext:value-type="string">
            <text:p>A</text:p>
          </table:table-cell>
          <table:table-cell table:number-columns-repeated="2" table:style-name="ce31" table:content-validation-name="val18" office:value-type="string" calcext:value-type="string">
            <text:p>O</text:p>
          </table:table-cell>
          <table:table-cell table:style-name="ce31" table:content-validation-name="val18" table:number-columns-repeated="904"/>
          <table:table-cell/>
        </table:table-row>
        <table:table-row table:style-name="ro1">
          <table:table-cell table:style-name="ce12" office:value-type="string" calcext:value-type="string">
            <text:p>4.2</text:p>
          </table:table-cell>
          <table:table-cell table:number-columns-repeated="4"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number-columns-repeated="14"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number-columns-repeated="4"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number-columns-repeated="4" table:style-name="ce32" table:content-validation-name="val18" office:value-type="string" calcext:value-type="string">
            <text:p>A</text:p>
          </table:table-cell>
          <table:table-cell table:number-columns-repeated="2" table:style-name="ce32" table:content-validation-name="val18" office:value-type="string" calcext:value-type="string">
            <text:p>O</text:p>
          </table:table-cell>
          <table:table-cell table:number-columns-repeated="25"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number-columns-repeated="4"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number-columns-repeated="3"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number-columns-repeated="10"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number-columns-repeated="14"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number-columns-repeated="3"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number-columns-repeated="4"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number-columns-repeated="8"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style-name="ce32" table:content-validation-name="val18" office:value-type="string" calcext:value-type="string">
            <text:p>A</text:p>
          </table:table-cell>
          <table:table-cell table:number-columns-repeated="3" table:style-name="ce32" table:content-validation-name="val18" office:value-type="string" calcext:value-type="string">
            <text:p>O</text:p>
          </table:table-cell>
          <table:table-cell table:number-columns-repeated="2" table:style-name="ce32" table:content-validation-name="val18" office:value-type="string" calcext:value-type="string">
            <text:p>A</text:p>
          </table:table-cell>
          <table:table-cell table:style-name="ce32" table:content-validation-name="val18" table:number-columns-repeated="904"/>
          <table:table-cell/>
        </table:table-row>
        <table:table-row table:style-name="ro1">
          <table:table-cell table:style-name="ce12" office:value-type="string" calcext:value-type="string">
            <text:p>4.3</text:p>
          </table:table-cell>
          <table:table-cell table:number-columns-repeated="4"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number-columns-repeated="14"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number-columns-repeated="3"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number-columns-repeated="3"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number-columns-repeated="5"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number-columns-repeated="16"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number-columns-repeated="5"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number-columns-repeated="4"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number-columns-repeated="21"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number-columns-repeated="5"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number-columns-repeated="2" table:style-name="ce32" table:content-validation-name="val18" office:value-type="string" calcext:value-type="string">
            <text:p>A</text:p>
          </table:table-cell>
          <table:table-cell table:number-columns-repeated="2" table:style-name="ce32" table:content-validation-name="val18" office:value-type="string" calcext:value-type="string">
            <text:p>O</text:p>
          </table:table-cell>
          <table:table-cell table:number-columns-repeated="4"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number-columns-repeated="8"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content-validation-name="val18"/>
          <table:table-cell table:style-name="ce32" table:content-validation-name="val18" office:value-type="string" calcext:value-type="string">
            <text:p>O</text:p>
          </table:table-cell>
          <table:table-cell table:number-columns-repeated="2" table:style-name="ce32" table:content-validation-name="val18" office:value-type="string" calcext:value-type="string">
            <text:p>A</text:p>
          </table:table-cell>
          <table:table-cell table:content-validation-name="val18" table:number-columns-repeated="904"/>
          <table:table-cell/>
        </table:table-row>
        <table:table-row table:style-name="ro1">
          <table:table-cell table:style-name="ce12" office:value-type="string" calcext:value-type="string">
            <text:p>4.4</text:p>
          </table:table-cell>
          <table:table-cell table:number-columns-repeated="4" table:style-name="ce32" table:content-validation-name="val18" office:value-type="string" calcext:value-type="string">
            <text:p>O</text:p>
          </table:table-cell>
          <table:table-cell table:style-name="ce32" table:content-validation-name="val18" office:value-type="string" calcext:value-type="string">
            <text:p>A</text:p>
          </table:table-cell>
          <table:table-cell table:number-columns-repeated="7" table:style-name="ce32" table:content-validation-name="val18" office:value-type="string" calcext:value-type="string">
            <text:p>O</text:p>
          </table:table-cell>
          <table:table-cell table:style-name="ce32" table:content-validation-name="val18" office:value-type="string" calcext:value-type="string">
            <text:p>A</text:p>
          </table:table-cell>
          <table:table-cell table:number-columns-repeated="6" table:style-name="ce32" table:content-validation-name="val18" office:value-type="string" calcext:value-type="string">
            <text:p>O</text:p>
          </table:table-cell>
          <table:table-cell table:style-name="ce32" table:content-validation-name="val18" office:value-type="string" calcext:value-type="string">
            <text:p>A</text:p>
          </table:table-cell>
          <table:table-cell table:number-columns-repeated="5" table:style-name="ce32" table:content-validation-name="val18" office:value-type="string" calcext:value-type="string">
            <text:p>O</text:p>
          </table:table-cell>
          <table:table-cell table:style-name="ce32" table:content-validation-name="val18" office:value-type="string" calcext:value-type="string">
            <text:p>A</text:p>
          </table:table-cell>
          <table:table-cell table:number-columns-repeated="3" table:style-name="ce32" table:content-validation-name="val18" office:value-type="string" calcext:value-type="string">
            <text:p>O</text:p>
          </table:table-cell>
          <table:table-cell table:number-columns-repeated="2" table:style-name="ce32" table:content-validation-name="val18" office:value-type="string" calcext:value-type="string">
            <text:p>A</text:p>
          </table:table-cell>
          <table:table-cell table:number-columns-repeated="4" table:style-name="ce32" table:content-validation-name="val18" office:value-type="string" calcext:value-type="string">
            <text:p>O</text:p>
          </table:table-cell>
          <table:table-cell table:style-name="ce32" table:content-validation-name="val18" office:value-type="string" calcext:value-type="string">
            <text:p>A</text:p>
          </table:table-cell>
          <table:table-cell table:number-columns-repeated="4" table:style-name="ce32" table:content-validation-name="val18" office:value-type="string" calcext:value-type="string">
            <text:p>O</text:p>
          </table:table-cell>
          <table:table-cell table:style-name="ce32" table:content-validation-name="val18" office:value-type="string" calcext:value-type="string">
            <text:p>A</text:p>
          </table:table-cell>
          <table:table-cell table:number-columns-repeated="11" table:style-name="ce32" table:content-validation-name="val18" office:value-type="string" calcext:value-type="string">
            <text:p>O</text:p>
          </table:table-cell>
          <table:table-cell table:style-name="ce32" table:content-validation-name="val18" office:value-type="string" calcext:value-type="string">
            <text:p>A</text:p>
          </table:table-cell>
          <table:table-cell table:number-columns-repeated="5" table:style-name="ce32" table:content-validation-name="val18" office:value-type="string" calcext:value-type="string">
            <text:p>O</text:p>
          </table:table-cell>
          <table:table-cell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style-name="ce32" table:content-validation-name="val18" office:value-type="string" calcext:value-type="string">
            <text:p>A</text:p>
          </table:table-cell>
          <table:table-cell table:number-columns-repeated="2" table:style-name="ce32" table:content-validation-name="val18" office:value-type="string" calcext:value-type="string">
            <text:p>O</text:p>
          </table:table-cell>
          <table:table-cell table:style-name="ce32" table:content-validation-name="val18" office:value-type="string" calcext:value-type="string">
            <text:p>A</text:p>
          </table:table-cell>
          <table:table-cell table:number-columns-repeated="27" table:style-name="ce32" table:content-validation-name="val18" office:value-type="string" calcext:value-type="string">
            <text:p>O</text:p>
          </table:table-cell>
          <table:table-cell table:number-columns-repeated="3" table:style-name="ce32" table:content-validation-name="val18" office:value-type="string" calcext:value-type="string">
            <text:p>A</text:p>
          </table:table-cell>
          <table:table-cell table:number-columns-repeated="2" table:style-name="ce32" table:content-validation-name="val18" office:value-type="string" calcext:value-type="string">
            <text:p>O</text:p>
          </table:table-cell>
          <table:table-cell table:number-columns-repeated="2" table:style-name="ce32" table:content-validation-name="val18" office:value-type="string" calcext:value-type="string">
            <text:p>A</text:p>
          </table:table-cell>
          <table:table-cell table:number-columns-repeated="4" table:style-name="ce32" table:content-validation-name="val18" office:value-type="string" calcext:value-type="string">
            <text:p>O</text:p>
          </table:table-cell>
          <table:table-cell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style-name="ce32" table:content-validation-name="val18" office:value-type="string" calcext:value-type="string">
            <text:p>A</text:p>
          </table:table-cell>
          <table:table-cell table:number-columns-repeated="6" table:style-name="ce32" table:content-validation-name="val18" office:value-type="string" calcext:value-type="string">
            <text:p>O</text:p>
          </table:table-cell>
          <table:table-cell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style-name="ce32" table:content-validation-name="val18" office:value-type="string" calcext:value-type="string">
            <text:p>A</text:p>
          </table:table-cell>
          <table:table-cell table:style-name="ce32" table:content-validation-name="val18" office:value-type="string" calcext:value-type="string">
            <text:p>O</text:p>
          </table:table-cell>
          <table:table-cell table:style-name="ce32" table:content-validation-name="val18" office:value-type="string" calcext:value-type="string">
            <text:p>A</text:p>
          </table:table-cell>
          <table:table-cell table:number-columns-repeated="2" table:style-name="ce32" table:content-validation-name="val18" office:value-type="string" calcext:value-type="string">
            <text:p>O</text:p>
          </table:table-cell>
          <table:table-cell table:content-validation-name="val18" table:number-columns-repeated="904"/>
          <table:table-cell/>
        </table:table-row>
        <table:table-row table:style-name="ro1">
          <table:table-cell table:style-name="ce13" office:value-type="string" calcext:value-type="string">
            <text:p>4.Verstaendlichkei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6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3" table:style-name="ce33" table:content-validation-name="val14" office:value-type="string" calcext:value-type="string">
            <text:p>Gut</text:p>
          </table:table-cell>
          <table:table-cell table:number-columns-repeated="4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number-columns-repeated="3"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4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3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5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4"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number-columns-repeated="4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3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table:number-columns-repeated="904"/>
          <table:table-cell/>
        </table:table-row>
        <table:table-row table:style-name="ro1">
          <table:table-cell table:style-name="ce14" office:value-type="string" calcext:value-type="string">
            <text:p>4.Schwierigkei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3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2"/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number-columns-repeated="3"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number-columns-repeated="4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3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2"/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number-columns-repeated="3"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904"/>
          <table:table-cell/>
        </table:table-row>
        <table:table-row table:style-name="ro1">
          <table:table-cell table:style-name="ce10" office:value-type="string" calcext:value-type="string">
            <text:p>NB</text:p>
          </table:table-cell>
          <table:table-cell table:style-name="ce30" table:content-validation-name="val12" table:number-columns-repeated="10"/>
          <table:table-cell table:number-columns-repeated="2"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7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6"/>
          <table:table-cell table:number-columns-repeated="2" table:style-name="ce30" table:content-validation-name="val12" office:value-type="string" calcext:value-type="string">
            <text:p>Ja</text:p>
          </table:table-cell>
          <table:table-cell table:style-name="ce30" table:content-validation-name="val12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2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2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10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9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2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3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3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10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/>
          <table:table-cell table:number-columns-repeated="2"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2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2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2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8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2"/>
          <table:table-cell table:number-columns-repeated="3"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2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906"/>
          <table:table-cell/>
        </table:table-row>
        <table:table-row table:style-name="ro1">
          <table:table-cell table:style-name="ce11" office:value-type="string" calcext:value-type="string">
            <text:p>5.1</text:p>
          </table:table-cell>
          <table:table-cell table:number-columns-repeated="2" table:style-name="ce31" table:content-validation-name="val19" office:value-type="string" calcext:value-type="string">
            <text:p>Garnicht</text:p>
          </table:table-cell>
          <table:table-cell table:number-columns-repeated="2" table:style-name="ce31" table:content-validation-name="val19" office:value-type="string" calcext:value-type="string">
            <text:p>Komplett</text:p>
          </table:table-cell>
          <table:table-cell table:style-name="ce31" table:content-validation-name="val19" office:value-type="string" calcext:value-type="string">
            <text:p>Garnicht</text:p>
          </table:table-cell>
          <table:table-cell table:style-name="ce31" table:content-validation-name="val19" office:value-type="string" calcext:value-type="string">
            <text:p>Komplett</text:p>
          </table:table-cell>
          <table:table-cell table:style-name="ce31" table:content-validation-name="val19" office:value-type="string" calcext:value-type="string">
            <text:p>Garnicht</text:p>
          </table:table-cell>
          <table:table-cell table:number-columns-repeated="2" table:style-name="ce31" table:content-validation-name="val19" office:value-type="string" calcext:value-type="string">
            <text:p>Teilweise</text:p>
          </table:table-cell>
          <table:table-cell table:style-name="ce31" table:content-validation-name="val19" office:value-type="string" calcext:value-type="string">
            <text:p>Komplett</text:p>
          </table:table-cell>
          <table:table-cell table:style-name="ce31" table:content-validation-name="val19" table:number-columns-repeated="2"/>
          <table:table-cell table:style-name="ce31" table:content-validation-name="val19" office:value-type="string" calcext:value-type="string">
            <text:p>Teilweise</text:p>
          </table:table-cell>
          <table:table-cell table:style-name="ce31" table:content-validation-name="val19" office:value-type="string" calcext:value-type="string">
            <text:p>Garnicht</text:p>
          </table:table-cell>
          <table:table-cell table:number-columns-repeated="2" table:style-name="ce31" table:content-validation-name="val19" office:value-type="string" calcext:value-type="string">
            <text:p>Komplett</text:p>
          </table:table-cell>
          <table:table-cell table:style-name="ce31" table:content-validation-name="val19" table:number-columns-repeated="4"/>
          <table:table-cell table:number-columns-repeated="3" table:style-name="ce31" table:content-validation-name="val19" office:value-type="string" calcext:value-type="string">
            <text:p>Komplett</text:p>
          </table:table-cell>
          <table:table-cell table:style-name="ce31" table:content-validation-name="val19"/>
          <table:table-cell table:number-columns-repeated="2" table:style-name="ce31" table:content-validation-name="val19" office:value-type="string" calcext:value-type="string">
            <text:p>Teilweise</text:p>
          </table:table-cell>
          <table:table-cell table:style-name="ce31" table:content-validation-name="val19" table:number-columns-repeated="2"/>
          <table:table-cell table:style-name="ce31" table:content-validation-name="val19" office:value-type="string" calcext:value-type="string">
            <text:p>Teilweise</text:p>
          </table:table-cell>
          <table:table-cell table:style-name="ce31" table:content-validation-name="val19"/>
          <table:table-cell table:style-name="ce31" table:content-validation-name="val19" office:value-type="string" calcext:value-type="string">
            <text:p>Komplett</text:p>
          </table:table-cell>
          <table:table-cell table:style-name="ce31" table:content-validation-name="val19"/>
          <table:table-cell table:style-name="ce31" table:content-validation-name="val19" office:value-type="string" calcext:value-type="string">
            <text:p>Komplett</text:p>
          </table:table-cell>
          <table:table-cell table:style-name="ce31" table:content-validation-name="val19" office:value-type="string" calcext:value-type="string">
            <text:p>Garnicht</text:p>
          </table:table-cell>
          <table:table-cell table:style-name="ce31" table:content-validation-name="val19"/>
          <table:table-cell table:style-name="ce31" table:content-validation-name="val19" office:value-type="string" calcext:value-type="string">
            <text:p>Komplett</text:p>
          </table:table-cell>
          <table:table-cell table:style-name="ce31" table:content-validation-name="val19"/>
          <table:table-cell table:number-columns-repeated="2" table:style-name="ce31" table:content-validation-name="val19" office:value-type="string" calcext:value-type="string">
            <text:p>Teilweise</text:p>
          </table:table-cell>
          <table:table-cell table:style-name="ce31" table:content-validation-name="val19"/>
          <table:table-cell table:style-name="ce31" table:content-validation-name="val19" office:value-type="string" calcext:value-type="string">
            <text:p>Garnicht</text:p>
          </table:table-cell>
          <table:table-cell table:number-columns-repeated="4" table:style-name="ce31" table:content-validation-name="val19" office:value-type="string" calcext:value-type="string">
            <text:p>Teilweise</text:p>
          </table:table-cell>
          <table:table-cell table:number-columns-repeated="3" table:style-name="ce31" table:content-validation-name="val19" office:value-type="string" calcext:value-type="string">
            <text:p>Komplett</text:p>
          </table:table-cell>
          <table:table-cell table:number-columns-repeated="2" table:style-name="ce31" table:content-validation-name="val19" office:value-type="string" calcext:value-type="string">
            <text:p>Garnicht</text:p>
          </table:table-cell>
          <table:table-cell table:style-name="ce31" table:content-validation-name="val19"/>
          <table:table-cell table:style-name="ce31" table:content-validation-name="val19" office:value-type="string" calcext:value-type="string">
            <text:p>Komplett</text:p>
          </table:table-cell>
          <table:table-cell table:style-name="ce31" table:content-validation-name="val19"/>
          <table:table-cell table:number-columns-repeated="2" table:style-name="ce31" table:content-validation-name="val19" office:value-type="string" calcext:value-type="string">
            <text:p>Teilweise</text:p>
          </table:table-cell>
          <table:table-cell table:number-columns-repeated="2" table:style-name="ce31" table:content-validation-name="val19" office:value-type="string" calcext:value-type="string">
            <text:p>Komplett</text:p>
          </table:table-cell>
          <table:table-cell table:style-name="ce31" table:content-validation-name="val19" office:value-type="string" calcext:value-type="string">
            <text:p>Teilweise</text:p>
          </table:table-cell>
          <table:table-cell table:number-columns-repeated="2" table:style-name="ce31" table:content-validation-name="val19" office:value-type="string" calcext:value-type="string">
            <text:p>Komplett</text:p>
          </table:table-cell>
          <table:table-cell table:number-columns-repeated="2" table:style-name="ce31" table:content-validation-name="val19" office:value-type="string" calcext:value-type="string">
            <text:p>Teilweise</text:p>
          </table:table-cell>
          <table:table-cell table:style-name="ce31" table:content-validation-name="val19"/>
          <table:table-cell table:style-name="ce31" table:content-validation-name="val19" office:value-type="string" calcext:value-type="string">
            <text:p>Teilweise</text:p>
          </table:table-cell>
          <table:table-cell table:style-name="ce31" table:content-validation-name="val19" office:value-type="string" calcext:value-type="string">
            <text:p>Garnicht</text:p>
          </table:table-cell>
          <table:table-cell table:style-name="ce31" table:content-validation-name="val19"/>
          <table:table-cell table:style-name="ce31" table:content-validation-name="val19" office:value-type="string" calcext:value-type="string">
            <text:p>Garnicht</text:p>
          </table:table-cell>
          <table:table-cell table:style-name="ce31" table:content-validation-name="val19" office:value-type="string" calcext:value-type="string">
            <text:p>Teilweise</text:p>
          </table:table-cell>
          <table:table-cell table:style-name="ce31" table:content-validation-name="val19" office:value-type="string" calcext:value-type="string">
            <text:p>Komplett</text:p>
          </table:table-cell>
          <table:table-cell table:style-name="ce31" table:content-validation-name="val19"/>
          <table:table-cell table:style-name="ce31" table:content-validation-name="val19" office:value-type="string" calcext:value-type="string">
            <text:p>Teilweise</text:p>
          </table:table-cell>
          <table:table-cell table:style-name="ce31" table:content-validation-name="val19" office:value-type="string" calcext:value-type="string">
            <text:p>Garnicht</text:p>
          </table:table-cell>
          <table:table-cell table:style-name="ce31" table:content-validation-name="val19" office:value-type="string" calcext:value-type="string">
            <text:p>Teilweise</text:p>
          </table:table-cell>
          <table:table-cell table:style-name="ce31" table:content-validation-name="val19"/>
          <table:table-cell table:style-name="ce31" table:content-validation-name="val19" office:value-type="string" calcext:value-type="string">
            <text:p>Komplett</text:p>
          </table:table-cell>
          <table:table-cell table:number-columns-repeated="2" table:style-name="ce31" table:content-validation-name="val19" office:value-type="string" calcext:value-type="string">
            <text:p>Garnicht</text:p>
          </table:table-cell>
          <table:table-cell table:style-name="ce31" table:content-validation-name="val19" office:value-type="string" calcext:value-type="string">
            <text:p>Komplett</text:p>
          </table:table-cell>
          <table:table-cell table:style-name="ce31" table:content-validation-name="val19" office:value-type="string" calcext:value-type="string">
            <text:p>Teilweise</text:p>
          </table:table-cell>
          <table:table-cell table:style-name="ce31" table:content-validation-name="val19" office:value-type="string" calcext:value-type="string">
            <text:p>Komplett</text:p>
          </table:table-cell>
          <table:table-cell table:number-columns-repeated="3" table:style-name="ce31" table:content-validation-name="val19" office:value-type="string" calcext:value-type="string">
            <text:p>Garnicht</text:p>
          </table:table-cell>
          <table:table-cell table:style-name="ce31" table:content-validation-name="val19" office:value-type="string" calcext:value-type="string">
            <text:p>Komplett</text:p>
          </table:table-cell>
          <table:table-cell table:style-name="ce31" table:content-validation-name="val19"/>
          <table:table-cell table:style-name="ce31" table:content-validation-name="val19" office:value-type="string" calcext:value-type="string">
            <text:p>Teilweise</text:p>
          </table:table-cell>
          <table:table-cell table:style-name="ce31" table:content-validation-name="val19" table:number-columns-repeated="2"/>
          <table:table-cell table:style-name="ce31" table:content-validation-name="val19" office:value-type="string" calcext:value-type="string">
            <text:p>Komplett</text:p>
          </table:table-cell>
          <table:table-cell table:style-name="ce31" table:content-validation-name="val19" office:value-type="string" calcext:value-type="string">
            <text:p>Garnicht</text:p>
          </table:table-cell>
          <table:table-cell table:style-name="ce31" table:content-validation-name="val19"/>
          <table:table-cell table:style-name="ce31" table:content-validation-name="val19" office:value-type="string" calcext:value-type="string">
            <text:p>Garnicht</text:p>
          </table:table-cell>
          <table:table-cell table:style-name="ce31" table:content-validation-name="val19" office:value-type="string" calcext:value-type="string">
            <text:p>Teilweise</text:p>
          </table:table-cell>
          <table:table-cell table:style-name="ce31" table:content-validation-name="val19"/>
          <table:table-cell table:style-name="ce31" table:content-validation-name="val19" office:value-type="string" calcext:value-type="string">
            <text:p>Teilweise</text:p>
          </table:table-cell>
          <table:table-cell table:style-name="ce31" table:content-validation-name="val19" office:value-type="string" calcext:value-type="string">
            <text:p>Komplett</text:p>
          </table:table-cell>
          <table:table-cell table:style-name="ce31" table:content-validation-name="val19"/>
          <table:table-cell table:number-columns-repeated="2" table:style-name="ce31" table:content-validation-name="val19" office:value-type="string" calcext:value-type="string">
            <text:p>Garnicht</text:p>
          </table:table-cell>
          <table:table-cell table:style-name="ce31" table:content-validation-name="val19" office:value-type="string" calcext:value-type="string">
            <text:p>Teilweise</text:p>
          </table:table-cell>
          <table:table-cell table:style-name="ce31" table:content-validation-name="val19" office:value-type="string" calcext:value-type="string">
            <text:p>Komplett</text:p>
          </table:table-cell>
          <table:table-cell table:number-columns-repeated="3" table:style-name="ce31" table:content-validation-name="val19" office:value-type="string" calcext:value-type="string">
            <text:p>Garnicht</text:p>
          </table:table-cell>
          <table:table-cell table:style-name="ce31" table:content-validation-name="val19" office:value-type="string" calcext:value-type="string">
            <text:p>Teilweise</text:p>
          </table:table-cell>
          <table:table-cell table:style-name="ce31" table:content-validation-name="val19"/>
          <table:table-cell table:style-name="ce31" table:content-validation-name="val19" office:value-type="string" calcext:value-type="string">
            <text:p>Komplett</text:p>
          </table:table-cell>
          <table:table-cell table:style-name="ce31" table:content-validation-name="val19"/>
          <table:table-cell table:style-name="ce31" table:content-validation-name="val19" office:value-type="string" calcext:value-type="string">
            <text:p>Garnicht</text:p>
          </table:table-cell>
          <table:table-cell table:style-name="ce31" table:content-validation-name="val19" office:value-type="string" calcext:value-type="string">
            <text:p>Komplett</text:p>
          </table:table-cell>
          <table:table-cell table:style-name="ce31" table:content-validation-name="val19" table:number-columns-repeated="3"/>
          <table:table-cell table:style-name="ce31" table:content-validation-name="val19" office:value-type="string" calcext:value-type="string">
            <text:p>Teilweise</text:p>
          </table:table-cell>
          <table:table-cell table:style-name="ce31" table:content-validation-name="val19" office:value-type="string" calcext:value-type="string">
            <text:p>Garnicht</text:p>
          </table:table-cell>
          <table:table-cell table:style-name="ce31" table:content-validation-name="val19"/>
          <table:table-cell table:number-columns-repeated="2" table:style-name="ce31" table:content-validation-name="val19" office:value-type="string" calcext:value-type="string">
            <text:p>Garnicht</text:p>
          </table:table-cell>
          <table:table-cell table:style-name="ce31" table:content-validation-name="val19" table:number-columns-repeated="904"/>
          <table:table-cell/>
        </table:table-row>
        <table:table-row table:style-name="ro1">
          <table:table-cell table:style-name="ce12" office:value-type="string" calcext:value-type="string">
            <text:p>5.2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Zuviel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Zuviel</text:p>
          </table:table-cell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Zuviel</text:p>
          </table:table-cell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 table:number-columns-repeated="2"/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number-columns-repeated="2" table:style-name="ce32" table:content-validation-name="val19" office:value-type="string" calcext:value-type="string">
            <text:p>Zuviel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table:number-columns-repeated="2"/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Zuviel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Zuviel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Zuviel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number-columns-repeated="8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Zuviel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Zuviel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Zuviel</text:p>
          </table:table-cell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number-columns-repeated="2" table:style-name="ce32" table:content-validation-name="val19" office:value-type="string" calcext:value-type="string">
            <text:p>Zuviel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number-columns-repeated="2" table:style-name="ce32" table:content-validation-name="val19" office:value-type="string" calcext:value-type="string">
            <text:p>Zuviel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table:number-columns-repeated="2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/>
          <table:table-cell table:number-columns-repeated="5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Zuviel</text:p>
          </table:table-cell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Zuviel</text:p>
          </table:table-cell>
          <table:table-cell table:style-name="ce32" table:content-validation-name="val19" table:number-columns-repeated="3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 table:number-columns-repeated="904"/>
          <table:table-cell/>
        </table:table-row>
        <table:table-row table:style-name="ro1">
          <table:table-cell table:style-name="ce12" office:value-type="string" calcext:value-type="string">
            <text:p>5.3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Zuviel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Zuviel</text:p>
          </table:table-cell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Zuviel</text:p>
          </table:table-cell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 table:number-columns-repeated="2"/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number-columns-repeated="2" table:style-name="ce32" table:content-validation-name="val19" office:value-type="string" calcext:value-type="string">
            <text:p>Zuviel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table:number-columns-repeated="2"/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Zuviel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Zuviel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Zuviel</text:p>
          </table:table-cell>
          <table:table-cell table:number-columns-repeated="4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Zuviel</text:p>
          </table:table-cell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number-columns-repeated="2" table:style-name="ce32" table:content-validation-name="val19" office:value-type="string" calcext:value-type="string">
            <text:p>Zuviel</text:p>
          </table:table-cell>
          <table:table-cell table:number-columns-repeated="2"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number-columns-repeated="2" table:style-name="ce32" table:content-validation-name="val19" office:value-type="string" calcext:value-type="string">
            <text:p>Zuviel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table:number-columns-repeated="2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/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Zuviel</text:p>
          </table:table-cell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Zuviel</text:p>
          </table:table-cell>
          <table:table-cell table:style-name="ce32" table:content-validation-name="val19" table:number-columns-repeated="3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 table:number-columns-repeated="904"/>
          <table:table-cell/>
        </table:table-row>
        <table:table-row table:style-name="ro1">
          <table:table-cell table:style-name="ce15" office:value-type="string" calcext:value-type="string">
            <text:p>5.zuviel.ArtPron</text:p>
          </table:table-cell>
          <table:table-cell table:style-name="ce35" table:content-validation-name="val20" table:number-columns-repeated="2"/>
          <table:table-cell table:style-name="ce35" table:content-validation-name="val20" office:value-type="float" office:value="1" calcext:value-type="float">
            <text:p>1</text:p>
          </table:table-cell>
          <table:table-cell table:style-name="ce35" table:content-validation-name="val20"/>
          <table:table-cell table:style-name="ce35" table:content-validation-name="val20" office:value-type="float" office:value="1" calcext:value-type="float">
            <text:p>1</text:p>
          </table:table-cell>
          <table:table-cell table:style-name="ce35" table:content-validation-name="val20" table:number-columns-repeated="2"/>
          <table:table-cell table:style-name="ce35" table:content-validation-name="val20" office:value-type="float" office:value="1" calcext:value-type="float">
            <text:p>1</text:p>
          </table:table-cell>
          <table:table-cell table:style-name="ce35" table:content-validation-name="val20" table:number-columns-repeated="8"/>
          <table:table-cell table:number-columns-repeated="2" table:style-name="ce35" table:content-validation-name="val20" office:value-type="float" office:value="1" calcext:value-type="float">
            <text:p>1</text:p>
          </table:table-cell>
          <table:table-cell table:style-name="ce35" table:content-validation-name="val20" table:number-columns-repeated="15"/>
          <table:table-cell table:style-name="ce35" table:content-validation-name="val20" office:value-type="float" office:value="1" calcext:value-type="float">
            <text:p>1</text:p>
          </table:table-cell>
          <table:table-cell table:style-name="ce35" table:content-validation-name="val20" table:number-columns-repeated="9"/>
          <table:table-cell table:style-name="ce35" table:content-validation-name="val20" office:value-type="float" office:value="1" calcext:value-type="float">
            <text:p>1</text:p>
          </table:table-cell>
          <table:table-cell table:style-name="ce35" table:content-validation-name="val20" table:number-columns-repeated="9"/>
          <table:table-cell table:style-name="ce35" table:content-validation-name="val20" office:value-type="float" office:value="1" calcext:value-type="float">
            <text:p>1</text:p>
          </table:table-cell>
          <table:table-cell table:style-name="ce35" table:content-validation-name="val20" table:number-columns-repeated="3"/>
          <table:table-cell table:number-columns-repeated="2" table:style-name="ce35" table:content-validation-name="val20" office:value-type="float" office:value="1" calcext:value-type="float">
            <text:p>1</text:p>
          </table:table-cell>
          <table:table-cell table:style-name="ce35" table:content-validation-name="val20" table:number-columns-repeated="12"/>
          <table:table-cell table:style-name="ce35" table:content-validation-name="val20" office:value-type="float" office:value="1" calcext:value-type="float">
            <text:p>1</text:p>
          </table:table-cell>
          <table:table-cell table:style-name="ce35" table:content-validation-name="val20" table:number-columns-repeated="37"/>
          <table:table-cell table:style-name="ce35" table:content-validation-name="val20" office:value-type="float" office:value="1" calcext:value-type="float">
            <text:p>1</text:p>
          </table:table-cell>
          <table:table-cell table:style-name="ce35" table:content-validation-name="val20" table:number-columns-repeated="912"/>
          <table:table-cell/>
        </table:table-row>
        <table:table-row table:style-name="ro1">
          <table:table-cell table:style-name="ce15" office:value-type="string" calcext:value-type="string">
            <text:p>5.zuviel.Subst</text:p>
          </table:table-cell>
          <table:table-cell table:style-name="ce35" table:content-validation-name="val20" table:number-columns-repeated="2"/>
          <table:table-cell table:style-name="ce35" table:content-validation-name="val20" office:value-type="float" office:value="2" calcext:value-type="float">
            <text:p>2</text:p>
          </table:table-cell>
          <table:table-cell table:style-name="ce35" table:content-validation-name="val20"/>
          <table:table-cell table:style-name="ce35" table:content-validation-name="val20" office:value-type="float" office:value="2" calcext:value-type="float">
            <text:p>2</text:p>
          </table:table-cell>
          <table:table-cell table:style-name="ce35" table:content-validation-name="val20" table:number-columns-repeated="2"/>
          <table:table-cell table:style-name="ce35" table:content-validation-name="val20" office:value-type="float" office:value="2" calcext:value-type="float">
            <text:p>2</text:p>
          </table:table-cell>
          <table:table-cell table:style-name="ce35" table:content-validation-name="val20" table:number-columns-repeated="8"/>
          <table:table-cell table:number-columns-repeated="2" table:style-name="ce35" table:content-validation-name="val20" office:value-type="float" office:value="2" calcext:value-type="float">
            <text:p>2</text:p>
          </table:table-cell>
          <table:table-cell table:style-name="ce35" table:content-validation-name="val20" table:number-columns-repeated="12"/>
          <table:table-cell table:style-name="ce35" table:content-validation-name="val20" office:value-type="float" office:value="2" calcext:value-type="float">
            <text:p>2</text:p>
          </table:table-cell>
          <table:table-cell table:style-name="ce35" table:content-validation-name="val20" table:number-columns-repeated="2"/>
          <table:table-cell table:style-name="ce35" table:content-validation-name="val20" office:value-type="float" office:value="2" calcext:value-type="float">
            <text:p>2</text:p>
          </table:table-cell>
          <table:table-cell table:style-name="ce35" table:content-validation-name="val20" table:number-columns-repeated="3"/>
          <table:table-cell table:style-name="ce35" table:content-validation-name="val20" office:value-type="float" office:value="1" calcext:value-type="float">
            <text:p>1</text:p>
          </table:table-cell>
          <table:table-cell table:style-name="ce35" table:content-validation-name="val20" table:number-columns-repeated="5"/>
          <table:table-cell table:style-name="ce35" table:content-validation-name="val20" office:value-type="float" office:value="1" calcext:value-type="float">
            <text:p>1</text:p>
          </table:table-cell>
          <table:table-cell table:style-name="ce35" table:content-validation-name="val20" table:number-columns-repeated="4"/>
          <table:table-cell table:style-name="ce35" table:content-validation-name="val20" office:value-type="float" office:value="1" calcext:value-type="float">
            <text:p>1</text:p>
          </table:table-cell>
          <table:table-cell table:style-name="ce35" table:content-validation-name="val20" table:number-columns-repeated="2"/>
          <table:table-cell table:style-name="ce35" table:content-validation-name="val20" office:value-type="float" office:value="1" calcext:value-type="float">
            <text:p>1</text:p>
          </table:table-cell>
          <table:table-cell table:style-name="ce35" table:content-validation-name="val20"/>
          <table:table-cell table:content-validation-name="val20"/>
          <table:table-cell table:style-name="ce35" table:content-validation-name="val20" table:number-columns-repeated="3"/>
          <table:table-cell table:number-columns-repeated="2" table:style-name="ce35" table:content-validation-name="val20" office:value-type="float" office:value="2" calcext:value-type="float">
            <text:p>2</text:p>
          </table:table-cell>
          <table:table-cell table:style-name="ce35" table:content-validation-name="val20" office:value-type="float" office:value="1" calcext:value-type="float">
            <text:p>1</text:p>
          </table:table-cell>
          <table:table-cell table:content-validation-name="val20" table:number-columns-repeated="10"/>
          <table:table-cell table:number-columns-repeated="2" table:style-name="ce35" table:content-validation-name="val20" office:value-type="float" office:value="2" calcext:value-type="float">
            <text:p>2</text:p>
          </table:table-cell>
          <table:table-cell table:content-validation-name="val20" table:number-columns-repeated="19"/>
          <table:table-cell table:style-name="ce35" table:content-validation-name="val20" office:value-type="float" office:value="3" calcext:value-type="float">
            <text:p>3</text:p>
          </table:table-cell>
          <table:table-cell table:content-validation-name="val20" table:number-columns-repeated="10"/>
          <table:table-cell table:style-name="ce35" table:content-validation-name="val20" office:value-type="float" office:value="2" calcext:value-type="float">
            <text:p>2</text:p>
          </table:table-cell>
          <table:table-cell table:content-validation-name="val20" table:number-columns-repeated="6"/>
          <table:table-cell table:style-name="ce35" table:content-validation-name="val20" office:value-type="float" office:value="2" calcext:value-type="float">
            <text:p>2</text:p>
          </table:table-cell>
          <table:table-cell table:content-validation-name="val20" table:number-columns-repeated="912"/>
          <table:table-cell/>
        </table:table-row>
        <table:table-row table:style-name="ro1">
          <table:table-cell table:style-name="ce15" office:value-type="string" calcext:value-type="string">
            <text:p>5.zuviel.Adv</text:p>
          </table:table-cell>
          <table:table-cell table:style-name="ce35" table:content-validation-name="val20" table:number-columns-repeated="2"/>
          <table:table-cell table:content-validation-name="val20"/>
          <table:table-cell table:style-name="ce35" table:content-validation-name="val20"/>
          <table:table-cell table:content-validation-name="val20"/>
          <table:table-cell table:style-name="ce35" table:content-validation-name="val20" table:number-columns-repeated="2"/>
          <table:table-cell table:content-validation-name="val20"/>
          <table:table-cell table:style-name="ce35" table:content-validation-name="val20" table:number-columns-repeated="8"/>
          <table:table-cell table:content-validation-name="val20" table:number-columns-repeated="2"/>
          <table:table-cell table:style-name="ce35" table:content-validation-name="val20" table:number-columns-repeated="12"/>
          <table:table-cell table:content-validation-name="val20"/>
          <table:table-cell table:style-name="ce35" table:content-validation-name="val20" table:number-columns-repeated="2"/>
          <table:table-cell table:content-validation-name="val20"/>
          <table:table-cell table:style-name="ce35" table:content-validation-name="val20" table:number-columns-repeated="3"/>
          <table:table-cell table:content-validation-name="val20"/>
          <table:table-cell table:style-name="ce35" table:content-validation-name="val20" table:number-columns-repeated="5"/>
          <table:table-cell table:content-validation-name="val20"/>
          <table:table-cell table:style-name="ce35" table:content-validation-name="val20" table:number-columns-repeated="4"/>
          <table:table-cell table:content-validation-name="val20"/>
          <table:table-cell table:style-name="ce35" table:content-validation-name="val20" table:number-columns-repeated="2"/>
          <table:table-cell table:content-validation-name="val20"/>
          <table:table-cell table:style-name="ce35" table:content-validation-name="val20"/>
          <table:table-cell table:content-validation-name="val20"/>
          <table:table-cell table:style-name="ce35" table:content-validation-name="val20" table:number-columns-repeated="3"/>
          <table:table-cell table:style-name="ce35" table:content-validation-name="val20" office:value-type="float" office:value="1" calcext:value-type="float">
            <text:p>1</text:p>
          </table:table-cell>
          <table:table-cell table:content-validation-name="val20" table:number-columns-repeated="964"/>
          <table:table-cell/>
        </table:table-row>
        <table:table-row table:style-name="ro1">
          <table:table-cell table:style-name="ce15" office:value-type="string" calcext:value-type="string">
            <text:p>5.zuviel.Praep</text:p>
          </table:table-cell>
          <table:table-cell table:content-validation-name="val20"/>
          <table:table-cell table:style-name="ce35" table:content-validation-name="val20" office:value-type="float" office:value="3" calcext:value-type="float">
            <text:p>3</text:p>
          </table:table-cell>
          <table:table-cell table:style-name="ce35" table:content-validation-name="val20" office:value-type="float" office:value="2" calcext:value-type="float">
            <text:p>2</text:p>
          </table:table-cell>
          <table:table-cell table:content-validation-name="val20"/>
          <table:table-cell table:style-name="ce35" table:content-validation-name="val20" office:value-type="float" office:value="2" calcext:value-type="float">
            <text:p>2</text:p>
          </table:table-cell>
          <table:table-cell table:content-validation-name="val20" table:number-columns-repeated="2"/>
          <table:table-cell table:style-name="ce35" table:content-validation-name="val20" office:value-type="float" office:value="2" calcext:value-type="float">
            <text:p>2</text:p>
          </table:table-cell>
          <table:table-cell table:content-validation-name="val20" table:number-columns-repeated="8"/>
          <table:table-cell table:number-columns-repeated="2" table:style-name="ce35" table:content-validation-name="val20" office:value-type="float" office:value="2" calcext:value-type="float">
            <text:p>2</text:p>
          </table:table-cell>
          <table:table-cell table:content-validation-name="val20" table:number-columns-repeated="10"/>
          <table:table-cell table:style-name="ce35" table:content-validation-name="val20" office:value-type="float" office:value="1" calcext:value-type="float">
            <text:p>1</text:p>
          </table:table-cell>
          <table:table-cell table:content-validation-name="val20"/>
          <table:table-cell table:style-name="ce35" table:content-validation-name="val20" office:value-type="float" office:value="1" calcext:value-type="float">
            <text:p>1</text:p>
          </table:table-cell>
          <table:table-cell table:content-validation-name="val20" table:number-columns-repeated="2"/>
          <table:table-cell table:style-name="ce35" table:content-validation-name="val20" office:value-type="float" office:value="2" calcext:value-type="float">
            <text:p>2</text:p>
          </table:table-cell>
          <table:table-cell table:content-validation-name="val20" table:number-columns-repeated="3"/>
          <table:table-cell table:style-name="ce35" table:content-validation-name="val20" office:value-type="float" office:value="1" calcext:value-type="float">
            <text:p>1</text:p>
          </table:table-cell>
          <table:table-cell table:content-validation-name="val20" table:number-columns-repeated="5"/>
          <table:table-cell table:style-name="ce35" table:content-validation-name="val20" office:value-type="float" office:value="1" calcext:value-type="float">
            <text:p>1</text:p>
          </table:table-cell>
          <table:table-cell table:content-validation-name="val20" table:number-columns-repeated="7"/>
          <table:table-cell table:style-name="ce35" table:content-validation-name="val20" office:value-type="float" office:value="1" calcext:value-type="float">
            <text:p>1</text:p>
          </table:table-cell>
          <table:table-cell table:content-validation-name="val20"/>
          <table:table-cell table:style-name="ce35" table:content-validation-name="val20" office:value-type="float" office:value="2" calcext:value-type="float">
            <text:p>2</text:p>
          </table:table-cell>
          <table:table-cell table:content-validation-name="val20" table:number-columns-repeated="3"/>
          <table:table-cell table:number-columns-repeated="2" table:style-name="ce35" table:content-validation-name="val20" office:value-type="float" office:value="2" calcext:value-type="float">
            <text:p>2</text:p>
          </table:table-cell>
          <table:table-cell table:style-name="ce35" table:content-validation-name="val20" office:value-type="float" office:value="1" calcext:value-type="float">
            <text:p>1</text:p>
          </table:table-cell>
          <table:table-cell table:content-validation-name="val20" table:number-columns-repeated="11"/>
          <table:table-cell table:style-name="ce35" table:content-validation-name="val20" office:value-type="float" office:value="2" calcext:value-type="float">
            <text:p>2</text:p>
          </table:table-cell>
          <table:table-cell table:content-validation-name="val20" table:number-columns-repeated="8"/>
          <table:table-cell table:style-name="ce35" table:content-validation-name="val20" office:value-type="float" office:value="2" calcext:value-type="float">
            <text:p>2</text:p>
          </table:table-cell>
          <table:table-cell table:content-validation-name="val20" table:number-columns-repeated="28"/>
          <table:table-cell table:style-name="ce35" table:content-validation-name="val20" office:value-type="float" office:value="2" calcext:value-type="float">
            <text:p>2</text:p>
          </table:table-cell>
          <table:table-cell table:content-validation-name="val20" table:number-columns-repeated="912"/>
          <table:table-cell/>
        </table:table-row>
        <table:table-row table:style-name="ro1">
          <table:table-cell table:style-name="ce15" office:value-type="string" calcext:value-type="string">
            <text:p>5.zuviel.V</text:p>
          </table:table-cell>
          <table:table-cell table:content-validation-name="val20" table:number-columns-repeated="1022"/>
          <table:table-cell/>
        </table:table-row>
        <table:table-row table:style-name="ro1">
          <table:table-cell table:style-name="ce13" office:value-type="string" calcext:value-type="string">
            <text:p>5.Verstaendlichkei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3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4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ehrschlech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number-columns-repeated="3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table:number-columns-repeated="3"/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/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number-columns-repeated="5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ehrschlecht</text:p>
          </table:table-cell>
          <table:table-cell table:style-name="ce33" table:content-validation-name="val14" table:number-columns-repeated="904"/>
          <table:table-cell/>
        </table:table-row>
        <table:table-row table:style-name="ro1">
          <table:table-cell table:style-name="ce14" office:value-type="string" calcext:value-type="string">
            <text:p>5.Schwierigkei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number-columns-repeated="3"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5"/>
          <table:table-cell table:number-columns-repeated="3"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ehrschwierig</text:p>
          </table:table-cell>
          <table:table-cell table:number-columns-repeated="3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4"/>
          <table:table-cell table:number-columns-repeated="2" table:style-name="ce34" table:content-validation-name="val15" office:value-type="string" calcext:value-type="string">
            <text:p>Sehrschwierig</text:p>
          </table:table-cell>
          <table:table-cell table:number-columns-repeated="3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number-columns-repeated="4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3"/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3"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2"/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904"/>
          <table:table-cell/>
        </table:table-row>
        <table:table-row table:style-name="ro1">
          <table:table-cell table:style-name="ce10" office:value-type="string" calcext:value-type="string">
            <text:p>NB</text:p>
          </table:table-cell>
          <table:table-cell table:style-name="ce30" table:content-validation-name="val12" table:number-columns-repeated="5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44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9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12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34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913"/>
          <table:table-cell/>
        </table:table-row>
        <table:table-row table:style-name="ro1">
          <table:table-cell table:style-name="ce11" office:value-type="string" calcext:value-type="string">
            <text:p>6.1</text:p>
          </table:table-cell>
          <table:table-cell table:number-columns-repeated="5" table:style-name="ce36" table:content-validation-name="val21" office:value-type="float" office:value="2" calcext:value-type="float">
            <text:p>2</text:p>
          </table:table-cell>
          <table:table-cell table:style-name="ce36" table:content-validation-name="val21"/>
          <table:table-cell table:style-name="ce36" table:content-validation-name="val21" office:value-type="float" office:value="3" calcext:value-type="float">
            <text:p>3</text:p>
          </table:table-cell>
          <table:table-cell table:number-columns-repeated="15" table:style-name="ce36" table:content-validation-name="val21" office:value-type="float" office:value="2" calcext:value-type="float">
            <text:p>2</text:p>
          </table:table-cell>
          <table:table-cell table:style-name="ce36" table:content-validation-name="val21" office:value-type="float" office:value="3" calcext:value-type="float">
            <text:p>3</text:p>
          </table:table-cell>
          <table:table-cell table:number-columns-repeated="2" table:style-name="ce36" table:content-validation-name="val21" office:value-type="float" office:value="2" calcext:value-type="float">
            <text:p>2</text:p>
          </table:table-cell>
          <table:table-cell table:style-name="ce36" table:content-validation-name="val21" office:value-type="float" office:value="3" calcext:value-type="float">
            <text:p>3</text:p>
          </table:table-cell>
          <table:table-cell table:number-columns-repeated="2" table:style-name="ce36" table:content-validation-name="val21" office:value-type="float" office:value="2" calcext:value-type="float">
            <text:p>2</text:p>
          </table:table-cell>
          <table:table-cell table:style-name="ce36" table:content-validation-name="val21" office:value-type="float" office:value="3" calcext:value-type="float">
            <text:p>3</text:p>
          </table:table-cell>
          <table:table-cell table:style-name="ce36" table:content-validation-name="val21"/>
          <table:table-cell table:number-columns-repeated="2" table:style-name="ce36" table:content-validation-name="val21" office:value-type="float" office:value="2" calcext:value-type="float">
            <text:p>2</text:p>
          </table:table-cell>
          <table:table-cell table:number-columns-repeated="3" table:style-name="ce36" table:content-validation-name="val21" office:value-type="float" office:value="3" calcext:value-type="float">
            <text:p>3</text:p>
          </table:table-cell>
          <table:table-cell table:number-columns-repeated="7" table:style-name="ce36" table:content-validation-name="val21" office:value-type="float" office:value="2" calcext:value-type="float">
            <text:p>2</text:p>
          </table:table-cell>
          <table:table-cell table:style-name="ce36" table:content-validation-name="val21" office:value-type="float" office:value="3" calcext:value-type="float">
            <text:p>3</text:p>
          </table:table-cell>
          <table:table-cell table:number-columns-repeated="2" table:style-name="ce36" table:content-validation-name="val21" office:value-type="float" office:value="2" calcext:value-type="float">
            <text:p>2</text:p>
          </table:table-cell>
          <table:table-cell table:style-name="ce36" table:content-validation-name="val21" office:value-type="float" office:value="3" calcext:value-type="float">
            <text:p>3</text:p>
          </table:table-cell>
          <table:table-cell table:number-columns-repeated="2" table:style-name="ce36" table:content-validation-name="val21" office:value-type="float" office:value="2" calcext:value-type="float">
            <text:p>2</text:p>
          </table:table-cell>
          <table:table-cell table:style-name="ce36" table:content-validation-name="val21" office:value-type="float" office:value="3" calcext:value-type="float">
            <text:p>3</text:p>
          </table:table-cell>
          <table:table-cell table:style-name="ce36" table:content-validation-name="val21" office:value-type="float" office:value="2" calcext:value-type="float">
            <text:p>2</text:p>
          </table:table-cell>
          <table:table-cell table:style-name="ce36" table:content-validation-name="val21"/>
          <table:table-cell table:number-columns-repeated="9" table:style-name="ce36" table:content-validation-name="val21" office:value-type="float" office:value="2" calcext:value-type="float">
            <text:p>2</text:p>
          </table:table-cell>
          <table:table-cell table:style-name="ce36" table:content-validation-name="val21"/>
          <table:table-cell table:number-columns-repeated="6" table:style-name="ce36" table:content-validation-name="val21" office:value-type="float" office:value="2" calcext:value-type="float">
            <text:p>2</text:p>
          </table:table-cell>
          <table:table-cell table:style-name="ce36" table:content-validation-name="val21" office:value-type="float" office:value="3" calcext:value-type="float">
            <text:p>3</text:p>
          </table:table-cell>
          <table:table-cell table:style-name="ce36" table:content-validation-name="val21" office:value-type="float" office:value="2" calcext:value-type="float">
            <text:p>2</text:p>
          </table:table-cell>
          <table:table-cell table:style-name="ce36" table:content-validation-name="val21" office:value-type="float" office:value="3" calcext:value-type="float">
            <text:p>3</text:p>
          </table:table-cell>
          <table:table-cell table:number-columns-repeated="3" table:style-name="ce36" table:content-validation-name="val21" office:value-type="float" office:value="2" calcext:value-type="float">
            <text:p>2</text:p>
          </table:table-cell>
          <table:table-cell table:style-name="ce36" table:content-validation-name="val21"/>
          <table:table-cell table:number-columns-repeated="2" table:style-name="ce36" table:content-validation-name="val21" office:value-type="float" office:value="2" calcext:value-type="float">
            <text:p>2</text:p>
          </table:table-cell>
          <table:table-cell table:style-name="ce36" table:content-validation-name="val21" office:value-type="float" office:value="3" calcext:value-type="float">
            <text:p>3</text:p>
          </table:table-cell>
          <table:table-cell table:number-columns-repeated="8" table:style-name="ce36" table:content-validation-name="val21" office:value-type="float" office:value="2" calcext:value-type="float">
            <text:p>2</text:p>
          </table:table-cell>
          <table:table-cell table:style-name="ce36" table:content-validation-name="val21" office:value-type="float" office:value="3" calcext:value-type="float">
            <text:p>3</text:p>
          </table:table-cell>
          <table:table-cell table:number-columns-repeated="5" table:style-name="ce36" table:content-validation-name="val21" office:value-type="float" office:value="2" calcext:value-type="float">
            <text:p>2</text:p>
          </table:table-cell>
          <table:table-cell table:style-name="ce36" table:content-validation-name="val21"/>
          <table:table-cell table:number-columns-repeated="4" table:style-name="ce36" table:content-validation-name="val21" office:value-type="float" office:value="2" calcext:value-type="float">
            <text:p>2</text:p>
          </table:table-cell>
          <table:table-cell table:style-name="ce36" table:content-validation-name="val21" office:value-type="float" office:value="3" calcext:value-type="float">
            <text:p>3</text:p>
          </table:table-cell>
          <table:table-cell table:number-columns-repeated="6" table:style-name="ce36" table:content-validation-name="val21" office:value-type="float" office:value="2" calcext:value-type="float">
            <text:p>2</text:p>
          </table:table-cell>
          <table:table-cell table:style-name="ce36" table:content-validation-name="val21"/>
          <table:table-cell table:number-columns-repeated="4" table:style-name="ce36" table:content-validation-name="val21" office:value-type="float" office:value="2" calcext:value-type="float">
            <text:p>2</text:p>
          </table:table-cell>
          <table:table-cell table:style-name="ce36" table:content-validation-name="val21"/>
          <table:table-cell table:number-columns-repeated="4" table:style-name="ce36" table:content-validation-name="val21" office:value-type="float" office:value="2" calcext:value-type="float">
            <text:p>2</text:p>
          </table:table-cell>
          <table:table-cell table:style-name="ce36" table:content-validation-name="val21" office:value-type="float" office:value="3" calcext:value-type="float">
            <text:p>3</text:p>
          </table:table-cell>
          <table:table-cell table:style-name="ce36" table:content-validation-name="val21"/>
          <table:table-cell table:number-columns-repeated="3" table:style-name="ce36" table:content-validation-name="val21" office:value-type="float" office:value="2" calcext:value-type="float">
            <text:p>2</text:p>
          </table:table-cell>
          <table:table-cell table:style-name="ce36" table:content-validation-name="val21" table:number-columns-repeated="904"/>
          <table:table-cell/>
        </table:table-row>
        <table:table-row table:style-name="ro1">
          <table:table-cell table:style-name="ce16" office:value-type="string" calcext:value-type="string">
            <text:p>6.2</text:p>
          </table:table-cell>
          <table:table-cell table:number-columns-repeated="5" table:style-name="ce32" table:content-validation-name="val21" office:value-type="float" office:value="3" calcext:value-type="float">
            <text:p>3</text:p>
          </table:table-cell>
          <table:table-cell table:style-name="ce32" table:content-validation-name="val21"/>
          <table:table-cell table:style-name="ce32" table:content-validation-name="val21" office:value-type="float" office:value="2" calcext:value-type="float">
            <text:p>2</text:p>
          </table:table-cell>
          <table:table-cell table:number-columns-repeated="5" table:style-name="ce32" table:content-validation-name="val21" office:value-type="float" office:value="3" calcext:value-type="float">
            <text:p>3</text:p>
          </table:table-cell>
          <table:table-cell table:style-name="ce32" table:content-validation-name="val21"/>
          <table:table-cell table:number-columns-repeated="2" table:style-name="ce32" table:content-validation-name="val21" office:value-type="float" office:value="3" calcext:value-type="float">
            <text:p>3</text:p>
          </table:table-cell>
          <table:table-cell table:style-name="ce32" table:content-validation-name="val21"/>
          <table:table-cell table:number-columns-repeated="6" table:style-name="ce32" table:content-validation-name="val21" office:value-type="float" office:value="3" calcext:value-type="float">
            <text:p>3</text:p>
          </table:table-cell>
          <table:table-cell table:style-name="ce32" table:content-validation-name="val21" office:value-type="float" office:value="2" calcext:value-type="float">
            <text:p>2</text:p>
          </table:table-cell>
          <table:table-cell table:number-columns-repeated="2" table:style-name="ce32" table:content-validation-name="val21" office:value-type="float" office:value="3" calcext:value-type="float">
            <text:p>3</text:p>
          </table:table-cell>
          <table:table-cell table:style-name="ce32" table:content-validation-name="val21" office:value-type="float" office:value="2" calcext:value-type="float">
            <text:p>2</text:p>
          </table:table-cell>
          <table:table-cell table:number-columns-repeated="2" table:style-name="ce32" table:content-validation-name="val21" office:value-type="float" office:value="3" calcext:value-type="float">
            <text:p>3</text:p>
          </table:table-cell>
          <table:table-cell table:style-name="ce32" table:content-validation-name="val21" office:value-type="float" office:value="2" calcext:value-type="float">
            <text:p>2</text:p>
          </table:table-cell>
          <table:table-cell table:number-columns-repeated="3" table:style-name="ce32" table:content-validation-name="val21" office:value-type="float" office:value="3" calcext:value-type="float">
            <text:p>3</text:p>
          </table:table-cell>
          <table:table-cell table:number-columns-repeated="3" table:style-name="ce32" table:content-validation-name="val21" office:value-type="float" office:value="2" calcext:value-type="float">
            <text:p>2</text:p>
          </table:table-cell>
          <table:table-cell table:number-columns-repeated="3" table:style-name="ce32" table:content-validation-name="val21" office:value-type="float" office:value="3" calcext:value-type="float">
            <text:p>3</text:p>
          </table:table-cell>
          <table:table-cell table:style-name="ce32" table:content-validation-name="val21" office:value-type="float" office:value="1" calcext:value-type="float">
            <text:p>1</text:p>
          </table:table-cell>
          <table:table-cell table:number-columns-repeated="3" table:style-name="ce32" table:content-validation-name="val21" office:value-type="float" office:value="3" calcext:value-type="float">
            <text:p>3</text:p>
          </table:table-cell>
          <table:table-cell table:style-name="ce32" table:content-validation-name="val21" office:value-type="float" office:value="2" calcext:value-type="float">
            <text:p>2</text:p>
          </table:table-cell>
          <table:table-cell table:number-columns-repeated="2" table:style-name="ce32" table:content-validation-name="val21" office:value-type="float" office:value="3" calcext:value-type="float">
            <text:p>3</text:p>
          </table:table-cell>
          <table:table-cell table:style-name="ce32" table:content-validation-name="val21" office:value-type="float" office:value="2" calcext:value-type="float">
            <text:p>2</text:p>
          </table:table-cell>
          <table:table-cell table:number-columns-repeated="2" table:style-name="ce32" table:content-validation-name="val21" office:value-type="float" office:value="3" calcext:value-type="float">
            <text:p>3</text:p>
          </table:table-cell>
          <table:table-cell table:style-name="ce32" table:content-validation-name="val21" office:value-type="float" office:value="2" calcext:value-type="float">
            <text:p>2</text:p>
          </table:table-cell>
          <table:table-cell table:style-name="ce32" table:content-validation-name="val21" office:value-type="float" office:value="3" calcext:value-type="float">
            <text:p>3</text:p>
          </table:table-cell>
          <table:table-cell table:style-name="ce32" table:content-validation-name="val21"/>
          <table:table-cell table:number-columns-repeated="9" table:style-name="ce32" table:content-validation-name="val21" office:value-type="float" office:value="3" calcext:value-type="float">
            <text:p>3</text:p>
          </table:table-cell>
          <table:table-cell table:style-name="ce32" table:content-validation-name="val21"/>
          <table:table-cell table:number-columns-repeated="6" table:style-name="ce32" table:content-validation-name="val21" office:value-type="float" office:value="3" calcext:value-type="float">
            <text:p>3</text:p>
          </table:table-cell>
          <table:table-cell table:style-name="ce32" table:content-validation-name="val21" office:value-type="float" office:value="2" calcext:value-type="float">
            <text:p>2</text:p>
          </table:table-cell>
          <table:table-cell table:style-name="ce32" table:content-validation-name="val21" office:value-type="float" office:value="3" calcext:value-type="float">
            <text:p>3</text:p>
          </table:table-cell>
          <table:table-cell table:style-name="ce32" table:content-validation-name="val21" office:value-type="float" office:value="2" calcext:value-type="float">
            <text:p>2</text:p>
          </table:table-cell>
          <table:table-cell table:number-columns-repeated="3" table:style-name="ce32" table:content-validation-name="val21" office:value-type="float" office:value="3" calcext:value-type="float">
            <text:p>3</text:p>
          </table:table-cell>
          <table:table-cell table:style-name="ce32" table:content-validation-name="val21"/>
          <table:table-cell table:style-name="ce32" table:content-validation-name="val21" office:value-type="float" office:value="3" calcext:value-type="float">
            <text:p>3</text:p>
          </table:table-cell>
          <table:table-cell table:style-name="ce32" table:content-validation-name="val21"/>
          <table:table-cell table:style-name="ce32" table:content-validation-name="val21" office:value-type="float" office:value="2" calcext:value-type="float">
            <text:p>2</text:p>
          </table:table-cell>
          <table:table-cell table:number-columns-repeated="8" table:style-name="ce32" table:content-validation-name="val21" office:value-type="float" office:value="3" calcext:value-type="float">
            <text:p>3</text:p>
          </table:table-cell>
          <table:table-cell table:style-name="ce32" table:content-validation-name="val21" office:value-type="float" office:value="2" calcext:value-type="float">
            <text:p>2</text:p>
          </table:table-cell>
          <table:table-cell table:number-columns-repeated="5" table:style-name="ce32" table:content-validation-name="val21" office:value-type="float" office:value="3" calcext:value-type="float">
            <text:p>3</text:p>
          </table:table-cell>
          <table:table-cell table:style-name="ce32" table:content-validation-name="val21" office:value-type="float" office:value="1" calcext:value-type="float">
            <text:p>1</text:p>
          </table:table-cell>
          <table:table-cell table:number-columns-repeated="2" table:style-name="ce32" table:content-validation-name="val21" office:value-type="float" office:value="3" calcext:value-type="float">
            <text:p>3</text:p>
          </table:table-cell>
          <table:table-cell table:style-name="ce32" table:content-validation-name="val21" office:value-type="float" office:value="1" calcext:value-type="float">
            <text:p>1</text:p>
          </table:table-cell>
          <table:table-cell table:style-name="ce32" table:content-validation-name="val21" office:value-type="float" office:value="3" calcext:value-type="float">
            <text:p>3</text:p>
          </table:table-cell>
          <table:table-cell table:style-name="ce32" table:content-validation-name="val21" office:value-type="float" office:value="2" calcext:value-type="float">
            <text:p>2</text:p>
          </table:table-cell>
          <table:table-cell table:number-columns-repeated="6" table:style-name="ce32" table:content-validation-name="val21" office:value-type="float" office:value="3" calcext:value-type="float">
            <text:p>3</text:p>
          </table:table-cell>
          <table:table-cell table:style-name="ce32" table:content-validation-name="val21"/>
          <table:table-cell table:number-columns-repeated="4" table:style-name="ce32" table:content-validation-name="val21" office:value-type="float" office:value="3" calcext:value-type="float">
            <text:p>3</text:p>
          </table:table-cell>
          <table:table-cell table:style-name="ce32" table:content-validation-name="val21"/>
          <table:table-cell table:number-columns-repeated="4" table:style-name="ce32" table:content-validation-name="val21" office:value-type="float" office:value="3" calcext:value-type="float">
            <text:p>3</text:p>
          </table:table-cell>
          <table:table-cell table:style-name="ce32" table:content-validation-name="val21" office:value-type="float" office:value="2" calcext:value-type="float">
            <text:p>2</text:p>
          </table:table-cell>
          <table:table-cell table:style-name="ce32" table:content-validation-name="val21"/>
          <table:table-cell table:number-columns-repeated="3" table:style-name="ce32" table:content-validation-name="val21" office:value-type="float" office:value="3" calcext:value-type="float">
            <text:p>3</text:p>
          </table:table-cell>
          <table:table-cell table:style-name="ce32" table:content-validation-name="val21" table:number-columns-repeated="904"/>
          <table:table-cell/>
        </table:table-row>
        <table:table-row table:style-name="ro1">
          <table:table-cell table:style-name="ce16" office:value-type="string" calcext:value-type="string">
            <text:p>6.3</text:p>
          </table:table-cell>
          <table:table-cell table:number-columns-repeated="5" table:style-name="ce32" table:content-validation-name="val21" office:value-type="float" office:value="1" calcext:value-type="float">
            <text:p>1</text:p>
          </table:table-cell>
          <table:table-cell table:style-name="ce32" table:content-validation-name="val21"/>
          <table:table-cell table:number-columns-repeated="5" table:style-name="ce32" table:content-validation-name="val21" office:value-type="float" office:value="1" calcext:value-type="float">
            <text:p>1</text:p>
          </table:table-cell>
          <table:table-cell table:style-name="ce32" table:content-validation-name="val21" office:value-type="float" office:value="2" calcext:value-type="float">
            <text:p>2</text:p>
          </table:table-cell>
          <table:table-cell table:style-name="ce32" table:content-validation-name="val21"/>
          <table:table-cell table:number-columns-repeated="2" table:style-name="ce32" table:content-validation-name="val21" office:value-type="float" office:value="1" calcext:value-type="float">
            <text:p>1</text:p>
          </table:table-cell>
          <table:table-cell table:style-name="ce32" table:content-validation-name="val21"/>
          <table:table-cell table:number-columns-repeated="13" table:style-name="ce32" table:content-validation-name="val21" office:value-type="float" office:value="1" calcext:value-type="float">
            <text:p>1</text:p>
          </table:table-cell>
          <table:table-cell table:content-validation-name="val21"/>
          <table:table-cell table:number-columns-repeated="8" table:style-name="ce32" table:content-validation-name="val21" office:value-type="float" office:value="1" calcext:value-type="float">
            <text:p>1</text:p>
          </table:table-cell>
          <table:table-cell table:style-name="ce32" table:content-validation-name="val21" office:value-type="float" office:value="3" calcext:value-type="float">
            <text:p>3</text:p>
          </table:table-cell>
          <table:table-cell table:number-columns-repeated="11" table:style-name="ce32" table:content-validation-name="val21" office:value-type="float" office:value="1" calcext:value-type="float">
            <text:p>1</text:p>
          </table:table-cell>
          <table:table-cell table:content-validation-name="val21"/>
          <table:table-cell table:number-columns-repeated="9" table:style-name="ce32" table:content-validation-name="val21" office:value-type="float" office:value="1" calcext:value-type="float">
            <text:p>1</text:p>
          </table:table-cell>
          <table:table-cell table:content-validation-name="val21"/>
          <table:table-cell table:number-columns-repeated="12" table:style-name="ce32" table:content-validation-name="val21" office:value-type="float" office:value="1" calcext:value-type="float">
            <text:p>1</text:p>
          </table:table-cell>
          <table:table-cell table:content-validation-name="val21"/>
          <table:table-cell table:number-columns-repeated="17" table:style-name="ce32" table:content-validation-name="val21" office:value-type="float" office:value="1" calcext:value-type="float">
            <text:p>1</text:p>
          </table:table-cell>
          <table:table-cell table:content-validation-name="val21"/>
          <table:table-cell table:number-columns-repeated="2" table:style-name="ce32" table:content-validation-name="val21" office:value-type="float" office:value="1" calcext:value-type="float">
            <text:p>1</text:p>
          </table:table-cell>
          <table:table-cell table:style-name="ce32" table:content-validation-name="val21" office:value-type="float" office:value="3" calcext:value-type="float">
            <text:p>3</text:p>
          </table:table-cell>
          <table:table-cell table:number-columns-repeated="13" table:style-name="ce32" table:content-validation-name="val21" office:value-type="float" office:value="1" calcext:value-type="float">
            <text:p>1</text:p>
          </table:table-cell>
          <table:table-cell table:content-validation-name="val21"/>
          <table:table-cell table:number-columns-repeated="9" table:style-name="ce32" table:content-validation-name="val21" office:value-type="float" office:value="1" calcext:value-type="float">
            <text:p>1</text:p>
          </table:table-cell>
          <table:table-cell table:content-validation-name="val21" table:number-columns-repeated="904"/>
          <table:table-cell/>
        </table:table-row>
        <table:table-row table:style-name="ro1">
          <table:table-cell table:style-name="ce13" office:value-type="string" calcext:value-type="string">
            <text:p>6.Verstaendlichkei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chlech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ehrschlech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3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3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/>
          <table:table-cell table:number-columns-repeated="7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schlech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number-columns-repeated="3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chlecht</text:p>
          </table:table-cell>
          <table:table-cell table:style-name="ce33" table:content-validation-name="val14"/>
          <table:table-cell table:number-columns-repeated="4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chlech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number-columns-repeated="6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number-columns-repeated="4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schlech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table:number-columns-repeated="2"/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schlech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table:number-columns-repeated="904"/>
          <table:table-cell/>
        </table:table-row>
        <table:table-row table:style-name="ro1">
          <table:table-cell table:style-name="ce14" office:value-type="string" calcext:value-type="string">
            <text:p>6.Schwierigkei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number-columns-repeated="3"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2"/>
          <table:table-cell table:number-columns-repeated="3" table:style-name="ce34" table:content-validation-name="val15" office:value-type="string" calcext:value-type="string">
            <text:p>Schwierig</text:p>
          </table:table-cell>
          <table:table-cell table:number-columns-repeated="4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3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number-columns-repeated="4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number-columns-repeated="4"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2"/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Sehrschwierig</text:p>
          </table:table-cell>
          <table:table-cell table:number-columns-repeated="3"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table:number-columns-repeated="904"/>
          <table:table-cell/>
        </table:table-row>
        <table:table-row table:style-name="ro1">
          <table:table-cell table:style-name="ce10" office:value-type="string" calcext:value-type="string">
            <text:p>NB</text:p>
          </table:table-cell>
          <table:table-cell table:style-name="ce30" table:content-validation-name="val12" table:number-columns-repeated="48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24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13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934"/>
          <table:table-cell/>
        </table:table-row>
        <table:table-row table:style-name="ro1">
          <table:table-cell table:style-name="ce17" office:value-type="string" calcext:value-type="string">
            <text:p>7.1</text:p>
          </table:table-cell>
          <table:table-cell table:number-columns-repeated="13" table:style-name="ce31" table:content-validation-name="val22" office:value-type="string" calcext:value-type="string">
            <text:p>Subjunktor</text:p>
          </table:table-cell>
          <table:table-cell table:style-name="ce31" table:content-validation-name="val22" office:value-type="string" calcext:value-type="string">
            <text:p>Sonstigfalsch</text:p>
          </table:table-cell>
          <table:table-cell table:number-columns-repeated="2" table:style-name="ce31" table:content-validation-name="val22" office:value-type="string" calcext:value-type="string">
            <text:p>Subjunktor</text:p>
          </table:table-cell>
          <table:table-cell table:style-name="ce31" table:content-validation-name="val22"/>
          <table:table-cell table:number-columns-repeated="3" table:style-name="ce31" table:content-validation-name="val22" office:value-type="string" calcext:value-type="string">
            <text:p>Subjunktor</text:p>
          </table:table-cell>
          <table:table-cell table:number-columns-repeated="2" table:style-name="ce31" table:content-validation-name="val22" office:value-type="string" calcext:value-type="string">
            <text:p>Konnektor</text:p>
          </table:table-cell>
          <table:table-cell table:number-columns-repeated="3" table:style-name="ce31" table:content-validation-name="val22" office:value-type="string" calcext:value-type="string">
            <text:p>Subjunktor</text:p>
          </table:table-cell>
          <table:table-cell table:style-name="ce31" table:content-validation-name="val22" office:value-type="string" calcext:value-type="string">
            <text:p>Konnektor</text:p>
          </table:table-cell>
          <table:table-cell table:number-columns-repeated="3" table:style-name="ce31" table:content-validation-name="val22" office:value-type="string" calcext:value-type="string">
            <text:p>Subjunktor</text:p>
          </table:table-cell>
          <table:table-cell table:style-name="ce31" table:content-validation-name="val22" table:number-columns-repeated="2"/>
          <table:table-cell table:style-name="ce31" table:content-validation-name="val22" office:value-type="string" calcext:value-type="string">
            <text:p>Konnektor</text:p>
          </table:table-cell>
          <table:table-cell table:number-columns-repeated="2" table:style-name="ce31" table:content-validation-name="val22" office:value-type="string" calcext:value-type="string">
            <text:p>Subjunktor</text:p>
          </table:table-cell>
          <table:table-cell table:style-name="ce31" table:content-validation-name="val22" office:value-type="string" calcext:value-type="string">
            <text:p>Konnektor</text:p>
          </table:table-cell>
          <table:table-cell table:style-name="ce31" table:content-validation-name="val22" office:value-type="string" calcext:value-type="string">
            <text:p>Subjunktor</text:p>
          </table:table-cell>
          <table:table-cell table:style-name="ce31" table:content-validation-name="val22" office:value-type="string" calcext:value-type="string">
            <text:p>Konnektor</text:p>
          </table:table-cell>
          <table:table-cell table:number-columns-repeated="11" table:style-name="ce31" table:content-validation-name="val22" office:value-type="string" calcext:value-type="string">
            <text:p>Subjunktor</text:p>
          </table:table-cell>
          <table:table-cell table:style-name="ce31" table:content-validation-name="val22"/>
          <table:table-cell table:style-name="ce31" table:content-validation-name="val22" office:value-type="string" calcext:value-type="string">
            <text:p>Subjunktor</text:p>
          </table:table-cell>
          <table:table-cell table:style-name="ce31" table:content-validation-name="val22" office:value-type="string" calcext:value-type="string">
            <text:p>Vorfeldadverb</text:p>
          </table:table-cell>
          <table:table-cell table:number-columns-repeated="5" table:style-name="ce31" table:content-validation-name="val22" office:value-type="string" calcext:value-type="string">
            <text:p>Subjunktor</text:p>
          </table:table-cell>
          <table:table-cell table:style-name="ce31" table:content-validation-name="val22" office:value-type="string" calcext:value-type="string">
            <text:p>Konnektor</text:p>
          </table:table-cell>
          <table:table-cell table:number-columns-repeated="10" table:style-name="ce31" table:content-validation-name="val22" office:value-type="string" calcext:value-type="string">
            <text:p>Subjunktor</text:p>
          </table:table-cell>
          <table:table-cell table:style-name="ce31" table:content-validation-name="val22" office:value-type="string" calcext:value-type="string">
            <text:p>Konnektor</text:p>
          </table:table-cell>
          <table:table-cell table:number-columns-repeated="2" table:style-name="ce31" table:content-validation-name="val22" office:value-type="string" calcext:value-type="string">
            <text:p>Subjunktor</text:p>
          </table:table-cell>
          <table:table-cell table:style-name="ce31" table:content-validation-name="val22" office:value-type="string" calcext:value-type="string">
            <text:p>Konnektor</text:p>
          </table:table-cell>
          <table:table-cell table:number-columns-repeated="2" table:style-name="ce31" table:content-validation-name="val22" office:value-type="string" calcext:value-type="string">
            <text:p>Subjunktor</text:p>
          </table:table-cell>
          <table:table-cell table:style-name="ce31" table:content-validation-name="val22"/>
          <table:table-cell table:number-columns-repeated="3" table:style-name="ce31" table:content-validation-name="val22" office:value-type="string" calcext:value-type="string">
            <text:p>Subjunktor</text:p>
          </table:table-cell>
          <table:table-cell table:style-name="ce31" table:content-validation-name="val22" office:value-type="string" calcext:value-type="string">
            <text:p>Konnektor</text:p>
          </table:table-cell>
          <table:table-cell table:style-name="ce31" table:content-validation-name="val22" office:value-type="string" calcext:value-type="string">
            <text:p>Subjunktor</text:p>
          </table:table-cell>
          <table:table-cell table:style-name="ce31" table:content-validation-name="val22" office:value-type="string" calcext:value-type="string">
            <text:p>Konnektor</text:p>
          </table:table-cell>
          <table:table-cell table:number-columns-repeated="7" table:style-name="ce31" table:content-validation-name="val22" office:value-type="string" calcext:value-type="string">
            <text:p>Subjunktor</text:p>
          </table:table-cell>
          <table:table-cell table:style-name="ce31" table:content-validation-name="val22"/>
          <table:table-cell table:style-name="ce31" table:content-validation-name="val22" office:value-type="string" calcext:value-type="string">
            <text:p>Subjunktor</text:p>
          </table:table-cell>
          <table:table-cell table:style-name="ce31" table:content-validation-name="val22" office:value-type="string" calcext:value-type="string">
            <text:p>Konnektor</text:p>
          </table:table-cell>
          <table:table-cell table:style-name="ce31" table:content-validation-name="val22" office:value-type="string" calcext:value-type="string">
            <text:p>Subjunktor</text:p>
          </table:table-cell>
          <table:table-cell table:style-name="ce31" table:content-validation-name="val22" office:value-type="string" calcext:value-type="string">
            <text:p>Konnektor</text:p>
          </table:table-cell>
          <table:table-cell table:number-columns-repeated="2" table:style-name="ce31" table:content-validation-name="val22" office:value-type="string" calcext:value-type="string">
            <text:p>Subjunktor</text:p>
          </table:table-cell>
          <table:table-cell table:number-columns-repeated="2" table:style-name="ce31" table:content-validation-name="val22" office:value-type="string" calcext:value-type="string">
            <text:p>Vorfeldadverb</text:p>
          </table:table-cell>
          <table:table-cell table:number-columns-repeated="2" table:style-name="ce31" table:content-validation-name="val22" office:value-type="string" calcext:value-type="string">
            <text:p>Subjunktor</text:p>
          </table:table-cell>
          <table:table-cell table:style-name="ce31" table:content-validation-name="val22" office:value-type="string" calcext:value-type="string">
            <text:p>Konnektor</text:p>
          </table:table-cell>
          <table:table-cell table:number-columns-repeated="3" table:style-name="ce31" table:content-validation-name="val22" office:value-type="string" calcext:value-type="string">
            <text:p>Subjunktor</text:p>
          </table:table-cell>
          <table:table-cell table:style-name="ce31" table:content-validation-name="val22" office:value-type="string" calcext:value-type="string">
            <text:p>Vorfeldadverb</text:p>
          </table:table-cell>
          <table:table-cell table:style-name="ce31" table:content-validation-name="val22" office:value-type="string" calcext:value-type="string">
            <text:p>Subjunktor</text:p>
          </table:table-cell>
          <table:table-cell table:style-name="ce31" table:content-validation-name="val22" office:value-type="string" calcext:value-type="string">
            <text:p>Konnektor</text:p>
          </table:table-cell>
          <table:table-cell table:number-columns-repeated="3" table:style-name="ce31" table:content-validation-name="val22" office:value-type="string" calcext:value-type="string">
            <text:p>Subjunktor</text:p>
          </table:table-cell>
          <table:table-cell table:style-name="ce31" table:content-validation-name="val22" office:value-type="string" calcext:value-type="string">
            <text:p>Konnektor</text:p>
          </table:table-cell>
          <table:table-cell table:number-columns-repeated="5" table:style-name="ce31" table:content-validation-name="val22" office:value-type="string" calcext:value-type="string">
            <text:p>Subjunktor</text:p>
          </table:table-cell>
          <table:table-cell table:style-name="ce31" table:content-validation-name="val22" office:value-type="string" calcext:value-type="string">
            <text:p>Vorfeldadverb</text:p>
          </table:table-cell>
          <table:table-cell table:number-columns-repeated="2" table:style-name="ce31" table:content-validation-name="val22" office:value-type="string" calcext:value-type="string">
            <text:p>Subjunktor</text:p>
          </table:table-cell>
          <table:table-cell table:style-name="ce31" table:content-validation-name="val22" office:value-type="string" calcext:value-type="string">
            <text:p>Konnektor</text:p>
          </table:table-cell>
          <table:table-cell table:style-name="ce31" table:content-validation-name="val22" table:number-columns-repeated="904"/>
          <table:table-cell/>
        </table:table-row>
        <table:table-row table:style-name="ro1">
          <table:table-cell table:style-name="ce16" office:value-type="string" calcext:value-type="string">
            <text:p>7.2</text:p>
          </table:table-cell>
          <table:table-cell table:style-name="ce32" table:content-validation-name="val22" office:value-type="string" calcext:value-type="string">
            <text:p>Infinitiv</text:p>
          </table:table-cell>
          <table:table-cell table:number-columns-repeated="2" table:style-name="ce32" table:content-validation-name="val22" office:value-type="string" calcext:value-type="string">
            <text:p>Subjunktor</text:p>
          </table:table-cell>
          <table:table-cell table:style-name="ce32" table:content-validation-name="val22" office:value-type="string" calcext:value-type="string">
            <text:p>Infinitiv</text:p>
          </table:table-cell>
          <table:table-cell table:style-name="ce32" table:content-validation-name="val22" office:value-type="string" calcext:value-type="string">
            <text:p>Subjunktor</text:p>
          </table:table-cell>
          <table:table-cell table:style-name="ce32" table:content-validation-name="val22" office:value-type="string" calcext:value-type="string">
            <text:p>Konnektor</text:p>
          </table:table-cell>
          <table:table-cell table:style-name="ce32" table:content-validation-name="val22" office:value-type="string" calcext:value-type="string">
            <text:p>Subjunktor</text:p>
          </table:table-cell>
          <table:table-cell table:style-name="ce32" table:content-validation-name="val22" office:value-type="string" calcext:value-type="string">
            <text:p>Konnektor</text:p>
          </table:table-cell>
          <table:table-cell table:style-name="ce32" table:content-validation-name="val22" office:value-type="string" calcext:value-type="string">
            <text:p>Sonstigfalsch</text:p>
          </table:table-cell>
          <table:table-cell table:number-columns-repeated="2" table:style-name="ce32" table:content-validation-name="val22" office:value-type="string" calcext:value-type="string">
            <text:p>Subjunktor</text:p>
          </table:table-cell>
          <table:table-cell table:style-name="ce32" table:content-validation-name="val22" office:value-type="string" calcext:value-type="string">
            <text:p>Infinitiv</text:p>
          </table:table-cell>
          <table:table-cell table:style-name="ce32" table:content-validation-name="val22" office:value-type="string" calcext:value-type="string">
            <text:p>Vorfeldadverb</text:p>
          </table:table-cell>
          <table:table-cell table:number-columns-repeated="6" table:style-name="ce32" table:content-validation-name="val22" office:value-type="string" calcext:value-type="string">
            <text:p>Subjunktor</text:p>
          </table:table-cell>
          <table:table-cell table:style-name="ce32" table:content-validation-name="val22" office:value-type="string" calcext:value-type="string">
            <text:p>Vorfeldadverb</text:p>
          </table:table-cell>
          <table:table-cell table:number-columns-repeated="2" table:style-name="ce32" table:content-validation-name="val22" office:value-type="string" calcext:value-type="string">
            <text:p>Konnektor</text:p>
          </table:table-cell>
          <table:table-cell table:style-name="ce32" table:content-validation-name="val22" office:value-type="string" calcext:value-type="string">
            <text:p>Vorfeldadverb</text:p>
          </table:table-cell>
          <table:table-cell table:number-columns-repeated="7" table:style-name="ce32" table:content-validation-name="val22" office:value-type="string" calcext:value-type="string">
            <text:p>Subjunktor</text:p>
          </table:table-cell>
          <table:table-cell table:style-name="ce32" table:content-validation-name="val22" office:value-type="string" calcext:value-type="string">
            <text:p>Vorfeldadverb</text:p>
          </table:table-cell>
          <table:table-cell table:style-name="ce32" table:content-validation-name="val22" office:value-type="string" calcext:value-type="string">
            <text:p>Konnektor</text:p>
          </table:table-cell>
          <table:table-cell table:number-columns-repeated="2" table:style-name="ce32" table:content-validation-name="val22" office:value-type="string" calcext:value-type="string">
            <text:p>Subjunktor</text:p>
          </table:table-cell>
          <table:table-cell table:number-columns-repeated="3" table:style-name="ce32" table:content-validation-name="val22" office:value-type="string" calcext:value-type="string">
            <text:p>Konnektor</text:p>
          </table:table-cell>
          <table:table-cell table:number-columns-repeated="5" table:style-name="ce32" table:content-validation-name="val22" office:value-type="string" calcext:value-type="string">
            <text:p>Subjunktor</text:p>
          </table:table-cell>
          <table:table-cell table:style-name="ce32" table:content-validation-name="val22" office:value-type="string" calcext:value-type="string">
            <text:p>Vorfeldadverb</text:p>
          </table:table-cell>
          <table:table-cell table:number-columns-repeated="5" table:style-name="ce32" table:content-validation-name="val22" office:value-type="string" calcext:value-type="string">
            <text:p>Subjunktor</text:p>
          </table:table-cell>
          <table:table-cell table:style-name="ce32" table:content-validation-name="val22"/>
          <table:table-cell table:style-name="ce32" table:content-validation-name="val22" office:value-type="string" calcext:value-type="string">
            <text:p>Subjunktor</text:p>
          </table:table-cell>
          <table:table-cell table:number-columns-repeated="2" table:style-name="ce32" table:content-validation-name="val22" office:value-type="string" calcext:value-type="string">
            <text:p>Sonstigfalsch</text:p>
          </table:table-cell>
          <table:table-cell table:style-name="ce32" table:content-validation-name="val22" office:value-type="string" calcext:value-type="string">
            <text:p>Infinitiv</text:p>
          </table:table-cell>
          <table:table-cell table:number-columns-repeated="3" table:style-name="ce32" table:content-validation-name="val22" office:value-type="string" calcext:value-type="string">
            <text:p>Subjunktor</text:p>
          </table:table-cell>
          <table:table-cell table:number-columns-repeated="2" table:style-name="ce32" table:content-validation-name="val22" office:value-type="string" calcext:value-type="string">
            <text:p>Vorfeldadverb</text:p>
          </table:table-cell>
          <table:table-cell table:number-columns-repeated="3" table:style-name="ce32" table:content-validation-name="val22" office:value-type="string" calcext:value-type="string">
            <text:p>Subjunktor</text:p>
          </table:table-cell>
          <table:table-cell table:style-name="ce32" table:content-validation-name="val22" office:value-type="string" calcext:value-type="string">
            <text:p>Vorfeldadverb</text:p>
          </table:table-cell>
          <table:table-cell table:style-name="ce32" table:content-validation-name="val22" office:value-type="string" calcext:value-type="string">
            <text:p>Subjunktor</text:p>
          </table:table-cell>
          <table:table-cell table:number-columns-repeated="2" table:style-name="ce32" table:content-validation-name="val22" office:value-type="string" calcext:value-type="string">
            <text:p>Vorfeldadverb</text:p>
          </table:table-cell>
          <table:table-cell table:number-columns-repeated="2" table:style-name="ce32" table:content-validation-name="val22" office:value-type="string" calcext:value-type="string">
            <text:p>Subjunktor</text:p>
          </table:table-cell>
          <table:table-cell table:style-name="ce32" table:content-validation-name="val22" office:value-type="string" calcext:value-type="string">
            <text:p>Sonstigfalsch</text:p>
          </table:table-cell>
          <table:table-cell table:style-name="ce32" table:content-validation-name="val22" office:value-type="string" calcext:value-type="string">
            <text:p>Subjunktor</text:p>
          </table:table-cell>
          <table:table-cell table:style-name="ce32" table:content-validation-name="val22" office:value-type="string" calcext:value-type="string">
            <text:p>Infinitiv</text:p>
          </table:table-cell>
          <table:table-cell table:style-name="ce32" table:content-validation-name="val22" office:value-type="string" calcext:value-type="string">
            <text:p>Sonstigfalsch</text:p>
          </table:table-cell>
          <table:table-cell table:number-columns-repeated="2" table:style-name="ce32" table:content-validation-name="val22" office:value-type="string" calcext:value-type="string">
            <text:p>Subjunktor</text:p>
          </table:table-cell>
          <table:table-cell table:style-name="ce32" table:content-validation-name="val22"/>
          <table:table-cell table:number-columns-repeated="3" table:style-name="ce32" table:content-validation-name="val22" office:value-type="string" calcext:value-type="string">
            <text:p>Subjunktor</text:p>
          </table:table-cell>
          <table:table-cell table:style-name="ce32" table:content-validation-name="val22" office:value-type="string" calcext:value-type="string">
            <text:p>Sonstigfalsch</text:p>
          </table:table-cell>
          <table:table-cell table:number-columns-repeated="2" table:style-name="ce32" table:content-validation-name="val22" office:value-type="string" calcext:value-type="string">
            <text:p>Vorfeldadverb</text:p>
          </table:table-cell>
          <table:table-cell table:number-columns-repeated="2" table:style-name="ce32" table:content-validation-name="val22" office:value-type="string" calcext:value-type="string">
            <text:p>Infinitiv</text:p>
          </table:table-cell>
          <table:table-cell table:number-columns-repeated="5" table:style-name="ce32" table:content-validation-name="val22" office:value-type="string" calcext:value-type="string">
            <text:p>Subjunktor</text:p>
          </table:table-cell>
          <table:table-cell table:style-name="ce32" table:content-validation-name="val22"/>
          <table:table-cell table:style-name="ce32" table:content-validation-name="val22" office:value-type="string" calcext:value-type="string">
            <text:p>Subjunktor</text:p>
          </table:table-cell>
          <table:table-cell table:style-name="ce32" table:content-validation-name="val22" office:value-type="string" calcext:value-type="string">
            <text:p>Vorfeldadverb</text:p>
          </table:table-cell>
          <table:table-cell table:style-name="ce32" table:content-validation-name="val22" office:value-type="string" calcext:value-type="string">
            <text:p>Subjunktor</text:p>
          </table:table-cell>
          <table:table-cell table:style-name="ce32" table:content-validation-name="val22" office:value-type="string" calcext:value-type="string">
            <text:p>Konnektor</text:p>
          </table:table-cell>
          <table:table-cell table:number-columns-repeated="2" table:style-name="ce32" table:content-validation-name="val22" office:value-type="string" calcext:value-type="string">
            <text:p>Subjunktor</text:p>
          </table:table-cell>
          <table:table-cell table:number-columns-repeated="2" table:style-name="ce32" table:content-validation-name="val22" office:value-type="string" calcext:value-type="string">
            <text:p>Vorfeldadverb</text:p>
          </table:table-cell>
          <table:table-cell table:style-name="ce32" table:content-validation-name="val22" office:value-type="string" calcext:value-type="string">
            <text:p>Infinitiv</text:p>
          </table:table-cell>
          <table:table-cell table:style-name="ce32" table:content-validation-name="val22" office:value-type="string" calcext:value-type="string">
            <text:p>Vorfeldadverb</text:p>
          </table:table-cell>
          <table:table-cell table:number-columns-repeated="2" table:style-name="ce32" table:content-validation-name="val22" office:value-type="string" calcext:value-type="string">
            <text:p>Subjunktor</text:p>
          </table:table-cell>
          <table:table-cell table:style-name="ce32" table:content-validation-name="val22" office:value-type="string" calcext:value-type="string">
            <text:p>Vorfeldadverb</text:p>
          </table:table-cell>
          <table:table-cell table:number-columns-repeated="2" table:style-name="ce32" table:content-validation-name="val22" office:value-type="string" calcext:value-type="string">
            <text:p>Subjunktor</text:p>
          </table:table-cell>
          <table:table-cell table:style-name="ce32" table:content-validation-name="val22" office:value-type="string" calcext:value-type="string">
            <text:p>Vorfeldadverb</text:p>
          </table:table-cell>
          <table:table-cell table:style-name="ce32" table:content-validation-name="val22" office:value-type="string" calcext:value-type="string">
            <text:p>Konnektor</text:p>
          </table:table-cell>
          <table:table-cell table:number-columns-repeated="3" table:style-name="ce32" table:content-validation-name="val22" office:value-type="string" calcext:value-type="string">
            <text:p>Subjunktor</text:p>
          </table:table-cell>
          <table:table-cell table:style-name="ce32" table:content-validation-name="val22" office:value-type="string" calcext:value-type="string">
            <text:p>Vorfeldadverb</text:p>
          </table:table-cell>
          <table:table-cell table:style-name="ce32" table:content-validation-name="val22" office:value-type="string" calcext:value-type="string">
            <text:p>Subjunktor</text:p>
          </table:table-cell>
          <table:table-cell table:style-name="ce32" table:content-validation-name="val22" office:value-type="string" calcext:value-type="string">
            <text:p>Konnektor</text:p>
          </table:table-cell>
          <table:table-cell table:style-name="ce32" table:content-validation-name="val22" office:value-type="string" calcext:value-type="string">
            <text:p>Vorfeldadverb</text:p>
          </table:table-cell>
          <table:table-cell table:style-name="ce32" table:content-validation-name="val22" office:value-type="string" calcext:value-type="string">
            <text:p>Subjunktor</text:p>
          </table:table-cell>
          <table:table-cell table:style-name="ce32" table:content-validation-name="val22" office:value-type="string" calcext:value-type="string">
            <text:p>Vorfeldadverb</text:p>
          </table:table-cell>
          <table:table-cell table:number-columns-repeated="2" table:style-name="ce32" table:content-validation-name="val22" office:value-type="string" calcext:value-type="string">
            <text:p>Subjunktor</text:p>
          </table:table-cell>
          <table:table-cell table:number-columns-repeated="2" table:style-name="ce32" table:content-validation-name="val22" office:value-type="string" calcext:value-type="string">
            <text:p>Konnektor</text:p>
          </table:table-cell>
          <table:table-cell table:style-name="ce32" table:content-validation-name="val22" table:number-columns-repeated="904"/>
          <table:table-cell/>
        </table:table-row>
        <table:table-row table:style-name="ro1">
          <table:table-cell table:style-name="ce13" office:value-type="string" calcext:value-type="string">
            <text:p>7.Verstaendlichkei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6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5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3" table:style-name="ce33" table:content-validation-name="val14" office:value-type="string" calcext:value-type="string">
            <text:p>Gut</text:p>
          </table:table-cell>
          <table:table-cell table:number-columns-repeated="8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5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number-columns-repeated="5"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number-columns-repeated="4"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number-columns-repeated="2" table:style-name="ce33" table:content-validation-name="val14" office:value-type="string" calcext:value-type="string">
            <text:p>Schlech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table:number-columns-repeated="2"/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4" table:style-name="ce33" table:content-validation-name="val14" office:value-type="string" calcext:value-type="string">
            <text:p>Sehrgut</text:p>
          </table:table-cell>
          <table:table-cell table:number-columns-repeated="3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table:number-columns-repeated="904"/>
          <table:table-cell/>
        </table:table-row>
        <table:table-row table:style-name="ro1">
          <table:table-cell table:style-name="ce14" office:value-type="string" calcext:value-type="string">
            <text:p>7.Schwierigkei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3"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3"/>
          <table:table-cell table:style-name="ce34" table:content-validation-name="val15" office:value-type="string" calcext:value-type="string">
            <text:p>Schwierig</text:p>
          </table:table-cell>
          <table:table-cell table:number-columns-repeated="4"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3"/>
          <table:table-cell table:number-columns-repeated="5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number-columns-repeated="3"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3" table:style-name="ce34" table:content-validation-name="val15" office:value-type="string" calcext:value-type="string">
            <text:p>SehrLeicht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number-columns-repeated="4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Sehr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904"/>
          <table:table-cell/>
        </table:table-row>
        <table:table-row table:style-name="ro1">
          <table:table-cell table:style-name="ce10" office:value-type="string" calcext:value-type="string">
            <text:p>NB</text:p>
          </table:table-cell>
          <table:table-cell table:style-name="ce30" table:content-validation-name="val12" table:number-columns-repeated="37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35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13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26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907"/>
          <table:table-cell/>
        </table:table-row>
        <table:table-row table:style-name="ro1">
          <table:table-cell table:style-name="ce11" office:value-type="string" calcext:value-type="string">
            <text:p>8.1</text:p>
          </table:table-cell>
          <table:table-cell table:style-name="ce36" office:value-type="string" calcext:value-type="string">
            <text:p>der</text:p>
          </table:table-cell>
          <table:table-cell table:style-name="ce36" office:value-type="string" calcext:value-type="string">
            <text:p>welcher</text:p>
          </table:table-cell>
          <table:table-cell table:number-columns-repeated="6" table:style-name="ce36" office:value-type="string" calcext:value-type="string">
            <text:p>der</text:p>
          </table:table-cell>
          <table:table-cell table:style-name="ce36" office:value-type="string" calcext:value-type="string">
            <text:p>welcher</text:p>
          </table:table-cell>
          <table:table-cell table:style-name="ce36" office:value-type="string" calcext:value-type="string">
            <text:p>der</text:p>
          </table:table-cell>
          <table:table-cell table:style-name="ce36" office:value-type="string" calcext:value-type="string">
            <text:p>welcher</text:p>
          </table:table-cell>
          <table:table-cell table:number-columns-repeated="5" table:style-name="ce36" office:value-type="string" calcext:value-type="string">
            <text:p>der</text:p>
          </table:table-cell>
          <table:table-cell table:style-name="ce36" office:value-type="string" calcext:value-type="string">
            <text:p>welcher</text:p>
          </table:table-cell>
          <table:table-cell table:style-name="ce36" office:value-type="string" calcext:value-type="string">
            <text:p>der</text:p>
          </table:table-cell>
          <table:table-cell table:style-name="ce36" office:value-type="string" calcext:value-type="string">
            <text:p>welcher</text:p>
          </table:table-cell>
          <table:table-cell table:number-columns-repeated="6" table:style-name="ce36" office:value-type="string" calcext:value-type="string">
            <text:p>der</text:p>
          </table:table-cell>
          <table:table-cell table:style-name="ce36" office:value-type="string" calcext:value-type="string">
            <text:p>welcher</text:p>
          </table:table-cell>
          <table:table-cell table:number-columns-repeated="2" table:style-name="ce36" office:value-type="string" calcext:value-type="string">
            <text:p>der</text:p>
          </table:table-cell>
          <table:table-cell table:style-name="ce36" office:value-type="string" calcext:value-type="string">
            <text:p>der, welcher</text:p>
          </table:table-cell>
          <table:table-cell table:style-name="ce36" office:value-type="string" calcext:value-type="string">
            <text:p>der</text:p>
          </table:table-cell>
          <table:table-cell table:number-columns-repeated="2" table:style-name="ce36" office:value-type="string" calcext:value-type="string">
            <text:p>welcher</text:p>
          </table:table-cell>
          <table:table-cell table:number-columns-repeated="4" table:style-name="ce36" office:value-type="string" calcext:value-type="string">
            <text:p>der</text:p>
          </table:table-cell>
          <table:table-cell table:style-name="ce36" office:value-type="string" calcext:value-type="string">
            <text:p>welcher</text:p>
          </table:table-cell>
          <table:table-cell table:style-name="ce36"/>
          <table:table-cell table:number-columns-repeated="2" table:style-name="ce36" office:value-type="string" calcext:value-type="string">
            <text:p>der</text:p>
          </table:table-cell>
          <table:table-cell table:number-columns-repeated="3" table:style-name="ce36" office:value-type="string" calcext:value-type="string">
            <text:p>welcher</text:p>
          </table:table-cell>
          <table:table-cell table:number-columns-repeated="3" table:style-name="ce36" office:value-type="string" calcext:value-type="string">
            <text:p>der</text:p>
          </table:table-cell>
          <table:table-cell table:style-name="ce36" office:value-type="string" calcext:value-type="string">
            <text:p>welcher, der</text:p>
          </table:table-cell>
          <table:table-cell table:style-name="ce36" office:value-type="string" calcext:value-type="string">
            <text:p>der</text:p>
          </table:table-cell>
          <table:table-cell table:number-columns-repeated="2" table:style-name="ce36" office:value-type="string" calcext:value-type="string">
            <text:p>welcher</text:p>
          </table:table-cell>
          <table:table-cell table:style-name="ce36" office:value-type="string" calcext:value-type="string">
            <text:p>der</text:p>
          </table:table-cell>
          <table:table-cell table:style-name="ce36" office:value-type="string" calcext:value-type="string">
            <text:p>welcher</text:p>
          </table:table-cell>
          <table:table-cell table:number-columns-repeated="5" table:style-name="ce36" office:value-type="string" calcext:value-type="string">
            <text:p>der</text:p>
          </table:table-cell>
          <table:table-cell table:style-name="ce36" office:value-type="string" calcext:value-type="string">
            <text:p>welcher</text:p>
          </table:table-cell>
          <table:table-cell table:number-columns-repeated="3" table:style-name="ce36" office:value-type="string" calcext:value-type="string">
            <text:p>der</text:p>
          </table:table-cell>
          <table:table-cell table:style-name="ce36" office:value-type="string" calcext:value-type="string">
            <text:p>welcher</text:p>
          </table:table-cell>
          <table:table-cell table:style-name="ce36" office:value-type="string" calcext:value-type="string">
            <text:p>der</text:p>
          </table:table-cell>
          <table:table-cell table:style-name="ce36" office:value-type="string" calcext:value-type="string">
            <text:p>welcher</text:p>
          </table:table-cell>
          <table:table-cell table:number-columns-repeated="9" table:style-name="ce36" office:value-type="string" calcext:value-type="string">
            <text:p>der</text:p>
          </table:table-cell>
          <table:table-cell table:style-name="ce36"/>
          <table:table-cell table:number-columns-repeated="2" table:style-name="ce36" office:value-type="string" calcext:value-type="string">
            <text:p>der</text:p>
          </table:table-cell>
          <table:table-cell table:style-name="ce36" office:value-type="string" calcext:value-type="string">
            <text:p>welcher</text:p>
          </table:table-cell>
          <table:table-cell table:number-columns-repeated="2" table:style-name="ce36" office:value-type="string" calcext:value-type="string">
            <text:p>der</text:p>
          </table:table-cell>
          <table:table-cell table:style-name="ce36" office:value-type="string" calcext:value-type="string">
            <text:p>welcher</text:p>
          </table:table-cell>
          <table:table-cell table:number-columns-repeated="2" table:style-name="ce36" office:value-type="string" calcext:value-type="string">
            <text:p>der</text:p>
          </table:table-cell>
          <table:table-cell table:style-name="ce36" office:value-type="string" calcext:value-type="string">
            <text:p>welcher</text:p>
          </table:table-cell>
          <table:table-cell table:number-columns-repeated="4" table:style-name="ce36" office:value-type="string" calcext:value-type="string">
            <text:p>der</text:p>
          </table:table-cell>
          <table:table-cell table:style-name="ce36"/>
          <table:table-cell table:number-columns-repeated="2" table:style-name="ce36" office:value-type="string" calcext:value-type="string">
            <text:p>der</text:p>
          </table:table-cell>
          <table:table-cell table:style-name="ce36" office:value-type="string" calcext:value-type="string">
            <text:p>welcher</text:p>
          </table:table-cell>
          <table:table-cell table:number-columns-repeated="11" table:style-name="ce36" office:value-type="string" calcext:value-type="string">
            <text:p>der</text:p>
          </table:table-cell>
          <table:table-cell table:style-name="ce36" office:value-type="string" calcext:value-type="string">
            <text:p>welcher</text:p>
          </table:table-cell>
          <table:table-cell table:style-name="ce36" office:value-type="string" calcext:value-type="string">
            <text:p>welcher, der</text:p>
          </table:table-cell>
          <table:table-cell table:number-columns-repeated="4" table:style-name="ce36" office:value-type="string" calcext:value-type="string">
            <text:p>der</text:p>
          </table:table-cell>
          <table:table-cell table:number-columns-repeated="2" table:style-name="ce36" office:value-type="string" calcext:value-type="string">
            <text:p>welcher</text:p>
          </table:table-cell>
          <table:table-cell table:number-columns-repeated="2" table:style-name="ce36" office:value-type="string" calcext:value-type="string">
            <text:p>der</text:p>
          </table:table-cell>
          <table:table-cell table:style-name="ce36" office:value-type="string" calcext:value-type="string">
            <text:p>welcher</text:p>
          </table:table-cell>
          <table:table-cell table:style-name="ce36" office:value-type="string" calcext:value-type="string">
            <text:p>der</text:p>
          </table:table-cell>
          <table:table-cell table:style-name="ce36"/>
          <table:table-cell table:number-columns-repeated="2" table:style-name="ce36" office:value-type="string" calcext:value-type="string">
            <text:p>der</text:p>
          </table:table-cell>
          <table:table-cell table:style-name="ce36" office:value-type="string" calcext:value-type="string">
            <text:p>welcher</text:p>
          </table:table-cell>
          <table:table-cell table:style-name="ce36" table:number-columns-repeated="904"/>
          <table:table-cell/>
        </table:table-row>
        <table:table-row table:style-name="ro1">
          <table:table-cell table:style-name="ce12" office:value-type="string" calcext:value-type="string">
            <text:p>8.2</text:p>
          </table:table-cell>
          <table:table-cell table:number-columns-repeated="6" table:style-name="ce37" office:value-type="string" calcext:value-type="string">
            <text:p>der</text:p>
          </table:table-cell>
          <table:table-cell table:style-name="ce37" office:value-type="string" calcext:value-type="string">
            <text:p>welcher</text:p>
          </table:table-cell>
          <table:table-cell table:style-name="ce37" office:value-type="string" calcext:value-type="string">
            <text:p>der</text:p>
          </table:table-cell>
          <table:table-cell table:style-name="ce37" office:value-type="string" calcext:value-type="string">
            <text:p>welcher</text:p>
          </table:table-cell>
          <table:table-cell table:number-columns-repeated="7" table:style-name="ce37" office:value-type="string" calcext:value-type="string">
            <text:p>der</text:p>
          </table:table-cell>
          <table:table-cell table:style-name="ce37" office:value-type="string" calcext:value-type="string">
            <text:p>welcher</text:p>
          </table:table-cell>
          <table:table-cell table:style-name="ce37" office:value-type="string" calcext:value-type="string">
            <text:p>der</text:p>
          </table:table-cell>
          <table:table-cell table:style-name="ce37" office:value-type="string" calcext:value-type="string">
            <text:p>welcher</text:p>
          </table:table-cell>
          <table:table-cell table:number-columns-repeated="2" table:style-name="ce37" office:value-type="string" calcext:value-type="string">
            <text:p>der</text:p>
          </table:table-cell>
          <table:table-cell table:number-columns-repeated="2" table:style-name="ce37" office:value-type="string" calcext:value-type="string">
            <text:p>welcher</text:p>
          </table:table-cell>
          <table:table-cell table:number-columns-repeated="2" table:style-name="ce37" office:value-type="string" calcext:value-type="string">
            <text:p>der</text:p>
          </table:table-cell>
          <table:table-cell table:style-name="ce37" office:value-type="string" calcext:value-type="string">
            <text:p>welcher</text:p>
          </table:table-cell>
          <table:table-cell table:number-columns-repeated="2" table:style-name="ce37" office:value-type="string" calcext:value-type="string">
            <text:p>der</text:p>
          </table:table-cell>
          <table:table-cell table:style-name="ce37" office:value-type="string" calcext:value-type="string">
            <text:p>der,welcher</text:p>
          </table:table-cell>
          <table:table-cell table:style-name="ce37" office:value-type="string" calcext:value-type="string">
            <text:p>der</text:p>
          </table:table-cell>
          <table:table-cell table:style-name="ce37" office:value-type="string" calcext:value-type="string">
            <text:p>welcher</text:p>
          </table:table-cell>
          <table:table-cell table:number-columns-repeated="5" table:style-name="ce37" office:value-type="string" calcext:value-type="string">
            <text:p>der</text:p>
          </table:table-cell>
          <table:table-cell table:style-name="ce37" office:value-type="string" calcext:value-type="string">
            <text:p>welcher</text:p>
          </table:table-cell>
          <table:table-cell table:style-name="ce37"/>
          <table:table-cell table:number-columns-repeated="3" table:style-name="ce37" office:value-type="string" calcext:value-type="string">
            <text:p>der</text:p>
          </table:table-cell>
          <table:table-cell table:style-name="ce37" office:value-type="string" calcext:value-type="string">
            <text:p>welcher</text:p>
          </table:table-cell>
          <table:table-cell table:number-columns-repeated="4" table:style-name="ce37" office:value-type="string" calcext:value-type="string">
            <text:p>der</text:p>
          </table:table-cell>
          <table:table-cell table:style-name="ce37" office:value-type="string" calcext:value-type="string">
            <text:p>welcher,der</text:p>
          </table:table-cell>
          <table:table-cell table:number-columns-repeated="2" table:style-name="ce37" office:value-type="string" calcext:value-type="string">
            <text:p>der</text:p>
          </table:table-cell>
          <table:table-cell table:style-name="ce37" office:value-type="string" calcext:value-type="string">
            <text:p>welcher</text:p>
          </table:table-cell>
          <table:table-cell table:style-name="ce37" office:value-type="string" calcext:value-type="string">
            <text:p>der</text:p>
          </table:table-cell>
          <table:table-cell table:style-name="ce37" office:value-type="string" calcext:value-type="string">
            <text:p>welcher</text:p>
          </table:table-cell>
          <table:table-cell table:number-columns-repeated="5" table:style-name="ce37" office:value-type="string" calcext:value-type="string">
            <text:p>der</text:p>
          </table:table-cell>
          <table:table-cell table:style-name="ce37" office:value-type="string" calcext:value-type="string">
            <text:p>welcher</text:p>
          </table:table-cell>
          <table:table-cell table:number-columns-repeated="3" table:style-name="ce37" office:value-type="string" calcext:value-type="string">
            <text:p>der</text:p>
          </table:table-cell>
          <table:table-cell table:style-name="ce37" office:value-type="string" calcext:value-type="string">
            <text:p>welcher</text:p>
          </table:table-cell>
          <table:table-cell table:number-columns-repeated="11" table:style-name="ce37" office:value-type="string" calcext:value-type="string">
            <text:p>der</text:p>
          </table:table-cell>
          <table:table-cell table:style-name="ce37"/>
          <table:table-cell table:number-columns-repeated="2" table:style-name="ce37" office:value-type="string" calcext:value-type="string">
            <text:p>der</text:p>
          </table:table-cell>
          <table:table-cell table:style-name="ce37" office:value-type="string" calcext:value-type="string">
            <text:p>welcher</text:p>
          </table:table-cell>
          <table:table-cell table:number-columns-repeated="2" table:style-name="ce37" office:value-type="string" calcext:value-type="string">
            <text:p>der</text:p>
          </table:table-cell>
          <table:table-cell table:style-name="ce37" office:value-type="string" calcext:value-type="string">
            <text:p>welcher</text:p>
          </table:table-cell>
          <table:table-cell table:number-columns-repeated="2" table:style-name="ce37" office:value-type="string" calcext:value-type="string">
            <text:p>der</text:p>
          </table:table-cell>
          <table:table-cell table:style-name="ce37" office:value-type="string" calcext:value-type="string">
            <text:p>welcher</text:p>
          </table:table-cell>
          <table:table-cell table:style-name="ce37" office:value-type="string" calcext:value-type="string">
            <text:p>der</text:p>
          </table:table-cell>
          <table:table-cell table:style-name="ce37" office:value-type="string" calcext:value-type="string">
            <text:p>welcher</text:p>
          </table:table-cell>
          <table:table-cell table:number-columns-repeated="2" table:style-name="ce37" office:value-type="string" calcext:value-type="string">
            <text:p>der</text:p>
          </table:table-cell>
          <table:table-cell table:style-name="ce37"/>
          <table:table-cell table:style-name="ce37" office:value-type="string" calcext:value-type="string">
            <text:p>der</text:p>
          </table:table-cell>
          <table:table-cell table:style-name="ce37" office:value-type="string" calcext:value-type="string">
            <text:p>das</text:p>
          </table:table-cell>
          <table:table-cell table:style-name="ce37" office:value-type="string" calcext:value-type="string">
            <text:p>welcher</text:p>
          </table:table-cell>
          <table:table-cell table:number-columns-repeated="2" table:style-name="ce37" office:value-type="string" calcext:value-type="string">
            <text:p>der</text:p>
          </table:table-cell>
          <table:table-cell table:style-name="ce37" office:value-type="string" calcext:value-type="string">
            <text:p>welcher</text:p>
          </table:table-cell>
          <table:table-cell table:number-columns-repeated="8" table:style-name="ce37" office:value-type="string" calcext:value-type="string">
            <text:p>der</text:p>
          </table:table-cell>
          <table:table-cell table:style-name="ce37" office:value-type="string" calcext:value-type="string">
            <text:p>welcher</text:p>
          </table:table-cell>
          <table:table-cell table:style-name="ce37" office:value-type="string" calcext:value-type="string">
            <text:p>welcher, der</text:p>
          </table:table-cell>
          <table:table-cell table:number-columns-repeated="4" table:style-name="ce37" office:value-type="string" calcext:value-type="string">
            <text:p>der</text:p>
          </table:table-cell>
          <table:table-cell table:number-columns-repeated="2" table:style-name="ce37" office:value-type="string" calcext:value-type="string">
            <text:p>welcher</text:p>
          </table:table-cell>
          <table:table-cell table:number-columns-repeated="2" table:style-name="ce37" office:value-type="string" calcext:value-type="string">
            <text:p>der</text:p>
          </table:table-cell>
          <table:table-cell table:style-name="ce37" office:value-type="string" calcext:value-type="string">
            <text:p>welcher</text:p>
          </table:table-cell>
          <table:table-cell table:style-name="ce37" office:value-type="string" calcext:value-type="string">
            <text:p>der</text:p>
          </table:table-cell>
          <table:table-cell table:style-name="ce37"/>
          <table:table-cell table:number-columns-repeated="2" table:style-name="ce37" office:value-type="string" calcext:value-type="string">
            <text:p>der</text:p>
          </table:table-cell>
          <table:table-cell table:style-name="ce37" office:value-type="string" calcext:value-type="string">
            <text:p>welcher</text:p>
          </table:table-cell>
          <table:table-cell table:style-name="ce37" table:number-columns-repeated="904"/>
          <table:table-cell/>
        </table:table-row>
        <table:table-row table:style-name="ro1">
          <table:table-cell table:style-name="ce12" office:value-type="string" calcext:value-type="string">
            <text:p>8.3</text:p>
          </table:table-cell>
          <table:table-cell table:number-columns-repeated="6" table:style-name="ce37" office:value-type="string" calcext:value-type="string">
            <text:p>die</text:p>
          </table:table-cell>
          <table:table-cell table:style-name="ce37" office:value-type="string" calcext:value-type="string">
            <text:p>die </text:p>
          </table:table-cell>
          <table:table-cell table:style-name="ce37" office:value-type="string" calcext:value-type="string">
            <text:p>die</text:p>
          </table:table-cell>
          <table:table-cell table:style-name="ce37" office:value-type="string" calcext:value-type="string">
            <text:p>welche </text:p>
          </table:table-cell>
          <table:table-cell table:number-columns-repeated="7" table:style-name="ce37" office:value-type="string" calcext:value-type="string">
            <text:p>die</text:p>
          </table:table-cell>
          <table:table-cell table:style-name="ce37" office:value-type="string" calcext:value-type="string">
            <text:p>welche</text:p>
          </table:table-cell>
          <table:table-cell table:style-name="ce37" office:value-type="string" calcext:value-type="string">
            <text:p>die</text:p>
          </table:table-cell>
          <table:table-cell table:style-name="ce37" office:value-type="string" calcext:value-type="string">
            <text:p>welche</text:p>
          </table:table-cell>
          <table:table-cell table:style-name="ce37" office:value-type="string" calcext:value-type="string">
            <text:p>die</text:p>
          </table:table-cell>
          <table:table-cell table:style-name="ce37" office:value-type="string" calcext:value-type="string">
            <text:p>welche</text:p>
          </table:table-cell>
          <table:table-cell table:number-columns-repeated="4" table:style-name="ce37" office:value-type="string" calcext:value-type="string">
            <text:p>die</text:p>
          </table:table-cell>
          <table:table-cell table:style-name="ce37" office:value-type="string" calcext:value-type="string">
            <text:p>welche</text:p>
          </table:table-cell>
          <table:table-cell table:number-columns-repeated="2" table:style-name="ce37" office:value-type="string" calcext:value-type="string">
            <text:p>die</text:p>
          </table:table-cell>
          <table:table-cell table:style-name="ce37" office:value-type="string" calcext:value-type="string">
            <text:p>die,welche</text:p>
          </table:table-cell>
          <table:table-cell table:style-name="ce37" office:value-type="string" calcext:value-type="string">
            <text:p>die</text:p>
          </table:table-cell>
          <table:table-cell table:style-name="ce37" office:value-type="string" calcext:value-type="string">
            <text:p>welche</text:p>
          </table:table-cell>
          <table:table-cell table:number-columns-repeated="5" table:style-name="ce37" office:value-type="string" calcext:value-type="string">
            <text:p>die</text:p>
          </table:table-cell>
          <table:table-cell table:style-name="ce37" office:value-type="string" calcext:value-type="string">
            <text:p>welche</text:p>
          </table:table-cell>
          <table:table-cell table:style-name="ce37"/>
          <table:table-cell table:number-columns-repeated="2" table:style-name="ce37" office:value-type="string" calcext:value-type="string">
            <text:p>die</text:p>
          </table:table-cell>
          <table:table-cell table:number-columns-repeated="2" table:style-name="ce37" office:value-type="string" calcext:value-type="string">
            <text:p>welche</text:p>
          </table:table-cell>
          <table:table-cell table:number-columns-repeated="4" table:style-name="ce37" office:value-type="string" calcext:value-type="string">
            <text:p>die</text:p>
          </table:table-cell>
          <table:table-cell table:style-name="ce37" office:value-type="string" calcext:value-type="string">
            <text:p>welche,die</text:p>
          </table:table-cell>
          <table:table-cell table:number-columns-repeated="2" table:style-name="ce37" office:value-type="string" calcext:value-type="string">
            <text:p>die</text:p>
          </table:table-cell>
          <table:table-cell table:style-name="ce37" office:value-type="string" calcext:value-type="string">
            <text:p>welche</text:p>
          </table:table-cell>
          <table:table-cell table:style-name="ce37" office:value-type="string" calcext:value-type="string">
            <text:p>die</text:p>
          </table:table-cell>
          <table:table-cell table:style-name="ce37" office:value-type="string" calcext:value-type="string">
            <text:p>welche</text:p>
          </table:table-cell>
          <table:table-cell table:number-columns-repeated="5" table:style-name="ce37" office:value-type="string" calcext:value-type="string">
            <text:p>die</text:p>
          </table:table-cell>
          <table:table-cell table:style-name="ce37" office:value-type="string" calcext:value-type="string">
            <text:p>welche</text:p>
          </table:table-cell>
          <table:table-cell table:number-columns-repeated="3" table:style-name="ce37" office:value-type="string" calcext:value-type="string">
            <text:p>die</text:p>
          </table:table-cell>
          <table:table-cell table:style-name="ce37" office:value-type="string" calcext:value-type="string">
            <text:p>welche</text:p>
          </table:table-cell>
          <table:table-cell table:style-name="ce37" office:value-type="string" calcext:value-type="string">
            <text:p>die</text:p>
          </table:table-cell>
          <table:table-cell table:style-name="ce37" office:value-type="string" calcext:value-type="string">
            <text:p>die </text:p>
          </table:table-cell>
          <table:table-cell table:number-columns-repeated="7" table:style-name="ce37" office:value-type="string" calcext:value-type="string">
            <text:p>die</text:p>
          </table:table-cell>
          <table:table-cell table:style-name="ce37" office:value-type="string" calcext:value-type="string">
            <text:p>welche.die</text:p>
          </table:table-cell>
          <table:table-cell table:style-name="ce37" office:value-type="string" calcext:value-type="string">
            <text:p>die</text:p>
          </table:table-cell>
          <table:table-cell table:style-name="ce37"/>
          <table:table-cell table:style-name="ce37" office:value-type="string" calcext:value-type="string">
            <text:p>welche</text:p>
          </table:table-cell>
          <table:table-cell table:style-name="ce37" office:value-type="string" calcext:value-type="string">
            <text:p>die</text:p>
          </table:table-cell>
          <table:table-cell table:style-name="ce37" office:value-type="string" calcext:value-type="string">
            <text:p>welche</text:p>
          </table:table-cell>
          <table:table-cell table:number-columns-repeated="2" table:style-name="ce37" office:value-type="string" calcext:value-type="string">
            <text:p>die</text:p>
          </table:table-cell>
          <table:table-cell table:style-name="ce37" office:value-type="string" calcext:value-type="string">
            <text:p>welche</text:p>
          </table:table-cell>
          <table:table-cell table:number-columns-repeated="2" table:style-name="ce37" office:value-type="string" calcext:value-type="string">
            <text:p>die</text:p>
          </table:table-cell>
          <table:table-cell table:style-name="ce37" office:value-type="string" calcext:value-type="string">
            <text:p>welche</text:p>
          </table:table-cell>
          <table:table-cell table:style-name="ce37" office:value-type="string" calcext:value-type="string">
            <text:p>die</text:p>
          </table:table-cell>
          <table:table-cell table:style-name="ce37" office:value-type="string" calcext:value-type="string">
            <text:p>welche</text:p>
          </table:table-cell>
          <table:table-cell table:number-columns-repeated="2" table:style-name="ce37" office:value-type="string" calcext:value-type="string">
            <text:p>die</text:p>
          </table:table-cell>
          <table:table-cell table:style-name="ce37"/>
          <table:table-cell table:number-columns-repeated="2" table:style-name="ce37" office:value-type="string" calcext:value-type="string">
            <text:p>die</text:p>
          </table:table-cell>
          <table:table-cell table:style-name="ce37" office:value-type="string" calcext:value-type="string">
            <text:p>welche</text:p>
          </table:table-cell>
          <table:table-cell table:number-columns-repeated="2" table:style-name="ce37" office:value-type="string" calcext:value-type="string">
            <text:p>die</text:p>
          </table:table-cell>
          <table:table-cell table:style-name="ce37" office:value-type="string" calcext:value-type="string">
            <text:p>welche</text:p>
          </table:table-cell>
          <table:table-cell table:number-columns-repeated="8" table:style-name="ce37" office:value-type="string" calcext:value-type="string">
            <text:p>die</text:p>
          </table:table-cell>
          <table:table-cell table:style-name="ce37" office:value-type="string" calcext:value-type="string">
            <text:p>welche</text:p>
          </table:table-cell>
          <table:table-cell table:style-name="ce37" office:value-type="string" calcext:value-type="string">
            <text:p>welche,die</text:p>
          </table:table-cell>
          <table:table-cell table:number-columns-repeated="3" table:style-name="ce37" office:value-type="string" calcext:value-type="string">
            <text:p>die</text:p>
          </table:table-cell>
          <table:table-cell table:style-name="ce37" office:value-type="string" calcext:value-type="string">
            <text:p>das</text:p>
          </table:table-cell>
          <table:table-cell table:number-columns-repeated="2" table:style-name="ce37" office:value-type="string" calcext:value-type="string">
            <text:p>welche</text:p>
          </table:table-cell>
          <table:table-cell table:number-columns-repeated="2" table:style-name="ce37" office:value-type="string" calcext:value-type="string">
            <text:p>die</text:p>
          </table:table-cell>
          <table:table-cell table:style-name="ce37" office:value-type="string" calcext:value-type="string">
            <text:p>welche</text:p>
          </table:table-cell>
          <table:table-cell table:style-name="ce37" office:value-type="string" calcext:value-type="string">
            <text:p>die</text:p>
          </table:table-cell>
          <table:table-cell table:style-name="ce37"/>
          <table:table-cell table:number-columns-repeated="2" table:style-name="ce37" office:value-type="string" calcext:value-type="string">
            <text:p>die</text:p>
          </table:table-cell>
          <table:table-cell table:style-name="ce37" office:value-type="string" calcext:value-type="string">
            <text:p>welche</text:p>
          </table:table-cell>
          <table:table-cell table:style-name="ce37" table:number-columns-repeated="904"/>
          <table:table-cell/>
        </table:table-row>
        <table:table-row table:style-name="ro1">
          <table:table-cell table:style-name="ce12" office:value-type="string" calcext:value-type="string">
            <text:p>8.4</text:p>
          </table:table-cell>
          <table:table-cell table:style-name="ce37" office:value-type="string" calcext:value-type="string">
            <text:p>das</text:p>
          </table:table-cell>
          <table:table-cell table:style-name="ce37" office:value-type="string" calcext:value-type="string">
            <text:p>welches</text:p>
          </table:table-cell>
          <table:table-cell table:number-columns-repeated="6" table:style-name="ce37" office:value-type="string" calcext:value-type="string">
            <text:p>das</text:p>
          </table:table-cell>
          <table:table-cell table:style-name="ce37" office:value-type="string" calcext:value-type="string">
            <text:p>welches</text:p>
          </table:table-cell>
          <table:table-cell table:style-name="ce37" office:value-type="string" calcext:value-type="string">
            <text:p>das</text:p>
          </table:table-cell>
          <table:table-cell table:style-name="ce37" office:value-type="string" calcext:value-type="string">
            <text:p>welches</text:p>
          </table:table-cell>
          <table:table-cell table:number-columns-repeated="5" table:style-name="ce37" office:value-type="string" calcext:value-type="string">
            <text:p>das</text:p>
          </table:table-cell>
          <table:table-cell table:style-name="ce37" office:value-type="string" calcext:value-type="string">
            <text:p>welches</text:p>
          </table:table-cell>
          <table:table-cell table:style-name="ce37" office:value-type="string" calcext:value-type="string">
            <text:p>das</text:p>
          </table:table-cell>
          <table:table-cell table:style-name="ce37" office:value-type="string" calcext:value-type="string">
            <text:p>welches</text:p>
          </table:table-cell>
          <table:table-cell table:style-name="ce37" office:value-type="string" calcext:value-type="string">
            <text:p>das</text:p>
          </table:table-cell>
          <table:table-cell table:style-name="ce37" office:value-type="string" calcext:value-type="string">
            <text:p>welches</text:p>
          </table:table-cell>
          <table:table-cell table:style-name="ce37" office:value-type="string" calcext:value-type="string">
            <text:p>das</text:p>
          </table:table-cell>
          <table:table-cell table:style-name="ce37" office:value-type="string" calcext:value-type="string">
            <text:p>welches</text:p>
          </table:table-cell>
          <table:table-cell table:number-columns-repeated="2" table:style-name="ce37" office:value-type="string" calcext:value-type="string">
            <text:p>das</text:p>
          </table:table-cell>
          <table:table-cell table:style-name="ce37" office:value-type="string" calcext:value-type="string">
            <text:p>welches</text:p>
          </table:table-cell>
          <table:table-cell table:number-columns-repeated="2" table:style-name="ce37" office:value-type="string" calcext:value-type="string">
            <text:p>das</text:p>
          </table:table-cell>
          <table:table-cell table:style-name="ce37" office:value-type="string" calcext:value-type="string">
            <text:p>das, welches</text:p>
          </table:table-cell>
          <table:table-cell table:style-name="ce37" office:value-type="string" calcext:value-type="string">
            <text:p>das</text:p>
          </table:table-cell>
          <table:table-cell table:style-name="ce37" office:value-type="string" calcext:value-type="string">
            <text:p>welches</text:p>
          </table:table-cell>
          <table:table-cell table:number-columns-repeated="5" table:style-name="ce37" office:value-type="string" calcext:value-type="string">
            <text:p>das</text:p>
          </table:table-cell>
          <table:table-cell table:style-name="ce37" office:value-type="string" calcext:value-type="string">
            <text:p>welches</text:p>
          </table:table-cell>
          <table:table-cell table:style-name="ce37"/>
          <table:table-cell table:number-columns-repeated="3" table:style-name="ce37" office:value-type="string" calcext:value-type="string">
            <text:p>das</text:p>
          </table:table-cell>
          <table:table-cell table:number-columns-repeated="2" table:style-name="ce37" office:value-type="string" calcext:value-type="string">
            <text:p>welches</text:p>
          </table:table-cell>
          <table:table-cell table:number-columns-repeated="3" table:style-name="ce37" office:value-type="string" calcext:value-type="string">
            <text:p>das</text:p>
          </table:table-cell>
          <table:table-cell table:style-name="ce37" office:value-type="string" calcext:value-type="string">
            <text:p>welches, das</text:p>
          </table:table-cell>
          <table:table-cell table:style-name="ce37" office:value-type="string" calcext:value-type="string">
            <text:p>das</text:p>
          </table:table-cell>
          <table:table-cell table:number-columns-repeated="2" table:style-name="ce37" office:value-type="string" calcext:value-type="string">
            <text:p>welches</text:p>
          </table:table-cell>
          <table:table-cell table:style-name="ce37" office:value-type="string" calcext:value-type="string">
            <text:p>das</text:p>
          </table:table-cell>
          <table:table-cell table:style-name="ce37" office:value-type="string" calcext:value-type="string">
            <text:p>welches</text:p>
          </table:table-cell>
          <table:table-cell table:number-columns-repeated="5" table:style-name="ce37" office:value-type="string" calcext:value-type="string">
            <text:p>das</text:p>
          </table:table-cell>
          <table:table-cell table:style-name="ce37" office:value-type="string" calcext:value-type="string">
            <text:p>welches</text:p>
          </table:table-cell>
          <table:table-cell table:number-columns-repeated="3" table:style-name="ce37" office:value-type="string" calcext:value-type="string">
            <text:p>das</text:p>
          </table:table-cell>
          <table:table-cell table:style-name="ce37" office:value-type="string" calcext:value-type="string">
            <text:p>welches</text:p>
          </table:table-cell>
          <table:table-cell table:number-columns-repeated="11" table:style-name="ce37" office:value-type="string" calcext:value-type="string">
            <text:p>das</text:p>
          </table:table-cell>
          <table:table-cell table:style-name="ce37"/>
          <table:table-cell table:number-columns-repeated="2" table:style-name="ce37" office:value-type="string" calcext:value-type="string">
            <text:p>das</text:p>
          </table:table-cell>
          <table:table-cell table:style-name="ce37" office:value-type="string" calcext:value-type="string">
            <text:p>welches</text:p>
          </table:table-cell>
          <table:table-cell table:number-columns-repeated="2" table:style-name="ce37" office:value-type="string" calcext:value-type="string">
            <text:p>das</text:p>
          </table:table-cell>
          <table:table-cell table:style-name="ce37" office:value-type="string" calcext:value-type="string">
            <text:p>welches</text:p>
          </table:table-cell>
          <table:table-cell table:number-columns-repeated="2" table:style-name="ce37" office:value-type="string" calcext:value-type="string">
            <text:p>das</text:p>
          </table:table-cell>
          <table:table-cell table:style-name="ce37" office:value-type="string" calcext:value-type="string">
            <text:p>welches</text:p>
          </table:table-cell>
          <table:table-cell table:style-name="ce37" office:value-type="string" calcext:value-type="string">
            <text:p>das</text:p>
          </table:table-cell>
          <table:table-cell table:style-name="ce37" office:value-type="string" calcext:value-type="string">
            <text:p>welches</text:p>
          </table:table-cell>
          <table:table-cell table:number-columns-repeated="2" table:style-name="ce37" office:value-type="string" calcext:value-type="string">
            <text:p>das</text:p>
          </table:table-cell>
          <table:table-cell table:style-name="ce37"/>
          <table:table-cell table:number-columns-repeated="2" table:style-name="ce37" office:value-type="string" calcext:value-type="string">
            <text:p>das</text:p>
          </table:table-cell>
          <table:table-cell table:style-name="ce37" office:value-type="string" calcext:value-type="string">
            <text:p>welches</text:p>
          </table:table-cell>
          <table:table-cell table:number-columns-repeated="2" table:style-name="ce37" office:value-type="string" calcext:value-type="string">
            <text:p>das</text:p>
          </table:table-cell>
          <table:table-cell table:style-name="ce37" office:value-type="string" calcext:value-type="string">
            <text:p>welches</text:p>
          </table:table-cell>
          <table:table-cell table:number-columns-repeated="8" table:style-name="ce37" office:value-type="string" calcext:value-type="string">
            <text:p>das</text:p>
          </table:table-cell>
          <table:table-cell table:style-name="ce37" office:value-type="string" calcext:value-type="string">
            <text:p>welches</text:p>
          </table:table-cell>
          <table:table-cell table:style-name="ce37" office:value-type="string" calcext:value-type="string">
            <text:p>welches,das</text:p>
          </table:table-cell>
          <table:table-cell table:number-columns-repeated="4" table:style-name="ce37" office:value-type="string" calcext:value-type="string">
            <text:p>das</text:p>
          </table:table-cell>
          <table:table-cell table:number-columns-repeated="2" table:style-name="ce37" office:value-type="string" calcext:value-type="string">
            <text:p>welches</text:p>
          </table:table-cell>
          <table:table-cell table:number-columns-repeated="2" table:style-name="ce37" office:value-type="string" calcext:value-type="string">
            <text:p>das</text:p>
          </table:table-cell>
          <table:table-cell table:style-name="ce37" office:value-type="string" calcext:value-type="string">
            <text:p>welches</text:p>
          </table:table-cell>
          <table:table-cell table:style-name="ce37" office:value-type="string" calcext:value-type="string">
            <text:p>das</text:p>
          </table:table-cell>
          <table:table-cell table:style-name="ce37"/>
          <table:table-cell table:number-columns-repeated="2" table:style-name="ce37" office:value-type="string" calcext:value-type="string">
            <text:p>das</text:p>
          </table:table-cell>
          <table:table-cell table:style-name="ce37" office:value-type="string" calcext:value-type="string">
            <text:p>welches</text:p>
          </table:table-cell>
          <table:table-cell table:style-name="ce37" table:number-columns-repeated="904"/>
          <table:table-cell/>
        </table:table-row>
        <table:table-row table:style-name="ro1">
          <table:table-cell table:style-name="ce13" office:value-type="string" calcext:value-type="string">
            <text:p>8.Verstaendlichkei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5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number-columns-repeated="5" table:style-name="ce33" table:content-validation-name="val14" office:value-type="string" calcext:value-type="string">
            <text:p>Sehrgut</text:p>
          </table:table-cell>
          <table:table-cell table:number-columns-repeated="5"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7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5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number-columns-repeated="4" table:style-name="ce33" table:content-validation-name="val14" office:value-type="string" calcext:value-type="string">
            <text:p>Gut</text:p>
          </table:table-cell>
          <table:table-cell table:number-columns-repeated="6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6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table:number-columns-repeated="2"/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ehrschlecht</text:p>
          </table:table-cell>
          <table:table-cell table:style-name="ce33" table:content-validation-name="val14" table:number-columns-repeated="904"/>
          <table:table-cell/>
        </table:table-row>
        <table:table-row table:style-name="ro1">
          <table:table-cell table:style-name="ce14" office:value-type="string" calcext:value-type="string">
            <text:p>8.Schwierigkei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number-columns-repeated="3"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3" table:style-name="ce34" table:content-validation-name="val15" office:value-type="string" calcext:value-type="string">
            <text:p>SehrLeicht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number-columns-repeated="3"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table:number-columns-repeated="3"/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number-columns-repeated="3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number-columns-repeated="3" table:style-name="ce34" table:content-validation-name="val15" office:value-type="string" calcext:value-type="string">
            <text:p>Leicht</text:p>
          </table:table-cell>
          <table:table-cell table:number-columns-repeated="3"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11" table:style-name="ce34" table:content-validation-name="val15" office:value-type="string" calcext:value-type="string">
            <text:p>SehrLeicht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SehrLeicht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ehrLeicht</text:p>
          </table:table-cell>
          <table:table-cell table:style-name="ce34" table:content-validation-name="val15"/>
          <table:table-cell table:number-columns-repeated="3"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number-columns-repeated="2" table:style-name="ce34" table:content-validation-name="val15" office:value-type="string" calcext:value-type="string">
            <text:p>SehrLeicht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2"/>
          <table:table-cell table:number-columns-repeated="2"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number-columns-repeated="3" table:style-name="ce34" table:content-validation-name="val15" office:value-type="string" calcext:value-type="string">
            <text:p>SehrLeicht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number-columns-repeated="3" table:style-name="ce34" table:content-validation-name="val15" office:value-type="string" calcext:value-type="string">
            <text:p>Sehr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table:number-columns-repeated="904"/>
          <table:table-cell/>
        </table:table-row>
        <table:table-row table:style-name="ro1">
          <table:table-cell table:style-name="ce10" office:value-type="string" calcext:value-type="string">
            <text:p>NB</text:p>
          </table:table-cell>
          <table:table-cell table:style-name="ce30" table:content-validation-name="val12" table:number-columns-repeated="73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40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907"/>
          <table:table-cell/>
        </table:table-row>
        <table:table-row table:style-name="ro1">
          <table:table-cell table:style-name="ce11" office:value-type="string" calcext:value-type="string">
            <text:p>9.1</text:p>
          </table:table-cell>
          <table:table-cell table:style-name="ce31" table:content-validation-name="val23" office:value-type="string" calcext:value-type="string">
            <text:p>Klein</text:p>
          </table:table-cell>
          <table:table-cell table:number-columns-repeated="4" table:style-name="ce31" table:content-validation-name="val23" office:value-type="string" calcext:value-type="string">
            <text:p>Gross</text:p>
          </table:table-cell>
          <table:table-cell table:style-name="ce31" table:content-validation-name="val23" office:value-type="string" calcext:value-type="string">
            <text:p>Klein</text:p>
          </table:table-cell>
          <table:table-cell table:number-columns-repeated="7" table:style-name="ce31" table:content-validation-name="val23" office:value-type="string" calcext:value-type="string">
            <text:p>Gross</text:p>
          </table:table-cell>
          <table:table-cell table:style-name="ce31" table:content-validation-name="val23" office:value-type="string" calcext:value-type="string">
            <text:p>Klein</text:p>
          </table:table-cell>
          <table:table-cell table:number-columns-repeated="5" table:style-name="ce31" table:content-validation-name="val23" office:value-type="string" calcext:value-type="string">
            <text:p>Gross</text:p>
          </table:table-cell>
          <table:table-cell table:number-columns-repeated="2" table:style-name="ce31" table:content-validation-name="val23" office:value-type="string" calcext:value-type="string">
            <text:p>Klein</text:p>
          </table:table-cell>
          <table:table-cell table:number-columns-repeated="8" table:style-name="ce31" table:content-validation-name="val23" office:value-type="string" calcext:value-type="string">
            <text:p>Gross</text:p>
          </table:table-cell>
          <table:table-cell table:style-name="ce31" table:content-validation-name="val23" office:value-type="string" calcext:value-type="string">
            <text:p>Klein</text:p>
          </table:table-cell>
          <table:table-cell table:number-columns-repeated="3" table:style-name="ce31" table:content-validation-name="val23" office:value-type="string" calcext:value-type="string">
            <text:p>Gross</text:p>
          </table:table-cell>
          <table:table-cell table:number-columns-repeated="2" table:style-name="ce31" table:content-validation-name="val23" office:value-type="string" calcext:value-type="string">
            <text:p>Klein</text:p>
          </table:table-cell>
          <table:table-cell table:style-name="ce31" table:content-validation-name="val23" office:value-type="string" calcext:value-type="string">
            <text:p>Gross</text:p>
          </table:table-cell>
          <table:table-cell table:style-name="ce31" table:content-validation-name="val23" office:value-type="string" calcext:value-type="string">
            <text:p>Klein</text:p>
          </table:table-cell>
          <table:table-cell table:number-columns-repeated="9" table:style-name="ce31" table:content-validation-name="val23" office:value-type="string" calcext:value-type="string">
            <text:p>Gross</text:p>
          </table:table-cell>
          <table:table-cell table:style-name="ce31" table:content-validation-name="val23" office:value-type="string" calcext:value-type="string">
            <text:p>Klein</text:p>
          </table:table-cell>
          <table:table-cell table:style-name="ce31" table:content-validation-name="val23" office:value-type="string" calcext:value-type="string">
            <text:p>Gross</text:p>
          </table:table-cell>
          <table:table-cell table:style-name="ce31" table:content-validation-name="val23" office:value-type="string" calcext:value-type="string">
            <text:p>Anderweitigfalsch</text:p>
          </table:table-cell>
          <table:table-cell table:number-columns-repeated="3" table:style-name="ce31" table:content-validation-name="val23" office:value-type="string" calcext:value-type="string">
            <text:p>Gross</text:p>
          </table:table-cell>
          <table:table-cell table:style-name="ce31" table:content-validation-name="val23" office:value-type="string" calcext:value-type="string">
            <text:p>Klein</text:p>
          </table:table-cell>
          <table:table-cell table:number-columns-repeated="7" table:style-name="ce31" table:content-validation-name="val23" office:value-type="string" calcext:value-type="string">
            <text:p>Gross</text:p>
          </table:table-cell>
          <table:table-cell table:number-columns-repeated="3" table:style-name="ce31" table:content-validation-name="val23" office:value-type="string" calcext:value-type="string">
            <text:p>Klein</text:p>
          </table:table-cell>
          <table:table-cell table:number-columns-repeated="8" table:style-name="ce31" table:content-validation-name="val23" office:value-type="string" calcext:value-type="string">
            <text:p>Gross</text:p>
          </table:table-cell>
          <table:table-cell table:style-name="ce31" table:content-validation-name="val23" office:value-type="string" calcext:value-type="string">
            <text:p>Klein</text:p>
          </table:table-cell>
          <table:table-cell table:style-name="ce31" table:content-validation-name="val23" office:value-type="string" calcext:value-type="string">
            <text:p>Gross</text:p>
          </table:table-cell>
          <table:table-cell table:style-name="ce31" table:content-validation-name="val23"/>
          <table:table-cell table:number-columns-repeated="4" table:style-name="ce31" table:content-validation-name="val23" office:value-type="string" calcext:value-type="string">
            <text:p>Gross</text:p>
          </table:table-cell>
          <table:table-cell table:style-name="ce31" table:content-validation-name="val23" office:value-type="string" calcext:value-type="string">
            <text:p>Klein</text:p>
          </table:table-cell>
          <table:table-cell table:number-columns-repeated="3" table:style-name="ce31" table:content-validation-name="val23" office:value-type="string" calcext:value-type="string">
            <text:p>Gross</text:p>
          </table:table-cell>
          <table:table-cell table:style-name="ce31" table:content-validation-name="val23" office:value-type="string" calcext:value-type="string">
            <text:p>Klein</text:p>
          </table:table-cell>
          <table:table-cell table:number-columns-repeated="10" table:style-name="ce31" table:content-validation-name="val23" office:value-type="string" calcext:value-type="string">
            <text:p>Gross</text:p>
          </table:table-cell>
          <table:table-cell table:style-name="ce31" table:content-validation-name="val23" office:value-type="string" calcext:value-type="string">
            <text:p>Klein</text:p>
          </table:table-cell>
          <table:table-cell table:number-columns-repeated="3" table:style-name="ce31" table:content-validation-name="val23" office:value-type="string" calcext:value-type="string">
            <text:p>Gross</text:p>
          </table:table-cell>
          <table:table-cell table:style-name="ce31" table:content-validation-name="val23" office:value-type="string" calcext:value-type="string">
            <text:p>Klein</text:p>
          </table:table-cell>
          <table:table-cell table:number-columns-repeated="5" table:style-name="ce31" table:content-validation-name="val23" office:value-type="string" calcext:value-type="string">
            <text:p>Gross</text:p>
          </table:table-cell>
          <table:table-cell table:style-name="ce31" table:content-validation-name="val23" office:value-type="string" calcext:value-type="string">
            <text:p>Klein</text:p>
          </table:table-cell>
          <table:table-cell table:number-columns-repeated="3" table:style-name="ce31" table:content-validation-name="val23" office:value-type="string" calcext:value-type="string">
            <text:p>Gross</text:p>
          </table:table-cell>
          <table:table-cell table:number-columns-repeated="2" table:style-name="ce31" table:content-validation-name="val23" office:value-type="string" calcext:value-type="string">
            <text:p>Klein</text:p>
          </table:table-cell>
          <table:table-cell table:number-columns-repeated="4" table:style-name="ce31" table:content-validation-name="val23" office:value-type="string" calcext:value-type="string">
            <text:p>Gross</text:p>
          </table:table-cell>
          <table:table-cell table:style-name="ce31" table:content-validation-name="val23" office:value-type="string" calcext:value-type="string">
            <text:p>Klein</text:p>
          </table:table-cell>
          <table:table-cell table:style-name="ce31" table:content-validation-name="val23"/>
          <table:table-cell table:number-columns-repeated="3" table:style-name="ce31" table:content-validation-name="val23" office:value-type="string" calcext:value-type="string">
            <text:p>Gross</text:p>
          </table:table-cell>
          <table:table-cell table:style-name="ce31" table:content-validation-name="val23" table:number-columns-repeated="904"/>
          <table:table-cell/>
        </table:table-row>
        <table:table-row table:style-name="ro1">
          <table:table-cell table:style-name="ce12" office:value-type="string" calcext:value-type="string">
            <text:p>9.2</text:p>
          </table:table-cell>
          <table:table-cell table:number-columns-repeated="2"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number-columns-repeated="2"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Anderweitigfalsch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number-columns-repeated="2"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style-name="ce32" table:content-validation-name="val24" office:value-type="string" calcext:value-type="string">
            <text:p>Getrennt</text:p>
          </table:table-cell>
          <table:table-cell table:number-columns-repeated="4" table:style-name="ce32" table:content-validation-name="val24" office:value-type="string" calcext:value-type="string">
            <text:p>Zusammen</text:p>
          </table:table-cell>
          <table:table-cell table:number-columns-repeated="8"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Anderweitigfalsch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style-name="ce32" table:content-validation-name="val24" office:value-type="string" calcext:value-type="string">
            <text:p>Getrennt</text:p>
          </table:table-cell>
          <table:table-cell table:number-columns-repeated="2" table:style-name="ce32" table:content-validation-name="val24" office:value-type="string" calcext:value-type="string">
            <text:p>Zusammen</text:p>
          </table:table-cell>
          <table:table-cell table:number-columns-repeated="3" table:style-name="ce32" table:content-validation-name="val24" office:value-type="string" calcext:value-type="string">
            <text:p>Getrennt</text:p>
          </table:table-cell>
          <table:table-cell table:number-columns-repeated="2" table:style-name="ce32" table:content-validation-name="val24" office:value-type="string" calcext:value-type="string">
            <text:p>Zusammen</text:p>
          </table:table-cell>
          <table:table-cell table:style-name="ce32" table:content-validation-name="val24" office:value-type="string" calcext:value-type="string">
            <text:p>Anderweitigfalsch</text:p>
          </table:table-cell>
          <table:table-cell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style-name="ce32" table:content-validation-name="val24" office:value-type="string" calcext:value-type="string">
            <text:p>Getrennt</text:p>
          </table:table-cell>
          <table:table-cell table:style-name="ce32" table:content-validation-name="val24"/>
          <table:table-cell table:style-name="ce32" table:content-validation-name="val24" office:value-type="string" calcext:value-type="string">
            <text:p>Zusammen</text:p>
          </table:table-cell>
          <table:table-cell table:number-columns-repeated="4"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style-name="ce32" table:content-validation-name="val24" office:value-type="string" calcext:value-type="string">
            <text:p>Getrennt</text:p>
          </table:table-cell>
          <table:table-cell table:number-columns-repeated="2" table:style-name="ce32" table:content-validation-name="val24" office:value-type="string" calcext:value-type="string">
            <text:p>Zusammen</text:p>
          </table:table-cell>
          <table:table-cell table:number-columns-repeated="4"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number-columns-repeated="2"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Anderweitigfalsch</text:p>
          </table:table-cell>
          <table:table-cell table:number-columns-repeated="2"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number-columns-repeated="4" table:style-name="ce32" table:content-validation-name="val24" office:value-type="string" calcext:value-type="string">
            <text:p>Getrennt</text:p>
          </table:table-cell>
          <table:table-cell table:number-columns-repeated="2" table:style-name="ce32" table:content-validation-name="val24" office:value-type="string" calcext:value-type="string">
            <text:p>Zusammen</text:p>
          </table:table-cell>
          <table:table-cell table:number-columns-repeated="2"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style-name="ce32" table:content-validation-name="val24"/>
          <table:table-cell table:style-name="ce32" table:content-validation-name="val24" office:value-type="string" calcext:value-type="string">
            <text:p>Zusammen</text:p>
          </table:table-cell>
          <table:table-cell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style-name="ce32" table:content-validation-name="val24" office:value-type="string" calcext:value-type="string">
            <text:p>Anderweitigfalsch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style-name="ce32" table:content-validation-name="val24" office:value-type="string" calcext:value-type="string">
            <text:p>Anderweitigfalsch</text:p>
          </table:table-cell>
          <table:table-cell table:style-name="ce32" table:content-validation-name="val24" office:value-type="string" calcext:value-type="string">
            <text:p>Getrennt</text:p>
          </table:table-cell>
          <table:table-cell table:number-columns-repeated="2" table:style-name="ce32" table:content-validation-name="val24" office:value-type="string" calcext:value-type="string">
            <text:p>Zusammen</text:p>
          </table:table-cell>
          <table:table-cell table:number-columns-repeated="2"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Anderweitigfalsch</text:p>
          </table:table-cell>
          <table:table-cell table:number-columns-repeated="4"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Anderweitigfalsch</text:p>
          </table:table-cell>
          <table:table-cell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Anderweitigfalsch</text:p>
          </table:table-cell>
          <table:table-cell table:number-columns-repeated="2"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Anderweitigfalsch</text:p>
          </table:table-cell>
          <table:table-cell table:number-columns-repeated="4"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Anderweitigfalsch</text:p>
          </table:table-cell>
          <table:table-cell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Anderweitigfalsch</text:p>
          </table:table-cell>
          <table:table-cell table:number-columns-repeated="5" table:style-name="ce32" table:content-validation-name="val24" office:value-type="string" calcext:value-type="string">
            <text:p>Getrennt</text:p>
          </table:table-cell>
          <table:table-cell table:style-name="ce32" table:content-validation-name="val24"/>
          <table:table-cell table:number-columns-repeated="3" table:style-name="ce32" table:content-validation-name="val24" office:value-type="string" calcext:value-type="string">
            <text:p>Getrennt</text:p>
          </table:table-cell>
          <table:table-cell table:style-name="ce32" table:content-validation-name="val24" table:number-columns-repeated="904"/>
          <table:table-cell/>
        </table:table-row>
        <table:table-row table:style-name="ro1">
          <table:table-cell table:style-name="ce12" office:value-type="string" calcext:value-type="string">
            <text:p>9.3</text:p>
          </table:table-cell>
          <table:table-cell table:style-name="ce32" table:content-validation-name="val25" office:value-type="string" calcext:value-type="string">
            <text:p>Getrenntgrossklein</text:p>
          </table:table-cell>
          <table:table-cell table:number-columns-repeated="3" table:style-name="ce32" table:content-validation-name="val25" office:value-type="string" calcext:value-type="string">
            <text:p>Zusammengross</text:p>
          </table:table-cell>
          <table:table-cell table:style-name="ce32" table:content-validation-name="val25" office:value-type="string" calcext:value-type="string">
            <text:p>Getrenntgrossklein</text:p>
          </table:table-cell>
          <table:table-cell table:number-columns-repeated="2" table:style-name="ce32" table:content-validation-name="val25" office:value-type="string" calcext:value-type="string">
            <text:p>Zusammengross</text:p>
          </table:table-cell>
          <table:table-cell table:number-columns-repeated="2" table:style-name="ce32" table:content-validation-name="val25" office:value-type="string" calcext:value-type="string">
            <text:p>Getrenntgrossklein</text:p>
          </table:table-cell>
          <table:table-cell table:number-columns-repeated="16" table:style-name="ce32" table:content-validation-name="val25" office:value-type="string" calcext:value-type="string">
            <text:p>Zusammengross</text:p>
          </table:table-cell>
          <table:table-cell table:style-name="ce32" table:content-validation-name="val25" office:value-type="string" calcext:value-type="string">
            <text:p>Getrenntgrossklein</text:p>
          </table:table-cell>
          <table:table-cell table:number-columns-repeated="2" table:style-name="ce32" table:content-validation-name="val25" office:value-type="string" calcext:value-type="string">
            <text:p>Zusammengross</text:p>
          </table:table-cell>
          <table:table-cell table:style-name="ce32" table:content-validation-name="val25" office:value-type="string" calcext:value-type="string">
            <text:p>Getrenntgrossgross</text:p>
          </table:table-cell>
          <table:table-cell table:style-name="ce32" table:content-validation-name="val25" office:value-type="string" calcext:value-type="string">
            <text:p>Zusammenklein</text:p>
          </table:table-cell>
          <table:table-cell table:number-columns-repeated="6" table:style-name="ce32" table:content-validation-name="val25" office:value-type="string" calcext:value-type="string">
            <text:p>Zusammengross</text:p>
          </table:table-cell>
          <table:table-cell table:style-name="ce32" table:content-validation-name="val25" office:value-type="string" calcext:value-type="string">
            <text:p>Getrenntkleinklein</text:p>
          </table:table-cell>
          <table:table-cell table:number-columns-repeated="9" table:style-name="ce32" table:content-validation-name="val25" office:value-type="string" calcext:value-type="string">
            <text:p>Zusammengross</text:p>
          </table:table-cell>
          <table:table-cell table:style-name="ce32" table:content-validation-name="val25" office:value-type="string" calcext:value-type="string">
            <text:p>Getrenntkleinklein</text:p>
          </table:table-cell>
          <table:table-cell table:style-name="ce32" table:content-validation-name="val25" office:value-type="string" calcext:value-type="string">
            <text:p>Zusammengross</text:p>
          </table:table-cell>
          <table:table-cell table:style-name="ce32" table:content-validation-name="val25" office:value-type="string" calcext:value-type="string">
            <text:p>Zusammenklein</text:p>
          </table:table-cell>
          <table:table-cell table:number-columns-repeated="7" table:style-name="ce32" table:content-validation-name="val25" office:value-type="string" calcext:value-type="string">
            <text:p>Zusammengross</text:p>
          </table:table-cell>
          <table:table-cell table:style-name="ce32" table:content-validation-name="val25" office:value-type="string" calcext:value-type="string">
            <text:p>Getrenntgrossgross</text:p>
          </table:table-cell>
          <table:table-cell table:number-columns-repeated="3" table:style-name="ce32" table:content-validation-name="val25" office:value-type="string" calcext:value-type="string">
            <text:p>Zusammengross</text:p>
          </table:table-cell>
          <table:table-cell table:style-name="ce32" table:content-validation-name="val25" office:value-type="string" calcext:value-type="string">
            <text:p>Getrenntgrossklein</text:p>
          </table:table-cell>
          <table:table-cell table:style-name="ce32" table:content-validation-name="val25" office:value-type="string" calcext:value-type="string">
            <text:p>Getrenntkleinklein</text:p>
          </table:table-cell>
          <table:table-cell table:style-name="ce32" table:content-validation-name="val25" office:value-type="string" calcext:value-type="string">
            <text:p>Getrenntgrossklein</text:p>
          </table:table-cell>
          <table:table-cell table:number-columns-repeated="3" table:style-name="ce32" table:content-validation-name="val25" office:value-type="string" calcext:value-type="string">
            <text:p>Zusammengross</text:p>
          </table:table-cell>
          <table:table-cell table:style-name="ce32" table:content-validation-name="val25" office:value-type="string" calcext:value-type="string">
            <text:p>Getrenntgrossklein</text:p>
          </table:table-cell>
          <table:table-cell table:style-name="ce32" table:content-validation-name="val25" office:value-type="string" calcext:value-type="string">
            <text:p>Zusammenklein</text:p>
          </table:table-cell>
          <table:table-cell table:number-columns-repeated="3" table:style-name="ce32" table:content-validation-name="val25" office:value-type="string" calcext:value-type="string">
            <text:p>Zusammengross</text:p>
          </table:table-cell>
          <table:table-cell table:style-name="ce32" table:content-validation-name="val25" office:value-type="string" calcext:value-type="string">
            <text:p>Getrenntgrossklein</text:p>
          </table:table-cell>
          <table:table-cell table:style-name="ce32" table:content-validation-name="val25" office:value-type="string" calcext:value-type="string">
            <text:p>Zusammengross</text:p>
          </table:table-cell>
          <table:table-cell table:content-validation-name="val25"/>
          <table:table-cell table:number-columns-repeated="11" table:style-name="ce32" table:content-validation-name="val25" office:value-type="string" calcext:value-type="string">
            <text:p>Zusammengross</text:p>
          </table:table-cell>
          <table:table-cell table:style-name="ce32" table:content-validation-name="val25" office:value-type="string" calcext:value-type="string">
            <text:p>Getrenntgrossklein</text:p>
          </table:table-cell>
          <table:table-cell table:number-columns-repeated="3" table:style-name="ce32" table:content-validation-name="val25" office:value-type="string" calcext:value-type="string">
            <text:p>Zusammengross</text:p>
          </table:table-cell>
          <table:table-cell table:style-name="ce32" table:content-validation-name="val25" office:value-type="string" calcext:value-type="string">
            <text:p>Getrenntgrossgross</text:p>
          </table:table-cell>
          <table:table-cell table:number-columns-repeated="7" table:style-name="ce32" table:content-validation-name="val25" office:value-type="string" calcext:value-type="string">
            <text:p>Zusammengross</text:p>
          </table:table-cell>
          <table:table-cell table:style-name="ce32" table:content-validation-name="val25" office:value-type="string" calcext:value-type="string">
            <text:p>Getrenntgrossklein</text:p>
          </table:table-cell>
          <table:table-cell table:number-columns-repeated="4" table:style-name="ce32" table:content-validation-name="val25" office:value-type="string" calcext:value-type="string">
            <text:p>Zusammengross</text:p>
          </table:table-cell>
          <table:table-cell table:style-name="ce32" table:content-validation-name="val25" office:value-type="string" calcext:value-type="string">
            <text:p>Getrenntkleinklein</text:p>
          </table:table-cell>
          <table:table-cell table:number-columns-repeated="4" table:style-name="ce32" table:content-validation-name="val25" office:value-type="string" calcext:value-type="string">
            <text:p>Zusammengross</text:p>
          </table:table-cell>
          <table:table-cell table:number-columns-repeated="2" table:style-name="ce32" table:content-validation-name="val25" office:value-type="string" calcext:value-type="string">
            <text:p>Getrenntgrossklein</text:p>
          </table:table-cell>
          <table:table-cell table:number-columns-repeated="4" table:style-name="ce32" table:content-validation-name="val25" office:value-type="string" calcext:value-type="string">
            <text:p>Zusammengross</text:p>
          </table:table-cell>
          <table:table-cell table:style-name="ce32" table:content-validation-name="val25" office:value-type="string" calcext:value-type="string">
            <text:p>Getrenntgrossklein</text:p>
          </table:table-cell>
          <table:table-cell table:content-validation-name="val25"/>
          <table:table-cell table:style-name="ce32" table:content-validation-name="val25" office:value-type="string" calcext:value-type="string">
            <text:p>Getrenntgrossklein</text:p>
          </table:table-cell>
          <table:table-cell table:style-name="ce32" table:content-validation-name="val25" office:value-type="string" calcext:value-type="string">
            <text:p>Zusammengross</text:p>
          </table:table-cell>
          <table:table-cell table:style-name="ce32" table:content-validation-name="val25" office:value-type="string" calcext:value-type="string">
            <text:p>Getrenntgrossklein</text:p>
          </table:table-cell>
          <table:table-cell table:content-validation-name="val25" table:number-columns-repeated="904"/>
          <table:table-cell/>
        </table:table-row>
        <table:table-row table:style-name="ro1">
          <table:table-cell table:style-name="ce12" office:value-type="string" calcext:value-type="string">
            <text:p>9.4</text:p>
          </table:table-cell>
          <table:table-cell table:style-name="ce32" table:content-validation-name="val26" office:value-type="string" calcext:value-type="string">
            <text:p>Getrennterzaehlenklein</text:p>
          </table:table-cell>
          <table:table-cell table:number-columns-repeated="3" table:style-name="ce32" table:content-validation-name="val26" office:value-type="string" calcext:value-type="string">
            <text:p>Zusammengross</text:p>
          </table:table-cell>
          <table:table-cell table:style-name="ce32" table:content-validation-name="val26" office:value-type="string" calcext:value-type="string">
            <text:p>Getrennterzaehlenklein</text:p>
          </table:table-cell>
          <table:table-cell table:number-columns-repeated="2" table:style-name="ce32" table:content-validation-name="val26" office:value-type="string" calcext:value-type="string">
            <text:p>Zusammengross</text:p>
          </table:table-cell>
          <table:table-cell table:number-columns-repeated="2" table:style-name="ce32" table:content-validation-name="val26" office:value-type="string" calcext:value-type="string">
            <text:p>Getrennterzaehlenklein</text:p>
          </table:table-cell>
          <table:table-cell table:number-columns-repeated="2" table:style-name="ce32" table:content-validation-name="val26" office:value-type="string" calcext:value-type="string">
            <text:p>Zusammengross</text:p>
          </table:table-cell>
          <table:table-cell table:number-columns-repeated="2" table:style-name="ce32" table:content-validation-name="val26" office:value-type="string" calcext:value-type="string">
            <text:p>Getrennterzaehlenklein</text:p>
          </table:table-cell>
          <table:table-cell table:number-columns-repeated="8" table:style-name="ce32" table:content-validation-name="val26" office:value-type="string" calcext:value-type="string">
            <text:p>Zusammengross</text:p>
          </table:table-cell>
          <table:table-cell table:number-columns-repeated="2" table:style-name="ce32" table:content-validation-name="val26" office:value-type="string" calcext:value-type="string">
            <text:p>Getrennterzaehlenklein</text:p>
          </table:table-cell>
          <table:table-cell table:style-name="ce32" table:content-validation-name="val26" office:value-type="string" calcext:value-type="string">
            <text:p>Getrennterzaelhengross</text:p>
          </table:table-cell>
          <table:table-cell table:style-name="ce32" table:content-validation-name="val26" office:value-type="string" calcext:value-type="string">
            <text:p>Zusammengross</text:p>
          </table:table-cell>
          <table:table-cell table:style-name="ce32" table:content-validation-name="val26" office:value-type="string" calcext:value-type="string">
            <text:p>Getrennterzaehlenklein</text:p>
          </table:table-cell>
          <table:table-cell table:number-columns-repeated="2" table:style-name="ce32" table:content-validation-name="val26" office:value-type="string" calcext:value-type="string">
            <text:p>Zusammengross</text:p>
          </table:table-cell>
          <table:table-cell table:style-name="ce32" table:content-validation-name="val26" office:value-type="string" calcext:value-type="string">
            <text:p>Getrennterzaelhengross</text:p>
          </table:table-cell>
          <table:table-cell table:number-columns-repeated="2" table:style-name="ce32" table:content-validation-name="val26" office:value-type="string" calcext:value-type="string">
            <text:p>Getrennterzaehlenklein</text:p>
          </table:table-cell>
          <table:table-cell table:number-columns-repeated="5" table:style-name="ce32" table:content-validation-name="val26" office:value-type="string" calcext:value-type="string">
            <text:p>Zusammengross</text:p>
          </table:table-cell>
          <table:table-cell table:style-name="ce32" table:content-validation-name="val26" office:value-type="string" calcext:value-type="string">
            <text:p>Getrennterzaehlenklein</text:p>
          </table:table-cell>
          <table:table-cell table:style-name="ce32" table:content-validation-name="val26" office:value-type="string" calcext:value-type="string">
            <text:p>Getrennterzaelhengross</text:p>
          </table:table-cell>
          <table:table-cell table:style-name="ce32" table:content-validation-name="val26" office:value-type="string" calcext:value-type="string">
            <text:p>Zusammengross</text:p>
          </table:table-cell>
          <table:table-cell table:style-name="ce32" table:content-validation-name="val26" office:value-type="string" calcext:value-type="string">
            <text:p>Getrennterzaehlenklein</text:p>
          </table:table-cell>
          <table:table-cell table:number-columns-repeated="2" table:style-name="ce32" table:content-validation-name="val26" office:value-type="string" calcext:value-type="string">
            <text:p>Zusammengross</text:p>
          </table:table-cell>
          <table:table-cell table:style-name="ce32" table:content-validation-name="val26" office:value-type="string" calcext:value-type="string">
            <text:p>Getrennterzaehlenklein</text:p>
          </table:table-cell>
          <table:table-cell table:content-validation-name="val26"/>
          <table:table-cell table:number-columns-repeated="2" table:style-name="ce32" table:content-validation-name="val26" office:value-type="string" calcext:value-type="string">
            <text:p>Zusammengross</text:p>
          </table:table-cell>
          <table:table-cell table:style-name="ce32" table:content-validation-name="val26" office:value-type="string" calcext:value-type="string">
            <text:p>Getrennterzaehlenklein</text:p>
          </table:table-cell>
          <table:table-cell table:style-name="ce32" table:content-validation-name="val26" office:value-type="string" calcext:value-type="string">
            <text:p>Zusammengross</text:p>
          </table:table-cell>
          <table:table-cell table:style-name="ce32" table:content-validation-name="val26" office:value-type="string" calcext:value-type="string">
            <text:p>Getrennterzaehlenklein</text:p>
          </table:table-cell>
          <table:table-cell table:number-columns-repeated="2" table:style-name="ce32" table:content-validation-name="val26" office:value-type="string" calcext:value-type="string">
            <text:p>Zusammengross</text:p>
          </table:table-cell>
          <table:table-cell table:style-name="ce32" table:content-validation-name="val26" office:value-type="string" calcext:value-type="string">
            <text:p>Getrennterzaehlenklein</text:p>
          </table:table-cell>
          <table:table-cell table:number-columns-repeated="4" table:style-name="ce32" table:content-validation-name="val26" office:value-type="string" calcext:value-type="string">
            <text:p>Zusammengross</text:p>
          </table:table-cell>
          <table:table-cell table:style-name="ce32" table:content-validation-name="val26" office:value-type="string" calcext:value-type="string">
            <text:p>Getrennterzaelhengross</text:p>
          </table:table-cell>
          <table:table-cell table:number-columns-repeated="3" table:style-name="ce32" table:content-validation-name="val26" office:value-type="string" calcext:value-type="string">
            <text:p>Zusammengross</text:p>
          </table:table-cell>
          <table:table-cell table:number-columns-repeated="3" table:style-name="ce32" table:content-validation-name="val26" office:value-type="string" calcext:value-type="string">
            <text:p>Getrennterzaehlenklein</text:p>
          </table:table-cell>
          <table:table-cell table:style-name="ce32" table:content-validation-name="val26" office:value-type="string" calcext:value-type="string">
            <text:p>Zusammengross</text:p>
          </table:table-cell>
          <table:table-cell table:style-name="ce32" table:content-validation-name="val26" office:value-type="string" calcext:value-type="string">
            <text:p>Getrennterzaehlenklein</text:p>
          </table:table-cell>
          <table:table-cell table:style-name="ce32" table:content-validation-name="val26" office:value-type="string" calcext:value-type="string">
            <text:p>Zusammengross</text:p>
          </table:table-cell>
          <table:table-cell table:number-columns-repeated="2" table:style-name="ce32" table:content-validation-name="val26" office:value-type="string" calcext:value-type="string">
            <text:p>Getrennterzaehlenklein</text:p>
          </table:table-cell>
          <table:table-cell table:number-columns-repeated="2" table:style-name="ce32" table:content-validation-name="val26" office:value-type="string" calcext:value-type="string">
            <text:p>Zusammengross</text:p>
          </table:table-cell>
          <table:table-cell table:number-columns-repeated="3" table:style-name="ce32" table:content-validation-name="val26" office:value-type="string" calcext:value-type="string">
            <text:p>Getrennterzaehlenklein</text:p>
          </table:table-cell>
          <table:table-cell table:content-validation-name="val26"/>
          <table:table-cell table:number-columns-repeated="6" table:style-name="ce32" table:content-validation-name="val26" office:value-type="string" calcext:value-type="string">
            <text:p>Zusammengross</text:p>
          </table:table-cell>
          <table:table-cell table:style-name="ce32" table:content-validation-name="val26" office:value-type="string" calcext:value-type="string">
            <text:p>Getrennterzaehlenklein</text:p>
          </table:table-cell>
          <table:table-cell table:number-columns-repeated="2" table:style-name="ce32" table:content-validation-name="val26" office:value-type="string" calcext:value-type="string">
            <text:p>Zusammengross</text:p>
          </table:table-cell>
          <table:table-cell table:style-name="ce32" table:content-validation-name="val26" office:value-type="string" calcext:value-type="string">
            <text:p>Getrennterzaelhengross</text:p>
          </table:table-cell>
          <table:table-cell table:number-columns-repeated="2" table:style-name="ce32" table:content-validation-name="val26" office:value-type="string" calcext:value-type="string">
            <text:p>Getrennterzaehlenklein</text:p>
          </table:table-cell>
          <table:table-cell table:style-name="ce32" table:content-validation-name="val26" office:value-type="string" calcext:value-type="string">
            <text:p>Zusammengross</text:p>
          </table:table-cell>
          <table:table-cell table:style-name="ce32" table:content-validation-name="val26" office:value-type="string" calcext:value-type="string">
            <text:p>Getrennterzaehlenklein</text:p>
          </table:table-cell>
          <table:table-cell table:style-name="ce32" table:content-validation-name="val26" office:value-type="string" calcext:value-type="string">
            <text:p>Zusammengross</text:p>
          </table:table-cell>
          <table:table-cell table:style-name="ce32" table:content-validation-name="val26" office:value-type="string" calcext:value-type="string">
            <text:p>Getrennterzaehlenklein</text:p>
          </table:table-cell>
          <table:table-cell table:number-columns-repeated="2" table:style-name="ce32" table:content-validation-name="val26" office:value-type="string" calcext:value-type="string">
            <text:p>Zusammengross</text:p>
          </table:table-cell>
          <table:table-cell table:style-name="ce32" table:content-validation-name="val26" office:value-type="string" calcext:value-type="string">
            <text:p>Getrennterzaehlenklein</text:p>
          </table:table-cell>
          <table:table-cell table:number-columns-repeated="4" table:style-name="ce32" table:content-validation-name="val26" office:value-type="string" calcext:value-type="string">
            <text:p>Zusammengross</text:p>
          </table:table-cell>
          <table:table-cell table:number-columns-repeated="2" table:style-name="ce32" table:content-validation-name="val26" office:value-type="string" calcext:value-type="string">
            <text:p>Getrennterzaehlenklein</text:p>
          </table:table-cell>
          <table:table-cell table:number-columns-repeated="2" table:style-name="ce32" table:content-validation-name="val26" office:value-type="string" calcext:value-type="string">
            <text:p>Zusammengross</text:p>
          </table:table-cell>
          <table:table-cell table:number-columns-repeated="2" table:style-name="ce32" table:content-validation-name="val26" office:value-type="string" calcext:value-type="string">
            <text:p>Getrennterzaehlenklein</text:p>
          </table:table-cell>
          <table:table-cell table:number-columns-repeated="5" table:style-name="ce32" table:content-validation-name="val26" office:value-type="string" calcext:value-type="string">
            <text:p>Zusammengross</text:p>
          </table:table-cell>
          <table:table-cell table:style-name="ce32" table:content-validation-name="val26" office:value-type="string" calcext:value-type="string">
            <text:p>Getrennterzaehlenklein</text:p>
          </table:table-cell>
          <table:table-cell table:number-columns-repeated="4" table:style-name="ce32" table:content-validation-name="val26" office:value-type="string" calcext:value-type="string">
            <text:p>Zusammengross</text:p>
          </table:table-cell>
          <table:table-cell table:style-name="ce32" table:content-validation-name="val26" office:value-type="string" calcext:value-type="string">
            <text:p>Getrennterzaehlenklein</text:p>
          </table:table-cell>
          <table:table-cell table:content-validation-name="val26"/>
          <table:table-cell table:style-name="ce32" table:content-validation-name="val26" office:value-type="string" calcext:value-type="string">
            <text:p>Getrennterzaehlenklein</text:p>
          </table:table-cell>
          <table:table-cell table:style-name="ce32" table:content-validation-name="val26" office:value-type="string" calcext:value-type="string">
            <text:p>Zusammengross</text:p>
          </table:table-cell>
          <table:table-cell table:style-name="ce32" table:content-validation-name="val26" office:value-type="string" calcext:value-type="string">
            <text:p>Getrennterzaehlenklein</text:p>
          </table:table-cell>
          <table:table-cell table:content-validation-name="val26" table:number-columns-repeated="904"/>
          <table:table-cell/>
        </table:table-row>
        <table:table-row table:style-name="ro1">
          <table:table-cell table:style-name="ce12" office:value-type="string" calcext:value-type="string">
            <text:p>9.5</text:p>
          </table:table-cell>
          <table:table-cell table:number-columns-repeated="3"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number-columns-repeated="25"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number-columns-repeated="11"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number-columns-repeated="3"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number-columns-repeated="11"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number-columns-repeated="2" table:style-name="ce32" table:content-validation-name="val24" office:value-type="string" calcext:value-type="string">
            <text:p>Getrennt</text:p>
          </table:table-cell>
          <table:table-cell table:content-validation-name="val24"/>
          <table:table-cell table:number-columns-repeated="5"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number-columns-repeated="3"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content-validation-name="val24"/>
          <table:table-cell table:number-columns-repeated="7"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number-columns-repeated="4" table:style-name="ce32" table:content-validation-name="val24" office:value-type="string" calcext:value-type="string">
            <text:p>Getrennt</text:p>
          </table:table-cell>
          <table:table-cell table:number-columns-repeated="3" table:style-name="ce32" table:content-validation-name="val24" office:value-type="string" calcext:value-type="string">
            <text:p>Zusammen</text:p>
          </table:table-cell>
          <table:table-cell table:number-columns-repeated="15"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style-name="ce32" table:content-validation-name="val24" office:value-type="string" calcext:value-type="string">
            <text:p>Getrennt</text:p>
          </table:table-cell>
          <table:table-cell table:style-name="ce32" table:content-validation-name="val24" office:value-type="string" calcext:value-type="string">
            <text:p>Zusammen</text:p>
          </table:table-cell>
          <table:table-cell table:number-columns-repeated="7" table:style-name="ce32" table:content-validation-name="val24" office:value-type="string" calcext:value-type="string">
            <text:p>Getrennt</text:p>
          </table:table-cell>
          <table:table-cell table:content-validation-name="val24"/>
          <table:table-cell table:number-columns-repeated="3" table:style-name="ce32" table:content-validation-name="val24" office:value-type="string" calcext:value-type="string">
            <text:p>Getrennt</text:p>
          </table:table-cell>
          <table:table-cell table:content-validation-name="val24" table:number-columns-repeated="904"/>
          <table:table-cell/>
        </table:table-row>
        <table:table-row table:style-name="ro1">
          <table:table-cell table:style-name="ce13" office:value-type="string" calcext:value-type="string">
            <text:p>9.Verstaendlichkei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6" table:style-name="ce33" table:content-validation-name="val14" office:value-type="string" calcext:value-type="string">
            <text:p>Sehrgut</text:p>
          </table:table-cell>
          <table:table-cell table:number-columns-repeated="3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3" table:style-name="ce33" table:content-validation-name="val14" office:value-type="string" calcext:value-type="string">
            <text:p>Gut</text:p>
          </table:table-cell>
          <table:table-cell table:number-columns-repeated="6"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8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4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6"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table:number-columns-repeated="2"/>
          <table:table-cell table:style-name="ce33" table:content-validation-name="val14" office:value-type="string" calcext:value-type="string">
            <text:p>Sehrgut</text:p>
          </table:table-cell>
          <table:table-cell table:number-columns-repeated="5"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number-columns-repeated="6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4"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4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/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 table:number-columns-repeated="904"/>
          <table:table-cell/>
        </table:table-row>
        <table:table-row table:style-name="ro1">
          <table:table-cell table:style-name="ce14" office:value-type="string" calcext:value-type="string">
            <text:p>9.Schwierigkeit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number-columns-repeated="4"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number-columns-repeated="3"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ehrLeicht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Sehr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number-columns-repeated="3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Sehr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number-columns-repeated="3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number-columns-repeated="4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SehrLeicht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ehrLeicht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904"/>
          <table:table-cell/>
        </table:table-row>
        <table:table-row table:style-name="ro1">
          <table:table-cell table:style-name="ce10" office:value-type="string" calcext:value-type="string">
            <text:p>NB</text:p>
          </table:table-cell>
          <table:table-cell table:style-name="ce30" table:content-validation-name="val12" table:number-columns-repeated="6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5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3"/>
          <table:table-cell table:number-columns-repeated="2"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9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2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3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27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10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11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/>
          <table:table-cell table:number-columns-repeated="3"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15"/>
          <table:table-cell table:number-columns-repeated="2"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7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905"/>
          <table:table-cell/>
        </table:table-row>
        <table:table-row table:style-name="ro1">
          <table:table-cell table:style-name="ce11" office:value-type="string" calcext:value-type="string">
            <text:p>10.Kind</text:p>
          </table:table-cell>
          <table:table-cell table:style-name="ce31" table:content-validation-name="val7" office:value-type="string" calcext:value-type="string">
            <text:p>Ja</text:p>
          </table:table-cell>
          <table:table-cell table:style-name="ce31" table:content-validation-name="val7" office:value-type="string" calcext:value-type="string">
            <text:p>Nein</text:p>
          </table:table-cell>
          <table:table-cell table:number-columns-repeated="4" table:style-name="ce31" table:content-validation-name="val7" office:value-type="string" calcext:value-type="string">
            <text:p>Ja</text:p>
          </table:table-cell>
          <table:table-cell table:style-name="ce31" table:content-validation-name="val7"/>
          <table:table-cell table:style-name="ce31" table:content-validation-name="val7" office:value-type="string" calcext:value-type="string">
            <text:p>Ja</text:p>
          </table:table-cell>
          <table:table-cell table:style-name="ce31" table:content-validation-name="val7"/>
          <table:table-cell table:style-name="ce31" table:content-validation-name="val7" office:value-type="string" calcext:value-type="string">
            <text:p>Ja</text:p>
          </table:table-cell>
          <table:table-cell table:style-name="ce39" table:number-columns-repeated="3"/>
          <table:table-cell table:number-columns-repeated="2" table:style-name="ce39" office:value-type="string" calcext:value-type="string">
            <text:p>Ja</text:p>
          </table:table-cell>
          <table:table-cell table:style-name="ce31" table:content-validation-name="val7" office:value-type="string" calcext:value-type="string">
            <text:p>Ja</text:p>
          </table:table-cell>
          <table:table-cell table:style-name="ce39" table:content-validation-name="val7" table:number-columns-repeated="2"/>
          <table:table-cell table:style-name="ce39" table:content-validation-name="val7" office:value-type="string" calcext:value-type="string">
            <text:p>Ja</text:p>
          </table:table-cell>
          <table:table-cell table:style-name="ce39" table:content-validation-name="val7"/>
          <table:table-cell table:number-columns-repeated="2" table:style-name="ce39" table:content-validation-name="val7" office:value-type="string" calcext:value-type="string">
            <text:p>Ja</text:p>
          </table:table-cell>
          <table:table-cell table:style-name="ce31" table:content-validation-name="val7" office:value-type="string" calcext:value-type="string">
            <text:p>Ja</text:p>
          </table:table-cell>
          <table:table-cell table:number-columns-repeated="3" table:style-name="ce39" table:content-validation-name="val7" office:value-type="string" calcext:value-type="string">
            <text:p>Ja</text:p>
          </table:table-cell>
          <table:table-cell table:style-name="ce31" table:content-validation-name="val7" office:value-type="string" calcext:value-type="string">
            <text:p>Ja</text:p>
          </table:table-cell>
          <table:table-cell table:style-name="ce39" table:content-validation-name="val7"/>
          <table:table-cell table:number-columns-repeated="2" table:style-name="ce39" table:content-validation-name="val7" office:value-type="string" calcext:value-type="string">
            <text:p>Ja</text:p>
          </table:table-cell>
          <table:table-cell table:style-name="ce39" table:content-validation-name="val7"/>
          <table:table-cell table:number-columns-repeated="3" table:style-name="ce31" table:content-validation-name="val7" office:value-type="string" calcext:value-type="string">
            <text:p>Ja</text:p>
          </table:table-cell>
          <table:table-cell table:style-name="ce31" table:content-validation-name="val7"/>
          <table:table-cell table:style-name="ce31" table:content-validation-name="val7" office:value-type="string" calcext:value-type="string">
            <text:p>Nein</text:p>
          </table:table-cell>
          <table:table-cell table:number-columns-repeated="6" table:style-name="ce31" table:content-validation-name="val7" office:value-type="string" calcext:value-type="string">
            <text:p>Ja</text:p>
          </table:table-cell>
          <table:table-cell table:number-columns-repeated="2" table:style-name="ce31" table:content-validation-name="val7" office:value-type="string" calcext:value-type="string">
            <text:p>Nein</text:p>
          </table:table-cell>
          <table:table-cell table:number-columns-repeated="4" table:style-name="ce31" table:content-validation-name="val7" office:value-type="string" calcext:value-type="string">
            <text:p>Ja</text:p>
          </table:table-cell>
          <table:table-cell table:style-name="ce31" table:content-validation-name="val7" office:value-type="string" calcext:value-type="string">
            <text:p>Nein</text:p>
          </table:table-cell>
          <table:table-cell table:number-columns-repeated="13" table:style-name="ce31" table:content-validation-name="val7" office:value-type="string" calcext:value-type="string">
            <text:p>Ja</text:p>
          </table:table-cell>
          <table:table-cell table:style-name="ce31" table:content-validation-name="val7"/>
          <table:table-cell table:number-columns-repeated="9" table:style-name="ce31" table:content-validation-name="val7" office:value-type="string" calcext:value-type="string">
            <text:p>Ja</text:p>
          </table:table-cell>
          <table:table-cell table:style-name="ce31" table:content-validation-name="val7" table:number-columns-repeated="2"/>
          <table:table-cell table:style-name="ce31" table:content-validation-name="val7" office:value-type="string" calcext:value-type="string">
            <text:p>Ja</text:p>
          </table:table-cell>
          <table:table-cell table:style-name="ce31" table:content-validation-name="val7"/>
          <table:table-cell table:style-name="ce31" table:content-validation-name="val7" office:value-type="string" calcext:value-type="string">
            <text:p>Ja</text:p>
          </table:table-cell>
          <table:table-cell table:style-name="ce31" table:content-validation-name="val7"/>
          <table:table-cell table:number-columns-repeated="7" table:style-name="ce31" table:content-validation-name="val7" office:value-type="string" calcext:value-type="string">
            <text:p>Ja</text:p>
          </table:table-cell>
          <table:table-cell table:style-name="ce31" table:content-validation-name="val7"/>
          <table:table-cell table:style-name="ce31" table:content-validation-name="val7" office:value-type="string" calcext:value-type="string">
            <text:p>Ja</text:p>
          </table:table-cell>
          <table:table-cell table:style-name="ce31" table:content-validation-name="val7"/>
          <table:table-cell table:style-name="ce31" table:content-validation-name="val7" office:value-type="string" calcext:value-type="string">
            <text:p>Ja</text:p>
          </table:table-cell>
          <table:table-cell table:style-name="ce31" table:content-validation-name="val7" table:number-columns-repeated="3"/>
          <table:table-cell table:number-columns-repeated="2" table:style-name="ce31" table:content-validation-name="val7" office:value-type="string" calcext:value-type="string">
            <text:p>Ja</text:p>
          </table:table-cell>
          <table:table-cell table:style-name="ce31" table:content-validation-name="val7"/>
          <table:table-cell table:number-columns-repeated="12" table:style-name="ce31" table:content-validation-name="val7" office:value-type="string" calcext:value-type="string">
            <text:p>Ja</text:p>
          </table:table-cell>
          <table:table-cell table:style-name="ce31" table:content-validation-name="val7" table:number-columns-repeated="2"/>
          <table:table-cell table:number-columns-repeated="7" table:style-name="ce31" table:content-validation-name="val7" office:value-type="string" calcext:value-type="string">
            <text:p>Ja</text:p>
          </table:table-cell>
          <table:table-cell table:style-name="ce31" table:content-validation-name="val7"/>
          <table:table-cell table:style-name="ce31" table:content-validation-name="val7" office:value-type="string" calcext:value-type="string">
            <text:p>Ja</text:p>
          </table:table-cell>
          <table:table-cell table:style-name="ce31" table:content-validation-name="val7" table:number-columns-repeated="904"/>
          <table:table-cell/>
        </table:table-row>
        <table:table-row table:style-name="ro1">
          <table:table-cell table:style-name="ce12" office:value-type="string" calcext:value-type="string">
            <text:p>10.Bind</text:p>
          </table:table-cell>
          <table:table-cell table:style-name="ce32" table:content-validation-name="val7" office:value-type="string" calcext:value-type="string">
            <text:p>Ja</text:p>
          </table:table-cell>
          <table:table-cell table:style-name="ce32" table:content-validation-name="val7"/>
          <table:table-cell table:number-columns-repeated="4" table:style-name="ce32" table:content-validation-name="val7" office:value-type="string" calcext:value-type="string">
            <text:p>Ja</text:p>
          </table:table-cell>
          <table:table-cell table:style-name="ce32"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style-name="ce32"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style-name="ce39" table:number-columns-repeated="3"/>
          <table:table-cell table:number-columns-repeated="2" table:style-name="ce39" office:value-type="string" calcext:value-type="string">
            <text:p>Ja</text:p>
          </table:table-cell>
          <table:table-cell table:style-name="ce32" table:content-validation-name="val7" office:value-type="string" calcext:value-type="string">
            <text:p>Ja</text:p>
          </table:table-cell>
          <table:table-cell table:style-name="ce39" table:content-validation-name="val7" table:number-columns-repeated="2"/>
          <table:table-cell table:style-name="ce39" table:content-validation-name="val7" office:value-type="string" calcext:value-type="string">
            <text:p>Ja</text:p>
          </table:table-cell>
          <table:table-cell table:style-name="ce39" table:content-validation-name="val7"/>
          <table:table-cell table:number-columns-repeated="2" table:style-name="ce39" table:content-validation-name="val7" office:value-type="string" calcext:value-type="string">
            <text:p>Ja</text:p>
          </table:table-cell>
          <table:table-cell table:style-name="ce32" table:content-validation-name="val7" office:value-type="string" calcext:value-type="string">
            <text:p>Ja</text:p>
          </table:table-cell>
          <table:table-cell table:number-columns-repeated="2" table:style-name="ce39" table:content-validation-name="val7" office:value-type="string" calcext:value-type="string">
            <text:p>Ja</text:p>
          </table:table-cell>
          <table:table-cell table:style-name="ce43" table:content-validation-name="val7" office:value-type="string" calcext:value-type="string">
            <text:p>Ja</text:p>
          </table:table-cell>
          <table:table-cell table:style-name="ce32" table:content-validation-name="val7" office:value-type="string" calcext:value-type="string">
            <text:p>Ja</text:p>
          </table:table-cell>
          <table:table-cell table:style-name="ce43" table:content-validation-name="val7"/>
          <table:table-cell table:number-columns-repeated="2" table:style-name="ce43" table:content-validation-name="val7" office:value-type="string" calcext:value-type="string">
            <text:p>Ja</text:p>
          </table:table-cell>
          <table:table-cell table:style-name="ce43" table:content-validation-name="val7"/>
          <table:table-cell table:number-columns-repeated="3" table:style-name="ce32" table:content-validation-name="val7" office:value-type="string" calcext:value-type="string">
            <text:p>Ja</text:p>
          </table:table-cell>
          <table:table-cell table:style-name="ce32" table:content-validation-name="val7"/>
          <table:table-cell table:style-name="ce32" table:content-validation-name="val7" office:value-type="string" calcext:value-type="string">
            <text:p>Nein</text:p>
          </table:table-cell>
          <table:table-cell table:number-columns-repeated="6" table:style-name="ce32" table:content-validation-name="val7" office:value-type="string" calcext:value-type="string">
            <text:p>Ja</text:p>
          </table:table-cell>
          <table:table-cell table:number-columns-repeated="2" table:style-name="ce32" table:content-validation-name="val7" office:value-type="string" calcext:value-type="string">
            <text:p>Nein</text:p>
          </table:table-cell>
          <table:table-cell table:number-columns-repeated="4" table:style-name="ce32" table:content-validation-name="val7" office:value-type="string" calcext:value-type="string">
            <text:p>Ja</text:p>
          </table:table-cell>
          <table:table-cell table:style-name="ce32" table:content-validation-name="val7" office:value-type="string" calcext:value-type="string">
            <text:p>Nein</text:p>
          </table:table-cell>
          <table:table-cell table:number-columns-repeated="11" table:style-name="ce32" table:content-validation-name="val7" office:value-type="string" calcext:value-type="string">
            <text:p>Ja</text:p>
          </table:table-cell>
          <table:table-cell table:style-name="ce32"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style-name="ce32" table:content-validation-name="val7"/>
          <table:table-cell table:number-columns-repeated="9" table:style-name="ce32" table:content-validation-name="val7" office:value-type="string" calcext:value-type="string">
            <text:p>Ja</text:p>
          </table:table-cell>
          <table:table-cell table:style-name="ce32" table:content-validation-name="val7" table:number-columns-repeated="2"/>
          <table:table-cell table:style-name="ce32" table:content-validation-name="val7" office:value-type="string" calcext:value-type="string">
            <text:p>Ja</text:p>
          </table:table-cell>
          <table:table-cell table:style-name="ce32"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style-name="ce32" table:content-validation-name="val7"/>
          <table:table-cell table:number-columns-repeated="7" table:style-name="ce32" table:content-validation-name="val7" office:value-type="string" calcext:value-type="string">
            <text:p>Ja</text:p>
          </table:table-cell>
          <table:table-cell table:style-name="ce32"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style-name="ce32"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style-name="ce32" table:content-validation-name="val7" table:number-columns-repeated="3"/>
          <table:table-cell table:number-columns-repeated="2" table:style-name="ce32" table:content-validation-name="val7" office:value-type="string" calcext:value-type="string">
            <text:p>Ja</text:p>
          </table:table-cell>
          <table:table-cell table:style-name="ce32" table:content-validation-name="val7"/>
          <table:table-cell table:number-columns-repeated="12" table:style-name="ce32" table:content-validation-name="val7" office:value-type="string" calcext:value-type="string">
            <text:p>Ja</text:p>
          </table:table-cell>
          <table:table-cell table:style-name="ce32" table:content-validation-name="val7" table:number-columns-repeated="2"/>
          <table:table-cell table:number-columns-repeated="7" table:style-name="ce32" table:content-validation-name="val7" office:value-type="string" calcext:value-type="string">
            <text:p>Ja</text:p>
          </table:table-cell>
          <table:table-cell table:style-name="ce32"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style-name="ce32" table:content-validation-name="val7" table:number-columns-repeated="904"/>
          <table:table-cell/>
        </table:table-row>
        <table:table-row table:style-name="ro1">
          <table:table-cell table:style-name="ce12" office:value-type="string" calcext:value-type="string">
            <text:p>10.Offen</text:p>
          </table:table-cell>
          <table:table-cell table:style-name="ce32" table:content-validation-name="val7" office:value-type="string" calcext:value-type="string">
            <text:p>Ja</text:p>
          </table:table-cell>
          <table:table-cell table:style-name="ce32" table:content-validation-name="val7"/>
          <table:table-cell table:number-columns-repeated="4" table:style-name="ce32" table:content-validation-name="val7" office:value-type="string" calcext:value-type="string">
            <text:p>Ja</text:p>
          </table:table-cell>
          <table:table-cell table:style-name="ce32"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style-name="ce32"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style-name="ce39" table:number-columns-repeated="3"/>
          <table:table-cell table:number-columns-repeated="2" table:style-name="ce39" office:value-type="string" calcext:value-type="string">
            <text:p>Ja</text:p>
          </table:table-cell>
          <table:table-cell table:style-name="ce32" table:content-validation-name="val7" office:value-type="string" calcext:value-type="string">
            <text:p>Ja</text:p>
          </table:table-cell>
          <table:table-cell table:style-name="ce39" table:content-validation-name="val7" table:number-columns-repeated="2"/>
          <table:table-cell table:style-name="ce39" table:content-validation-name="val7" office:value-type="string" calcext:value-type="string">
            <text:p>Ja</text:p>
          </table:table-cell>
          <table:table-cell table:style-name="ce39" table:content-validation-name="val7"/>
          <table:table-cell table:number-columns-repeated="2" table:style-name="ce39" table:content-validation-name="val7" office:value-type="string" calcext:value-type="string">
            <text:p>Ja</text:p>
          </table:table-cell>
          <table:table-cell table:style-name="ce32" table:content-validation-name="val7" office:value-type="string" calcext:value-type="string">
            <text:p>Ja</text:p>
          </table:table-cell>
          <table:table-cell table:number-columns-repeated="2" table:style-name="ce39" table:content-validation-name="val7" office:value-type="string" calcext:value-type="string">
            <text:p>Ja</text:p>
          </table:table-cell>
          <table:table-cell table:style-name="ce43" table:content-validation-name="val7" office:value-type="string" calcext:value-type="string">
            <text:p>Ja</text:p>
          </table:table-cell>
          <table:table-cell table:style-name="ce32" table:content-validation-name="val7" office:value-type="string" calcext:value-type="string">
            <text:p>Ja</text:p>
          </table:table-cell>
          <table:table-cell table:style-name="ce43" table:content-validation-name="val7"/>
          <table:table-cell table:number-columns-repeated="2" table:style-name="ce43" table:content-validation-name="val7" office:value-type="string" calcext:value-type="string">
            <text:p>Ja</text:p>
          </table:table-cell>
          <table:table-cell table:style-name="ce43" table:content-validation-name="val7"/>
          <table:table-cell table:style-name="ce43" table:content-validation-name="val7" office:value-type="string" calcext:value-type="string">
            <text:p>Ja</text:p>
          </table:table-cell>
          <table:table-cell table:number-columns-repeated="2"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style-name="ce32" table:content-validation-name="val7" office:value-type="string" calcext:value-type="string">
            <text:p>Nein</text:p>
          </table:table-cell>
          <table:table-cell table:number-columns-repeated="6" table:style-name="ce32" table:content-validation-name="val7" office:value-type="string" calcext:value-type="string">
            <text:p>Ja</text:p>
          </table:table-cell>
          <table:table-cell table:number-columns-repeated="2" table:style-name="ce32" table:content-validation-name="val7" office:value-type="string" calcext:value-type="string">
            <text:p>Nein</text:p>
          </table:table-cell>
          <table:table-cell table:number-columns-repeated="4" table:style-name="ce32" table:content-validation-name="val7" office:value-type="string" calcext:value-type="string">
            <text:p>Ja</text:p>
          </table:table-cell>
          <table:table-cell table:style-name="ce32" table:content-validation-name="val7" office:value-type="string" calcext:value-type="string">
            <text:p>Nein</text:p>
          </table:table-cell>
          <table:table-cell table:number-columns-repeated="11"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number-columns-repeated="9" table:style-name="ce32" table:content-validation-name="val7" office:value-type="string" calcext:value-type="string">
            <text:p>Ja</text:p>
          </table:table-cell>
          <table:table-cell table:content-validation-name="val7" table:number-columns-repeated="2"/>
          <table:table-cell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number-columns-repeated="7"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content-validation-name="val7" table:number-columns-repeated="3"/>
          <table:table-cell table:number-columns-repeated="2"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number-columns-repeated="12" table:style-name="ce32" table:content-validation-name="val7" office:value-type="string" calcext:value-type="string">
            <text:p>Ja</text:p>
          </table:table-cell>
          <table:table-cell table:content-validation-name="val7" table:number-columns-repeated="2"/>
          <table:table-cell table:number-columns-repeated="7"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content-validation-name="val7" table:number-columns-repeated="904"/>
          <table:table-cell/>
        </table:table-row>
        <table:table-row table:style-name="ro1">
          <table:table-cell table:style-name="ce12" office:value-type="string" calcext:value-type="string">
            <text:p>10.Stell</text:p>
          </table:table-cell>
          <table:table-cell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number-columns-repeated="4"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style-name="ce39" table:number-columns-repeated="3"/>
          <table:table-cell table:number-columns-repeated="2" table:style-name="ce39" office:value-type="string" calcext:value-type="string">
            <text:p>Ja</text:p>
          </table:table-cell>
          <table:table-cell table:style-name="ce32" table:content-validation-name="val7" office:value-type="string" calcext:value-type="string">
            <text:p>Ja</text:p>
          </table:table-cell>
          <table:table-cell table:style-name="ce39" table:content-validation-name="val7" table:number-columns-repeated="2"/>
          <table:table-cell table:style-name="ce39" table:content-validation-name="val7" office:value-type="string" calcext:value-type="string">
            <text:p>Ja</text:p>
          </table:table-cell>
          <table:table-cell table:style-name="ce39" table:content-validation-name="val7"/>
          <table:table-cell table:number-columns-repeated="2" table:style-name="ce39" table:content-validation-name="val7" office:value-type="string" calcext:value-type="string">
            <text:p>Ja</text:p>
          </table:table-cell>
          <table:table-cell table:style-name="ce32" table:content-validation-name="val7" office:value-type="string" calcext:value-type="string">
            <text:p>Ja</text:p>
          </table:table-cell>
          <table:table-cell table:number-columns-repeated="2" table:style-name="ce39" table:content-validation-name="val7" office:value-type="string" calcext:value-type="string">
            <text:p>Ja</text:p>
          </table:table-cell>
          <table:table-cell table:style-name="ce43" table:content-validation-name="val7" office:value-type="string" calcext:value-type="string">
            <text:p>Ja</text:p>
          </table:table-cell>
          <table:table-cell table:style-name="ce32" table:content-validation-name="val7" office:value-type="string" calcext:value-type="string">
            <text:p>Ja</text:p>
          </table:table-cell>
          <table:table-cell table:style-name="ce43" table:content-validation-name="val7"/>
          <table:table-cell table:number-columns-repeated="2" table:style-name="ce43" table:content-validation-name="val7" office:value-type="string" calcext:value-type="string">
            <text:p>Ja</text:p>
          </table:table-cell>
          <table:table-cell table:style-name="ce43" table:content-validation-name="val7"/>
          <table:table-cell table:style-name="ce43" table:content-validation-name="val7" office:value-type="string" calcext:value-type="string">
            <text:p>Ja</text:p>
          </table:table-cell>
          <table:table-cell table:number-columns-repeated="2"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style-name="ce32" table:content-validation-name="val7" office:value-type="string" calcext:value-type="string">
            <text:p>Nein</text:p>
          </table:table-cell>
          <table:table-cell table:number-columns-repeated="3"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number-columns-repeated="2" table:style-name="ce32" table:content-validation-name="val7" office:value-type="string" calcext:value-type="string">
            <text:p>Ja</text:p>
          </table:table-cell>
          <table:table-cell table:number-columns-repeated="2" table:style-name="ce32" table:content-validation-name="val7" office:value-type="string" calcext:value-type="string">
            <text:p>Nein</text:p>
          </table:table-cell>
          <table:table-cell table:number-columns-repeated="4" table:style-name="ce32" table:content-validation-name="val7" office:value-type="string" calcext:value-type="string">
            <text:p>Ja</text:p>
          </table:table-cell>
          <table:table-cell table:style-name="ce32" table:content-validation-name="val7" office:value-type="string" calcext:value-type="string">
            <text:p>Nein</text:p>
          </table:table-cell>
          <table:table-cell table:number-columns-repeated="11"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number-columns-repeated="9" table:style-name="ce32" table:content-validation-name="val7" office:value-type="string" calcext:value-type="string">
            <text:p>Ja</text:p>
          </table:table-cell>
          <table:table-cell table:content-validation-name="val7" table:number-columns-repeated="2"/>
          <table:table-cell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number-columns-repeated="7"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content-validation-name="val7" table:number-columns-repeated="3"/>
          <table:table-cell table:style-name="ce32" table:content-validation-name="val7" office:value-type="string" calcext:value-type="string">
            <text:p>Nein</text:p>
          </table:table-cell>
          <table:table-cell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number-columns-repeated="12" table:style-name="ce32" table:content-validation-name="val7" office:value-type="string" calcext:value-type="string">
            <text:p>Ja</text:p>
          </table:table-cell>
          <table:table-cell table:content-validation-name="val7" table:number-columns-repeated="2"/>
          <table:table-cell table:number-columns-repeated="7"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content-validation-name="val7" table:number-columns-repeated="904"/>
          <table:table-cell/>
        </table:table-row>
        <table:table-row table:style-name="ro1">
          <table:table-cell table:style-name="ce12" office:value-type="string" calcext:value-type="string">
            <text:p>10.Froh</text:p>
          </table:table-cell>
          <table:table-cell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number-columns-repeated="4"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content-validation-name="val7" table:number-columns-repeated="2"/>
          <table:table-cell table:style-name="ce39" table:number-columns-repeated="3"/>
          <table:table-cell table:number-columns-repeated="2" table:style-name="ce39" office:value-type="string" calcext:value-type="string">
            <text:p>Ja</text:p>
          </table:table-cell>
          <table:table-cell table:style-name="ce32" table:content-validation-name="val7" office:value-type="string" calcext:value-type="string">
            <text:p>Ja</text:p>
          </table:table-cell>
          <table:table-cell table:style-name="ce39" table:content-validation-name="val7" table:number-columns-repeated="2"/>
          <table:table-cell table:style-name="ce39" table:content-validation-name="val7" office:value-type="string" calcext:value-type="string">
            <text:p>Ja</text:p>
          </table:table-cell>
          <table:table-cell table:style-name="ce39" table:content-validation-name="val7"/>
          <table:table-cell table:number-columns-repeated="2" table:style-name="ce39" table:content-validation-name="val7" office:value-type="string" calcext:value-type="string">
            <text:p>Ja</text:p>
          </table:table-cell>
          <table:table-cell table:style-name="ce32" table:content-validation-name="val7" office:value-type="string" calcext:value-type="string">
            <text:p>Ja</text:p>
          </table:table-cell>
          <table:table-cell table:number-columns-repeated="2" table:style-name="ce39" table:content-validation-name="val7" office:value-type="string" calcext:value-type="string">
            <text:p>Ja</text:p>
          </table:table-cell>
          <table:table-cell table:style-name="ce43" table:content-validation-name="val7" office:value-type="string" calcext:value-type="string">
            <text:p>Ja</text:p>
          </table:table-cell>
          <table:table-cell table:style-name="ce32" table:content-validation-name="val7" office:value-type="string" calcext:value-type="string">
            <text:p>Ja</text:p>
          </table:table-cell>
          <table:table-cell table:style-name="ce43" table:content-validation-name="val7"/>
          <table:table-cell table:number-columns-repeated="2" table:style-name="ce43" table:content-validation-name="val7" office:value-type="string" calcext:value-type="string">
            <text:p>Ja</text:p>
          </table:table-cell>
          <table:table-cell table:style-name="ce43" table:content-validation-name="val7"/>
          <table:table-cell table:style-name="ce43" table:content-validation-name="val7" office:value-type="string" calcext:value-type="string">
            <text:p>Ja</text:p>
          </table:table-cell>
          <table:table-cell table:number-columns-repeated="2"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style-name="ce32" table:content-validation-name="val7" office:value-type="string" calcext:value-type="string">
            <text:p>Nein</text:p>
          </table:table-cell>
          <table:table-cell table:number-columns-repeated="6" table:style-name="ce32" table:content-validation-name="val7" office:value-type="string" calcext:value-type="string">
            <text:p>Ja</text:p>
          </table:table-cell>
          <table:table-cell table:number-columns-repeated="2" table:style-name="ce32" table:content-validation-name="val7" office:value-type="string" calcext:value-type="string">
            <text:p>Nein</text:p>
          </table:table-cell>
          <table:table-cell table:number-columns-repeated="4" table:style-name="ce32" table:content-validation-name="val7" office:value-type="string" calcext:value-type="string">
            <text:p>Ja</text:p>
          </table:table-cell>
          <table:table-cell table:style-name="ce32" table:content-validation-name="val7" office:value-type="string" calcext:value-type="string">
            <text:p>Nein</text:p>
          </table:table-cell>
          <table:table-cell table:number-columns-repeated="11"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number-columns-repeated="9" table:style-name="ce32" table:content-validation-name="val7" office:value-type="string" calcext:value-type="string">
            <text:p>Ja</text:p>
          </table:table-cell>
          <table:table-cell table:content-validation-name="val7" table:number-columns-repeated="2"/>
          <table:table-cell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number-columns-repeated="7"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content-validation-name="val7" table:number-columns-repeated="3"/>
          <table:table-cell table:number-columns-repeated="2"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number-columns-repeated="12" table:style-name="ce32" table:content-validation-name="val7" office:value-type="string" calcext:value-type="string">
            <text:p>Ja</text:p>
          </table:table-cell>
          <table:table-cell table:content-validation-name="val7" table:number-columns-repeated="2"/>
          <table:table-cell table:number-columns-repeated="7" table:style-name="ce32" table:content-validation-name="val7" office:value-type="string" calcext:value-type="string">
            <text:p>Ja</text:p>
          </table:table-cell>
          <table:table-cell table:content-validation-name="val7"/>
          <table:table-cell table:style-name="ce32" table:content-validation-name="val7" office:value-type="string" calcext:value-type="string">
            <text:p>Ja</text:p>
          </table:table-cell>
          <table:table-cell table:content-validation-name="val7" table:number-columns-repeated="904"/>
          <table:table-cell/>
        </table:table-row>
        <table:table-row table:style-name="ro1">
          <table:table-cell table:style-name="ce18" office:value-type="string" calcext:value-type="string">
            <text:p>10.Wortklassen</text:p>
          </table:table-cell>
          <table:table-cell table:style-name="ce38" table:content-validation-name="val12"/>
          <table:table-cell table:style-name="ce38" table:content-validation-name="val12" office:value-type="string" calcext:value-type="string">
            <text:p>Ja</text:p>
          </table:table-cell>
          <table:table-cell table:style-name="ce38" table:content-validation-name="val12" table:number-columns-repeated="6"/>
          <table:table-cell table:style-name="ce38" table:content-validation-name="val12" office:value-type="string" calcext:value-type="string">
            <text:p>Ja</text:p>
          </table:table-cell>
          <table:table-cell table:style-name="ce38" table:content-validation-name="val12"/>
          <table:table-cell table:number-columns-repeated="2" table:style-name="ce38" table:content-validation-name="val12" office:value-type="string" calcext:value-type="string">
            <text:p>Ja</text:p>
          </table:table-cell>
          <table:table-cell table:style-name="ce38" table:content-validation-name="val12" table:number-columns-repeated="23"/>
          <table:table-cell table:style-name="ce38" table:content-validation-name="val12" office:value-type="string" calcext:value-type="string">
            <text:p>Ja</text:p>
          </table:table-cell>
          <table:table-cell table:style-name="ce38" table:content-validation-name="val12" table:number-columns-repeated="7"/>
          <table:table-cell table:style-name="ce38" table:content-validation-name="val12" office:value-type="string" calcext:value-type="string">
            <text:p>Ja</text:p>
          </table:table-cell>
          <table:table-cell table:style-name="ce38" table:content-validation-name="val12" table:number-columns-repeated="4"/>
          <table:table-cell table:style-name="ce38" table:content-validation-name="val12" office:value-type="string" calcext:value-type="string">
            <text:p>Ja</text:p>
          </table:table-cell>
          <table:table-cell table:style-name="ce38" table:content-validation-name="val12" table:number-columns-repeated="23"/>
          <table:table-cell table:style-name="ce38" table:content-validation-name="val12" office:value-type="string" calcext:value-type="string">
            <text:p>Ja</text:p>
          </table:table-cell>
          <table:table-cell table:style-name="ce38" table:content-validation-name="val12" table:number-columns-repeated="4"/>
          <table:table-cell table:style-name="ce38" table:content-validation-name="val12" office:value-type="string" calcext:value-type="string">
            <text:p>Ja</text:p>
          </table:table-cell>
          <table:table-cell table:style-name="ce38" table:content-validation-name="val12" table:number-columns-repeated="7"/>
          <table:table-cell table:style-name="ce38" table:content-validation-name="val12" office:value-type="string" calcext:value-type="string">
            <text:p>Ja</text:p>
          </table:table-cell>
          <table:table-cell table:style-name="ce38" table:content-validation-name="val12" table:number-columns-repeated="8"/>
          <table:table-cell table:style-name="ce38" table:content-validation-name="val12" office:value-type="string" calcext:value-type="string">
            <text:p>Ja</text:p>
          </table:table-cell>
          <table:table-cell table:style-name="ce38" table:content-validation-name="val12" table:number-columns-repeated="927"/>
          <table:table-cell/>
        </table:table-row>
        <table:table-row table:style-name="ro1">
          <table:table-cell table:style-name="ce18" office:value-type="string" calcext:value-type="string">
            <text:p>10.Gestellstamm</text:p>
          </table:table-cell>
          <table:table-cell table:style-name="ce38" table:content-validation-name="val12"/>
          <table:table-cell table:content-validation-name="val12"/>
          <table:table-cell table:number-columns-repeated="4" table:style-name="ce38" table:content-validation-name="val12" office:value-type="string" calcext:value-type="string">
            <text:p>Ja</text:p>
          </table:table-cell>
          <table:table-cell table:content-validation-name="val12"/>
          <table:table-cell table:style-name="ce38" table:content-validation-name="val12" office:value-type="string" calcext:value-type="string">
            <text:p>Ja</text:p>
          </table:table-cell>
          <table:table-cell table:content-validation-name="val12" table:number-columns-repeated="3"/>
          <table:table-cell table:style-name="ce38" table:content-validation-name="val12" office:value-type="string" calcext:value-type="string">
            <text:p>Ja</text:p>
          </table:table-cell>
          <table:table-cell table:content-validation-name="val12" table:number-columns-repeated="6"/>
          <table:table-cell table:style-name="ce38" table:content-validation-name="val12" office:value-type="string" calcext:value-type="string">
            <text:p>Ja</text:p>
          </table:table-cell>
          <table:table-cell table:content-validation-name="val12" table:number-columns-repeated="2"/>
          <table:table-cell table:style-name="ce38" table:content-validation-name="val12" office:value-type="string" calcext:value-type="string">
            <text:p>Ja</text:p>
          </table:table-cell>
          <table:table-cell table:content-validation-name="val12" table:number-columns-repeated="2"/>
          <table:table-cell table:style-name="ce38" table:content-validation-name="val12" office:value-type="string" calcext:value-type="string">
            <text:p>Ja</text:p>
          </table:table-cell>
          <table:table-cell table:content-validation-name="val12"/>
          <table:table-cell table:style-name="ce38" table:content-validation-name="val12" office:value-type="string" calcext:value-type="string">
            <text:p>Ja</text:p>
          </table:table-cell>
          <table:table-cell table:content-validation-name="val12" table:number-columns-repeated="4"/>
          <table:table-cell table:number-columns-repeated="2" table:style-name="ce38" table:content-validation-name="val12" office:value-type="string" calcext:value-type="string">
            <text:p>Ja</text:p>
          </table:table-cell>
          <table:table-cell table:content-validation-name="val12" table:number-columns-repeated="3"/>
          <table:table-cell table:number-columns-repeated="2" table:style-name="ce38" table:content-validation-name="val12" office:value-type="string" calcext:value-type="string">
            <text:p>Ja</text:p>
          </table:table-cell>
          <table:table-cell table:content-validation-name="val12" table:number-columns-repeated="2"/>
          <table:table-cell table:number-columns-repeated="2" table:style-name="ce38" table:content-validation-name="val12" office:value-type="string" calcext:value-type="string">
            <text:p>Ja</text:p>
          </table:table-cell>
          <table:table-cell table:content-validation-name="val12" table:number-columns-repeated="2"/>
          <table:table-cell table:number-columns-repeated="2" table:style-name="ce38" table:content-validation-name="val12" office:value-type="string" calcext:value-type="string">
            <text:p>Ja</text:p>
          </table:table-cell>
          <table:table-cell table:content-validation-name="val12" table:number-columns-repeated="4"/>
          <table:table-cell table:style-name="ce38" table:content-validation-name="val12" office:value-type="string" calcext:value-type="string">
            <text:p>Ja</text:p>
          </table:table-cell>
          <table:table-cell table:content-validation-name="val12"/>
          <table:table-cell table:style-name="ce38" table:content-validation-name="val12" office:value-type="string" calcext:value-type="string">
            <text:p>Ja</text:p>
          </table:table-cell>
          <table:table-cell table:content-validation-name="val12" table:number-columns-repeated="4"/>
          <table:table-cell table:style-name="ce38" table:content-validation-name="val12" office:value-type="string" calcext:value-type="string">
            <text:p>Ja</text:p>
          </table:table-cell>
          <table:table-cell table:content-validation-name="val12" table:number-columns-repeated="3"/>
          <table:table-cell table:style-name="ce38" table:content-validation-name="val12" office:value-type="string" calcext:value-type="string">
            <text:p>Ja</text:p>
          </table:table-cell>
          <table:table-cell table:content-validation-name="val12" table:number-columns-repeated="2"/>
          <table:table-cell table:style-name="ce38" table:content-validation-name="val12" office:value-type="string" calcext:value-type="string">
            <text:p>Ja</text:p>
          </table:table-cell>
          <table:table-cell table:content-validation-name="val12" table:number-columns-repeated="3"/>
          <table:table-cell table:number-columns-repeated="2" table:style-name="ce38" table:content-validation-name="val12" office:value-type="string" calcext:value-type="string">
            <text:p>Ja</text:p>
          </table:table-cell>
          <table:table-cell table:content-validation-name="val12"/>
          <table:table-cell table:style-name="ce38" table:content-validation-name="val12" office:value-type="string" calcext:value-type="string">
            <text:p>Ja</text:p>
          </table:table-cell>
          <table:table-cell table:content-validation-name="val12" table:number-columns-repeated="4"/>
          <table:table-cell table:style-name="ce38" table:content-validation-name="val12" office:value-type="string" calcext:value-type="string">
            <text:p>Ja</text:p>
          </table:table-cell>
          <table:table-cell table:content-validation-name="val12" table:number-columns-repeated="5"/>
          <table:table-cell table:style-name="ce38" table:content-validation-name="val12" office:value-type="string" calcext:value-type="string">
            <text:p>Ja</text:p>
          </table:table-cell>
          <table:table-cell table:content-validation-name="val12"/>
          <table:table-cell table:number-columns-repeated="2" table:style-name="ce38" table:content-validation-name="val12" office:value-type="string" calcext:value-type="string">
            <text:p>Ja</text:p>
          </table:table-cell>
          <table:table-cell table:content-validation-name="val12" table:number-columns-repeated="7"/>
          <table:table-cell table:style-name="ce38" table:content-validation-name="val12" office:value-type="string" calcext:value-type="string">
            <text:p>Ja</text:p>
          </table:table-cell>
          <table:table-cell table:content-validation-name="val12"/>
          <table:table-cell table:style-name="ce38" table:content-validation-name="val12" office:value-type="string" calcext:value-type="string">
            <text:p>Ja</text:p>
          </table:table-cell>
          <table:table-cell table:content-validation-name="val12"/>
          <table:table-cell table:number-columns-repeated="2" table:style-name="ce38" table:content-validation-name="val12" office:value-type="string" calcext:value-type="string">
            <text:p>Ja</text:p>
          </table:table-cell>
          <table:table-cell table:content-validation-name="val12" table:number-columns-repeated="2"/>
          <table:table-cell table:style-name="ce38" table:content-validation-name="val12" office:value-type="string" calcext:value-type="string">
            <text:p>Ja</text:p>
          </table:table-cell>
          <table:table-cell table:content-validation-name="val12"/>
          <table:table-cell table:style-name="ce38" table:content-validation-name="val12" office:value-type="string" calcext:value-type="string">
            <text:p>Ja</text:p>
          </table:table-cell>
          <table:table-cell table:content-validation-name="val12" table:number-columns-repeated="3"/>
          <table:table-cell table:style-name="ce38" table:content-validation-name="val12" office:value-type="string" calcext:value-type="string">
            <text:p>Ja</text:p>
          </table:table-cell>
          <table:table-cell table:content-validation-name="val12" table:number-columns-repeated="6"/>
          <table:table-cell table:number-columns-repeated="2" table:style-name="ce38" table:content-validation-name="val12" office:value-type="string" calcext:value-type="string">
            <text:p>Ja</text:p>
          </table:table-cell>
          <table:table-cell table:content-validation-name="val12"/>
          <table:table-cell table:style-name="ce38" table:content-validation-name="val12" office:value-type="string" calcext:value-type="string">
            <text:p>Ja</text:p>
          </table:table-cell>
          <table:table-cell table:content-validation-name="val12" table:number-columns-repeated="904"/>
          <table:table-cell/>
        </table:table-row>
        <table:table-row table:style-name="ro1">
          <table:table-cell table:style-name="ce13" office:value-type="string" calcext:value-type="string">
            <text:p>10.Verstaendlichkei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schlech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table:number-columns-repeated="2"/>
          <table:table-cell table:number-columns-repeated="3" table:style-name="ce33" table:content-validation-name="val14" office:value-type="string" calcext:value-type="string">
            <text:p>Schlech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/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chlecht</text:p>
          </table:table-cell>
          <table:table-cell table:number-columns-repeated="3"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number-columns-repeated="3"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ehrgut</text:p>
          </table:table-cell>
          <table:table-cell table:number-columns-repeated="3"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chlech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number-columns-repeated="4"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table:number-columns-repeated="4"/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number-columns-repeated="4"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3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ehrschlech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table:number-columns-repeated="904"/>
          <table:table-cell/>
        </table:table-row>
        <table:table-row table:style-name="ro1">
          <table:table-cell table:style-name="ce14" office:value-type="string" calcext:value-type="string">
            <text:p>10.Schwierigkei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number-columns-repeated="4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number-columns-repeated="3"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3"/>
          <table:table-cell table:style-name="ce34" table:content-validation-name="val15" office:value-type="string" calcext:value-type="string">
            <text:p>Sehrschwierig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number-columns-repeated="3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ehrLeicht</text:p>
          </table:table-cell>
          <table:table-cell table:number-columns-repeated="3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table:number-columns-repeated="3"/>
          <table:table-cell table:number-columns-repeated="3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SehrLeicht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number-columns-repeated="3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904"/>
          <table:table-cell/>
        </table:table-row>
        <table:table-row table:style-name="ro1">
          <table:table-cell table:style-name="ce10" office:value-type="string" calcext:value-type="string">
            <text:p>NB</text:p>
          </table:table-cell>
          <table:table-cell table:style-name="ce30" table:content-validation-name="val12" table:number-columns-repeated="6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8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8"/>
          <table:table-cell table:number-columns-repeated="2" table:style-name="ce30" table:content-validation-name="val12" office:value-type="string" calcext:value-type="string">
            <text:p>Ja</text:p>
          </table:table-cell>
          <table:table-cell table:style-name="ce30" table:content-validation-name="val12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/>
          <table:table-cell table:number-columns-repeated="2"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2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9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6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11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4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5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6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4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3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8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2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2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4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/>
          <table:table-cell table:style-name="ce30" table:content-validation-name="val12" office:value-type="string" calcext:value-type="string">
            <text:p>Ja</text:p>
          </table:table-cell>
          <table:table-cell table:style-name="ce30" table:content-validation-name="val12" table:number-columns-repeated="906"/>
          <table:table-cell/>
        </table:table-row>
        <table:table-row table:style-name="ro1">
          <table:table-cell table:style-name="ce11" office:value-type="string" calcext:value-type="string">
            <text:p>11.1.NP</text:p>
          </table:table-cell>
          <table:table-cell table:style-name="ce39" table:content-validation-name="val19" office:value-type="string" calcext:value-type="string">
            <text:p>Komplett</text:p>
          </table:table-cell>
          <table:table-cell table:number-columns-repeated="5" table:style-name="ce31" table:content-validation-name="val19" office:value-type="string" calcext:value-type="string">
            <text:p>Komplett</text:p>
          </table:table-cell>
          <table:table-cell table:style-name="ce31" table:content-validation-name="val19"/>
          <table:table-cell table:style-name="ce31" table:content-validation-name="val19" office:value-type="string" calcext:value-type="string">
            <text:p>Komplett</text:p>
          </table:table-cell>
          <table:table-cell table:style-name="ce31" table:content-validation-name="val19" office:value-type="string" calcext:value-type="string">
            <text:p>Garnicht</text:p>
          </table:table-cell>
          <table:table-cell table:number-columns-repeated="6" table:style-name="ce31" table:content-validation-name="val19" office:value-type="string" calcext:value-type="string">
            <text:p>Komplett</text:p>
          </table:table-cell>
          <table:table-cell table:style-name="ce31" table:content-validation-name="val19"/>
          <table:table-cell table:number-columns-repeated="4" table:style-name="ce31" table:content-validation-name="val19" office:value-type="string" calcext:value-type="string">
            <text:p>Komplett</text:p>
          </table:table-cell>
          <table:table-cell table:style-name="ce31" table:content-validation-name="val19"/>
          <table:table-cell table:number-columns-repeated="3" table:style-name="ce31" table:content-validation-name="val19" office:value-type="string" calcext:value-type="string">
            <text:p>Komplett</text:p>
          </table:table-cell>
          <table:table-cell table:style-name="ce31" table:content-validation-name="val19" table:number-columns-repeated="2"/>
          <table:table-cell table:style-name="ce31" table:content-validation-name="val19" office:value-type="string" calcext:value-type="string">
            <text:p>Komplett</text:p>
          </table:table-cell>
          <table:table-cell table:style-name="ce31" table:content-validation-name="val19"/>
          <table:table-cell table:style-name="ce31" table:content-validation-name="val19" office:value-type="string" calcext:value-type="string">
            <text:p>Komplett</text:p>
          </table:table-cell>
          <table:table-cell table:style-name="ce31" table:content-validation-name="val19" table:number-columns-repeated="2"/>
          <table:table-cell table:number-columns-repeated="2" table:style-name="ce31" table:content-validation-name="val19" office:value-type="string" calcext:value-type="string">
            <text:p>Komplett</text:p>
          </table:table-cell>
          <table:table-cell table:style-name="ce31" table:content-validation-name="val19"/>
          <table:table-cell table:style-name="ce31" table:content-validation-name="val19" office:value-type="string" calcext:value-type="string">
            <text:p>Komplett</text:p>
          </table:table-cell>
          <table:table-cell table:style-name="ce31" table:content-validation-name="val19" office:value-type="string" calcext:value-type="string">
            <text:p>Garnicht</text:p>
          </table:table-cell>
          <table:table-cell table:number-columns-repeated="7" table:style-name="ce31" table:content-validation-name="val19" office:value-type="string" calcext:value-type="string">
            <text:p>Komplett</text:p>
          </table:table-cell>
          <table:table-cell table:style-name="ce31" table:content-validation-name="val19"/>
          <table:table-cell table:number-columns-repeated="6" table:style-name="ce31" table:content-validation-name="val19" office:value-type="string" calcext:value-type="string">
            <text:p>Komplett</text:p>
          </table:table-cell>
          <table:table-cell table:style-name="ce31" table:content-validation-name="val19"/>
          <table:table-cell table:number-columns-repeated="11" table:style-name="ce31" table:content-validation-name="val19" office:value-type="string" calcext:value-type="string">
            <text:p>Komplett</text:p>
          </table:table-cell>
          <table:table-cell table:style-name="ce31" table:content-validation-name="val19"/>
          <table:table-cell table:number-columns-repeated="4" table:style-name="ce31" table:content-validation-name="val19" office:value-type="string" calcext:value-type="string">
            <text:p>Komplett</text:p>
          </table:table-cell>
          <table:table-cell table:style-name="ce31" table:content-validation-name="val19"/>
          <table:table-cell table:style-name="ce31" table:content-validation-name="val19" office:value-type="string" calcext:value-type="string">
            <text:p>Komplett</text:p>
          </table:table-cell>
          <table:table-cell table:style-name="ce31" table:content-validation-name="val19" office:value-type="string" calcext:value-type="string">
            <text:p>Garnicht</text:p>
          </table:table-cell>
          <table:table-cell table:number-columns-repeated="3" table:style-name="ce31" table:content-validation-name="val19" office:value-type="string" calcext:value-type="string">
            <text:p>Komplett</text:p>
          </table:table-cell>
          <table:table-cell table:style-name="ce31" table:content-validation-name="val19"/>
          <table:table-cell table:style-name="ce31" table:content-validation-name="val19" office:value-type="string" calcext:value-type="string">
            <text:p>Komplett</text:p>
          </table:table-cell>
          <table:table-cell table:style-name="ce31" table:content-validation-name="val19" office:value-type="string" calcext:value-type="string">
            <text:p>Teilweise</text:p>
          </table:table-cell>
          <table:table-cell table:number-columns-repeated="4" table:style-name="ce31" table:content-validation-name="val19" office:value-type="string" calcext:value-type="string">
            <text:p>Komplett</text:p>
          </table:table-cell>
          <table:table-cell table:style-name="ce31" table:content-validation-name="val19"/>
          <table:table-cell table:number-columns-repeated="4" table:style-name="ce31" table:content-validation-name="val19" office:value-type="string" calcext:value-type="string">
            <text:p>Komplett</text:p>
          </table:table-cell>
          <table:table-cell table:style-name="ce31" table:content-validation-name="val19"/>
          <table:table-cell table:style-name="ce31" table:content-validation-name="val19" office:value-type="string" calcext:value-type="string">
            <text:p>Komplett</text:p>
          </table:table-cell>
          <table:table-cell table:style-name="ce31" table:content-validation-name="val19"/>
          <table:table-cell table:number-columns-repeated="2" table:style-name="ce31" table:content-validation-name="val19" office:value-type="string" calcext:value-type="string">
            <text:p>Komplett</text:p>
          </table:table-cell>
          <table:table-cell table:style-name="ce31" table:content-validation-name="val19" office:value-type="string" calcext:value-type="string">
            <text:p>Teilweise</text:p>
          </table:table-cell>
          <table:table-cell table:style-name="ce31" table:content-validation-name="val19"/>
          <table:table-cell table:style-name="ce31" table:content-validation-name="val19" office:value-type="string" calcext:value-type="string">
            <text:p>Komplett</text:p>
          </table:table-cell>
          <table:table-cell table:style-name="ce31" table:content-validation-name="val19"/>
          <table:table-cell table:number-columns-repeated="4" table:style-name="ce31" table:content-validation-name="val19" office:value-type="string" calcext:value-type="string">
            <text:p>Komplett</text:p>
          </table:table-cell>
          <table:table-cell table:style-name="ce31" table:content-validation-name="val19" office:value-type="string" calcext:value-type="string">
            <text:p>Teilweise</text:p>
          </table:table-cell>
          <table:table-cell table:number-columns-repeated="3" table:style-name="ce31" table:content-validation-name="val19" office:value-type="string" calcext:value-type="string">
            <text:p>Komplett</text:p>
          </table:table-cell>
          <table:table-cell table:style-name="ce31" table:content-validation-name="val19"/>
          <table:table-cell table:number-columns-repeated="2" table:style-name="ce31" table:content-validation-name="val19" office:value-type="string" calcext:value-type="string">
            <text:p>Komplett</text:p>
          </table:table-cell>
          <table:table-cell table:style-name="ce31" table:content-validation-name="val19"/>
          <table:table-cell table:number-columns-repeated="2" table:style-name="ce31" table:content-validation-name="val19" office:value-type="string" calcext:value-type="string">
            <text:p>Komplett</text:p>
          </table:table-cell>
          <table:table-cell table:style-name="ce31" table:content-validation-name="val19"/>
          <table:table-cell table:number-columns-repeated="2" table:style-name="ce31" table:content-validation-name="val19" office:value-type="string" calcext:value-type="string">
            <text:p>Komplett</text:p>
          </table:table-cell>
          <table:table-cell table:style-name="ce31" table:content-validation-name="val19" office:value-type="string" calcext:value-type="string">
            <text:p>Teilweise</text:p>
          </table:table-cell>
          <table:table-cell table:style-name="ce31" table:content-validation-name="val19" office:value-type="string" calcext:value-type="string">
            <text:p>Komplett</text:p>
          </table:table-cell>
          <table:table-cell table:style-name="ce31" table:content-validation-name="val19" table:number-columns-repeated="3"/>
          <table:table-cell table:number-columns-repeated="2" table:style-name="ce31" table:content-validation-name="val19" office:value-type="string" calcext:value-type="string">
            <text:p>Komplett</text:p>
          </table:table-cell>
          <table:table-cell table:style-name="ce31" table:content-validation-name="val19" table:number-columns-repeated="904"/>
          <table:table-cell/>
        </table:table-row>
        <table:table-row table:style-name="ro1">
          <table:table-cell table:style-name="ce12" office:value-type="string" calcext:value-type="string">
            <text:p>11.1.Kasus</text:p>
          </table:table-cell>
          <table:table-cell table:number-columns-repeated="6" table:style-name="ce32" table:content-validation-name="val27" office:value-type="string" calcext:value-type="string">
            <text:p>Akkusativ</text:p>
          </table:table-cell>
          <table:table-cell table:style-name="ce32"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style-name="ce32" table:content-validation-name="val27"/>
          <table:table-cell table:number-columns-repeated="6" table:style-name="ce32" table:content-validation-name="val27" office:value-type="string" calcext:value-type="string">
            <text:p>Akkusativ</text:p>
          </table:table-cell>
          <table:table-cell table:style-name="ce32" table:content-validation-name="val27"/>
          <table:table-cell table:number-columns-repeated="8" table:style-name="ce32" table:content-validation-name="val27" office:value-type="string" calcext:value-type="string">
            <text:p>Akkusativ</text:p>
          </table:table-cell>
          <table:table-cell table:style-name="ce32" table:content-validation-name="val27" table:number-columns-repeated="2"/>
          <table:table-cell table:style-name="ce32" table:content-validation-name="val27" office:value-type="string" calcext:value-type="string">
            <text:p>Akkusativ</text:p>
          </table:table-cell>
          <table:table-cell table:style-name="ce32"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style-name="ce32" table:content-validation-name="val27" table:number-columns-repeated="2"/>
          <table:table-cell table:number-columns-repeated="2" table:style-name="ce32" table:content-validation-name="val27" office:value-type="string" calcext:value-type="string">
            <text:p>Akkusativ</text:p>
          </table:table-cell>
          <table:table-cell table:style-name="ce32"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style-name="ce32" table:content-validation-name="val27"/>
          <table:table-cell table:number-columns-repeated="7" table:style-name="ce32" table:content-validation-name="val27" office:value-type="string" calcext:value-type="string">
            <text:p>Akkusativ</text:p>
          </table:table-cell>
          <table:table-cell table:style-name="ce32" table:content-validation-name="val27"/>
          <table:table-cell table:number-columns-repeated="6" table:style-name="ce32" table:content-validation-name="val27" office:value-type="string" calcext:value-type="string">
            <text:p>Akkusativ</text:p>
          </table:table-cell>
          <table:table-cell table:style-name="ce32" table:content-validation-name="val27"/>
          <table:table-cell table:number-columns-repeated="11" table:style-name="ce32" table:content-validation-name="val27" office:value-type="string" calcext:value-type="string">
            <text:p>Akkusativ</text:p>
          </table:table-cell>
          <table:table-cell table:style-name="ce32" table:content-validation-name="val27"/>
          <table:table-cell table:number-columns-repeated="4" table:style-name="ce32" table:content-validation-name="val27" office:value-type="string" calcext:value-type="string">
            <text:p>Akkusativ</text:p>
          </table:table-cell>
          <table:table-cell table:style-name="ce32"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style-name="ce32" table:content-validation-name="val27"/>
          <table:table-cell table:number-columns-repeated="3" table:style-name="ce32" table:content-validation-name="val27" office:value-type="string" calcext:value-type="string">
            <text:p>Akkusativ</text:p>
          </table:table-cell>
          <table:table-cell table:style-name="ce32" table:content-validation-name="val27"/>
          <table:table-cell table:number-columns-repeated="6" table:style-name="ce32" table:content-validation-name="val27" office:value-type="string" calcext:value-type="string">
            <text:p>Akkusativ</text:p>
          </table:table-cell>
          <table:table-cell table:style-name="ce32" table:content-validation-name="val27"/>
          <table:table-cell table:number-columns-repeated="4" table:style-name="ce32" table:content-validation-name="val27" office:value-type="string" calcext:value-type="string">
            <text:p>Akkusativ</text:p>
          </table:table-cell>
          <table:table-cell table:style-name="ce32"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style-name="ce32" table:content-validation-name="val27"/>
          <table:table-cell table:number-columns-repeated="3" table:style-name="ce32" table:content-validation-name="val27" office:value-type="string" calcext:value-type="string">
            <text:p>Akkusativ</text:p>
          </table:table-cell>
          <table:table-cell table:style-name="ce32"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style-name="ce32" table:content-validation-name="val27"/>
          <table:table-cell table:number-columns-repeated="8" table:style-name="ce32" table:content-validation-name="val27" office:value-type="string" calcext:value-type="string">
            <text:p>Akkusativ</text:p>
          </table:table-cell>
          <table:table-cell table:style-name="ce32" table:content-validation-name="val27"/>
          <table:table-cell table:number-columns-repeated="2" table:style-name="ce32" table:content-validation-name="val27" office:value-type="string" calcext:value-type="string">
            <text:p>Akkusativ</text:p>
          </table:table-cell>
          <table:table-cell table:style-name="ce32" table:content-validation-name="val27"/>
          <table:table-cell table:number-columns-repeated="2" table:style-name="ce32" table:content-validation-name="val27" office:value-type="string" calcext:value-type="string">
            <text:p>Akkusativ</text:p>
          </table:table-cell>
          <table:table-cell table:style-name="ce32" table:content-validation-name="val27"/>
          <table:table-cell table:number-columns-repeated="4" table:style-name="ce32" table:content-validation-name="val27" office:value-type="string" calcext:value-type="string">
            <text:p>Akkusativ</text:p>
          </table:table-cell>
          <table:table-cell table:style-name="ce32" table:content-validation-name="val27" table:number-columns-repeated="3"/>
          <table:table-cell table:number-columns-repeated="2" table:style-name="ce32" table:content-validation-name="val27" office:value-type="string" calcext:value-type="string">
            <text:p>Akkusativ</text:p>
          </table:table-cell>
          <table:table-cell table:style-name="ce32" table:content-validation-name="val27" table:number-columns-repeated="904"/>
          <table:table-cell/>
        </table:table-row>
        <table:table-row table:style-name="ro1">
          <table:table-cell table:style-name="ce12" office:value-type="string" calcext:value-type="string">
            <text:p>11.2.NP</text:p>
          </table:table-cell>
          <table:table-cell table:style-name="ce32" table:content-validation-name="val19" office:value-type="string" calcext:value-type="string">
            <text:p>Teilweise</text:p>
          </table:table-cell>
          <table:table-cell table:number-columns-repeated="4" table:style-name="ce32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Zuviel</text:p>
          </table:table-cell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Teilweise</text:p>
          </table:table-cell>
          <table:table-cell table:number-columns-repeated="5" table:style-name="ce32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number-columns-repeated="2" table:style-name="ce32" table:content-validation-name="val19" office:value-type="string" calcext:value-type="string">
            <text:p>Teilweise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number-columns-repeated="7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6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11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4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Teilweise</text:p>
          </table:table-cell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Teilweise</text:p>
          </table:table-cell>
          <table:table-cell table:number-columns-repeated="4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Teilweise</text:p>
          </table:table-cell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number-columns-repeated="2" table:style-name="ce32" table:content-validation-name="val19" office:value-type="string" calcext:value-type="string">
            <text:p>Teilweise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4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Teilweise</text:p>
          </table:table-cell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 table:number-columns-repeated="3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content-validation-name="val19" table:number-columns-repeated="904"/>
          <table:table-cell/>
        </table:table-row>
        <table:table-row table:style-name="ro1">
          <table:table-cell table:style-name="ce12" office:value-type="string" calcext:value-type="string">
            <text:p>11.2.Kasus</text:p>
          </table:table-cell>
          <table:table-cell table:number-columns-repeated="5"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6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8"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number-columns-repeated="2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7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6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2" table:style-name="ce32" table:content-validation-name="val27" office:value-type="string" calcext:value-type="string">
            <text:p>Akkusativ</text:p>
          </table:table-cell>
          <table:table-cell table:style-name="ce32" table:content-validation-name="val27" office:value-type="string" calcext:value-type="string">
            <text:p>Dativ</text:p>
          </table:table-cell>
          <table:table-cell table:number-columns-repeated="8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4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style-name="ce32" table:content-validation-name="val27" office:value-type="string" calcext:value-type="string">
            <text:p>Dativ</text:p>
          </table:table-cell>
          <table:table-cell table:number-columns-repeated="3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6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4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3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2" table:style-name="ce32" table:content-validation-name="val27" office:value-type="string" calcext:value-type="string">
            <text:p>Akkusativ</text:p>
          </table:table-cell>
          <table:table-cell table:style-name="ce32" table:content-validation-name="val27" office:value-type="string" calcext:value-type="string">
            <text:p>Dativ</text:p>
          </table:table-cell>
          <table:table-cell table:number-columns-repeated="5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number-columns-repeated="2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2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number-columns-repeated="2"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904"/>
          <table:table-cell/>
        </table:table-row>
        <table:table-row table:style-name="ro1">
          <table:table-cell table:style-name="ce12" office:value-type="string" calcext:value-type="string">
            <text:p>11.3.NP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content-validation-name="val19" table:number-columns-repeated="3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Teilweise</text:p>
          </table:table-cell>
          <table:table-cell table:number-columns-repeated="5" table:style-name="ce32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Garnicht</text:p>
          </table:table-cell>
          <table:table-cell table:content-validation-name="val19" table:number-columns-repeated="2"/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2" table:content-validation-name="val19" office:value-type="string" calcext:value-type="string">
            <text:p>Garnicht</text:p>
          </table:table-cell>
          <table:table-cell table:number-columns-repeated="4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2" table:content-validation-name="val19" office:value-type="string" calcext:value-type="string">
            <text:p>Garnicht</text:p>
          </table:table-cell>
          <table:table-cell table:number-columns-repeated="5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number-columns-repeated="6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4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number-columns-repeated="3"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number-columns-repeated="2" table:style-name="ce32" table:content-validation-name="val19" office:value-type="string" calcext:value-type="string">
            <text:p>Garnicht</text:p>
          </table:table-cell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Garnicht</text:p>
          </table:table-cell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number-columns-repeated="2" table:style-name="ce32" table:content-validation-name="val19" office:value-type="string" calcext:value-type="string">
            <text:p>Teilweise</text:p>
          </table:table-cell>
          <table:table-cell table:content-validation-name="val19"/>
          <table:table-cell table:style-name="ce32" table:content-validation-name="val19" office:value-type="string" calcext:value-type="string">
            <text:p>Garnicht</text:p>
          </table:table-cell>
          <table:table-cell table:content-validation-name="val19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number-columns-repeated="3" table:style-name="ce32" table:content-validation-name="val19" office:value-type="string" calcext:value-type="string">
            <text:p>Garnicht</text:p>
          </table:table-cell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content-validation-name="val19"/>
          <table:table-cell table:number-columns-repeated="2" table:style-name="ce32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number-columns-repeated="2" table:style-name="ce32" table:content-validation-name="val19" office:value-type="string" calcext:value-type="string">
            <text:p>Garnicht</text:p>
          </table:table-cell>
          <table:table-cell table:content-validation-name="val19" table:number-columns-repeated="3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content-validation-name="val19" table:number-columns-repeated="904"/>
          <table:table-cell/>
        </table:table-row>
        <table:table-row table:style-name="ro1">
          <table:table-cell table:style-name="ce12" office:value-type="string" calcext:value-type="string">
            <text:p>11.3.Kasus</text:p>
          </table:table-cell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2"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3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2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6"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number-columns-repeated="4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number-columns-repeated="5"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6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4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number-columns-repeated="3"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number-columns-repeated="3"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number-columns-repeated="3"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number-columns-repeated="2"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number-columns-repeated="2"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6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2"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905"/>
          <table:table-cell/>
        </table:table-row>
        <table:table-row table:style-name="ro1">
          <table:table-cell table:style-name="ce12" office:value-type="string" calcext:value-type="string">
            <text:p>11.4.NP</text:p>
          </table:table-cell>
          <table:table-cell table:number-columns-repeated="4" table:style-name="ce32" table:content-validation-name="val19" office:value-type="string" calcext:value-type="string">
            <text:p>Komplett</text:p>
          </table:table-cell>
          <table:table-cell table:content-validation-name="val19" table:number-columns-repeated="3"/>
          <table:table-cell table:number-columns-repeated="8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6" table:style-name="ce32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6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Garnicht</text:p>
          </table:table-cell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10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content-validation-name="val19"/>
          <table:table-cell table:number-columns-repeated="4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5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6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4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Garnicht</text:p>
          </table:table-cell>
          <table:table-cell table:content-validation-name="val19"/>
          <table:table-cell table:number-columns-repeated="4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Teilweise</text:p>
          </table:table-cell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2" table:content-validation-name="val19" office:value-type="string" calcext:value-type="string">
            <text:p>Garnicht</text:p>
          </table:table-cell>
          <table:table-cell table:content-validation-name="val19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 table:number-columns-repeated="3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content-validation-name="val19" table:number-columns-repeated="904"/>
          <table:table-cell/>
        </table:table-row>
        <table:table-row table:style-name="ro1">
          <table:table-cell table:style-name="ce12" office:value-type="string" calcext:value-type="string">
            <text:p>11.4.Kasus</text:p>
          </table:table-cell>
          <table:table-cell table:number-columns-repeated="4" table:style-name="ce32" table:content-validation-name="val27" office:value-type="string" calcext:value-type="string">
            <text:p>Dativ</text:p>
          </table:table-cell>
          <table:table-cell table:content-validation-name="val27" table:number-columns-repeated="3"/>
          <table:table-cell table:number-columns-repeated="8"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number-columns-repeated="2" table:style-name="ce32" table:content-validation-name="val27" office:value-type="string" calcext:value-type="string">
            <text:p>Dativ</text:p>
          </table:table-cell>
          <table:table-cell table:style-name="ce32" table:content-validation-name="val27" office:value-type="string" calcext:value-type="string">
            <text:p>Akkusativ</text:p>
          </table:table-cell>
          <table:table-cell table:number-columns-repeated="3" table:style-name="ce32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number-columns-repeated="2"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style-name="ce32" table:content-validation-name="val27" office:value-type="string" calcext:value-type="string">
            <text:p>Dativ</text:p>
          </table:table-cell>
          <table:table-cell table:style-name="ce32" table:content-validation-name="val27" office:value-type="string" calcext:value-type="string">
            <text:p>Akkusativ</text:p>
          </table:table-cell>
          <table:table-cell table:number-columns-repeated="3"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number-columns-repeated="2" table:style-name="ce32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number-columns-repeated="3"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number-columns-repeated="9" table:style-name="ce32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style-name="ce32" table:content-validation-name="val27" office:value-type="string" calcext:value-type="string">
            <text:p>Dativ</text:p>
          </table:table-cell>
          <table:table-cell table:style-name="ce32" table:content-validation-name="val27" office:value-type="string" calcext:value-type="string">
            <text:p>Akkusativ</text:p>
          </table:table-cell>
          <table:table-cell table:number-columns-repeated="2"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number-columns-repeated="2" table:style-name="ce32" table:content-validation-name="val27" office:value-type="string" calcext:value-type="string">
            <text:p>Dativ</text:p>
          </table:table-cell>
          <table:table-cell table:style-name="ce32" table:content-validation-name="val27" office:value-type="string" calcext:value-type="string">
            <text:p>Akkusativ</text:p>
          </table:table-cell>
          <table:table-cell table:number-columns-repeated="2"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style-name="ce32" table:content-validation-name="val27" office:value-type="string" calcext:value-type="string">
            <text:p>Dativ</text:p>
          </table:table-cell>
          <table:table-cell table:number-columns-repeated="2" table:style-name="ce32" table:content-validation-name="val27" office:value-type="string" calcext:value-type="string">
            <text:p>Akkusativ</text:p>
          </table:table-cell>
          <table:table-cell table:number-columns-repeated="3"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number-columns-repeated="4"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style-name="ce32" table:content-validation-name="val27" office:value-type="string" calcext:value-type="string">
            <text:p>Dativ</text:p>
          </table:table-cell>
          <table:table-cell table:content-validation-name="val27" table:number-columns-repeated="3"/>
          <table:table-cell table:style-name="ce32" table:content-validation-name="val27" office:value-type="string" calcext:value-type="string">
            <text:p>Dativ</text:p>
          </table:table-cell>
          <table:table-cell table:style-name="ce32" table:content-validation-name="val27" office:value-type="string" calcext:value-type="string">
            <text:p>Akkusativ</text:p>
          </table:table-cell>
          <table:table-cell table:number-columns-repeated="6" table:style-name="ce32" table:content-validation-name="val27" office:value-type="string" calcext:value-type="string">
            <text:p>Dativ</text:p>
          </table:table-cell>
          <table:table-cell table:content-validation-name="val27" table:number-columns-repeated="4"/>
          <table:table-cell table:style-name="ce32" table:content-validation-name="val27" office:value-type="string" calcext:value-type="string">
            <text:p>Dativ</text:p>
          </table:table-cell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number-columns-repeated="2" table:style-name="ce32" table:content-validation-name="val27" office:value-type="string" calcext:value-type="string">
            <text:p>Dativ</text:p>
          </table:table-cell>
          <table:table-cell table:content-validation-name="val27" table:number-columns-repeated="904"/>
          <table:table-cell/>
        </table:table-row>
        <table:table-row table:style-name="ro1">
          <table:table-cell table:style-name="ce12" office:value-type="string" calcext:value-type="string">
            <text:p>11.5.NP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Zuviel</text:p>
          </table:table-cell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content-validation-name="val19" table:number-columns-repeated="3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Garnicht</text:p>
          </table:table-cell>
          <table:table-cell table:content-validation-name="val19" table:number-columns-repeated="2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Zuviel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number-columns-repeated="3"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2" table:content-validation-name="val19" office:value-type="string" calcext:value-type="string">
            <text:p>Garnicht</text:p>
          </table:table-cell>
          <table:table-cell table:number-columns-repeated="5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Zuviel</text:p>
          </table:table-cell>
          <table:table-cell table:content-validation-name="val19"/>
          <table:table-cell table:number-columns-repeated="4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number-columns-repeated="2" table:style-name="ce32" table:content-validation-name="val19" office:value-type="string" calcext:value-type="string">
            <text:p>Garnicht</text:p>
          </table:table-cell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4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Teilweise</text:p>
          </table:table-cell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2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Zuviel</text:p>
          </table:table-cell>
          <table:table-cell table:content-validation-name="val19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number-columns-repeated="2" table:style-name="ce32" table:content-validation-name="val19" office:value-type="string" calcext:value-type="string">
            <text:p>Garnicht</text:p>
          </table:table-cell>
          <table:table-cell table:content-validation-name="val19" table:number-columns-repeated="3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content-validation-name="val19" table:number-columns-repeated="904"/>
          <table:table-cell/>
        </table:table-row>
        <table:table-row table:style-name="ro1">
          <table:table-cell table:style-name="ce12" office:value-type="string" calcext:value-type="string">
            <text:p>11.5.Kasus</text:p>
          </table:table-cell>
          <table:table-cell table:number-columns-repeated="4"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3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2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2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3"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4"/>
          <table:table-cell table:style-name="ce32" table:content-validation-name="val27" office:value-type="string" calcext:value-type="string">
            <text:p>Dativ</text:p>
          </table:table-cell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number-columns-repeated="5"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3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4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4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3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number-columns-repeated="3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4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3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3"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4"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2"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number-columns-repeated="2"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904"/>
          <table:table-cell/>
        </table:table-row>
        <table:table-row table:style-name="ro1">
          <table:table-cell table:style-name="ce12" office:value-type="string" calcext:value-type="string">
            <text:p>11.6.NP</text:p>
          </table:table-cell>
          <table:table-cell table:number-columns-repeated="5" table:style-name="ce32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number-columns-repeated="8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style-name="ce32" table:content-validation-name="val19" office:value-type="string" calcext:value-type="string">
            <text:p>Teilweise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9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Garnicht</text:p>
          </table:table-cell>
          <table:table-cell table:number-columns-repeated="5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Teilweise</text:p>
          </table:table-cell>
          <table:table-cell table:number-columns-repeated="6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content-validation-name="val19"/>
          <table:table-cell table:number-columns-repeated="4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5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4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number-columns-repeated="2" table:style-name="ce32" table:content-validation-name="val19" office:value-type="string" calcext:value-type="string">
            <text:p>Teilweise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8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2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Teilweise</text:p>
          </table:table-cell>
          <table:table-cell table:content-validation-name="val19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Teilweise</text:p>
          </table:table-cell>
          <table:table-cell table:content-validation-name="val19" table:number-columns-repeated="3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content-validation-name="val19" table:number-columns-repeated="904"/>
          <table:table-cell/>
        </table:table-row>
        <table:table-row table:style-name="ro1">
          <table:table-cell table:style-name="ce12" office:value-type="string" calcext:value-type="string">
            <text:p>11.6.Kasus</text:p>
          </table:table-cell>
          <table:table-cell table:number-columns-repeated="4" table:style-name="ce32" table:content-validation-name="val27" office:value-type="string" calcext:value-type="string">
            <text:p>Dativ</text:p>
          </table:table-cell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number-columns-repeated="5" table:style-name="ce32" table:content-validation-name="val27" office:value-type="string" calcext:value-type="string">
            <text:p>Dativ</text:p>
          </table:table-cell>
          <table:table-cell table:style-name="ce32" table:content-validation-name="val27" office:value-type="string" calcext:value-type="string">
            <text:p>Akkusativ</text:p>
          </table:table-cell>
          <table:table-cell table:number-columns-repeated="2"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style-name="ce32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style-name="ce32" table:content-validation-name="val27" office:value-type="string" calcext:value-type="string">
            <text:p>Dativ</text:p>
          </table:table-cell>
          <table:table-cell table:style-name="ce32" table:content-validation-name="val27" office:value-type="string" calcext:value-type="string">
            <text:p>Akkusativ</text:p>
          </table:table-cell>
          <table:table-cell table:style-name="ce32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number-columns-repeated="5" table:style-name="ce32" table:content-validation-name="val27" office:value-type="string" calcext:value-type="string">
            <text:p>Dativ</text:p>
          </table:table-cell>
          <table:table-cell table:style-name="ce32" table:content-validation-name="val27" office:value-type="string" calcext:value-type="string">
            <text:p>Akkusativ</text:p>
          </table:table-cell>
          <table:table-cell table:number-columns-repeated="2" table:style-name="ce32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number-columns-repeated="3" table:style-name="ce32" table:content-validation-name="val27" office:value-type="string" calcext:value-type="string">
            <text:p>Dativ</text:p>
          </table:table-cell>
          <table:table-cell table:style-name="ce32" table:content-validation-name="val27" office:value-type="string" calcext:value-type="string">
            <text:p>Akkusativ</text:p>
          </table:table-cell>
          <table:table-cell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number-columns-repeated="9" table:style-name="ce32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style-name="ce32" table:content-validation-name="val27" office:value-type="string" calcext:value-type="string">
            <text:p>Dativ</text:p>
          </table:table-cell>
          <table:table-cell table:style-name="ce32" table:content-validation-name="val27" office:value-type="string" calcext:value-type="string">
            <text:p>Akkusativ</text:p>
          </table:table-cell>
          <table:table-cell table:number-columns-repeated="2"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number-columns-repeated="2" table:style-name="ce32" table:content-validation-name="val27" office:value-type="string" calcext:value-type="string">
            <text:p>Dativ</text:p>
          </table:table-cell>
          <table:table-cell table:style-name="ce32" table:content-validation-name="val27" office:value-type="string" calcext:value-type="string">
            <text:p>Akkusativ</text:p>
          </table:table-cell>
          <table:table-cell table:number-columns-repeated="2"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number-columns-repeated="2"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number-columns-repeated="2"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number-columns-repeated="4"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3"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6" table:style-name="ce32" table:content-validation-name="val27" office:value-type="string" calcext:value-type="string">
            <text:p>Dativ</text:p>
          </table:table-cell>
          <table:table-cell table:style-name="ce32" table:content-validation-name="val27" office:value-type="string" calcext:value-type="string">
            <text:p>Akkusativ</text:p>
          </table:table-cell>
          <table:table-cell table:style-name="ce32" table:content-validation-name="val27" office:value-type="string" calcext:value-type="string">
            <text:p>Dativ</text:p>
          </table:table-cell>
          <table:table-cell table:content-validation-name="val27" table:number-columns-repeated="4"/>
          <table:table-cell table:style-name="ce32" table:content-validation-name="val27" office:value-type="string" calcext:value-type="string">
            <text:p>Dativ</text:p>
          </table:table-cell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2" table:style-name="ce32" table:content-validation-name="val27" office:value-type="string" calcext:value-type="string">
            <text:p>Dativ</text:p>
          </table:table-cell>
          <table:table-cell table:content-validation-name="val27"/>
          <table:table-cell table:style-name="ce32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number-columns-repeated="2" table:style-name="ce32" table:content-validation-name="val27" office:value-type="string" calcext:value-type="string">
            <text:p>Dativ</text:p>
          </table:table-cell>
          <table:table-cell table:content-validation-name="val27" table:number-columns-repeated="904"/>
          <table:table-cell/>
        </table:table-row>
        <table:table-row table:style-name="ro1">
          <table:table-cell table:style-name="ce12" office:value-type="string" calcext:value-type="string">
            <text:p>11.7.NP</text:p>
          </table:table-cell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 table:number-columns-repeated="3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Teilweise</text:p>
          </table:table-cell>
          <table:table-cell table:number-columns-repeated="6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Teilweise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Teilweise</text:p>
          </table:table-cell>
          <table:table-cell table:content-validation-name="val19" table:number-columns-repeated="2"/>
          <table:table-cell table:style-name="ce32" table:content-validation-name="val19" office:value-type="string" calcext:value-type="string">
            <text:p>Teilweise</text:p>
          </table:table-cell>
          <table:table-cell table:content-validation-name="val19"/>
          <table:table-cell table:style-name="ce32" table:content-validation-name="val19" office:value-type="string" calcext:value-type="string">
            <text:p>Teilweise</text:p>
          </table:table-cell>
          <table:table-cell table:content-validation-name="val19" table:number-columns-repeated="2"/>
          <table:table-cell table:style-name="ce32" table:content-validation-name="val19" office:value-type="string" calcext:value-type="string">
            <text:p>Teilweise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Teilweise</text:p>
          </table:table-cell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Teilweise</text:p>
          </table:table-cell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Teilweise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content-validation-name="val19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Teilweise</text:p>
          </table:table-cell>
          <table:table-cell table:number-columns-repeated="6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Teilweise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content-validation-name="val19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Teilweise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Teilweise</text:p>
          </table:table-cell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Teilweise</text:p>
          </table:table-cell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Teilweise</text:p>
          </table:table-cell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Teilweise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Teilweise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3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Teilweise</text:p>
          </table:table-cell>
          <table:table-cell table:number-columns-repeated="4" table:style-name="ce32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2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Teilweise</text:p>
          </table:table-cell>
          <table:table-cell table:content-validation-name="val19"/>
          <table:table-cell table:number-columns-repeated="2" table:style-name="ce32" table:content-validation-name="val19" office:value-type="string" calcext:value-type="string">
            <text:p>Komplett</text:p>
          </table:table-cell>
          <table:table-cell table:style-name="ce32" table:content-validation-name="val19" office:value-type="string" calcext:value-type="string">
            <text:p>Garnicht</text:p>
          </table:table-cell>
          <table:table-cell table:style-name="ce32" table:content-validation-name="val19" office:value-type="string" calcext:value-type="string">
            <text:p>Teilweise</text:p>
          </table:table-cell>
          <table:table-cell table:content-validation-name="val19" table:number-columns-repeated="3"/>
          <table:table-cell table:style-name="ce32" table:content-validation-name="val19" office:value-type="string" calcext:value-type="string">
            <text:p>Teilweise</text:p>
          </table:table-cell>
          <table:table-cell table:style-name="ce32" table:content-validation-name="val19" office:value-type="string" calcext:value-type="string">
            <text:p>Komplett</text:p>
          </table:table-cell>
          <table:table-cell table:content-validation-name="val19" table:number-columns-repeated="904"/>
          <table:table-cell/>
        </table:table-row>
        <table:table-row table:style-name="ro1">
          <table:table-cell table:style-name="ce19" office:value-type="string" calcext:value-type="string">
            <text:p>11.7.Kasus</text:p>
          </table:table-cell>
          <table:table-cell table:number-columns-repeated="2" table:style-name="ce40" table:content-validation-name="val27" office:value-type="string" calcext:value-type="string">
            <text:p>Dativ</text:p>
          </table:table-cell>
          <table:table-cell table:style-name="ce40" table:content-validation-name="val27"/>
          <table:table-cell table:style-name="ce40" table:content-validation-name="val27" office:value-type="string" calcext:value-type="string">
            <text:p>Dativ</text:p>
          </table:table-cell>
          <table:table-cell table:style-name="ce40" table:content-validation-name="val27" table:number-columns-repeated="3"/>
          <table:table-cell table:style-name="ce40" table:content-validation-name="val27" office:value-type="string" calcext:value-type="string">
            <text:p>Akkusativ</text:p>
          </table:table-cell>
          <table:table-cell table:number-columns-repeated="7" table:style-name="ce40" table:content-validation-name="val27" office:value-type="string" calcext:value-type="string">
            <text:p>Dativ</text:p>
          </table:table-cell>
          <table:table-cell table:style-name="ce40" table:content-validation-name="val27"/>
          <table:table-cell table:style-name="ce40" table:content-validation-name="val27" office:value-type="string" calcext:value-type="string">
            <text:p>Dativ</text:p>
          </table:table-cell>
          <table:table-cell table:style-name="ce40" table:content-validation-name="val27" table:number-columns-repeated="2"/>
          <table:table-cell table:style-name="ce40" table:content-validation-name="val27" office:value-type="string" calcext:value-type="string">
            <text:p>Dativ</text:p>
          </table:table-cell>
          <table:table-cell table:style-name="ce40" table:content-validation-name="val27"/>
          <table:table-cell table:style-name="ce40" table:content-validation-name="val27" office:value-type="string" calcext:value-type="string">
            <text:p>Dativ</text:p>
          </table:table-cell>
          <table:table-cell table:style-name="ce40" table:content-validation-name="val27" office:value-type="string" calcext:value-type="string">
            <text:p>Akkusativ</text:p>
          </table:table-cell>
          <table:table-cell table:style-name="ce40" table:content-validation-name="val27" office:value-type="string" calcext:value-type="string">
            <text:p>Dativ</text:p>
          </table:table-cell>
          <table:table-cell table:style-name="ce40" table:content-validation-name="val27" table:number-columns-repeated="2"/>
          <table:table-cell table:style-name="ce40" table:content-validation-name="val27" office:value-type="string" calcext:value-type="string">
            <text:p>Dativ</text:p>
          </table:table-cell>
          <table:table-cell table:style-name="ce40" table:content-validation-name="val27"/>
          <table:table-cell table:style-name="ce40" table:content-validation-name="val27" office:value-type="string" calcext:value-type="string">
            <text:p>Dativ</text:p>
          </table:table-cell>
          <table:table-cell table:style-name="ce40" table:content-validation-name="val27" table:number-columns-repeated="2"/>
          <table:table-cell table:number-columns-repeated="2" table:style-name="ce40" table:content-validation-name="val27" office:value-type="string" calcext:value-type="string">
            <text:p>Dativ</text:p>
          </table:table-cell>
          <table:table-cell table:style-name="ce40" table:content-validation-name="val27"/>
          <table:table-cell table:style-name="ce40" table:content-validation-name="val27" office:value-type="string" calcext:value-type="string">
            <text:p>Akkusativ</text:p>
          </table:table-cell>
          <table:table-cell table:number-columns-repeated="7" table:style-name="ce40" table:content-validation-name="val27" office:value-type="string" calcext:value-type="string">
            <text:p>Dativ</text:p>
          </table:table-cell>
          <table:table-cell table:style-name="ce40" table:content-validation-name="val27" table:number-columns-repeated="3"/>
          <table:table-cell table:style-name="ce40" table:content-validation-name="val27" office:value-type="string" calcext:value-type="string">
            <text:p>Akkusativ</text:p>
          </table:table-cell>
          <table:table-cell table:style-name="ce40" table:content-validation-name="val27"/>
          <table:table-cell table:style-name="ce40" table:content-validation-name="val27" office:value-type="string" calcext:value-type="string">
            <text:p>Dativ</text:p>
          </table:table-cell>
          <table:table-cell table:style-name="ce40" table:content-validation-name="val27" office:value-type="string" calcext:value-type="string">
            <text:p>Akkusativ</text:p>
          </table:table-cell>
          <table:table-cell table:style-name="ce40" table:content-validation-name="val27" table:number-columns-repeated="2"/>
          <table:table-cell table:number-columns-repeated="2" table:style-name="ce40" table:content-validation-name="val27" office:value-type="string" calcext:value-type="string">
            <text:p>Dativ</text:p>
          </table:table-cell>
          <table:table-cell table:style-name="ce40" table:content-validation-name="val27" office:value-type="string" calcext:value-type="string">
            <text:p>Akkusativ</text:p>
          </table:table-cell>
          <table:table-cell table:number-columns-repeated="2" table:style-name="ce40" table:content-validation-name="val27" office:value-type="string" calcext:value-type="string">
            <text:p>Dativ</text:p>
          </table:table-cell>
          <table:table-cell table:style-name="ce40" table:content-validation-name="val27" office:value-type="string" calcext:value-type="string">
            <text:p>Akkusativ</text:p>
          </table:table-cell>
          <table:table-cell table:number-columns-repeated="4" table:style-name="ce40" table:content-validation-name="val27" office:value-type="string" calcext:value-type="string">
            <text:p>Dativ</text:p>
          </table:table-cell>
          <table:table-cell table:style-name="ce40" table:content-validation-name="val27" table:number-columns-repeated="2"/>
          <table:table-cell table:number-columns-repeated="3" table:style-name="ce40" table:content-validation-name="val27" office:value-type="string" calcext:value-type="string">
            <text:p>Dativ</text:p>
          </table:table-cell>
          <table:table-cell table:style-name="ce40" table:content-validation-name="val27" table:number-columns-repeated="2"/>
          <table:table-cell table:style-name="ce40" table:content-validation-name="val27" office:value-type="string" calcext:value-type="string">
            <text:p>Dativ</text:p>
          </table:table-cell>
          <table:table-cell table:style-name="ce40" table:content-validation-name="val27"/>
          <table:table-cell table:number-columns-repeated="2" table:style-name="ce40" table:content-validation-name="val27" office:value-type="string" calcext:value-type="string">
            <text:p>Dativ</text:p>
          </table:table-cell>
          <table:table-cell table:style-name="ce40" table:content-validation-name="val27" office:value-type="string" calcext:value-type="string">
            <text:p>Akkusativ</text:p>
          </table:table-cell>
          <table:table-cell table:style-name="ce40" table:content-validation-name="val27"/>
          <table:table-cell table:number-columns-repeated="2" table:style-name="ce40" table:content-validation-name="val27" office:value-type="string" calcext:value-type="string">
            <text:p>Dativ</text:p>
          </table:table-cell>
          <table:table-cell table:style-name="ce40" table:content-validation-name="val27"/>
          <table:table-cell table:number-columns-repeated="3" table:style-name="ce40" table:content-validation-name="val27" office:value-type="string" calcext:value-type="string">
            <text:p>Dativ</text:p>
          </table:table-cell>
          <table:table-cell table:style-name="ce40" table:content-validation-name="val27"/>
          <table:table-cell table:number-columns-repeated="4" table:style-name="ce40" table:content-validation-name="val27" office:value-type="string" calcext:value-type="string">
            <text:p>Dativ</text:p>
          </table:table-cell>
          <table:table-cell table:style-name="ce40" table:content-validation-name="val27"/>
          <table:table-cell table:style-name="ce40" table:content-validation-name="val27" office:value-type="string" calcext:value-type="string">
            <text:p>Akkusativ</text:p>
          </table:table-cell>
          <table:table-cell table:style-name="ce40" table:content-validation-name="val27"/>
          <table:table-cell table:number-columns-repeated="2" table:style-name="ce40" table:content-validation-name="val27" office:value-type="string" calcext:value-type="string">
            <text:p>Dativ</text:p>
          </table:table-cell>
          <table:table-cell table:style-name="ce40" table:content-validation-name="val27" office:value-type="string" calcext:value-type="string">
            <text:p>Akkusativ</text:p>
          </table:table-cell>
          <table:table-cell table:style-name="ce40" table:content-validation-name="val27"/>
          <table:table-cell table:style-name="ce40" table:content-validation-name="val27" office:value-type="string" calcext:value-type="string">
            <text:p>Akkusativ</text:p>
          </table:table-cell>
          <table:table-cell table:style-name="ce40" table:content-validation-name="val27"/>
          <table:table-cell table:number-columns-repeated="3" table:style-name="ce40" table:content-validation-name="val27" office:value-type="string" calcext:value-type="string">
            <text:p>Dativ</text:p>
          </table:table-cell>
          <table:table-cell table:style-name="ce40" table:content-validation-name="val27" office:value-type="string" calcext:value-type="string">
            <text:p>Akkusativ</text:p>
          </table:table-cell>
          <table:table-cell table:number-columns-repeated="3" table:style-name="ce40" table:content-validation-name="val27" office:value-type="string" calcext:value-type="string">
            <text:p>Dativ</text:p>
          </table:table-cell>
          <table:table-cell table:style-name="ce40" table:content-validation-name="val27" office:value-type="string" calcext:value-type="string">
            <text:p>Akkusativ</text:p>
          </table:table-cell>
          <table:table-cell table:style-name="ce40" table:content-validation-name="val27" table:number-columns-repeated="5"/>
          <table:table-cell table:style-name="ce40" table:content-validation-name="val27" office:value-type="string" calcext:value-type="string">
            <text:p>Dativ</text:p>
          </table:table-cell>
          <table:table-cell table:style-name="ce40" table:content-validation-name="val27"/>
          <table:table-cell table:number-columns-repeated="2" table:style-name="ce40" table:content-validation-name="val27" office:value-type="string" calcext:value-type="string">
            <text:p>Dativ</text:p>
          </table:table-cell>
          <table:table-cell table:style-name="ce40" table:content-validation-name="val27"/>
          <table:table-cell table:style-name="ce40" table:content-validation-name="val27" office:value-type="string" calcext:value-type="string">
            <text:p>Dativ</text:p>
          </table:table-cell>
          <table:table-cell table:style-name="ce40" table:content-validation-name="val27" table:number-columns-repeated="3"/>
          <table:table-cell table:number-columns-repeated="2" table:style-name="ce40" table:content-validation-name="val27" office:value-type="string" calcext:value-type="string">
            <text:p>Dativ</text:p>
          </table:table-cell>
          <table:table-cell table:style-name="ce40" table:content-validation-name="val27" table:number-columns-repeated="904"/>
          <table:table-cell/>
        </table:table-row>
        <table:table-row table:style-name="ro1">
          <table:table-cell table:style-name="ce18" office:value-type="string" calcext:value-type="string">
            <text:p>11.Konzeptfehler</text:p>
          </table:table-cell>
          <table:table-cell table:style-name="ce41" table:content-validation-name="val28" table:number-columns-repeated="61"/>
          <table:table-cell table:style-name="ce41" table:content-validation-name="val28" office:value-type="string" calcext:value-type="string">
            <text:p>Saetzeunterstrichen</text:p>
          </table:table-cell>
          <table:table-cell table:style-name="ce41" table:content-validation-name="val28" table:number-columns-repeated="52"/>
          <table:table-cell table:style-name="ce41" table:content-validation-name="val28" office:value-type="string" calcext:value-type="string">
            <text:p>Phrasengrenzenfalsch</text:p>
          </table:table-cell>
          <table:table-cell table:style-name="ce41" table:content-validation-name="val28" table:number-columns-repeated="907"/>
          <table:table-cell/>
        </table:table-row>
        <table:table-row table:style-name="ro1">
          <table:table-cell table:style-name="ce15" office:value-type="string" calcext:value-type="string">
            <text:p>11.zuviel.1</text:p>
          </table:table-cell>
          <table:table-cell table:style-name="ce35" table:content-validation-name="val27" table:number-columns-repeated="8"/>
          <table:table-cell table:style-name="ce35" table:content-validation-name="val27" office:value-type="string" calcext:value-type="string">
            <text:p>Akkusativ</text:p>
          </table:table-cell>
          <table:table-cell table:style-name="ce35" table:content-validation-name="val27" table:number-columns-repeated="1013"/>
          <table:table-cell/>
        </table:table-row>
        <table:table-row table:style-name="ro1">
          <table:table-cell table:style-name="ce15" office:value-type="string" calcext:value-type="string">
            <text:p>11.zuviel.2</text:p>
          </table:table-cell>
          <table:table-cell table:style-name="ce35" table:content-validation-name="val27" table:number-columns-repeated="8"/>
          <table:table-cell table:style-name="ce35" table:content-validation-name="val27" office:value-type="string" calcext:value-type="string">
            <text:p>Akkusativ</text:p>
          </table:table-cell>
          <table:table-cell table:style-name="ce35" table:content-validation-name="val27" table:number-columns-repeated="1013"/>
          <table:table-cell/>
        </table:table-row>
        <table:table-row table:style-name="ro1">
          <table:table-cell table:style-name="ce15" office:value-type="string" calcext:value-type="string">
            <text:p>11.zuviel.3</text:p>
          </table:table-cell>
          <table:table-cell table:style-name="ce35" table:content-validation-name="val27" table:number-columns-repeated="4"/>
          <table:table-cell table:style-name="ce35" table:content-validation-name="val27" office:value-type="string" calcext:value-type="string">
            <text:p>Dativ</text:p>
          </table:table-cell>
          <table:table-cell table:style-name="ce35" table:content-validation-name="val27" table:number-columns-repeated="3"/>
          <table:table-cell table:style-name="ce35" table:content-validation-name="val27" office:value-type="string" calcext:value-type="string">
            <text:p>Akkusativ</text:p>
          </table:table-cell>
          <table:table-cell table:style-name="ce35" table:content-validation-name="val27" table:number-columns-repeated="3"/>
          <table:table-cell table:style-name="ce35" table:content-validation-name="val27" office:value-type="string" calcext:value-type="string">
            <text:p>Akkusativ</text:p>
          </table:table-cell>
          <table:table-cell table:style-name="ce35" table:content-validation-name="val27" table:number-columns-repeated="7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7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17"/>
          <table:table-cell table:style-name="ce35" table:content-validation-name="val27" office:value-type="string" calcext:value-type="string">
            <text:p>Dativ</text:p>
          </table:table-cell>
          <table:table-cell table:content-validation-name="val27"/>
          <table:table-cell table:style-name="ce35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14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9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4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style-name="ce35" table:content-validation-name="val27" office:value-type="string" calcext:value-type="string">
            <text:p>Dativ</text:p>
          </table:table-cell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917"/>
          <table:table-cell/>
        </table:table-row>
        <table:table-row table:style-name="ro1">
          <table:table-cell table:style-name="ce15" office:value-type="string" calcext:value-type="string">
            <text:p>11.zuviel.5</text:p>
          </table:table-cell>
          <table:table-cell table:style-name="ce35" table:content-validation-name="val27" table:number-columns-repeated="4"/>
          <table:table-cell table:style-name="ce35" table:content-validation-name="val27" office:value-type="string" calcext:value-type="string">
            <text:p>Dativ</text:p>
          </table:table-cell>
          <table:table-cell table:style-name="ce35" table:content-validation-name="val27" table:number-columns-repeated="3"/>
          <table:table-cell table:content-validation-name="val27"/>
          <table:table-cell table:style-name="ce35" table:content-validation-name="val27" table:number-columns-repeated="3"/>
          <table:table-cell table:content-validation-name="val27"/>
          <table:table-cell table:style-name="ce35" table:content-validation-name="val27" table:number-columns-repeated="6"/>
          <table:table-cell table:number-columns-repeated="3" table:style-name="ce35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7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2"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6"/>
          <table:table-cell table:number-columns-repeated="2"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7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6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912"/>
          <table:table-cell/>
        </table:table-row>
        <table:table-row table:style-name="ro1">
          <table:table-cell table:style-name="ce15" office:value-type="string" calcext:value-type="string">
            <text:p>11.zuviel.6</text:p>
          </table:table-cell>
          <table:table-cell table:style-name="ce35" table:content-validation-name="val27" table:number-columns-repeated="4"/>
          <table:table-cell table:content-validation-name="val27"/>
          <table:table-cell table:style-name="ce35" table:content-validation-name="val27" table:number-columns-repeated="3"/>
          <table:table-cell table:content-validation-name="val27"/>
          <table:table-cell table:style-name="ce35" table:content-validation-name="val27" table:number-columns-repeated="3"/>
          <table:table-cell table:content-validation-name="val27"/>
          <table:table-cell table:style-name="ce35" table:content-validation-name="val27" table:number-columns-repeated="3"/>
          <table:table-cell table:style-name="ce35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style-name="ce35" table:content-validation-name="val27" office:value-type="string" calcext:value-type="string">
            <text:p>Dativ</text:p>
          </table:table-cell>
          <table:table-cell table:content-validation-name="val27" table:number-columns-repeated="18"/>
          <table:table-cell table:style-name="ce35" table:content-validation-name="val27" office:value-type="string" calcext:value-type="string">
            <text:p>Dativ</text:p>
          </table:table-cell>
          <table:table-cell table:content-validation-name="val27" table:number-columns-repeated="983"/>
          <table:table-cell/>
        </table:table-row>
        <table:table-row table:style-name="ro1">
          <table:table-cell table:style-name="ce15" office:value-type="string" calcext:value-type="string">
            <text:p>11.zuviel.7</text:p>
          </table:table-cell>
          <table:table-cell table:style-name="ce35" table:content-validation-name="val27" table:number-columns-repeated="4"/>
          <table:table-cell table:content-validation-name="val27"/>
          <table:table-cell table:style-name="ce35" table:content-validation-name="val27" table:number-columns-repeated="3"/>
          <table:table-cell table:style-name="ce35" table:content-validation-name="val27" office:value-type="string" calcext:value-type="string">
            <text:p>Akkusativ</text:p>
          </table:table-cell>
          <table:table-cell table:style-name="ce35" table:content-validation-name="val27" table:number-columns-repeated="3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10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4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19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17"/>
          <table:table-cell table:number-columns-repeated="2"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20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924"/>
          <table:table-cell/>
        </table:table-row>
        <table:table-row table:style-name="ro1">
          <table:table-cell table:style-name="ce15" office:value-type="string" calcext:value-type="string">
            <text:p>11.zuviel.8</text:p>
          </table:table-cell>
          <table:table-cell table:style-name="ce35" table:content-validation-name="val27" table:number-columns-repeated="4"/>
          <table:table-cell table:content-validation-name="val27"/>
          <table:table-cell table:style-name="ce35" table:content-validation-name="val27" table:number-columns-repeated="3"/>
          <table:table-cell table:content-validation-name="val27"/>
          <table:table-cell table:style-name="ce35" table:content-validation-name="val27" table:number-columns-repeated="3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1009"/>
          <table:table-cell/>
        </table:table-row>
        <table:table-row table:style-name="ro1">
          <table:table-cell table:style-name="ce15" office:value-type="string" calcext:value-type="string">
            <text:p>11.zuviel.9</text:p>
          </table:table-cell>
          <table:table-cell table:style-name="ce35" table:content-validation-name="val27" table:number-columns-repeated="4"/>
          <table:table-cell table:style-name="ce35" table:content-validation-name="val27" office:value-type="string" calcext:value-type="string">
            <text:p>Dativ</text:p>
          </table:table-cell>
          <table:table-cell table:content-validation-name="val27" table:number-columns-repeated="3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22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10"/>
          <table:table-cell table:style-name="ce35" table:content-validation-name="val27" office:value-type="string" calcext:value-type="string">
            <text:p>Akkusativ</text:p>
          </table:table-cell>
          <table:table-cell table:content-validation-name="val27" table:number-columns-repeated="979"/>
          <table:table-cell/>
        </table:table-row>
        <table:table-row table:style-name="ro1">
          <table:table-cell table:style-name="ce13" office:value-type="string" calcext:value-type="string">
            <text:p>11.Verstaendlichkei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chlech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chlech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table:number-columns-repeated="2"/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number-columns-repeated="2" table:style-name="ce33" table:content-validation-name="val14" office:value-type="string" calcext:value-type="string">
            <text:p>Gu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number-columns-repeated="4"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table:number-columns-repeated="2"/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number-columns-repeated="4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2"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chlecht</text:p>
          </table:table-cell>
          <table:table-cell table:number-columns-repeated="3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schlecht</text:p>
          </table:table-cell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number-columns-repeated="4"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table:number-columns-repeated="2"/>
          <table:table-cell table:number-columns-repeated="2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number-columns-repeated="3"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/>
          <table:table-cell table:style-name="ce33" table:content-validation-name="val14" office:value-type="string" calcext:value-type="string">
            <text:p>Schlech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/>
          <table:table-cell table:number-columns-repeated="3"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table:number-columns-repeated="3"/>
          <table:table-cell table:style-name="ce33" table:content-validation-name="val14" office:value-type="string" calcext:value-type="string">
            <text:p>Sehrgut</text:p>
          </table:table-cell>
          <table:table-cell table:style-name="ce33" table:content-validation-name="val14" office:value-type="string" calcext:value-type="string">
            <text:p>Gut</text:p>
          </table:table-cell>
          <table:table-cell table:style-name="ce33" table:content-validation-name="val14" table:number-columns-repeated="904"/>
          <table:table-cell/>
        </table:table-row>
        <table:table-row table:style-name="ro1">
          <table:table-cell table:style-name="ce14" office:value-type="string" calcext:value-type="string">
            <text:p>11.Schwierigkei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3"/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3"/>
          <table:table-cell table:number-columns-repeated="4"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table:number-columns-repeated="3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3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number-columns-repeated="2"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ehr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Schwierig</text:p>
          </table:table-cell>
          <table:table-cell table:number-columns-repeated="2"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chwierig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table:number-columns-repeated="2"/>
          <table:table-cell table:style-name="ce34" table:content-validation-name="val15" office:value-type="string" calcext:value-type="string">
            <text:p>Leicht</text:p>
          </table:table-cell>
          <table:table-cell table:style-name="ce34" table:content-validation-name="val15" office:value-type="string" calcext:value-type="string">
            <text:p>Sehrschwierig</text:p>
          </table:table-cell>
          <table:table-cell table:style-name="ce34" table:content-validation-name="val15" table:number-columns-repeated="904"/>
          <table:table-cell/>
        </table:table-row>
        <table:table-row table:style-name="ro1" table:visibility="collapse" table:number-rows-repeated="1048429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.00.0000</text:date>, <text:time style:data-style-name="N2" text:time-value="19:48:11.47064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Schäfer</meta:initial-creator>
    <dc:creator>Roland Schäfer</dc:creator>
    <meta:creation-date>2016-06-21T13:10:09</meta:creation-date>
    <dc:date>2016-07-30T19:50:51.854522000</dc:date>
    <meta:generator>LibreOffice/5.1.4.2$MacOSX_X86_64 LibreOffice_project/f99d75f39f1c57ebdd7ffc5f42867c12031db97a</meta:generator>
    <meta:editing-duration>PT3M58S</meta:editing-duration>
    <meta:editing-cycles>3</meta:editing-cycles>
    <meta:document-statistic meta:table-count="1" meta:cell-count="1252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